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2.75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26cm" fo:min-width="0.33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526cm" fo:min-width="0.327cm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526cm" fo:min-width="0.33cm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526cm" fo:min-width="0.32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24cm" fo:min-width="0.3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24cm" fo:min-width="0.32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24cm" fo:min-width="0.33cm"/>
    </style:style>
    <style:style style:name="gr9" style:family="graphic" style:parent-style-name="text">
      <style:graphic-properties svg:stroke-color="#000000" draw:textarea-horizontal-align="justify" draw:textarea-vertical-align="middle" draw:auto-grow-height="false" fo:min-height="3.15cm" fo:min-width="7.4cm"/>
    </style:style>
    <style:style style:name="gr10" style:family="graphic" style:parent-style-name="text">
      <style:graphic-properties draw:stroke="solid" svg:stroke-color="#000000" draw:textarea-horizontal-align="justify" draw:textarea-vertical-align="middle" draw:auto-grow-height="false" fo:min-height="3.15cm" fo:min-width="7.195cm"/>
    </style:style>
    <style:style style:name="gr11" style:family="graphic" style:parent-style-name="text">
      <style:graphic-properties draw:stroke="none" svg:stroke-color="#000000" draw:fill="none" draw:fill-color="#ffffff" fo:min-height="1.03cm"/>
    </style:style>
    <style:style style:name="gr12" style:family="graphic" style:parent-style-name="text">
      <style:graphic-properties draw:stroke="none" svg:stroke-color="#000000" draw:fill="none" draw:fill-color="#ffffff" fo:min-height="0.918cm"/>
    </style:style>
    <style:style style:name="gr13" style:family="graphic" style:parent-style-name="text">
      <style:graphic-properties draw:stroke="none" svg:stroke-color="#000000" draw:fill="none" draw:fill-color="#ffffff" fo:min-height="0.92cm"/>
    </style:style>
    <style:style style:name="gr14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15" style:family="graphic" style:parent-style-name="text">
      <style:graphic-properties draw:stroke="none" svg:stroke-color="#000000" draw:fill="none" draw:fill-color="#ffffff" fo:min-height="0.286cm"/>
    </style:style>
    <style:style style:name="gr16" style:family="graphic" style:parent-style-name="text">
      <style:graphic-properties draw:stroke="none" svg:stroke-color="#000000" draw:fill="none" draw:fill-color="#ffffff" fo:min-height="1.6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62cm" fo:min-width="0.445cm"/>
    </style:style>
    <style:style style:name="gr1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662cm" fo:min-width="0.443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662cm" fo:min-width="0.445cm"/>
    </style:style>
    <style:style style:name="gr2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662cm" fo:min-width="0.44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6cm" fo:min-width="0.44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6cm" fo:min-width="0.443cm"/>
    </style:style>
    <style:style style:name="gr23" style:family="graphic" style:parent-style-name="text">
      <style:graphic-properties svg:stroke-color="#000000" draw:textarea-horizontal-align="justify" draw:textarea-vertical-align="middle" draw:auto-grow-height="false" fo:min-height="3.75cm" fo:min-width="8.5cm"/>
    </style:style>
    <style:style style:name="gr24" style:family="graphic" style:parent-style-name="text">
      <style:graphic-properties draw:stroke="solid" svg:stroke-color="#000000" draw:textarea-horizontal-align="justify" draw:textarea-vertical-align="middle" draw:auto-grow-height="false" fo:min-height="3.75cm" fo:min-width="8.266cm"/>
    </style:style>
    <style:style style:name="gr25" style:family="graphic" style:parent-style-name="text">
      <style:graphic-properties draw:stroke="none" svg:stroke-color="#000000" draw:fill="none" draw:fill-color="#ffffff" fo:min-height="1.256cm"/>
    </style:style>
    <style:style style:name="gr26" style:family="graphic" style:parent-style-name="text">
      <style:graphic-properties draw:stroke="none" svg:stroke-color="#000000" draw:fill="none" draw:fill-color="#ffffff" fo:min-height="1.125cm"/>
    </style:style>
    <style:style style:name="gr27" style:family="graphic" style:parent-style-name="text">
      <style:graphic-properties draw:stroke="none" svg:stroke-color="#000000" draw:fill="none" draw:fill-color="#ffffff" fo:min-height="0.956cm"/>
    </style:style>
    <style:style style:name="gr28" style:family="graphic" style:parent-style-name="text">
      <style:graphic-properties draw:stroke="none" svg:stroke-color="#000000" draw:fill="none" draw:fill-color="#ffffff" fo:min-height="0.375cm"/>
    </style:style>
    <style:style style:name="gr29" style:family="graphic" style:parent-style-name="text">
      <style:graphic-properties draw:stroke="none" svg:stroke-color="#000000" draw:fill="none" draw:fill-color="#ffffff" fo:min-height="0.477cm"/>
    </style:style>
    <style:style style:name="gr30" style:family="graphic" style:parent-style-name="standard">
      <style:graphic-properties draw:stroke="none" svg:stroke-color="#000000" draw:fill="none" draw:fill-color="#ffffff" fo:min-height="1.183cm"/>
    </style:style>
    <style:style style:name="gr31" style:family="graphic" style:parent-style-name="objectwithoutfill">
      <style:graphic-properties svg:stroke-color="#3faf46" draw:marker-end="Symmetric_20_Arrow" draw:marker-end-width="0.3cm" draw:fill="none" draw:textarea-vertical-align="middle"/>
    </style:style>
    <style:style style:name="gr32" style:family="graphic" style:parent-style-name="standard">
      <style:graphic-properties svg:stroke-color="#000000" draw:marker-end="Symmetric_20_Arrow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55cm"/>
    </style:style>
    <style:style style:name="gr34" style:family="graphic" style:parent-style-name="standard">
      <style:graphic-properties draw:stroke="dash" draw:stroke-dash="Fine_20_Dashed" svg:stroke-color="#000000" draw:marker-end="Symmetric_20_Arrow" draw:textarea-vertical-align="middle"/>
    </style:style>
    <style:style style:name="gr35" style:family="graphic" style:parent-style-name="objectwithoutfill">
      <style:graphic-properties svg:stroke-color="#3faf46" draw:marker-end="" draw:marker-end-width="0.3cm" draw:fill="none" draw:textarea-vertical-align="middle"/>
    </style:style>
    <style:style style:name="gr36" style:family="graphic" style:parent-style-name="standard">
      <style:graphic-properties svg:stroke-color="#ff0000" draw:fill-color="#ff0000" draw:textarea-horizontal-align="justify" draw:textarea-vertical-align="middle" draw:auto-grow-height="false" fo:min-height="1.45cm" fo:min-width="1.3cm"/>
    </style:style>
    <style:style style:name="gr37" style:family="graphic" style:parent-style-name="standard">
      <style:graphic-properties draw:opacity="40%" draw:textarea-horizontal-align="justify" draw:textarea-vertical-align="middle" draw:auto-grow-height="false" fo:min-height="1.25cm" fo:min-width="1.1cm"/>
    </style:style>
    <style:style style:name="gr38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1.45cm" fo:min-width="1.3cm"/>
    </style:style>
    <style:style style:name="gr39" style:family="graphic" style:parent-style-name="objectwithoutfill">
      <style:graphic-properties svg:stroke-color="#3faf46" draw:fill="none" draw:textarea-vertical-align="middle"/>
    </style:style>
    <style:style style:name="gr40" style:family="graphic" style:parent-style-name="standard">
      <style:graphic-properties draw:stroke="solid" svg:stroke-color="#000000" draw:marker-end="Symmetric_20_Arrow" draw:textarea-vertical-align="middle"/>
    </style:style>
    <style:style style:name="gr41" style:family="graphic" style:parent-style-name="objectwithoutfill">
      <style:graphic-properties svg:stroke-color="#3faf46" draw:marker-end="" draw:fill="none" draw:textarea-vertical-align="middle"/>
    </style:style>
    <style:style style:name="P1" style:family="paragraph">
      <style:paragraph-properties fo:line-height="100%"/>
    </style:style>
    <style:style style:name="P2" style:family="paragraph">
      <loext:graphic-properties draw:fill="none" draw:fill-color="#ffffff"/>
      <style:paragraph-properties fo:line-height="100%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opacity="40%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ff0000" draw:opacity="100%"/>
      <style:paragraph-properties fo:text-align="center"/>
    </style:style>
    <style:style style:name="P14" style:family="paragraph">
      <style:text-properties fo:font-size="10pt"/>
    </style:style>
    <style:style style:name="P15" style:family="paragraph">
      <style:paragraph-properties fo:text-align="center"/>
      <style:text-properties fo:font-size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8cm" svg:height="3.009cm" svg:x="47.1cm" svg:y="1.5cm">
          <draw:text-box>
            <text:p text:style-name="P1"><text:span text:style-name="T1">I´: Set of unscheduled tasks</text:span></text:p>
            <text:p text:style-name="P1"><text:span text:style-name="T1">J´: Set of units to which the algorithm can still assign tasks</text:span><text:span text:style-name="T1"><text:line-break/></text:span><text:span text:style-name="T1">j: Selected unit</text:span></text:p>
            <text:p text:style-name="P1"><text:span text:style-name="T1">i: Selected task</text:span></text:p>
          </draw:text-box>
        </draw:frame>
        <draw:g xml:id="id1" draw:id="id1">
          <draw:g>
            <draw:custom-shape draw:style-name="gr2" draw:text-style-name="P3" draw:layer="layout" svg:width="1.172cm" svg:height="1.096cm" svg:x="54.20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55.961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57.715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59.47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54.221cm" svg:y="5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55.961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57.715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53.4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53.605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54.016cm" svg:y="3.913cm">
              <draw:text-box>
                <text:p text:style-name="P5"><text:span text:style-name="T2">A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55.76cm" svg:y="3.913cm">
              <draw:text-box>
                <text:p text:style-name="P5"><text:span text:style-name="T2">A2</text:span><text:span text:style-name="T2"><text:line-break/></text:span><text:span text:style-name="T2">{E1}</text:span></text:p>
              </draw:text-box>
            </draw:frame>
            <draw:frame draw:style-name="gr11" draw:text-style-name="P6" draw:layer="layout" svg:width="1.539cm" svg:height="1.28cm" svg:x="57.504cm" svg:y="3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59.453cm" svg:y="3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54.016cm" svg:y="5.506cm">
              <draw:text-box>
                <text:p text:style-name="P5"><text:span text:style-name="T2">B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55.76cm" svg:y="5.506cm">
              <draw:text-box>
                <text:p text:style-name="P5"><text:span text:style-name="T2">B2</text:span><text:span text:style-name="T2"><text:line-break/></text:span><text:span text:style-name="T2">{E1,E2}</text:span></text:p>
              </draw:text-box>
            </draw:frame>
            <draw:frame draw:style-name="gr13" draw:text-style-name="P6" draw:layer="layout" svg:width="1.231cm" svg:height="1.17cm" svg:x="57.709cm" svg:y="5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55.349cm" svg:y1="4.444cm" svg:x2="56.067cm" svg:y2="4.444cm">
              <text:p/>
            </draw:line>
            <draw:line draw:style-name="gr14" draw:text-style-name="P7" draw:layer="layout" svg:x1="57.094cm" svg:y1="4.444cm" svg:x2="57.812cm" svg:y2="4.444cm">
              <text:p/>
            </draw:line>
            <draw:line draw:style-name="gr14" draw:text-style-name="P7" draw:layer="layout" svg:x1="58.838cm" svg:y1="4.444cm" svg:x2="59.556cm" svg:y2="4.444cm">
              <text:p/>
            </draw:line>
            <draw:line draw:style-name="gr14" draw:text-style-name="P7" draw:layer="layout" svg:x1="55.349cm" svg:y1="6.038cm" svg:x2="56.067cm" svg:y2="6.038cm">
              <text:p/>
            </draw:line>
            <draw:line draw:style-name="gr14" draw:text-style-name="P7" draw:layer="layout" svg:x1="57.094cm" svg:y1="6.038cm" svg:x2="57.812cm" svg:y2="6.038cm">
              <text:p/>
            </draw:line>
            <draw:frame draw:style-name="gr15" draw:text-style-name="P8" draw:layer="layout" svg:width="0.615cm" svg:height="0.536cm" svg:x="55.247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56.991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58.735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55.247cm" svg:y="5.613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56.991cm" svg:y="5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61.3cm" svg:y="3cm">
            <draw:text-box>
              <text:p text:style-name="P5"><text:span text:style-name="T2">I´= {A1,A2,A3,B1,B2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g>
          <draw:custom-shape draw:style-name="gr17" draw:text-style-name="P3" draw:layer="layout" svg:width="1.335cm" svg:height="1.288cm" svg:x="38.116cm" svg:y="1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1.333cm" svg:height="1.288cm" svg:x="40.117cm" svg:y="1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4" draw:layer="layout" svg:width="1.335cm" svg:height="1.288cm" svg:x="42.116cm" svg:y="1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331cm" svg:height="1.288cm" svg:x="44.119cm" svg:y="1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335cm" svg:height="1.286cm" svg:x="38.135cm" svg:y="3.7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1.333cm" svg:height="1.286cm" svg:x="40.117cm" svg:y="3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1.335cm" svg:height="1.286cm" svg:x="42.116cm" svg:y="3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9cm" svg:height="4cm" svg:x="37.2cm" svg:y="1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8.766cm" svg:height="4cm" svg:x="37.434cm" svg:y="1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6" draw:layer="layout" svg:width="1.754cm" svg:height="1.506cm" svg:x="37.901cm" svg:y="1.75cm">
            <draw:text-box>
              <text:p text:style-name="P5"><text:span text:style-name="T2">A1</text:span><text:span text:style-name="T2"><text:line-break/></text:span><text:span text:style-name="T2">{E1,E2}</text:span></text:p>
            </draw:text-box>
          </draw:frame>
          <draw:frame draw:style-name="gr25" draw:text-style-name="P6" draw:layer="layout" svg:width="1.754cm" svg:height="1.506cm" svg:x="39.888cm" svg:y="1.75cm">
            <draw:text-box>
              <text:p text:style-name="P5"><text:span text:style-name="T2">A2</text:span><text:span text:style-name="T2"><text:line-break/></text:span><text:span text:style-name="T2">{E1}</text:span></text:p>
            </draw:text-box>
          </draw:frame>
          <draw:frame draw:style-name="gr25" draw:text-style-name="P6" draw:layer="layout" svg:width="1.754cm" svg:height="1.506cm" svg:x="41.875cm" svg:y="1.744cm">
            <draw:text-box>
              <text:p text:style-name="P5"><text:span text:style-name="T2">A3</text:span><text:span text:style-name="T2"><text:line-break/></text:span><text:span text:style-name="T2">{E2}</text:span></text:p>
            </draw:text-box>
          </draw:frame>
          <draw:frame draw:style-name="gr26" draw:text-style-name="P6" draw:layer="layout" svg:width="1.403cm" svg:height="1.375cm" svg:x="44.096cm" svg:y="1.75cm">
            <draw:text-box>
              <text:p text:style-name="P5"><text:span text:style-name="T2">A</text:span><text:span text:style-name="T2"><text:line-break/></text:span><text:span text:style-name="T2"/></text:p>
            </draw:text-box>
          </draw:frame>
          <draw:frame draw:style-name="gr25" draw:text-style-name="P6" draw:layer="layout" svg:width="1.754cm" svg:height="1.506cm" svg:x="37.901cm" svg:y="3.625cm">
            <draw:text-box>
              <text:p text:style-name="P5"><text:span text:style-name="T2">B1</text:span><text:span text:style-name="T2"><text:line-break/></text:span><text:span text:style-name="T2">{E1,E2}</text:span></text:p>
            </draw:text-box>
          </draw:frame>
          <draw:frame draw:style-name="gr25" draw:text-style-name="P6" draw:layer="layout" svg:width="1.754cm" svg:height="1.506cm" svg:x="39.888cm" svg:y="3.625cm">
            <draw:text-box>
              <text:p text:style-name="P5"><text:span text:style-name="T2">B2</text:span><text:span text:style-name="T2"><text:line-break/></text:span><text:span text:style-name="T2">{E1,E2}</text:span></text:p>
            </draw:text-box>
          </draw:frame>
          <draw:frame draw:style-name="gr26" draw:text-style-name="P6" draw:layer="layout" svg:width="1.403cm" svg:height="1.375cm" svg:x="42.109cm" svg:y="3.625cm">
            <draw:text-box>
              <text:p text:style-name="P5"><text:span text:style-name="T2">B</text:span><text:span text:style-name="T2"><text:line-break/></text:span><text:span text:style-name="T2"/></text:p>
            </draw:text-box>
          </draw:frame>
          <draw:line draw:style-name="gr14" draw:text-style-name="P7" draw:layer="layout" svg:x1="39.421cm" svg:y1="2.375cm" svg:x2="40.239cm" svg:y2="2.375cm">
            <text:p/>
          </draw:line>
          <draw:line draw:style-name="gr14" draw:text-style-name="P7" draw:layer="layout" svg:x1="41.408cm" svg:y1="2.375cm" svg:x2="42.226cm" svg:y2="2.375cm">
            <text:p/>
          </draw:line>
          <draw:line draw:style-name="gr14" draw:text-style-name="P7" draw:layer="layout" svg:x1="43.395cm" svg:y1="2.375cm" svg:x2="44.213cm" svg:y2="2.375cm">
            <text:p/>
          </draw:line>
          <draw:line draw:style-name="gr14" draw:text-style-name="P7" draw:layer="layout" svg:x1="39.421cm" svg:y1="4.25cm" svg:x2="40.239cm" svg:y2="4.25cm">
            <text:p/>
          </draw:line>
          <draw:line draw:style-name="gr14" draw:text-style-name="P7" draw:layer="layout" svg:x1="41.408cm" svg:y1="4.25cm" svg:x2="42.226cm" svg:y2="4.25cm">
            <text:p/>
          </draw:line>
          <draw:frame draw:style-name="gr27" draw:text-style-name="P9" draw:layer="layout" svg:width="0.9cm" svg:height="1.206cm" svg:x="39.3cm" svg:y="1.894cm">
            <draw:text-box>
              <text:p><text:span text:style-name="T3">2/3</text:span></text:p>
            </draw:text-box>
          </draw:frame>
          <draw:frame draw:style-name="gr28" draw:text-style-name="P9" draw:layer="layout" svg:width="0.701cm" svg:height="0.625cm" svg:x="41.291cm" svg:y="1.875cm">
            <draw:text-box>
              <text:p><text:span text:style-name="T3">3</text:span></text:p>
            </draw:text-box>
          </draw:frame>
          <draw:frame draw:style-name="gr28" draw:text-style-name="P9" draw:layer="layout" svg:width="0.701cm" svg:height="0.625cm" svg:x="43.278cm" svg:y="1.875cm">
            <draw:text-box>
              <text:p><text:span text:style-name="T3">2</text:span></text:p>
            </draw:text-box>
          </draw:frame>
          <draw:frame draw:style-name="gr29" draw:text-style-name="P9" draw:layer="layout" svg:width="0.896cm" svg:height="0.727cm" svg:x="39.304cm" svg:y="3.75cm">
            <draw:text-box>
              <text:p><text:span text:style-name="T3">2/3</text:span></text:p>
            </draw:text-box>
          </draw:frame>
          <draw:frame draw:style-name="gr29" draw:text-style-name="P9" draw:layer="layout" svg:width="0.909cm" svg:height="0.727cm" svg:x="41.291cm" svg:y="3.75cm">
            <draw:text-box>
              <text:p><text:span text:style-name="T3">5/3</text:span></text:p>
            </draw:text-box>
          </draw:frame>
        </draw:g>
        <draw:frame draw:style-name="gr30" draw:text-style-name="P10" draw:layer="layout" svg:width="3cm" svg:height="1.433cm" svg:x="59cm" svg:y="7.1cm">
          <draw:text-box>
            <text:p><text:span text:style-name="T4">j:E1</text:span><text:span text:style-name="T4"><text:line-break/></text:span><text:span text:style-name="T4">{A1,A2,B1,B2}</text:span></text:p>
          </draw:text-box>
        </draw:frame>
        <draw:g>
          <draw:g>
            <draw:g>
              <draw:custom-shape draw:style-name="gr2" draw:text-style-name="P3" draw:layer="layout" svg:width="1.172cm" svg:height="1.096cm" svg:x="227.804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29.561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31.315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33.074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227.821cm" svg:y="40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29.561cm" svg:y="40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31.315cm" svg:y="40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227cm" svg:y="38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227.205cm" svg:y="38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227.616cm" svg:y="38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9.36cm" svg:y="38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31.104cm" svg:y="38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33.053cm" svg:y="38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227.616cm" svg:y="40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9.36cm" svg:y="40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231.309cm" svg:y="40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28.949cm" svg:y1="39.445cm" svg:x2="229.667cm" svg:y2="39.445cm">
                <text:p/>
              </draw:line>
              <draw:line draw:style-name="gr14" draw:text-style-name="P7" draw:layer="layout" svg:x1="230.694cm" svg:y1="39.445cm" svg:x2="231.412cm" svg:y2="39.445cm">
                <text:p/>
              </draw:line>
              <draw:line draw:style-name="gr14" draw:text-style-name="P7" draw:layer="layout" svg:x1="232.438cm" svg:y1="39.445cm" svg:x2="233.156cm" svg:y2="39.445cm">
                <text:p/>
              </draw:line>
              <draw:line draw:style-name="gr14" draw:text-style-name="P7" draw:layer="layout" svg:x1="228.949cm" svg:y1="41.039cm" svg:x2="229.667cm" svg:y2="41.039cm">
                <text:p/>
              </draw:line>
              <draw:line draw:style-name="gr14" draw:text-style-name="P7" draw:layer="layout" svg:x1="230.694cm" svg:y1="41.039cm" svg:x2="231.412cm" svg:y2="41.039cm">
                <text:p/>
              </draw:line>
              <draw:frame draw:style-name="gr15" draw:text-style-name="P8" draw:layer="layout" svg:width="0.615cm" svg:height="0.536cm" svg:x="228.847cm" svg:y="39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30.591cm" svg:y="39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2.335cm" svg:y="39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8.847cm" svg:y="40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30.591cm" svg:y="40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234.9cm" svg:y="38.00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bound () = 13</text:span></text:p>
              </draw:text-box>
            </draw:frame>
          </draw:g>
          <draw:line draw:style-name="gr31" draw:text-style-name="P7" draw:layer="layout" svg:x1="229.7cm" svg:y1="40.601cm" svg:x2="228.8cm" svg:y2="39.901cm">
            <text:p/>
          </draw:line>
        </draw:g>
        <draw:g xml:id="id4" draw:id="id4">
          <draw:g>
            <draw:custom-shape draw:style-name="gr2" draw:text-style-name="P3" draw:layer="layout" svg:width="1.172cm" svg:height="1.096cm" svg:x="19.404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21.161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22.915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24.674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19.421cm" svg:y="12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21.161cm" svg:y="1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22.915cm" svg:y="1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18.6cm" svg:y="10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18.805cm" svg:y="10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19.216cm" svg:y="10.913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20.96cm" svg:y="10.913cm">
              <draw:text-box>
                <text:p text:style-name="P5"><text:span text:style-name="T2">A2</text:span><text:span text:style-name="T2"><text:line-break/></text:span><text:span text:style-name="T2">{E1}</text:span></text:p>
              </draw:text-box>
            </draw:frame>
            <draw:frame draw:style-name="gr11" draw:text-style-name="P6" draw:layer="layout" svg:width="1.539cm" svg:height="1.28cm" svg:x="22.704cm" svg:y="10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24.653cm" svg:y="10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19.216cm" svg:y="12.506cm">
              <draw:text-box>
                <text:p text:style-name="P5"><text:span text:style-name="T2">B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20.96cm" svg:y="12.506cm">
              <draw:text-box>
                <text:p text:style-name="P5"><text:span text:style-name="T2">B2</text:span><text:span text:style-name="T2"><text:line-break/></text:span><text:span text:style-name="T2">{E1,E2}</text:span></text:p>
              </draw:text-box>
            </draw:frame>
            <draw:frame draw:style-name="gr13" draw:text-style-name="P6" draw:layer="layout" svg:width="1.231cm" svg:height="1.17cm" svg:x="22.909cm" svg:y="12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20.549cm" svg:y1="11.444cm" svg:x2="21.267cm" svg:y2="11.444cm">
              <text:p/>
            </draw:line>
            <draw:line draw:style-name="gr14" draw:text-style-name="P7" draw:layer="layout" svg:x1="22.294cm" svg:y1="11.444cm" svg:x2="23.012cm" svg:y2="11.444cm">
              <text:p/>
            </draw:line>
            <draw:line draw:style-name="gr14" draw:text-style-name="P7" draw:layer="layout" svg:x1="24.038cm" svg:y1="11.444cm" svg:x2="24.756cm" svg:y2="11.444cm">
              <text:p/>
            </draw:line>
            <draw:line draw:style-name="gr14" draw:text-style-name="P7" draw:layer="layout" svg:x1="20.549cm" svg:y1="13.038cm" svg:x2="21.267cm" svg:y2="13.038cm">
              <text:p/>
            </draw:line>
            <draw:line draw:style-name="gr14" draw:text-style-name="P7" draw:layer="layout" svg:x1="22.294cm" svg:y1="13.038cm" svg:x2="23.012cm" svg:y2="13.038cm">
              <text:p/>
            </draw:line>
            <draw:frame draw:style-name="gr15" draw:text-style-name="P8" draw:layer="layout" svg:width="0.615cm" svg:height="0.536cm" svg:x="20.447cm" svg:y="11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2.191cm" svg:y="11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23.935cm" svg:y="11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0.447cm" svg:y="12.613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2.191cm" svg:y="12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26.5cm" svg:y="10cm">
            <draw:text-box>
              <text:p text:style-name="P5"><text:span text:style-name="T2">I´= {A2,A3,B1,B2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g xml:id="id3" draw:id="id3">
          <draw:g>
            <draw:custom-shape draw:style-name="gr2" draw:text-style-name="P3" draw:layer="layout" svg:width="1.172cm" svg:height="1.096cm" svg:x="47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49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50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52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47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49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50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46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46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47.216cm" svg:y="10.914cm">
              <draw:text-box>
                <text:p text:style-name="P5"><text:span text:style-name="T2">A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48.96cm" svg:y="10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50.704cm" svg:y="10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52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47.216cm" svg:y="12.507cm">
              <draw:text-box>
                <text:p text:style-name="P5"><text:span text:style-name="T2">B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48.96cm" svg:y="12.507cm">
              <draw:text-box>
                <text:p text:style-name="P5"><text:span text:style-name="T2">B2</text:span><text:span text:style-name="T2"><text:line-break/></text:span><text:span text:style-name="T2">{E1,E2}</text:span></text:p>
              </draw:text-box>
            </draw:frame>
            <draw:frame draw:style-name="gr13" draw:text-style-name="P6" draw:layer="layout" svg:width="1.231cm" svg:height="1.17cm" svg:x="50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48.549cm" svg:y1="11.445cm" svg:x2="49.267cm" svg:y2="11.445cm">
              <text:p/>
            </draw:line>
            <draw:line draw:style-name="gr14" draw:text-style-name="P7" draw:layer="layout" svg:x1="50.294cm" svg:y1="11.445cm" svg:x2="51.012cm" svg:y2="11.445cm">
              <text:p/>
            </draw:line>
            <draw:line draw:style-name="gr14" draw:text-style-name="P7" draw:layer="layout" svg:x1="52.038cm" svg:y1="11.445cm" svg:x2="52.756cm" svg:y2="11.445cm">
              <text:p/>
            </draw:line>
            <draw:line draw:style-name="gr14" draw:text-style-name="P7" draw:layer="layout" svg:x1="48.549cm" svg:y1="13.039cm" svg:x2="49.267cm" svg:y2="13.039cm">
              <text:p/>
            </draw:line>
            <draw:line draw:style-name="gr14" draw:text-style-name="P7" draw:layer="layout" svg:x1="50.294cm" svg:y1="13.039cm" svg:x2="51.012cm" svg:y2="13.039cm">
              <text:p/>
            </draw:line>
            <draw:frame draw:style-name="gr15" draw:text-style-name="P8" draw:layer="layout" svg:width="0.615cm" svg:height="0.536cm" svg:x="48.447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50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51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48.447cm" svg:y="12.614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50.191cm" svg:y="12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54.5cm" svg:y="10.001cm">
            <draw:text-box>
              <text:p text:style-name="P5"><text:span text:style-name="T2">I´= {A1,A3,B1,B2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g xml:id="id2" draw:id="id2">
          <draw:g>
            <draw:custom-shape draw:style-name="gr2" draw:text-style-name="P3" draw:layer="layout" svg:width="1.172cm" svg:height="1.096cm" svg:x="61.404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63.161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64.915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66.674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61.421cm" svg:y="12.5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63.161cm" svg:y="12.5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64.915cm" svg:y="12.5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60.6cm" svg:y="10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60.805cm" svg:y="10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61.216cm" svg:y="10.915cm">
              <draw:text-box>
                <text:p text:style-name="P5"><text:span text:style-name="T2">A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62.96cm" svg:y="10.915cm">
              <draw:text-box>
                <text:p text:style-name="P5"><text:span text:style-name="T2">A2</text:span><text:span text:style-name="T2"><text:line-break/></text:span><text:span text:style-name="T2">{E1}</text:span></text:p>
              </draw:text-box>
            </draw:frame>
            <draw:frame draw:style-name="gr11" draw:text-style-name="P6" draw:layer="layout" svg:width="1.539cm" svg:height="1.28cm" svg:x="64.704cm" svg:y="10.909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66.653cm" svg:y="10.915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61.216cm" svg:y="12.508cm">
              <draw:text-box>
                <text:p text:style-name="P5"><text:span text:style-name="T2">B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62.96cm" svg:y="12.508cm">
              <draw:text-box>
                <text:p text:style-name="P5"><text:span text:style-name="T2">B2</text:span><text:span text:style-name="T2"><text:line-break/></text:span><text:span text:style-name="T2">{E1,E2}</text:span></text:p>
              </draw:text-box>
            </draw:frame>
            <draw:frame draw:style-name="gr13" draw:text-style-name="P6" draw:layer="layout" svg:width="1.231cm" svg:height="1.17cm" svg:x="64.909cm" svg:y="12.508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62.549cm" svg:y1="11.446cm" svg:x2="63.267cm" svg:y2="11.446cm">
              <text:p/>
            </draw:line>
            <draw:line draw:style-name="gr14" draw:text-style-name="P7" draw:layer="layout" svg:x1="64.294cm" svg:y1="11.446cm" svg:x2="65.012cm" svg:y2="11.446cm">
              <text:p/>
            </draw:line>
            <draw:line draw:style-name="gr14" draw:text-style-name="P7" draw:layer="layout" svg:x1="66.038cm" svg:y1="11.446cm" svg:x2="66.756cm" svg:y2="11.446cm">
              <text:p/>
            </draw:line>
            <draw:line draw:style-name="gr14" draw:text-style-name="P7" draw:layer="layout" svg:x1="62.549cm" svg:y1="13.04cm" svg:x2="63.267cm" svg:y2="13.04cm">
              <text:p/>
            </draw:line>
            <draw:line draw:style-name="gr14" draw:text-style-name="P7" draw:layer="layout" svg:x1="64.294cm" svg:y1="13.04cm" svg:x2="65.012cm" svg:y2="13.04cm">
              <text:p/>
            </draw:line>
            <draw:frame draw:style-name="gr15" draw:text-style-name="P8" draw:layer="layout" svg:width="0.615cm" svg:height="0.536cm" svg:x="62.447cm" svg:y="11.021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4.191cm" svg:y="11.021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65.935cm" svg:y="11.021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2.447cm" svg:y="12.615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4.191cm" svg:y="12.615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68.5cm" svg:y="10.002cm">
            <draw:text-box>
              <text:p text:style-name="P5"><text:span text:style-name="T2">I´= {A1,A2,A3,B2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g xml:id="id5" draw:id="id5">
          <draw:g>
            <draw:custom-shape draw:style-name="gr2" draw:text-style-name="P3" draw:layer="layout" svg:width="1.172cm" svg:height="1.096cm" svg:x="89.404cm" svg:y="10.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91.161cm" svg:y="10.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92.915cm" svg:y="10.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94.674cm" svg:y="10.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89.421cm" svg:y="12.5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91.161cm" svg:y="12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92.915cm" svg:y="12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88.6cm" svg:y="1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88.805cm" svg:y="1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89.216cm" svg:y="10.916cm">
              <draw:text-box>
                <text:p text:style-name="P5"><text:span text:style-name="T2">A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90.96cm" svg:y="10.916cm">
              <draw:text-box>
                <text:p text:style-name="P5"><text:span text:style-name="T2">A2</text:span><text:span text:style-name="T2"><text:line-break/></text:span><text:span text:style-name="T2">{E1}</text:span></text:p>
              </draw:text-box>
            </draw:frame>
            <draw:frame draw:style-name="gr11" draw:text-style-name="P6" draw:layer="layout" svg:width="1.539cm" svg:height="1.28cm" svg:x="92.704cm" svg:y="10.91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94.653cm" svg:y="10.916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89.216cm" svg:y="12.509cm">
              <draw:text-box>
                <text:p text:style-name="P5"><text:span text:style-name="T2">B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90.96cm" svg:y="12.509cm">
              <draw:text-box>
                <text:p text:style-name="P5"><text:span text:style-name="T2">B2</text:span><text:span text:style-name="T2"><text:line-break/></text:span><text:span text:style-name="T2">E1</text:span></text:p>
              </draw:text-box>
            </draw:frame>
            <draw:frame draw:style-name="gr13" draw:text-style-name="P6" draw:layer="layout" svg:width="1.231cm" svg:height="1.17cm" svg:x="92.909cm" svg:y="12.509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90.549cm" svg:y1="11.447cm" svg:x2="91.267cm" svg:y2="11.447cm">
              <text:p/>
            </draw:line>
            <draw:line draw:style-name="gr14" draw:text-style-name="P7" draw:layer="layout" svg:x1="92.294cm" svg:y1="11.447cm" svg:x2="93.012cm" svg:y2="11.447cm">
              <text:p/>
            </draw:line>
            <draw:line draw:style-name="gr14" draw:text-style-name="P7" draw:layer="layout" svg:x1="94.038cm" svg:y1="11.447cm" svg:x2="94.756cm" svg:y2="11.447cm">
              <text:p/>
            </draw:line>
            <draw:line draw:style-name="gr14" draw:text-style-name="P7" draw:layer="layout" svg:x1="90.549cm" svg:y1="13.041cm" svg:x2="91.267cm" svg:y2="13.041cm">
              <text:p/>
            </draw:line>
            <draw:line draw:style-name="gr14" draw:text-style-name="P7" draw:layer="layout" svg:x1="92.294cm" svg:y1="13.041cm" svg:x2="93.012cm" svg:y2="13.041cm">
              <text:p/>
            </draw:line>
            <draw:frame draw:style-name="gr15" draw:text-style-name="P8" draw:layer="layout" svg:width="0.615cm" svg:height="0.536cm" svg:x="90.447cm" svg:y="11.02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92.191cm" svg:y="11.02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93.935cm" svg:y="11.02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90.447cm" svg:y="12.616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92.191cm" svg:y="12.616cm">
              <draw:text-box>
                <text:p text:style-name="P5"><text:span text:style-name="T3">5</text:span></text:p>
              </draw:text-box>
            </draw:frame>
          </draw:g>
          <draw:frame draw:style-name="gr16" draw:text-style-name="P6" draw:layer="layout" svg:width="3.3cm" svg:height="1.9cm" svg:x="96.5cm" svg:y="10.003cm">
            <draw:text-box>
              <text:p text:style-name="P5"><text:span text:style-name="T2">I´= {A1,A2,A3,B1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connector draw:style-name="gr32" draw:text-style-name="P5" draw:layer="layout" svg:x1="59cm" svg:y1="7.1cm" svg:x2="66.2cm" svg:y2="10.002cm" draw:start-shape="id1" draw:start-glue-point="2" draw:end-shape="id2" draw:end-glue-point="0" svg:d="M59000 7100v1452h7200v1450" svg:viewBox="0 0 7201 2903">
          <text:p/>
        </draw:connector>
        <draw:connector draw:style-name="gr32" draw:text-style-name="P5" draw:layer="layout" svg:x1="59cm" svg:y1="7.1cm" svg:x2="52.2cm" svg:y2="10.001cm" draw:start-shape="id1" draw:start-glue-point="2" draw:end-shape="id3" draw:end-glue-point="0" svg:d="M59000 7100v1451h-6800v1450" svg:viewBox="0 0 6801 2902">
          <text:p/>
        </draw:connector>
        <draw:connector draw:style-name="gr32" draw:text-style-name="P5" draw:layer="layout" svg:x1="52.203cm" svg:y1="8.546cm" svg:x2="24.2cm" svg:y2="10cm" draw:end-shape="id4" draw:end-glue-point="0" svg:d="M52203 8546v477h-28003v977" svg:viewBox="0 0 28004 1455">
          <text:p/>
        </draw:connector>
        <draw:connector draw:style-name="gr32" draw:text-style-name="P5" draw:layer="layout" svg:x1="66.199cm" svg:y1="8.546cm" svg:x2="94.2cm" svg:y2="10.003cm" draw:end-shape="id5" draw:end-glue-point="0" svg:d="M66199 8546v479h28001v978" svg:viewBox="0 0 28002 1458">
          <text:p/>
        </draw:connector>
        <draw:frame draw:style-name="gr33" draw:text-style-name="P10" draw:layer="layout" svg:width="1.4cm" svg:height="0.8cm" svg:x="50.8cm" svg:y="9cm">
          <draw:text-box>
            <text:p><text:span text:style-name="T4">i:A2</text:span></text:p>
          </draw:text-box>
        </draw:frame>
        <draw:frame draw:style-name="gr33" draw:text-style-name="P10" draw:layer="layout" svg:width="1.4cm" svg:height="0.8cm" svg:x="22.8cm" svg:y="9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64.8cm" svg:y="9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92.8cm" svg:y="9cm">
          <draw:text-box>
            <text:p><text:span text:style-name="T4">i:B2</text:span></text:p>
          </draw:text-box>
        </draw:frame>
        <draw:g xml:id="id6" draw:id="id6">
          <draw:g>
            <draw:custom-shape draw:style-name="gr2" draw:text-style-name="P3" draw:layer="layout" svg:width="1.172cm" svg:height="1.096cm" svg:x="19.404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21.161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22.915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24.674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19.421cm" svg:y="19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21.161cm" svg:y="19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22.915cm" svg:y="19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18.6cm" svg:y="1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18.805cm" svg:y="1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19.216cm" svg:y="17.913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20.96cm" svg:y="17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22.704cm" svg:y="17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24.653cm" svg:y="17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19.216cm" svg:y="19.506cm">
              <draw:text-box>
                <text:p text:style-name="P5"><text:span text:style-name="T2">B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20.96cm" svg:y="19.506cm">
              <draw:text-box>
                <text:p text:style-name="P5"><text:span text:style-name="T2">B2</text:span><text:span text:style-name="T2"><text:line-break/></text:span><text:span text:style-name="T2">{E1,E2}</text:span></text:p>
              </draw:text-box>
            </draw:frame>
            <draw:frame draw:style-name="gr13" draw:text-style-name="P6" draw:layer="layout" svg:width="1.231cm" svg:height="1.17cm" svg:x="22.909cm" svg:y="19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20.549cm" svg:y1="18.444cm" svg:x2="21.267cm" svg:y2="18.444cm">
              <text:p/>
            </draw:line>
            <draw:line draw:style-name="gr14" draw:text-style-name="P7" draw:layer="layout" svg:x1="22.294cm" svg:y1="18.444cm" svg:x2="23.012cm" svg:y2="18.444cm">
              <text:p/>
            </draw:line>
            <draw:line draw:style-name="gr14" draw:text-style-name="P7" draw:layer="layout" svg:x1="24.038cm" svg:y1="18.444cm" svg:x2="24.756cm" svg:y2="18.444cm">
              <text:p/>
            </draw:line>
            <draw:line draw:style-name="gr14" draw:text-style-name="P7" draw:layer="layout" svg:x1="20.549cm" svg:y1="20.038cm" svg:x2="21.267cm" svg:y2="20.038cm">
              <text:p/>
            </draw:line>
            <draw:line draw:style-name="gr14" draw:text-style-name="P7" draw:layer="layout" svg:x1="22.294cm" svg:y1="20.038cm" svg:x2="23.012cm" svg:y2="20.038cm">
              <text:p/>
            </draw:line>
            <draw:frame draw:style-name="gr15" draw:text-style-name="P8" draw:layer="layout" svg:width="0.615cm" svg:height="0.536cm" svg:x="20.447cm" svg:y="18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2.191cm" svg:y="18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23.935cm" svg:y="18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0.447cm" svg:y="19.613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2.191cm" svg:y="19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26.5cm" svg:y="17cm">
            <draw:text-box>
              <text:p text:style-name="P5"><text:span text:style-name="T2">I´= {A3,B1,B2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connector draw:style-name="gr32" draw:text-style-name="P5" xml:id="id7" draw:id="id7" draw:layer="layout" svg:x1="24.2cm" svg:y1="14.1cm" svg:x2="24.2cm" svg:y2="17cm" draw:start-shape="id4" draw:start-glue-point="2" draw:end-shape="id6" draw:end-glue-point="0" svg:d="M24200 14100v2900" svg:viewBox="0 0 1 2901">
          <text:p/>
        </draw:connector>
        <draw:frame draw:style-name="gr30" draw:text-style-name="P10" draw:layer="layout" svg:width="3cm" svg:height="1.433cm" svg:x="24.2cm" svg:y="14.1cm">
          <draw:text-box>
            <text:p><text:span text:style-name="T4">j:E1</text:span><text:span text:style-name="T4"><text:line-break/></text:span><text:span text:style-name="T4">{A2,B1,B2}</text:span></text:p>
          </draw:text-box>
        </draw:frame>
        <draw:frame draw:style-name="gr33" draw:text-style-name="P10" draw:layer="layout" svg:width="1.4cm" svg:height="0.8cm" svg:x="22.8cm" svg:y="16cm">
          <draw:text-box>
            <text:p><text:span text:style-name="T4">i:A2</text:span></text:p>
          </draw:text-box>
        </draw:frame>
        <draw:connector draw:style-name="gr32" draw:text-style-name="P5" xml:id="id9" draw:id="id9" draw:layer="layout" svg:x1="24.2cm" svg:y1="15.55cm" svg:x2="38.2cm" svg:y2="17cm" draw:start-shape="id7" draw:start-glue-point="0" draw:end-shape="id8" draw:end-glue-point="0" svg:d="M24200 15550h14000v1450" svg:viewBox="0 0 14001 1451">
          <text:p/>
        </draw:connector>
        <draw:connector draw:style-name="gr32" draw:text-style-name="P5" draw:layer="layout" svg:x1="38.2cm" svg:y1="15.55cm" svg:x2="52.2cm" svg:y2="17cm" draw:start-shape="id9" draw:start-glue-point="0" draw:end-shape="id10" draw:end-glue-point="0" svg:d="M38200 15550h14000v1450" svg:viewBox="0 0 14001 1451">
          <text:p/>
        </draw:connector>
        <draw:frame draw:style-name="gr33" draw:text-style-name="P10" draw:layer="layout" svg:width="1.4cm" svg:height="0.8cm" svg:x="36.8cm" svg:y="16.1cm">
          <draw:text-box>
            <text:p><text:span text:style-name="T4">i:B1</text:span></text:p>
          </draw:text-box>
        </draw:frame>
        <draw:g xml:id="id8" draw:id="id8">
          <draw:g>
            <draw:g>
              <draw:custom-shape draw:style-name="gr2" draw:text-style-name="P3" draw:layer="layout" svg:width="1.172cm" svg:height="1.096cm" svg:x="33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7.913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36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9.506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36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8.444cm" svg:x2="35.267cm" svg:y2="18.444cm">
                <text:p/>
              </draw:line>
              <draw:line draw:style-name="gr14" draw:text-style-name="P7" draw:layer="layout" svg:x1="36.294cm" svg:y1="18.444cm" svg:x2="37.012cm" svg:y2="18.444cm">
                <text:p/>
              </draw:line>
              <draw:line draw:style-name="gr14" draw:text-style-name="P7" draw:layer="layout" svg:x1="38.038cm" svg:y1="18.444cm" svg:x2="38.756cm" svg:y2="18.444cm">
                <text:p/>
              </draw:line>
              <draw:line draw:style-name="gr14" draw:text-style-name="P7" draw:layer="layout" svg:x1="34.549cm" svg:y1="20.038cm" svg:x2="35.267cm" svg:y2="20.038cm">
                <text:p/>
              </draw:line>
              <draw:line draw:style-name="gr14" draw:text-style-name="P7" draw:layer="layout" svg:x1="36.294cm" svg:y1="20.038cm" svg:x2="37.012cm" svg:y2="20.038cm">
                <text:p/>
              </draw:line>
              <draw:frame draw:style-name="gr15" draw:text-style-name="P8" draw:layer="layout" svg:width="0.615cm" svg:height="0.536cm" svg:x="34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17cm">
              <draw:text-box>
                <text:p text:style-name="P5"><text:span text:style-name="T2">I´= {A2,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5.2cm" svg:y1="18.9cm" svg:x2="34.4cm" svg:y2="19.5cm">
            <text:p/>
          </draw:line>
        </draw:g>
        <draw:frame draw:style-name="gr33" draw:text-style-name="P10" draw:layer="layout" svg:width="1.4cm" svg:height="0.8cm" svg:x="50.8cm" svg:y="16.1cm">
          <draw:text-box>
            <text:p><text:span text:style-name="T4">i:B2</text:span></text:p>
          </draw:text-box>
        </draw:frame>
        <draw:g xml:id="id10" draw:id="id10">
          <draw:g>
            <draw:g>
              <draw:custom-shape draw:style-name="gr2" draw:text-style-name="P3" draw:layer="layout" svg:width="1.172cm" svg:height="1.096cm" svg:x="47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7.913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50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9.506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48.96cm" svg:y="19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8.444cm" svg:x2="49.267cm" svg:y2="18.444cm">
                <text:p/>
              </draw:line>
              <draw:line draw:style-name="gr14" draw:text-style-name="P7" draw:layer="layout" svg:x1="50.294cm" svg:y1="18.444cm" svg:x2="51.012cm" svg:y2="18.444cm">
                <text:p/>
              </draw:line>
              <draw:line draw:style-name="gr14" draw:text-style-name="P7" draw:layer="layout" svg:x1="52.038cm" svg:y1="18.444cm" svg:x2="52.756cm" svg:y2="18.444cm">
                <text:p/>
              </draw:line>
              <draw:line draw:style-name="gr14" draw:text-style-name="P7" draw:layer="layout" svg:x1="48.549cm" svg:y1="20.038cm" svg:x2="49.267cm" svg:y2="20.038cm">
                <text:p/>
              </draw:line>
              <draw:line draw:style-name="gr14" draw:text-style-name="P7" draw:layer="layout" svg:x1="50.294cm" svg:y1="20.038cm" svg:x2="51.012cm" svg:y2="20.038cm">
                <text:p/>
              </draw:line>
              <draw:frame draw:style-name="gr15" draw:text-style-name="P8" draw:layer="layout" svg:width="0.615cm" svg:height="0.536cm" svg:x="48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9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17cm">
              <draw:text-box>
                <text:p text:style-name="P5"><text:span text:style-name="T2">I´= {A2,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75cm" svg:y1="18.994cm" svg:x2="49.75cm" svg:y2="19.602cm">
            <text:p/>
          </draw:line>
        </draw:g>
        <draw:connector draw:style-name="gr32" draw:text-style-name="P5" xml:id="id11" draw:id="id11" draw:layer="layout" svg:x1="24.2cm" svg:y1="21.1cm" svg:x2="24.2cm" svg:y2="24cm" draw:start-shape="id6" draw:start-glue-point="2" svg:d="M24200 21100v2900" svg:viewBox="0 0 1 2901">
          <text:p/>
        </draw:connector>
        <draw:frame draw:style-name="gr30" draw:text-style-name="P10" draw:layer="layout" svg:width="3cm" svg:height="1.433cm" svg:x="24.2cm" svg:y="21.1cm">
          <draw:text-box>
            <text:p><text:span text:style-name="T4">j:E1</text:span><text:span text:style-name="T4"><text:line-break/></text:span><text:span text:style-name="T4">{B1,B2}</text:span></text:p>
          </draw:text-box>
        </draw:frame>
        <draw:frame draw:style-name="gr33" draw:text-style-name="P10" draw:layer="layout" svg:width="1.4cm" svg:height="0.8cm" svg:x="22.8cm" svg:y="23cm">
          <draw:text-box>
            <text:p><text:span text:style-name="T4">i:B1</text:span></text:p>
          </draw:text-box>
        </draw:frame>
        <draw:g xml:id="id12" draw:id="id12">
          <draw:g>
            <draw:custom-shape draw:style-name="gr2" draw:text-style-name="P3" draw:layer="layout" svg:width="1.172cm" svg:height="1.096cm" svg:x="5.404cm" svg:y="24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7.161cm" svg:y="24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8.915cm" svg:y="24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10.674cm" svg:y="24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5.421cm" svg:y="26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7.161cm" svg:y="26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8.915cm" svg:y="26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4.6cm" svg:y="24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4.805cm" svg:y="24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5.216cm" svg:y="24.914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6.96cm" svg:y="24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8.704cm" svg:y="24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10.653cm" svg:y="24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5.216cm" svg:y="26.507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6.96cm" svg:y="26.507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8.909cm" svg:y="26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6.549cm" svg:y1="25.445cm" svg:x2="7.267cm" svg:y2="25.445cm">
              <text:p/>
            </draw:line>
            <draw:line draw:style-name="gr14" draw:text-style-name="P7" draw:layer="layout" svg:x1="8.294cm" svg:y1="25.445cm" svg:x2="9.012cm" svg:y2="25.445cm">
              <text:p/>
            </draw:line>
            <draw:line draw:style-name="gr14" draw:text-style-name="P7" draw:layer="layout" svg:x1="10.038cm" svg:y1="25.445cm" svg:x2="10.756cm" svg:y2="25.445cm">
              <text:p/>
            </draw:line>
            <draw:line draw:style-name="gr14" draw:text-style-name="P7" draw:layer="layout" svg:x1="6.549cm" svg:y1="27.039cm" svg:x2="7.267cm" svg:y2="27.039cm">
              <text:p/>
            </draw:line>
            <draw:line draw:style-name="gr14" draw:text-style-name="P7" draw:layer="layout" svg:x1="8.294cm" svg:y1="27.039cm" svg:x2="9.012cm" svg:y2="27.039cm">
              <text:p/>
            </draw:line>
            <draw:frame draw:style-name="gr15" draw:text-style-name="P8" draw:layer="layout" svg:width="0.615cm" svg:height="0.536cm" svg:x="6.447cm" svg:y="25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8.191cm" svg:y="25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9.935cm" svg:y="25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.447cm" svg:y="26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8.191cm" svg:y="26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12.5cm" svg:y="24.001cm">
            <draw:text-box>
              <text:p text:style-name="P5"><text:span text:style-name="T2">I´= {A3,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4" draw:text-style-name="P5" draw:layer="layout" svg:x1="24.2cm" svg:y1="22.55cm" svg:x2="10.2cm" svg:y2="24.001cm" draw:start-shape="id11" draw:start-glue-point="0" draw:end-shape="id12" draw:end-glue-point="0" svg:d="M24200 22550h-14000v1451" svg:viewBox="0 0 14001 1452">
          <text:p/>
        </draw:connector>
        <draw:connector draw:style-name="gr32" draw:text-style-name="P5" draw:layer="layout" svg:x1="24.2cm" svg:y1="22.55cm" svg:x2="38.2cm" svg:y2="24.001cm" draw:start-shape="id11" draw:start-glue-point="0" draw:end-shape="id13" draw:end-glue-point="0" svg:d="M24200 22550h14000v1451" svg:viewBox="0 0 14001 1452">
          <text:p/>
        </draw:connector>
        <draw:frame draw:style-name="gr33" draw:text-style-name="P10" draw:layer="layout" svg:width="1.4cm" svg:height="0.8cm" svg:x="36.8cm" svg:y="23cm">
          <draw:text-box>
            <text:p><text:span text:style-name="T4">i:B2</text:span></text:p>
          </draw:text-box>
        </draw:frame>
        <draw:g xml:id="id14" draw:id="id14">
          <draw:g>
            <draw:g>
              <draw:custom-shape draw:style-name="gr2" draw:text-style-name="P3" draw:layer="layout" svg:width="1.172cm" svg:height="1.096cm" svg:x="19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26.506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22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25.444cm" svg:x2="21.267cm" svg:y2="25.444cm">
                <text:p/>
              </draw:line>
              <draw:line draw:style-name="gr14" draw:text-style-name="P7" draw:layer="layout" svg:x1="22.294cm" svg:y1="25.444cm" svg:x2="23.012cm" svg:y2="25.444cm">
                <text:p/>
              </draw:line>
              <draw:line draw:style-name="gr14" draw:text-style-name="P7" draw:layer="layout" svg:x1="24.038cm" svg:y1="25.444cm" svg:x2="24.756cm" svg:y2="25.444cm">
                <text:p/>
              </draw:line>
              <draw:line draw:style-name="gr14" draw:text-style-name="P7" draw:layer="layout" svg:x1="20.549cm" svg:y1="27.038cm" svg:x2="21.267cm" svg:y2="27.038cm">
                <text:p/>
              </draw:line>
              <draw:line draw:style-name="gr14" draw:text-style-name="P7" draw:layer="layout" svg:x1="22.294cm" svg:y1="27.038cm" svg:x2="23.012cm" svg:y2="27.038cm">
                <text:p/>
              </draw:line>
              <draw:frame draw:style-name="gr15" draw:text-style-name="P8" draw:layer="layout" svg:width="0.615cm" svg:height="0.536cm" svg:x="20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24cm">
              <draw:text-box>
                <text:p text:style-name="P5"><text:span text:style-name="T2">I´= {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25.8cm" svg:x2="20.3cm" svg:y2="26.5cm">
            <text:p/>
          </draw:line>
        </draw:g>
        <draw:g xml:id="id13" draw:id="id13">
          <draw:g>
            <draw:g>
              <draw:custom-shape draw:style-name="gr2" draw:text-style-name="P3" draw:layer="layout" svg:width="1.172cm" svg:height="1.096cm" svg:x="33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24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24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26.507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34.96cm" svg:y="26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25.445cm" svg:x2="35.267cm" svg:y2="25.445cm">
                <text:p/>
              </draw:line>
              <draw:line draw:style-name="gr14" draw:text-style-name="P7" draw:layer="layout" svg:x1="36.294cm" svg:y1="25.445cm" svg:x2="37.012cm" svg:y2="25.445cm">
                <text:p/>
              </draw:line>
              <draw:line draw:style-name="gr14" draw:text-style-name="P7" draw:layer="layout" svg:x1="38.038cm" svg:y1="25.445cm" svg:x2="38.756cm" svg:y2="25.445cm">
                <text:p/>
              </draw:line>
              <draw:line draw:style-name="gr14" draw:text-style-name="P7" draw:layer="layout" svg:x1="34.549cm" svg:y1="27.039cm" svg:x2="35.267cm" svg:y2="27.039cm">
                <text:p/>
              </draw:line>
              <draw:line draw:style-name="gr14" draw:text-style-name="P7" draw:layer="layout" svg:x1="36.294cm" svg:y1="27.039cm" svg:x2="37.012cm" svg:y2="27.039cm">
                <text:p/>
              </draw:line>
              <draw:frame draw:style-name="gr15" draw:text-style-name="P8" draw:layer="layout" svg:width="0.615cm" svg:height="0.536cm" svg:x="34.447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26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24.001cm">
              <draw:text-box>
                <text:p text:style-name="P5"><text:span text:style-name="T2">I´= {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7cm" svg:y1="25.9cm" svg:x2="36cm" svg:y2="26.5cm">
            <text:p/>
          </draw:line>
        </draw:g>
        <draw:g xml:id="id15" draw:id="id15">
          <draw:g>
            <draw:g>
              <draw:custom-shape draw:style-name="gr2" draw:text-style-name="P3" draw:layer="layout" svg:width="1.172cm" svg:height="1.096cm" svg:x="19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1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1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33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22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32.444cm" svg:x2="21.267cm" svg:y2="32.444cm">
                <text:p/>
              </draw:line>
              <draw:line draw:style-name="gr14" draw:text-style-name="P7" draw:layer="layout" svg:x1="22.294cm" svg:y1="32.444cm" svg:x2="23.012cm" svg:y2="32.444cm">
                <text:p/>
              </draw:line>
              <draw:line draw:style-name="gr14" draw:text-style-name="P7" draw:layer="layout" svg:x1="24.038cm" svg:y1="32.444cm" svg:x2="24.756cm" svg:y2="32.444cm">
                <text:p/>
              </draw:line>
              <draw:line draw:style-name="gr14" draw:text-style-name="P7" draw:layer="layout" svg:x1="20.549cm" svg:y1="34.038cm" svg:x2="21.267cm" svg:y2="34.038cm">
                <text:p/>
              </draw:line>
              <draw:line draw:style-name="gr14" draw:text-style-name="P7" draw:layer="layout" svg:x1="22.294cm" svg:y1="34.038cm" svg:x2="23.012cm" svg:y2="34.038cm">
                <text:p/>
              </draw:line>
              <draw:frame draw:style-name="gr15" draw:text-style-name="P8" draw:layer="layout" svg:width="0.615cm" svg:height="0.536cm" svg:x="20.447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33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26.5cm" svg:y="31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32.8cm" svg:x2="20.3cm" svg:y2="33.5cm">
            <text:p/>
          </draw:line>
        </draw:g>
        <draw:connector draw:style-name="gr32" draw:text-style-name="P5" xml:id="id16" draw:id="id16" draw:layer="layout" svg:x1="24.2cm" svg:y1="28.1cm" svg:x2="24.2cm" svg:y2="31cm" draw:start-shape="id14" draw:start-glue-point="2" draw:end-shape="id15" draw:end-glue-point="0" svg:d="M24200 28100v2900" svg:viewBox="0 0 1 2901">
          <text:p/>
        </draw:connector>
        <draw:frame draw:style-name="gr30" draw:text-style-name="P10" draw:layer="layout" svg:width="3cm" svg:height="1.433cm" svg:x="24.2cm" svg:y="28.1cm">
          <draw:text-box>
            <text:p><text:span text:style-name="T4">j:E1</text:span><text:span text:style-name="T4"><text:line-break/></text:span><text:span text:style-name="T4">{B2}</text:span></text:p>
          </draw:text-box>
        </draw:frame>
        <draw:frame draw:style-name="gr33" draw:text-style-name="P10" draw:layer="layout" svg:width="1.4cm" svg:height="0.8cm" svg:x="22.8cm" svg:y="30cm">
          <draw:text-box>
            <text:p><text:span text:style-name="T4">i:B2</text:span></text:p>
          </draw:text-box>
        </draw:frame>
        <draw:g xml:id="id17" draw:id="id17">
          <draw:g>
            <draw:g>
              <draw:custom-shape draw:style-name="gr2" draw:text-style-name="P3" draw:layer="layout" svg:width="1.172cm" svg:height="1.096cm" svg:x="5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31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31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10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33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33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8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32.445cm" svg:x2="7.267cm" svg:y2="32.445cm">
                <text:p/>
              </draw:line>
              <draw:line draw:style-name="gr14" draw:text-style-name="P7" draw:layer="layout" svg:x1="8.294cm" svg:y1="32.445cm" svg:x2="9.012cm" svg:y2="32.445cm">
                <text:p/>
              </draw:line>
              <draw:line draw:style-name="gr14" draw:text-style-name="P7" draw:layer="layout" svg:x1="10.038cm" svg:y1="32.445cm" svg:x2="10.756cm" svg:y2="32.445cm">
                <text:p/>
              </draw:line>
              <draw:line draw:style-name="gr14" draw:text-style-name="P7" draw:layer="layout" svg:x1="6.549cm" svg:y1="34.039cm" svg:x2="7.267cm" svg:y2="34.039cm">
                <text:p/>
              </draw:line>
              <draw:line draw:style-name="gr14" draw:text-style-name="P7" draw:layer="layout" svg:x1="8.294cm" svg:y1="34.039cm" svg:x2="9.012cm" svg:y2="34.039cm">
                <text:p/>
              </draw:line>
              <draw:frame draw:style-name="gr15" draw:text-style-name="P8" draw:layer="layout" svg:width="0.615cm" svg:height="0.536cm" svg:x="6.447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33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33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31.001cm">
              <draw:text-box>
                <text:p text:style-name="P5"><text:span text:style-name="T2">I´= {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cm" svg:y1="32.801cm" svg:x2="6.3cm" svg:y2="33.501cm">
            <text:p/>
          </draw:line>
        </draw:g>
        <draw:connector draw:style-name="gr34" draw:text-style-name="P5" draw:layer="layout" svg:x1="24.2cm" svg:y1="29.55cm" svg:x2="10.2cm" svg:y2="31.001cm" draw:start-shape="id16" draw:start-glue-point="0" draw:end-shape="id17" draw:end-glue-point="0" svg:d="M24200 29550h-14000v1451" svg:viewBox="0 0 14001 1452">
          <text:p/>
        </draw:connector>
        <draw:g xml:id="id18" draw:id="id18">
          <draw:g>
            <draw:g>
              <draw:custom-shape draw:style-name="gr2" draw:text-style-name="P3" draw:layer="layout" svg:width="1.172cm" svg:height="1.096cm" svg:x="19.40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40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8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38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8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38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40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40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22.909cm" svg:y="40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39.444cm" svg:x2="21.267cm" svg:y2="39.444cm">
                <text:p/>
              </draw:line>
              <draw:line draw:style-name="gr14" draw:text-style-name="P7" draw:layer="layout" svg:x1="22.294cm" svg:y1="39.444cm" svg:x2="23.012cm" svg:y2="39.444cm">
                <text:p/>
              </draw:line>
              <draw:line draw:style-name="gr14" draw:text-style-name="P7" draw:layer="layout" svg:x1="24.038cm" svg:y1="39.444cm" svg:x2="24.756cm" svg:y2="39.444cm">
                <text:p/>
              </draw:line>
              <draw:line draw:style-name="gr14" draw:text-style-name="P7" draw:layer="layout" svg:x1="20.549cm" svg:y1="41.038cm" svg:x2="21.267cm" svg:y2="41.038cm">
                <text:p/>
              </draw:line>
              <draw:line draw:style-name="gr14" draw:text-style-name="P7" draw:layer="layout" svg:x1="22.294cm" svg:y1="41.038cm" svg:x2="23.012cm" svg:y2="41.038cm">
                <text:p/>
              </draw:line>
              <draw:frame draw:style-name="gr15" draw:text-style-name="P8" draw:layer="layout" svg:width="0.615cm" svg:height="0.536cm" svg:x="20.447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40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40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26.5cm" svg:y="38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2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39.8cm" svg:x2="20.3cm" svg:y2="40.5cm">
            <text:p/>
          </draw:line>
        </draw:g>
        <draw:connector draw:style-name="gr32" draw:text-style-name="P5" draw:layer="layout" svg:x1="24.2cm" svg:y1="35.1cm" svg:x2="24.2cm" svg:y2="38cm" draw:start-shape="id15" draw:start-glue-point="2" draw:end-shape="id18" draw:end-glue-point="0" svg:d="M24200 35100v2900" svg:viewBox="0 0 1 2901">
          <text:p/>
        </draw:connector>
        <draw:frame draw:style-name="gr30" draw:text-style-name="P10" draw:layer="layout" svg:width="3cm" svg:height="1.433cm" svg:x="24.2cm" svg:y="35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22.8cm" svg:y="37cm">
          <draw:text-box>
            <text:p><text:span text:style-name="T4">i:A3</text:span></text:p>
          </draw:text-box>
        </draw:frame>
        <draw:g xml:id="id19" draw:id="id19">
          <draw:g>
            <draw:g>
              <draw:custom-shape draw:style-name="gr2" draw:text-style-name="P3" draw:layer="layout" svg:width="1.172cm" svg:height="1.096cm" svg:x="33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31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31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33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32.444cm" svg:x2="35.267cm" svg:y2="32.444cm">
                <text:p/>
              </draw:line>
              <draw:line draw:style-name="gr14" draw:text-style-name="P7" draw:layer="layout" svg:x1="36.294cm" svg:y1="32.444cm" svg:x2="37.012cm" svg:y2="32.444cm">
                <text:p/>
              </draw:line>
              <draw:line draw:style-name="gr14" draw:text-style-name="P7" draw:layer="layout" svg:x1="38.038cm" svg:y1="32.444cm" svg:x2="38.756cm" svg:y2="32.444cm">
                <text:p/>
              </draw:line>
              <draw:line draw:style-name="gr14" draw:text-style-name="P7" draw:layer="layout" svg:x1="34.549cm" svg:y1="34.038cm" svg:x2="35.267cm" svg:y2="34.038cm">
                <text:p/>
              </draw:line>
              <draw:line draw:style-name="gr14" draw:text-style-name="P7" draw:layer="layout" svg:x1="36.294cm" svg:y1="34.038cm" svg:x2="37.012cm" svg:y2="34.038cm">
                <text:p/>
              </draw:line>
              <draw:frame draw:style-name="gr15" draw:text-style-name="P8" draw:layer="layout" svg:width="0.615cm" svg:height="0.536cm" svg:x="34.447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33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31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7cm" svg:y1="32.899cm" svg:x2="36cm" svg:y2="33.499cm">
            <text:p/>
          </draw:line>
        </draw:g>
        <draw:connector draw:style-name="gr32" draw:text-style-name="P5" xml:id="id20" draw:id="id20" draw:layer="layout" svg:x1="38.2cm" svg:y1="28.101cm" svg:x2="38.2cm" svg:y2="31cm" draw:start-shape="id13" draw:start-glue-point="2" draw:end-shape="id19" draw:end-glue-point="0" svg:d="M38200 28101v2899" svg:viewBox="0 0 1 2900">
          <text:p/>
        </draw:connector>
        <draw:frame draw:style-name="gr30" draw:text-style-name="P10" draw:layer="layout" svg:width="3cm" svg:height="1.433cm" svg:x="38.2cm" svg:y="28.1cm">
          <draw:text-box>
            <text:p><text:span text:style-name="T4">j:E1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36.8cm" svg:y="30cm">
          <draw:text-box>
            <text:p><text:span text:style-name="T4">i:B1</text:span></text:p>
          </draw:text-box>
        </draw:frame>
        <draw:line draw:style-name="gr35" draw:text-style-name="P7" draw:layer="layout" svg:x1="37.1cm" svg:y1="34.6cm" svg:x2="37.1cm" svg:y2="36.2cm">
          <text:p/>
        </draw:line>
        <draw:line draw:style-name="gr35" draw:text-style-name="P7" draw:layer="layout" svg:x1="37.1cm" svg:y1="36.2cm" svg:x2="33.8cm" svg:y2="36.2cm">
          <text:p/>
        </draw:line>
        <draw:line draw:style-name="gr31" draw:text-style-name="P7" draw:layer="layout" svg:x1="33.8cm" svg:y1="36.2cm" svg:x2="33.8cm" svg:y2="34.6cm">
          <text:p/>
        </draw:line>
        <draw:custom-shape draw:style-name="gr36" draw:text-style-name="P11" draw:layer="layout" svg:width="1.8cm" svg:height="1.7cm" svg:x="38.7cm" svg:y="33.4cm">
          <text:p/>
          <draw:enhanced-geometry svg:viewBox="0 0 21600 21600" draw:type="rectangle" draw:enhanced-path="M 0 0 L 21600 0 21600 21600 0 21600 0 0 Z N"/>
        </draw:custom-shape>
        <draw:g xml:id="id21" draw:id="id21">
          <draw:g>
            <draw:g>
              <draw:custom-shape draw:style-name="gr2" draw:text-style-name="P3" draw:layer="layout" svg:width="1.172cm" svg:height="1.096cm" svg:x="47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31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31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33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48.96cm" svg:y="33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32.445cm" svg:x2="49.267cm" svg:y2="32.445cm">
                <text:p/>
              </draw:line>
              <draw:line draw:style-name="gr14" draw:text-style-name="P7" draw:layer="layout" svg:x1="50.294cm" svg:y1="32.445cm" svg:x2="51.012cm" svg:y2="32.445cm">
                <text:p/>
              </draw:line>
              <draw:line draw:style-name="gr14" draw:text-style-name="P7" draw:layer="layout" svg:x1="52.038cm" svg:y1="32.445cm" svg:x2="52.756cm" svg:y2="32.445cm">
                <text:p/>
              </draw:line>
              <draw:line draw:style-name="gr14" draw:text-style-name="P7" draw:layer="layout" svg:x1="48.549cm" svg:y1="34.039cm" svg:x2="49.267cm" svg:y2="34.039cm">
                <text:p/>
              </draw:line>
              <draw:line draw:style-name="gr14" draw:text-style-name="P7" draw:layer="layout" svg:x1="50.294cm" svg:y1="34.039cm" svg:x2="51.012cm" svg:y2="34.039cm">
                <text:p/>
              </draw:line>
              <draw:frame draw:style-name="gr15" draw:text-style-name="P8" draw:layer="layout" svg:width="0.615cm" svg:height="0.536cm" svg:x="48.447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33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33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31.001cm">
              <draw:text-box>
                <text:p text:style-name="P5"><text:span text:style-name="T2">I´= {A3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51cm" svg:y1="32.9cm" svg:x2="50cm" svg:y2="33.5cm">
            <text:p/>
          </draw:line>
        </draw:g>
        <draw:connector draw:style-name="gr34" draw:text-style-name="P5" draw:layer="layout" svg:x1="38.2cm" svg:y1="29.55cm" svg:x2="52.2cm" svg:y2="31.001cm" draw:start-shape="id20" draw:start-glue-point="0" draw:end-shape="id21" draw:end-glue-point="0" svg:d="M38200 29550h14000v1451" svg:viewBox="0 0 14001 1452">
          <text:p/>
        </draw:connector>
        <draw:g xml:id="id22" draw:id="id22">
          <draw:g>
            <draw:g>
              <draw:custom-shape draw:style-name="gr2" draw:text-style-name="P3" draw:layer="layout" svg:width="1.172cm" svg:height="1.096cm" svg:x="47.40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40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38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38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38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38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40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40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40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39.444cm" svg:x2="49.267cm" svg:y2="39.444cm">
                <text:p/>
              </draw:line>
              <draw:line draw:style-name="gr14" draw:text-style-name="P7" draw:layer="layout" svg:x1="50.294cm" svg:y1="39.444cm" svg:x2="51.012cm" svg:y2="39.444cm">
                <text:p/>
              </draw:line>
              <draw:line draw:style-name="gr14" draw:text-style-name="P7" draw:layer="layout" svg:x1="52.038cm" svg:y1="39.444cm" svg:x2="52.756cm" svg:y2="39.444cm">
                <text:p/>
              </draw:line>
              <draw:line draw:style-name="gr14" draw:text-style-name="P7" draw:layer="layout" svg:x1="48.549cm" svg:y1="41.038cm" svg:x2="49.267cm" svg:y2="41.038cm">
                <text:p/>
              </draw:line>
              <draw:line draw:style-name="gr14" draw:text-style-name="P7" draw:layer="layout" svg:x1="50.294cm" svg:y1="41.038cm" svg:x2="51.012cm" svg:y2="41.038cm">
                <text:p/>
              </draw:line>
              <draw:frame draw:style-name="gr15" draw:text-style-name="P8" draw:layer="layout" svg:width="0.615cm" svg:height="0.536cm" svg:x="48.447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40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40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38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51cm" svg:y1="39.899cm" svg:x2="50cm" svg:y2="40.499cm">
            <text:p/>
          </draw:line>
        </draw:g>
        <draw:connector draw:style-name="gr32" draw:text-style-name="P5" xml:id="id23" draw:id="id23" draw:layer="layout" svg:x1="52.2cm" svg:y1="35.101cm" svg:x2="52.2cm" svg:y2="38cm" draw:start-shape="id21" draw:start-glue-point="2" draw:end-shape="id22" draw:end-glue-point="0" svg:d="M52200 35101v2899" svg:viewBox="0 0 1 2900">
          <text:p/>
        </draw:connector>
        <draw:frame draw:style-name="gr30" draw:text-style-name="P10" draw:layer="layout" svg:width="3cm" svg:height="1.433cm" svg:x="52.2cm" svg:y="35.1cm">
          <draw:text-box>
            <text:p><text:span text:style-name="T4">j:E2</text:span><text:span text:style-name="T4"><text:line-break/></text:span><text:span text:style-name="T4">{A3,B1}</text:span></text:p>
          </draw:text-box>
        </draw:frame>
        <draw:frame draw:style-name="gr33" draw:text-style-name="P10" draw:layer="layout" svg:width="1.4cm" svg:height="0.8cm" svg:x="50.8cm" svg:y="37cm">
          <draw:text-box>
            <text:p><text:span text:style-name="T4">i:B1</text:span></text:p>
          </draw:text-box>
        </draw:frame>
        <draw:g xml:id="id24" draw:id="id24">
          <draw:g>
            <draw:g>
              <draw:custom-shape draw:style-name="gr2" draw:text-style-name="P3" draw:layer="layout" svg:width="1.172cm" svg:height="1.096cm" svg:x="33.404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40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40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40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38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38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38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38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38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38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40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34.96cm" svg:y="40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40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39.445cm" svg:x2="35.267cm" svg:y2="39.445cm">
                <text:p/>
              </draw:line>
              <draw:line draw:style-name="gr14" draw:text-style-name="P7" draw:layer="layout" svg:x1="36.294cm" svg:y1="39.445cm" svg:x2="37.012cm" svg:y2="39.445cm">
                <text:p/>
              </draw:line>
              <draw:line draw:style-name="gr14" draw:text-style-name="P7" draw:layer="layout" svg:x1="38.038cm" svg:y1="39.445cm" svg:x2="38.756cm" svg:y2="39.445cm">
                <text:p/>
              </draw:line>
              <draw:line draw:style-name="gr14" draw:text-style-name="P7" draw:layer="layout" svg:x1="34.549cm" svg:y1="41.039cm" svg:x2="35.267cm" svg:y2="41.039cm">
                <text:p/>
              </draw:line>
              <draw:line draw:style-name="gr14" draw:text-style-name="P7" draw:layer="layout" svg:x1="36.294cm" svg:y1="41.039cm" svg:x2="37.012cm" svg:y2="41.039cm">
                <text:p/>
              </draw:line>
              <draw:frame draw:style-name="gr15" draw:text-style-name="P8" draw:layer="layout" svg:width="0.615cm" svg:height="0.536cm" svg:x="34.447cm" svg:y="39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39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39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40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40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38.001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7cm" svg:y1="39.9cm" svg:x2="36cm" svg:y2="40.5cm">
            <text:p/>
          </draw:line>
        </draw:g>
        <draw:connector draw:style-name="gr32" draw:text-style-name="P5" draw:layer="layout" svg:x1="52.2cm" svg:y1="36.55cm" svg:x2="38.2cm" svg:y2="38.001cm" draw:start-shape="id23" draw:start-glue-point="0" draw:end-shape="id24" draw:end-glue-point="0" svg:d="M52200 36550h-14000v1451" svg:viewBox="0 0 14001 1452">
          <text:p/>
        </draw:connector>
        <draw:frame draw:style-name="gr33" draw:text-style-name="P10" draw:layer="layout" svg:width="1.4cm" svg:height="0.8cm" svg:x="36.8cm" svg:y="37cm">
          <draw:text-box>
            <text:p><text:span text:style-name="T4">i:A3</text:span></text:p>
          </draw:text-box>
        </draw:frame>
        <draw:g xml:id="id25" draw:id="id25">
          <draw:g>
            <draw:g>
              <draw:custom-shape draw:style-name="gr2" draw:text-style-name="P3" draw:layer="layout" svg:width="1.172cm" svg:height="1.096cm" svg:x="33.404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47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47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47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45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45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45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45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45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45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47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47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47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46.444cm" svg:x2="35.267cm" svg:y2="46.444cm">
                <text:p/>
              </draw:line>
              <draw:line draw:style-name="gr14" draw:text-style-name="P7" draw:layer="layout" svg:x1="36.294cm" svg:y1="46.444cm" svg:x2="37.012cm" svg:y2="46.444cm">
                <text:p/>
              </draw:line>
              <draw:line draw:style-name="gr14" draw:text-style-name="P7" draw:layer="layout" svg:x1="38.038cm" svg:y1="46.444cm" svg:x2="38.756cm" svg:y2="46.444cm">
                <text:p/>
              </draw:line>
              <draw:line draw:style-name="gr14" draw:text-style-name="P7" draw:layer="layout" svg:x1="34.549cm" svg:y1="48.038cm" svg:x2="35.267cm" svg:y2="48.038cm">
                <text:p/>
              </draw:line>
              <draw:line draw:style-name="gr14" draw:text-style-name="P7" draw:layer="layout" svg:x1="36.294cm" svg:y1="48.038cm" svg:x2="37.012cm" svg:y2="48.038cm">
                <text:p/>
              </draw:line>
              <draw:frame draw:style-name="gr15" draw:text-style-name="P8" draw:layer="layout" svg:width="0.615cm" svg:height="0.536cm" svg:x="34.447cm" svg:y="46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46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46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47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47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45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5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7cm" svg:y1="46.899cm" svg:x2="36cm" svg:y2="47.499cm">
            <text:p/>
          </draw:line>
        </draw:g>
        <draw:connector draw:style-name="gr32" draw:text-style-name="P5" draw:layer="layout" svg:x1="38.2cm" svg:y1="42.101cm" svg:x2="38.2cm" svg:y2="45cm" draw:start-shape="id24" draw:start-glue-point="2" draw:end-shape="id25" draw:end-glue-point="0" svg:d="M38200 42101v2899" svg:viewBox="0 0 1 2900">
          <text:p/>
        </draw:connector>
        <draw:frame draw:style-name="gr30" draw:text-style-name="P10" draw:layer="layout" svg:width="3cm" svg:height="1.433cm" svg:x="38.2cm" svg:y="42.1cm">
          <draw:text-box>
            <text:p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36.8cm" svg:y="44cm">
          <draw:text-box>
            <text:p><text:span text:style-name="T4">i:B1</text:span></text:p>
          </draw:text-box>
        </draw:frame>
        <draw:line draw:style-name="gr35" draw:text-style-name="P7" draw:layer="layout" svg:x1="39.2cm" svg:y1="47.1cm" svg:x2="39.2cm" svg:y2="50cm">
          <text:p/>
        </draw:line>
        <draw:line draw:style-name="gr35" draw:text-style-name="P7" draw:layer="layout" svg:x1="34cm" svg:y1="49.975cm" svg:x2="39.2cm" svg:y2="49.975cm">
          <text:p/>
        </draw:line>
        <draw:line draw:style-name="gr31" draw:text-style-name="P7" draw:layer="layout" svg:x1="34cm" svg:y1="50cm" svg:x2="34cm" svg:y2="48.8cm">
          <text:p/>
        </draw:line>
        <draw:g xml:id="id26" draw:id="id26">
          <draw:g>
            <draw:g>
              <draw:custom-shape draw:style-name="gr2" draw:text-style-name="P3" draw:layer="layout" svg:width="1.172cm" svg:height="1.096cm" svg:x="47.404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47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47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47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45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45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45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45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45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52.653cm" svg:y="45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47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47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47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46.444cm" svg:x2="49.267cm" svg:y2="46.444cm">
                <text:p/>
              </draw:line>
              <draw:line draw:style-name="gr14" draw:text-style-name="P7" draw:layer="layout" svg:x1="50.294cm" svg:y1="46.444cm" svg:x2="51.012cm" svg:y2="46.444cm">
                <text:p/>
              </draw:line>
              <draw:line draw:style-name="gr14" draw:text-style-name="P7" draw:layer="layout" svg:x1="52.038cm" svg:y1="46.444cm" svg:x2="52.756cm" svg:y2="46.444cm">
                <text:p/>
              </draw:line>
              <draw:line draw:style-name="gr14" draw:text-style-name="P7" draw:layer="layout" svg:x1="48.549cm" svg:y1="48.038cm" svg:x2="49.267cm" svg:y2="48.038cm">
                <text:p/>
              </draw:line>
              <draw:line draw:style-name="gr14" draw:text-style-name="P7" draw:layer="layout" svg:x1="50.294cm" svg:y1="48.038cm" svg:x2="51.012cm" svg:y2="48.038cm">
                <text:p/>
              </draw:line>
              <draw:frame draw:style-name="gr15" draw:text-style-name="P8" draw:layer="layout" svg:width="0.615cm" svg:height="0.536cm" svg:x="48.447cm" svg:y="46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46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46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47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47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45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/></text:p>
                <text:p text:style-name="P5"><text:span text:style-name="T2"/></text:p>
              </draw:text-box>
            </draw:frame>
          </draw:g>
          <draw:line draw:style-name="gr31" draw:text-style-name="P7" draw:layer="layout" svg:x1="51cm" svg:y1="46.899cm" svg:x2="50cm" svg:y2="47.499cm">
            <text:p/>
          </draw:line>
        </draw:g>
        <draw:connector draw:style-name="gr32" draw:text-style-name="P5" draw:layer="layout" svg:x1="52.2cm" svg:y1="42.1cm" svg:x2="52.2cm" svg:y2="45cm" draw:start-shape="id22" draw:start-glue-point="2" draw:end-shape="id26" draw:end-glue-point="0" svg:d="M52200 42100v2900" svg:viewBox="0 0 1 2901">
          <text:p/>
        </draw:connector>
        <draw:frame draw:style-name="gr30" draw:text-style-name="P10" draw:layer="layout" svg:width="3cm" svg:height="1.433cm" svg:x="52.2cm" svg:y="42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50.8cm" svg:y="44cm">
          <draw:text-box>
            <text:p><text:span text:style-name="T4">i:A3</text:span></text:p>
          </draw:text-box>
        </draw:frame>
        <draw:line draw:style-name="gr31" draw:text-style-name="P7" draw:layer="layout" svg:x1="50.3cm" svg:y1="47.7cm" svg:x2="51.3cm" svg:y2="47.1cm">
          <text:p/>
        </draw:line>
        <draw:custom-shape draw:style-name="gr37" draw:text-style-name="P12" draw:layer="layout" svg:width="1.6cm" svg:height="1.5cm" svg:x="10.9cm" svg:y="33.6cm">
          <text:p text:style-name="P5"><text:span text:style-name="T2">2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10.9cm" svg:y="26.6cm">
          <text:p text:style-name="P5"><text:span text:style-name="T2">3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38.9cm" svg:y="19.6cm">
          <text:p text:style-name="P5"><text:span text:style-name="T2">4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52.9cm" svg:y="19.6cm">
          <text:p text:style-name="P5"><text:span text:style-name="T2">5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52.9cm" svg:y="12.6cm">
          <text:p text:style-name="P5"><text:span text:style-name="T2">8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66.9cm" svg:y="19.6cm">
          <text:p text:style-name="P5"><text:span text:style-name="T2">7.p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8" draw:id="id28">
          <draw:g>
            <draw:custom-shape draw:style-name="gr2" draw:text-style-name="P3" draw:layer="layout" svg:width="1.172cm" svg:height="1.096cm" svg:x="75.404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77.161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78.915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80.674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75.421cm" svg:y="19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77.161cm" svg:y="19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78.915cm" svg:y="19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74.6cm" svg:y="17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74.805cm" svg:y="17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75.216cm" svg:y="17.914cm">
              <draw:text-box>
                <text:p text:style-name="P5"><text:span text:style-name="T2">A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76.96cm" svg:y="17.914cm">
              <draw:text-box>
                <text:p text:style-name="P5"><text:span text:style-name="T2">A2</text:span><text:span text:style-name="T2"><text:line-break/></text:span><text:span text:style-name="T2">{E1}</text:span></text:p>
              </draw:text-box>
            </draw:frame>
            <draw:frame draw:style-name="gr11" draw:text-style-name="P6" draw:layer="layout" svg:width="1.539cm" svg:height="1.28cm" svg:x="78.704cm" svg:y="17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80.653cm" svg:y="17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75.216cm" svg:y="19.507cm">
              <draw:text-box>
                <text:p text:style-name="P5"><text:span text:style-name="T2">B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76.96cm" svg:y="19.507cm">
              <draw:text-box>
                <text:p text:style-name="P5"><text:span text:style-name="T2">B2</text:span><text:span text:style-name="T2"><text:line-break/></text:span><text:span text:style-name="T2">E1</text:span></text:p>
              </draw:text-box>
            </draw:frame>
            <draw:frame draw:style-name="gr13" draw:text-style-name="P6" draw:layer="layout" svg:width="1.231cm" svg:height="1.17cm" svg:x="78.909cm" svg:y="19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76.549cm" svg:y1="18.445cm" svg:x2="77.267cm" svg:y2="18.445cm">
              <text:p/>
            </draw:line>
            <draw:line draw:style-name="gr14" draw:text-style-name="P7" draw:layer="layout" svg:x1="78.294cm" svg:y1="18.445cm" svg:x2="79.012cm" svg:y2="18.445cm">
              <text:p/>
            </draw:line>
            <draw:line draw:style-name="gr14" draw:text-style-name="P7" draw:layer="layout" svg:x1="80.038cm" svg:y1="18.445cm" svg:x2="80.756cm" svg:y2="18.445cm">
              <text:p/>
            </draw:line>
            <draw:line draw:style-name="gr14" draw:text-style-name="P7" draw:layer="layout" svg:x1="76.549cm" svg:y1="20.039cm" svg:x2="77.267cm" svg:y2="20.039cm">
              <text:p/>
            </draw:line>
            <draw:line draw:style-name="gr14" draw:text-style-name="P7" draw:layer="layout" svg:x1="78.294cm" svg:y1="20.039cm" svg:x2="79.012cm" svg:y2="20.039cm">
              <text:p/>
            </draw:line>
            <draw:frame draw:style-name="gr15" draw:text-style-name="P8" draw:layer="layout" svg:width="0.615cm" svg:height="0.536cm" svg:x="76.447cm" svg:y="18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8.191cm" svg:y="18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79.935cm" svg:y="18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6.447cm" svg:y="19.614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8.191cm" svg:y="19.614cm">
              <draw:text-box>
                <text:p text:style-name="P5"><text:span text:style-name="T3">5</text:span></text:p>
              </draw:text-box>
            </draw:frame>
          </draw:g>
          <draw:frame draw:style-name="gr16" draw:text-style-name="P6" draw:layer="layout" svg:width="3.3cm" svg:height="1.9cm" svg:x="82.5cm" svg:y="17.001cm">
            <draw:text-box>
              <text:p text:style-name="P5"><text:span text:style-name="T2">I´= {A1,A2,A3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connector draw:style-name="gr32" draw:text-style-name="P5" xml:id="id27" draw:id="id27" draw:layer="layout" svg:x1="94.2cm" svg:y1="14.103cm" svg:x2="94.2cm" svg:y2="17cm" draw:start-shape="id5" draw:start-glue-point="2" svg:d="M94200 14103v2897" svg:viewBox="0 0 1 2898">
          <text:p/>
        </draw:connector>
        <draw:connector draw:style-name="gr32" draw:text-style-name="P5" xml:id="id29" draw:id="id29" draw:layer="layout" svg:x1="94.2cm" svg:y1="15.551cm" svg:x2="80.2cm" svg:y2="17.001cm" draw:start-shape="id27" draw:start-glue-point="0" draw:end-shape="id28" draw:end-glue-point="0" svg:d="M94200 15551h-14000v1450" svg:viewBox="0 0 14001 1451">
          <text:p/>
        </draw:connector>
        <draw:connector draw:style-name="gr32" draw:text-style-name="P5" draw:layer="layout" svg:x1="80.2cm" svg:y1="15.551cm" svg:x2="66.2cm" svg:y2="17.002cm" draw:start-shape="id29" draw:start-glue-point="0" draw:end-shape="id30" draw:end-glue-point="0" svg:d="M80200 15551h-14000v1451" svg:viewBox="0 0 14001 1452">
          <text:p/>
        </draw:connector>
        <draw:frame draw:style-name="gr30" draw:text-style-name="P10" draw:layer="layout" svg:width="3cm" svg:height="1.433cm" svg:x="94.2cm" svg:y="14.067cm">
          <draw:text-box>
            <text:p><text:span text:style-name="T4">j:E1</text:span><text:span text:style-name="T4"><text:line-break/></text:span><text:span text:style-name="T4">{A1,A2,B1}</text:span></text:p>
          </draw:text-box>
        </draw:frame>
        <draw:frame draw:style-name="gr33" draw:text-style-name="P10" draw:layer="layout" svg:width="1.4cm" svg:height="0.8cm" svg:x="92.8cm" svg:y="16cm">
          <draw:text-box>
            <text:p><text:span text:style-name="T4">i:A2</text:span></text:p>
          </draw:text-box>
        </draw:frame>
        <draw:frame draw:style-name="gr33" draw:text-style-name="P10" draw:layer="layout" svg:width="1.4cm" svg:height="0.8cm" svg:x="78.8cm" svg:y="16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64.8cm" svg:y="16cm">
          <draw:text-box>
            <text:p><text:span text:style-name="T4">i:A1</text:span></text:p>
          </draw:text-box>
        </draw:frame>
        <draw:g xml:id="id31" draw:id="id31">
          <draw:g>
            <draw:g>
              <draw:custom-shape draw:style-name="gr2" draw:text-style-name="P3" draw:layer="layout" svg:width="1.172cm" svg:height="1.096cm" svg:x="89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17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90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19.506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90.96cm" svg:y="19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18.444cm" svg:x2="91.267cm" svg:y2="18.444cm">
                <text:p/>
              </draw:line>
              <draw:line draw:style-name="gr14" draw:text-style-name="P7" draw:layer="layout" svg:x1="92.294cm" svg:y1="18.444cm" svg:x2="93.012cm" svg:y2="18.444cm">
                <text:p/>
              </draw:line>
              <draw:line draw:style-name="gr14" draw:text-style-name="P7" draw:layer="layout" svg:x1="94.038cm" svg:y1="18.444cm" svg:x2="94.756cm" svg:y2="18.444cm">
                <text:p/>
              </draw:line>
              <draw:line draw:style-name="gr14" draw:text-style-name="P7" draw:layer="layout" svg:x1="90.549cm" svg:y1="20.038cm" svg:x2="91.267cm" svg:y2="20.038cm">
                <text:p/>
              </draw:line>
              <draw:line draw:style-name="gr14" draw:text-style-name="P7" draw:layer="layout" svg:x1="92.294cm" svg:y1="20.038cm" svg:x2="93.012cm" svg:y2="20.038cm">
                <text:p/>
              </draw:line>
              <draw:frame draw:style-name="gr15" draw:text-style-name="P8" draw:layer="layout" svg:width="0.615cm" svg:height="0.536cm" svg:x="90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19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17cm">
              <draw:text-box>
                <text:p text:style-name="P5"><text:span text:style-name="T2">I´= {A1,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3.1cm" svg:y1="19.6cm" svg:x2="92.2cm" svg:y2="18.9cm">
            <text:p/>
          </draw:line>
        </draw:g>
        <draw:line draw:style-name="gr35" draw:text-style-name="P7" draw:layer="layout" svg:x1="79.5cm" svg:y1="20.7cm" svg:x2="79.5cm" svg:y2="21.9cm">
          <text:p/>
        </draw:line>
        <draw:line draw:style-name="gr35" draw:text-style-name="P7" draw:layer="layout" svg:x1="77.7cm" svg:y1="21.9cm" svg:x2="76cm" svg:y2="21.9cm">
          <text:p/>
        </draw:line>
        <draw:line draw:style-name="gr31" draw:text-style-name="P7" draw:layer="layout" svg:x1="76cm" svg:y1="21.9cm" svg:x2="76cm" svg:y2="20.6cm">
          <text:p/>
        </draw:line>
        <draw:custom-shape draw:style-name="gr36" draw:text-style-name="P11" draw:layer="layout" svg:width="1.8cm" svg:height="1.7cm" svg:x="80.7cm" svg:y="19.4cm">
          <text:p/>
          <draw:enhanced-geometry svg:viewBox="0 0 21600 21600" draw:type="rectangle" draw:enhanced-path="M 0 0 L 21600 0 21600 21600 0 21600 0 0 Z N"/>
        </draw:custom-shape>
        <draw:g xml:id="id30" draw:id="id30">
          <draw:g>
            <draw:g>
              <draw:custom-shape draw:style-name="gr2" draw:text-style-name="P3" draw:layer="layout" svg:width="1.172cm" svg:height="1.096cm" svg:x="61.40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9.5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7.915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17.915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64.704cm" svg:y="17.909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17.915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9.508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62.96cm" svg:y="19.508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19.508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8.446cm" svg:x2="63.267cm" svg:y2="18.446cm">
                <text:p/>
              </draw:line>
              <draw:line draw:style-name="gr14" draw:text-style-name="P7" draw:layer="layout" svg:x1="64.294cm" svg:y1="18.446cm" svg:x2="65.012cm" svg:y2="18.446cm">
                <text:p/>
              </draw:line>
              <draw:line draw:style-name="gr14" draw:text-style-name="P7" draw:layer="layout" svg:x1="66.038cm" svg:y1="18.446cm" svg:x2="66.756cm" svg:y2="18.446cm">
                <text:p/>
              </draw:line>
              <draw:line draw:style-name="gr14" draw:text-style-name="P7" draw:layer="layout" svg:x1="62.549cm" svg:y1="20.04cm" svg:x2="63.267cm" svg:y2="20.04cm">
                <text:p/>
              </draw:line>
              <draw:line draw:style-name="gr14" draw:text-style-name="P7" draw:layer="layout" svg:x1="64.294cm" svg:y1="20.04cm" svg:x2="65.012cm" svg:y2="20.04cm">
                <text:p/>
              </draw:line>
              <draw:frame draw:style-name="gr15" draw:text-style-name="P8" draw:layer="layout" svg:width="0.615cm" svg:height="0.536cm" svg:x="62.447cm" svg:y="18.021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8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8.021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9.615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9.615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17.002cm">
              <draw:text-box>
                <text:p text:style-name="P5"><text:span text:style-name="T2">I´= {A2,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cm" svg:y1="19.7cm" svg:x2="62.6cm" svg:y2="18.8cm">
            <text:p/>
          </draw:line>
        </draw:g>
        <draw:g xml:id="id32" draw:id="id32">
          <draw:g>
            <draw:g>
              <draw:custom-shape draw:style-name="gr2" draw:text-style-name="P3" draw:layer="layout" svg:width="1.172cm" svg:height="1.096cm" svg:x="89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24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90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0.96cm" svg:y="26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25.444cm" svg:x2="91.267cm" svg:y2="25.444cm">
                <text:p/>
              </draw:line>
              <draw:line draw:style-name="gr14" draw:text-style-name="P7" draw:layer="layout" svg:x1="92.294cm" svg:y1="25.444cm" svg:x2="93.012cm" svg:y2="25.444cm">
                <text:p/>
              </draw:line>
              <draw:line draw:style-name="gr14" draw:text-style-name="P7" draw:layer="layout" svg:x1="94.038cm" svg:y1="25.444cm" svg:x2="94.756cm" svg:y2="25.444cm">
                <text:p/>
              </draw:line>
              <draw:line draw:style-name="gr14" draw:text-style-name="P7" draw:layer="layout" svg:x1="90.549cm" svg:y1="27.038cm" svg:x2="91.267cm" svg:y2="27.038cm">
                <text:p/>
              </draw:line>
              <draw:line draw:style-name="gr14" draw:text-style-name="P7" draw:layer="layout" svg:x1="92.294cm" svg:y1="27.038cm" svg:x2="93.012cm" svg:y2="27.038cm">
                <text:p/>
              </draw:line>
              <draw:frame draw:style-name="gr15" draw:text-style-name="P8" draw:layer="layout" svg:width="0.615cm" svg:height="0.536cm" svg:x="90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26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24cm">
              <draw:text-box>
                <text:p text:style-name="P5"><text:span text:style-name="T2">I´= {A1,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3.1cm" svg:y1="26.6cm" svg:x2="92.2cm" svg:y2="25.9cm">
            <text:p/>
          </draw:line>
        </draw:g>
        <draw:g xml:id="id34" draw:id="id34">
          <draw:g>
            <draw:g>
              <draw:custom-shape draw:style-name="gr2" draw:text-style-name="P3" draw:layer="layout" svg:width="1.172cm" svg:height="1.096cm" svg:x="75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24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24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80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26.507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76.96cm" svg:y="26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25.445cm" svg:x2="77.267cm" svg:y2="25.445cm">
                <text:p/>
              </draw:line>
              <draw:line draw:style-name="gr14" draw:text-style-name="P7" draw:layer="layout" svg:x1="78.294cm" svg:y1="25.445cm" svg:x2="79.012cm" svg:y2="25.445cm">
                <text:p/>
              </draw:line>
              <draw:line draw:style-name="gr14" draw:text-style-name="P7" draw:layer="layout" svg:x1="80.038cm" svg:y1="25.445cm" svg:x2="80.756cm" svg:y2="25.445cm">
                <text:p/>
              </draw:line>
              <draw:line draw:style-name="gr14" draw:text-style-name="P7" draw:layer="layout" svg:x1="76.549cm" svg:y1="27.039cm" svg:x2="77.267cm" svg:y2="27.039cm">
                <text:p/>
              </draw:line>
              <draw:line draw:style-name="gr14" draw:text-style-name="P7" draw:layer="layout" svg:x1="78.294cm" svg:y1="27.039cm" svg:x2="79.012cm" svg:y2="27.039cm">
                <text:p/>
              </draw:line>
              <draw:frame draw:style-name="gr15" draw:text-style-name="P8" draw:layer="layout" svg:width="0.615cm" svg:height="0.536cm" svg:x="76.447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26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24.001cm">
              <draw:text-box>
                <text:p text:style-name="P5"><text:span text:style-name="T2">I´= {A1,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9.1cm" svg:y1="26.601cm" svg:x2="78.2cm" svg:y2="25.901cm">
            <text:p/>
          </draw:line>
        </draw:g>
        <draw:g xml:id="id35" draw:id="id35">
          <draw:g>
            <draw:g>
              <draw:custom-shape draw:style-name="gr2" draw:text-style-name="P3" draw:layer="layout" svg:width="1.172cm" svg:height="1.096cm" svg:x="103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105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106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8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03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105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106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02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02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03.216cm" svg:y="24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104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6.704cm" svg:y="24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108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03.216cm" svg:y="26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104.96cm" svg:y="26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106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104.549cm" svg:y1="25.445cm" svg:x2="105.267cm" svg:y2="25.445cm">
                <text:p/>
              </draw:line>
              <draw:line draw:style-name="gr14" draw:text-style-name="P7" draw:layer="layout" svg:x1="106.294cm" svg:y1="25.445cm" svg:x2="107.012cm" svg:y2="25.445cm">
                <text:p/>
              </draw:line>
              <draw:line draw:style-name="gr14" draw:text-style-name="P7" draw:layer="layout" svg:x1="108.038cm" svg:y1="25.445cm" svg:x2="108.756cm" svg:y2="25.445cm">
                <text:p/>
              </draw:line>
              <draw:line draw:style-name="gr14" draw:text-style-name="P7" draw:layer="layout" svg:x1="104.549cm" svg:y1="27.039cm" svg:x2="105.267cm" svg:y2="27.039cm">
                <text:p/>
              </draw:line>
              <draw:line draw:style-name="gr14" draw:text-style-name="P7" draw:layer="layout" svg:x1="106.294cm" svg:y1="27.039cm" svg:x2="107.012cm" svg:y2="27.039cm">
                <text:p/>
              </draw:line>
              <draw:frame draw:style-name="gr15" draw:text-style-name="P8" draw:layer="layout" svg:width="0.615cm" svg:height="0.536cm" svg:x="104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107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4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26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110.5cm" svg:y="24.001cm">
              <draw:text-box>
                <text:p text:style-name="P5"><text:span text:style-name="T2">I´= {A1,A3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7.1cm" svg:y1="26.601cm" svg:x2="106.2cm" svg:y2="25.901cm">
            <text:p/>
          </draw:line>
        </draw:g>
        <draw:connector draw:style-name="gr32" draw:text-style-name="P5" xml:id="id33" draw:id="id33" draw:layer="layout" svg:x1="94.2cm" svg:y1="21.1cm" svg:x2="94.2cm" svg:y2="24cm" draw:start-shape="id31" draw:start-glue-point="2" draw:end-shape="id32" draw:end-glue-point="0" svg:d="M94200 21100v2900" svg:viewBox="0 0 1 2901">
          <text:p/>
        </draw:connector>
        <draw:connector draw:style-name="gr32" draw:text-style-name="P5" draw:layer="layout" svg:x1="94.2cm" svg:y1="22.55cm" svg:x2="80.2cm" svg:y2="24.001cm" draw:start-shape="id33" draw:start-glue-point="0" draw:end-shape="id34" draw:end-glue-point="0" svg:d="M94200 22550h-14000v1451" svg:viewBox="0 0 14001 1452">
          <text:p/>
        </draw:connector>
        <draw:frame draw:style-name="gr30" draw:text-style-name="P10" draw:layer="layout" svg:width="3cm" svg:height="1.433cm" svg:x="94.2cm" svg:y="21.1cm">
          <draw:text-box>
            <text:p><text:span text:style-name="T4">j:E1</text:span><text:span text:style-name="T4"><text:line-break/></text:span><text:span text:style-name="T4">{A1,B1}</text:span></text:p>
          </draw:text-box>
        </draw:frame>
        <draw:frame draw:style-name="gr33" draw:text-style-name="P10" draw:layer="layout" svg:width="1.4cm" svg:height="0.8cm" svg:x="92.8cm" svg:y="23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78.8cm" svg:y="23cm">
          <draw:text-box>
            <text:p><text:span text:style-name="T4">i:A1</text:span></text:p>
          </draw:text-box>
        </draw:frame>
        <draw:connector draw:style-name="gr34" draw:text-style-name="P5" draw:layer="layout" svg:x1="94.2cm" svg:y1="22.55cm" svg:x2="108.2cm" svg:y2="24.001cm" draw:start-shape="id33" draw:start-glue-point="0" draw:end-shape="id35" draw:end-glue-point="0" svg:d="M94200 22550h14000v1451" svg:viewBox="0 0 14001 1452">
          <text:p/>
        </draw:connector>
        <draw:line draw:style-name="gr35" draw:text-style-name="P7" draw:layer="layout" svg:x1="93.5cm" svg:y1="24.8cm" svg:x2="93.5cm" svg:y2="24cm">
          <text:p/>
        </draw:line>
        <draw:line draw:style-name="gr35" draw:text-style-name="P7" draw:layer="layout" svg:x1="93.5cm" svg:y1="24cm" svg:x2="87.9cm" svg:y2="24cm">
          <text:p/>
        </draw:line>
        <draw:line draw:style-name="gr35" draw:text-style-name="P7" draw:layer="layout" svg:x1="87.9cm" svg:y1="24cm" svg:x2="87.9cm" svg:y2="27.1cm">
          <text:p/>
        </draw:line>
        <draw:line draw:style-name="gr31" draw:text-style-name="P7" draw:layer="layout" svg:x1="87.9cm" svg:y1="27.1cm" svg:x2="89.4cm" svg:y2="27.1cm">
          <text:p/>
        </draw:line>
        <draw:custom-shape draw:style-name="gr36" draw:text-style-name="P11" draw:layer="layout" svg:width="1.8cm" svg:height="1.7cm" svg:x="94.7cm" svg:y="26.4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79.5cm" svg:y1="24.8cm" svg:x2="79.5cm" svg:y2="23.9cm">
          <text:p/>
        </draw:line>
        <draw:line draw:style-name="gr35" draw:text-style-name="P7" draw:layer="layout" svg:x1="79.5cm" svg:y1="23.9cm" svg:x2="76cm" svg:y2="23.9cm">
          <text:p/>
        </draw:line>
        <draw:line draw:style-name="gr31" draw:text-style-name="P7" draw:layer="layout" svg:x1="76cm" svg:y1="23.9cm" svg:x2="76cm" svg:y2="24.9cm">
          <text:p/>
        </draw:line>
        <draw:custom-shape draw:style-name="gr36" draw:text-style-name="P11" draw:layer="layout" svg:width="1.8cm" svg:height="1.7cm" svg:x="80.7cm" svg:y="26.4cm">
          <text:p/>
          <draw:enhanced-geometry svg:viewBox="0 0 21600 21600" draw:type="rectangle" draw:enhanced-path="M 0 0 L 21600 0 21600 21600 0 21600 0 0 Z N"/>
        </draw:custom-shape>
        <draw:g xml:id="id36" draw:id="id36">
          <draw:g>
            <draw:g>
              <draw:custom-shape draw:style-name="gr2" draw:text-style-name="P3" draw:layer="layout" svg:width="1.172cm" svg:height="1.096cm" svg:x="103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105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106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8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03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105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106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02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02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03.216cm" svg:y="31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104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6.704cm" svg:y="31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108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03.216cm" svg:y="33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104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106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104.549cm" svg:y1="32.444cm" svg:x2="105.267cm" svg:y2="32.444cm">
                <text:p/>
              </draw:line>
              <draw:line draw:style-name="gr14" draw:text-style-name="P7" draw:layer="layout" svg:x1="106.294cm" svg:y1="32.444cm" svg:x2="107.012cm" svg:y2="32.444cm">
                <text:p/>
              </draw:line>
              <draw:line draw:style-name="gr14" draw:text-style-name="P7" draw:layer="layout" svg:x1="108.038cm" svg:y1="32.444cm" svg:x2="108.756cm" svg:y2="32.444cm">
                <text:p/>
              </draw:line>
              <draw:line draw:style-name="gr14" draw:text-style-name="P7" draw:layer="layout" svg:x1="104.549cm" svg:y1="34.038cm" svg:x2="105.267cm" svg:y2="34.038cm">
                <text:p/>
              </draw:line>
              <draw:line draw:style-name="gr14" draw:text-style-name="P7" draw:layer="layout" svg:x1="106.294cm" svg:y1="34.038cm" svg:x2="107.012cm" svg:y2="34.038cm">
                <text:p/>
              </draw:line>
              <draw:frame draw:style-name="gr15" draw:text-style-name="P8" draw:layer="layout" svg:width="0.615cm" svg:height="0.536cm" svg:x="104.447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107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4.447cm" svg:y="33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110.5cm" svg:y="31cm">
              <draw:text-box>
                <text:p text:style-name="P5"><text:span text:style-name="T2">I´= {A1,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7.1cm" svg:y1="33.6cm" svg:x2="106.2cm" svg:y2="32.9cm">
            <text:p/>
          </draw:line>
        </draw:g>
        <draw:connector draw:style-name="gr32" draw:text-style-name="P5" xml:id="id37" draw:id="id37" draw:layer="layout" svg:x1="108.2cm" svg:y1="28.101cm" svg:x2="108.2cm" svg:y2="31cm" draw:start-shape="id35" draw:start-glue-point="2" draw:end-shape="id36" draw:end-glue-point="0" svg:d="M108200 28101v2899" svg:viewBox="0 0 1 2900">
          <text:p/>
        </draw:connector>
        <draw:g xml:id="id38" draw:id="id38">
          <draw:g>
            <draw:g>
              <draw:custom-shape draw:style-name="gr2" draw:text-style-name="P3" draw:layer="layout" svg:width="1.172cm" svg:height="1.096cm" svg:x="89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31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31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94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33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33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32.445cm" svg:x2="91.267cm" svg:y2="32.445cm">
                <text:p/>
              </draw:line>
              <draw:line draw:style-name="gr14" draw:text-style-name="P7" draw:layer="layout" svg:x1="92.294cm" svg:y1="32.445cm" svg:x2="93.012cm" svg:y2="32.445cm">
                <text:p/>
              </draw:line>
              <draw:line draw:style-name="gr14" draw:text-style-name="P7" draw:layer="layout" svg:x1="94.038cm" svg:y1="32.445cm" svg:x2="94.756cm" svg:y2="32.445cm">
                <text:p/>
              </draw:line>
              <draw:line draw:style-name="gr14" draw:text-style-name="P7" draw:layer="layout" svg:x1="90.549cm" svg:y1="34.039cm" svg:x2="91.267cm" svg:y2="34.039cm">
                <text:p/>
              </draw:line>
              <draw:line draw:style-name="gr14" draw:text-style-name="P7" draw:layer="layout" svg:x1="92.294cm" svg:y1="34.039cm" svg:x2="93.012cm" svg:y2="34.039cm">
                <text:p/>
              </draw:line>
              <draw:frame draw:style-name="gr15" draw:text-style-name="P8" draw:layer="layout" svg:width="0.615cm" svg:height="0.536cm" svg:x="90.447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33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33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31.001cm">
              <draw:text-box>
                <text:p text:style-name="P5"><text:span text:style-name="T2">I´= {A1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3.1cm" svg:y1="33.601cm" svg:x2="92.2cm" svg:y2="32.901cm">
            <text:p/>
          </draw:line>
        </draw:g>
        <draw:g xml:id="id40" draw:id="id40">
          <draw:g>
            <draw:g>
              <draw:custom-shape draw:style-name="gr2" draw:text-style-name="P3" draw:layer="layout" svg:width="1.172cm" svg:height="1.096cm" svg:x="75.404cm" svg:y="31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31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31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31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33.5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33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33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31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31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31.915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76.96cm" svg:y="31.915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31.909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80.653cm" svg:y="31.915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33.508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33.508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33.508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32.446cm" svg:x2="77.267cm" svg:y2="32.446cm">
                <text:p/>
              </draw:line>
              <draw:line draw:style-name="gr14" draw:text-style-name="P7" draw:layer="layout" svg:x1="78.294cm" svg:y1="32.446cm" svg:x2="79.012cm" svg:y2="32.446cm">
                <text:p/>
              </draw:line>
              <draw:line draw:style-name="gr14" draw:text-style-name="P7" draw:layer="layout" svg:x1="80.038cm" svg:y1="32.446cm" svg:x2="80.756cm" svg:y2="32.446cm">
                <text:p/>
              </draw:line>
              <draw:line draw:style-name="gr14" draw:text-style-name="P7" draw:layer="layout" svg:x1="76.549cm" svg:y1="34.04cm" svg:x2="77.267cm" svg:y2="34.04cm">
                <text:p/>
              </draw:line>
              <draw:line draw:style-name="gr14" draw:text-style-name="P7" draw:layer="layout" svg:x1="78.294cm" svg:y1="34.04cm" svg:x2="79.012cm" svg:y2="34.04cm">
                <text:p/>
              </draw:line>
              <draw:frame draw:style-name="gr15" draw:text-style-name="P8" draw:layer="layout" svg:width="0.615cm" svg:height="0.536cm" svg:x="76.447cm" svg:y="32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32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32.021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33.615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33.615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31.002cm">
              <draw:text-box>
                <text:p text:style-name="P5"><text:span text:style-name="T2">I´= {A3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9.1cm" svg:y1="33.602cm" svg:x2="78.2cm" svg:y2="32.902cm">
            <text:p/>
          </draw:line>
        </draw:g>
        <draw:connector draw:style-name="gr32" draw:text-style-name="P5" xml:id="id39" draw:id="id39" draw:layer="layout" svg:x1="108.2cm" svg:y1="29.55cm" svg:x2="94.2cm" svg:y2="31.001cm" draw:start-shape="id37" draw:start-glue-point="0" draw:end-shape="id38" draw:end-glue-point="0" svg:d="M108200 29550h-14000v1451" svg:viewBox="0 0 14001 1452">
          <text:p/>
        </draw:connector>
        <draw:connector draw:style-name="gr32" draw:text-style-name="P5" draw:layer="layout" svg:x1="94.2cm" svg:y1="29.55cm" svg:x2="80.2cm" svg:y2="31.002cm" draw:start-shape="id39" draw:start-glue-point="0" draw:end-shape="id40" draw:end-glue-point="0" svg:d="M94200 29550h-14000v1452" svg:viewBox="0 0 14001 1453">
          <text:p/>
        </draw:connector>
        <draw:frame draw:style-name="gr30" draw:text-style-name="P10" draw:layer="layout" svg:width="3cm" svg:height="1.433cm" svg:x="108.2cm" svg:y="28.1cm">
          <draw:text-box>
            <text:p><text:span text:style-name="T4">j:E2</text:span><text:span text:style-name="T4"><text:line-break/></text:span><text:span text:style-name="T4">{A1,A3,B1}</text:span></text:p>
          </draw:text-box>
        </draw:frame>
        <draw:frame draw:style-name="gr33" draw:text-style-name="P10" draw:layer="layout" svg:width="1.4cm" svg:height="0.8cm" svg:x="106.8cm" svg:y="30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92.8cm" svg:y="30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78.8cm" svg:y="30cm">
          <draw:text-box>
            <text:p><text:span text:style-name="T4">i:A1</text:span></text:p>
          </draw:text-box>
        </draw:frame>
        <draw:connector draw:style-name="gr32" draw:text-style-name="P5" xml:id="id42" draw:id="id42" draw:layer="layout" svg:x1="108.2cm" svg:y1="35.1cm" svg:x2="108.2cm" svg:y2="38cm" draw:start-shape="id36" draw:start-glue-point="2" draw:end-shape="id41" draw:end-glue-point="0" svg:d="M108200 35100v2900" svg:viewBox="0 0 1 2901">
          <text:p/>
        </draw:connector>
        <draw:frame draw:style-name="gr30" draw:text-style-name="P10" draw:layer="layout" svg:width="3cm" svg:height="1.433cm" svg:x="108.2cm" svg:y="35.1cm">
          <draw:text-box>
            <text:p><text:span text:style-name="T4">j:E2</text:span><text:span text:style-name="T4"><text:line-break/></text:span><text:span text:style-name="T4">{A1,A3}</text:span></text:p>
          </draw:text-box>
        </draw:frame>
        <draw:frame draw:style-name="gr33" draw:text-style-name="P10" draw:layer="layout" svg:width="1.4cm" svg:height="0.8cm" svg:x="106.8cm" svg:y="37cm">
          <draw:text-box>
            <text:p><text:span text:style-name="T4">i:A3</text:span></text:p>
          </draw:text-box>
        </draw:frame>
        <draw:connector draw:style-name="gr32" draw:text-style-name="P5" draw:layer="layout" svg:x1="108.2cm" svg:y1="36.55cm" svg:x2="94.2cm" svg:y2="38.001cm" draw:start-shape="id42" draw:start-glue-point="0" draw:end-shape="id43" draw:end-glue-point="0" svg:d="M108200 36550h-14000v1451" svg:viewBox="0 0 14001 1452">
          <text:p/>
        </draw:connector>
        <draw:frame draw:style-name="gr33" draw:text-style-name="P10" draw:layer="layout" svg:width="1.4cm" svg:height="0.8cm" svg:x="92.8cm" svg:y="37cm">
          <draw:text-box>
            <text:p><text:span text:style-name="T4">i:A1</text:span></text:p>
          </draw:text-box>
        </draw:frame>
        <draw:g xml:id="id43" draw:id="id43">
          <draw:g>
            <draw:g>
              <draw:g>
                <draw:custom-shape draw:style-name="gr2" draw:text-style-name="P3" draw:layer="layout" svg:width="1.172cm" svg:height="1.096cm" svg:x="89.404cm" svg:y="38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91.161cm" svg:y="38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92.915cm" svg:y="38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94.674cm" svg:y="38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89.421cm" svg:y="40.58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91.161cm" svg:y="40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92.915cm" svg:y="40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88.6cm" svg:y="38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88.805cm" svg:y="38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89.216cm" svg:y="38.914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90.96cm" svg:y="38.914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92.704cm" svg:y="38.908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94.653cm" svg:y="38.914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89.216cm" svg:y="40.507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90.96cm" svg:y="40.507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92.909cm" svg:y="40.507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90.549cm" svg:y1="39.445cm" svg:x2="91.267cm" svg:y2="39.445cm">
                  <text:p/>
                </draw:line>
                <draw:line draw:style-name="gr14" draw:text-style-name="P7" draw:layer="layout" svg:x1="92.294cm" svg:y1="39.445cm" svg:x2="93.012cm" svg:y2="39.445cm">
                  <text:p/>
                </draw:line>
                <draw:line draw:style-name="gr14" draw:text-style-name="P7" draw:layer="layout" svg:x1="94.038cm" svg:y1="39.445cm" svg:x2="94.756cm" svg:y2="39.445cm">
                  <text:p/>
                </draw:line>
                <draw:line draw:style-name="gr14" draw:text-style-name="P7" draw:layer="layout" svg:x1="90.549cm" svg:y1="41.039cm" svg:x2="91.267cm" svg:y2="41.039cm">
                  <text:p/>
                </draw:line>
                <draw:line draw:style-name="gr14" draw:text-style-name="P7" draw:layer="layout" svg:x1="92.294cm" svg:y1="41.039cm" svg:x2="93.012cm" svg:y2="41.039cm">
                  <text:p/>
                </draw:line>
                <draw:frame draw:style-name="gr15" draw:text-style-name="P8" draw:layer="layout" svg:width="0.615cm" svg:height="0.536cm" svg:x="90.447cm" svg:y="39.02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92.191cm" svg:y="39.02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93.935cm" svg:y="39.02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90.447cm" svg:y="40.614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92.191cm" svg:y="40.614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96.5cm" svg:y="38.001cm">
                <draw:text-box>
                  <text:p text:style-name="P5"><text:span text:style-name="T2">I´= {A3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93.1cm" svg:y1="40.601cm" svg:x2="92.2cm" svg:y2="39.901cm">
              <text:p/>
            </draw:line>
          </draw:g>
          <draw:line draw:style-name="gr31" draw:text-style-name="P7" draw:layer="layout" svg:x1="91.5cm" svg:y1="40.5cm" svg:x2="90.6cm" svg:y2="39.9cm">
            <text:p/>
          </draw:line>
        </draw:g>
        <draw:g xml:id="id41" draw:id="id41">
          <draw:g>
            <draw:g>
              <draw:custom-shape draw:style-name="gr2" draw:text-style-name="P3" draw:layer="layout" svg:width="1.172cm" svg:height="1.096cm" svg:x="103.40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105.161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106.915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8.67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03.421cm" svg:y="40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105.161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106.915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02.6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02.805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03.216cm" svg:y="38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104.96cm" svg:y="38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6.704cm" svg:y="38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8.653cm" svg:y="38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03.216cm" svg:y="40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104.96cm" svg:y="40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106.909cm" svg:y="40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104.549cm" svg:y1="39.444cm" svg:x2="105.267cm" svg:y2="39.444cm">
                <text:p/>
              </draw:line>
              <draw:line draw:style-name="gr14" draw:text-style-name="P7" draw:layer="layout" svg:x1="106.294cm" svg:y1="39.444cm" svg:x2="107.012cm" svg:y2="39.444cm">
                <text:p/>
              </draw:line>
              <draw:line draw:style-name="gr14" draw:text-style-name="P7" draw:layer="layout" svg:x1="108.038cm" svg:y1="39.444cm" svg:x2="108.756cm" svg:y2="39.444cm">
                <text:p/>
              </draw:line>
              <draw:line draw:style-name="gr14" draw:text-style-name="P7" draw:layer="layout" svg:x1="104.549cm" svg:y1="41.038cm" svg:x2="105.267cm" svg:y2="41.038cm">
                <text:p/>
              </draw:line>
              <draw:line draw:style-name="gr14" draw:text-style-name="P7" draw:layer="layout" svg:x1="106.294cm" svg:y1="41.038cm" svg:x2="107.012cm" svg:y2="41.038cm">
                <text:p/>
              </draw:line>
              <draw:frame draw:style-name="gr15" draw:text-style-name="P8" draw:layer="layout" svg:width="0.615cm" svg:height="0.536cm" svg:x="104.447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107.935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4.447cm" svg:y="40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40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110.5cm" svg:y="38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7.1cm" svg:y1="40.6cm" svg:x2="106.2cm" svg:y2="39.9cm">
            <text:p/>
          </draw:line>
        </draw:g>
        <draw:line draw:style-name="gr31" draw:text-style-name="P7" draw:layer="layout" svg:x1="106.2cm" svg:y1="40.7cm" svg:x2="107.1cm" svg:y2="39.8cm">
          <text:p/>
        </draw:line>
        <draw:g xml:id="id44" draw:id="id44">
          <draw:g>
            <draw:g>
              <draw:g>
                <draw:custom-shape draw:style-name="gr2" draw:text-style-name="P3" draw:layer="layout" svg:width="1.172cm" svg:height="1.096cm" svg:x="103.404cm" svg:y="45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105.161cm" svg:y="45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106.915cm" svg:y="45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108.674cm" svg:y="45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103.421cm" svg:y="47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105.161cm" svg:y="47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106.915cm" svg:y="47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102.6cm" svg:y="45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102.805cm" svg:y="45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103.216cm" svg:y="45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104.96cm" svg:y="45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106.704cm" svg:y="45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108.653cm" svg:y="45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103.216cm" svg:y="47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104.96cm" svg:y="47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106.909cm" svg:y="47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104.549cm" svg:y1="46.444cm" svg:x2="105.267cm" svg:y2="46.444cm">
                  <text:p/>
                </draw:line>
                <draw:line draw:style-name="gr14" draw:text-style-name="P7" draw:layer="layout" svg:x1="106.294cm" svg:y1="46.444cm" svg:x2="107.012cm" svg:y2="46.444cm">
                  <text:p/>
                </draw:line>
                <draw:line draw:style-name="gr14" draw:text-style-name="P7" draw:layer="layout" svg:x1="108.038cm" svg:y1="46.444cm" svg:x2="108.756cm" svg:y2="46.444cm">
                  <text:p/>
                </draw:line>
                <draw:line draw:style-name="gr14" draw:text-style-name="P7" draw:layer="layout" svg:x1="104.549cm" svg:y1="48.038cm" svg:x2="105.267cm" svg:y2="48.038cm">
                  <text:p/>
                </draw:line>
                <draw:line draw:style-name="gr14" draw:text-style-name="P7" draw:layer="layout" svg:x1="106.294cm" svg:y1="48.038cm" svg:x2="107.012cm" svg:y2="48.038cm">
                  <text:p/>
                </draw:line>
                <draw:frame draw:style-name="gr15" draw:text-style-name="P8" draw:layer="layout" svg:width="0.615cm" svg:height="0.536cm" svg:x="104.447cm" svg:y="46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106.191cm" svg:y="46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107.935cm" svg:y="46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104.447cm" svg:y="47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106.191cm" svg:y="47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110.5cm" svg:y="45cm">
                <draw:text-box>
                  <text:p text:style-name="P5"><text:span text:style-name="T2">I´= {}</text:span></text:p>
                  <text:p text:style-name="P5"><text:span text:style-name="T2">J´= {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107.1cm" svg:y1="47.6cm" svg:x2="106.2cm" svg:y2="46.9cm">
              <text:p/>
            </draw:line>
          </draw:g>
          <draw:line draw:style-name="gr31" draw:text-style-name="P7" draw:layer="layout" svg:x1="106.2cm" svg:y1="47.7cm" svg:x2="107.1cm" svg:y2="46.8cm">
            <text:p/>
          </draw:line>
        </draw:g>
        <draw:connector draw:style-name="gr32" draw:text-style-name="P5" draw:layer="layout" svg:x1="108.2cm" svg:y1="42.1cm" svg:x2="108.2cm" svg:y2="45cm" draw:end-shape="id44" draw:end-glue-point="0" svg:d="M108200 42100v2900" svg:viewBox="0 0 1 2901">
          <text:p/>
        </draw:connector>
        <draw:frame draw:style-name="gr30" draw:text-style-name="P10" draw:layer="layout" svg:width="3cm" svg:height="1.433cm" svg:x="108.2cm" svg:y="42.1cm">
          <draw:text-box>
            <text:p><text:span text:style-name="T4">j:E2</text:span><text:span text:style-name="T4"><text:line-break/></text:span><text:span text:style-name="T4">{A1}</text:span></text:p>
          </draw:text-box>
        </draw:frame>
        <draw:frame draw:style-name="gr33" draw:text-style-name="P10" draw:layer="layout" svg:width="1.4cm" svg:height="0.8cm" svg:x="106.8cm" svg:y="44cm">
          <draw:text-box>
            <text:p><text:span text:style-name="T4">i:A1</text:span></text:p>
          </draw:text-box>
        </draw:frame>
        <draw:line draw:style-name="gr35" draw:text-style-name="P7" draw:layer="layout" svg:x1="109.3cm" svg:y1="45.9cm" svg:x2="109.3cm" svg:y2="45cm">
          <text:p/>
        </draw:line>
        <draw:line draw:style-name="gr35" draw:text-style-name="P7" draw:layer="layout" svg:x1="109.3cm" svg:y1="45cm" svg:x2="104cm" svg:y2="45cm">
          <text:p/>
        </draw:line>
        <draw:line draw:style-name="gr31" draw:text-style-name="P7" draw:layer="layout" svg:x1="104cm" svg:y1="45cm" svg:x2="104cm" svg:y2="45.9cm">
          <text:p/>
        </draw:line>
        <draw:custom-shape draw:style-name="gr36" draw:text-style-name="P11" draw:layer="layout" svg:width="1.8cm" svg:height="1.7cm" svg:x="108.7cm" svg:y="47.4cm">
          <text:p/>
          <draw:enhanced-geometry svg:viewBox="0 0 21600 21600" draw:type="rectangle" draw:enhanced-path="M 0 0 L 21600 0 21600 21600 0 21600 0 0 Z N"/>
        </draw:custom-shape>
        <draw:g xml:id="id45" draw:id="id45">
          <draw:g>
            <draw:g>
              <draw:g>
                <draw:custom-shape draw:style-name="gr2" draw:text-style-name="P3" draw:layer="layout" svg:width="1.172cm" svg:height="1.096cm" svg:x="89.404cm" svg:y="45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91.161cm" svg:y="45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92.915cm" svg:y="45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94.674cm" svg:y="45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89.421cm" svg:y="47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91.161cm" svg:y="47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92.915cm" svg:y="47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88.6cm" svg:y="45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88.805cm" svg:y="45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89.216cm" svg:y="45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90.96cm" svg:y="45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92.704cm" svg:y="45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94.653cm" svg:y="45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89.216cm" svg:y="47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90.96cm" svg:y="47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92.909cm" svg:y="47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90.549cm" svg:y1="46.444cm" svg:x2="91.267cm" svg:y2="46.444cm">
                  <text:p/>
                </draw:line>
                <draw:line draw:style-name="gr14" draw:text-style-name="P7" draw:layer="layout" svg:x1="92.294cm" svg:y1="46.444cm" svg:x2="93.012cm" svg:y2="46.444cm">
                  <text:p/>
                </draw:line>
                <draw:line draw:style-name="gr14" draw:text-style-name="P7" draw:layer="layout" svg:x1="94.038cm" svg:y1="46.444cm" svg:x2="94.756cm" svg:y2="46.444cm">
                  <text:p/>
                </draw:line>
                <draw:line draw:style-name="gr14" draw:text-style-name="P7" draw:layer="layout" svg:x1="90.549cm" svg:y1="48.038cm" svg:x2="91.267cm" svg:y2="48.038cm">
                  <text:p/>
                </draw:line>
                <draw:line draw:style-name="gr14" draw:text-style-name="P7" draw:layer="layout" svg:x1="92.294cm" svg:y1="48.038cm" svg:x2="93.012cm" svg:y2="48.038cm">
                  <text:p/>
                </draw:line>
                <draw:frame draw:style-name="gr15" draw:text-style-name="P8" draw:layer="layout" svg:width="0.615cm" svg:height="0.536cm" svg:x="90.447cm" svg:y="46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92.191cm" svg:y="46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93.935cm" svg:y="46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90.447cm" svg:y="47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92.191cm" svg:y="47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96.5cm" svg:y="45cm">
                <draw:text-box>
                  <text:p text:style-name="P5"><text:span text:style-name="T2">I´= {}</text:span></text:p>
                  <text:p text:style-name="P5"><text:span text:style-name="T2">J´= {}</text:span></text:p>
                  <text:p text:style-name="P5"><text:span text:style-name="T5">Makespan=13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93.1cm" svg:y1="47.6cm" svg:x2="92.2cm" svg:y2="46.9cm">
              <text:p/>
            </draw:line>
          </draw:g>
          <draw:line draw:style-name="gr31" draw:text-style-name="P7" draw:layer="layout" svg:x1="91.5cm" svg:y1="47.499cm" svg:x2="90.6cm" svg:y2="46.899cm">
            <text:p/>
          </draw:line>
        </draw:g>
        <draw:connector draw:style-name="gr32" draw:text-style-name="P5" draw:layer="layout" svg:x1="94.2cm" svg:y1="42.101cm" svg:x2="94.2cm" svg:y2="45cm" draw:start-shape="id43" draw:start-glue-point="2" draw:end-shape="id45" draw:end-glue-point="0" svg:d="M94200 42101v2899" svg:viewBox="0 0 1 2900">
          <text:p/>
        </draw:connector>
        <draw:frame draw:style-name="gr30" draw:text-style-name="P10" draw:layer="layout" svg:width="3cm" svg:height="1.433cm" svg:x="94.2cm" svg:y="42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92.8cm" svg:y="44cm">
          <draw:text-box>
            <text:p><text:span text:style-name="T4">i:A3</text:span></text:p>
          </draw:text-box>
        </draw:frame>
        <draw:connector draw:style-name="gr32" draw:text-style-name="P5" xml:id="id46" draw:id="id46" draw:layer="layout" svg:x1="80.2cm" svg:y1="35.102cm" svg:x2="80.2cm" svg:y2="38cm" draw:start-shape="id40" draw:start-glue-point="2" svg:d="M80200 35102v2898" svg:viewBox="0 0 1 2899">
          <text:p/>
        </draw:connector>
        <draw:g xml:id="id47" draw:id="id47">
          <draw:g>
            <draw:g>
              <draw:custom-shape draw:style-name="gr2" draw:text-style-name="P3" draw:layer="layout" svg:width="1.172cm" svg:height="1.096cm" svg:x="61.404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40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40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40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38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38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38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38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38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38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40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2.96cm" svg:y="40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40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39.445cm" svg:x2="63.267cm" svg:y2="39.445cm">
                <text:p/>
              </draw:line>
              <draw:line draw:style-name="gr14" draw:text-style-name="P7" draw:layer="layout" svg:x1="64.294cm" svg:y1="39.445cm" svg:x2="65.012cm" svg:y2="39.445cm">
                <text:p/>
              </draw:line>
              <draw:line draw:style-name="gr14" draw:text-style-name="P7" draw:layer="layout" svg:x1="66.038cm" svg:y1="39.445cm" svg:x2="66.756cm" svg:y2="39.445cm">
                <text:p/>
              </draw:line>
              <draw:line draw:style-name="gr14" draw:text-style-name="P7" draw:layer="layout" svg:x1="62.549cm" svg:y1="41.039cm" svg:x2="63.267cm" svg:y2="41.039cm">
                <text:p/>
              </draw:line>
              <draw:line draw:style-name="gr14" draw:text-style-name="P7" draw:layer="layout" svg:x1="64.294cm" svg:y1="41.039cm" svg:x2="65.012cm" svg:y2="41.039cm">
                <text:p/>
              </draw:line>
              <draw:frame draw:style-name="gr15" draw:text-style-name="P8" draw:layer="layout" svg:width="0.615cm" svg:height="0.536cm" svg:x="62.447cm" svg:y="39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39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39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40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40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38.001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1cm" svg:y1="40.601cm" svg:x2="64.2cm" svg:y2="39.901cm">
            <text:p/>
          </draw:line>
        </draw:g>
        <draw:frame draw:style-name="gr30" draw:text-style-name="P10" draw:layer="layout" svg:width="3cm" svg:height="1.433cm" svg:x="80.2cm" svg:y="35.1cm">
          <draw:text-box>
            <text:p><text:span text:style-name="T4">j:E2</text:span><text:span text:style-name="T4"><text:line-break/></text:span><text:span text:style-name="T4">{A3,B1}</text:span></text:p>
          </draw:text-box>
        </draw:frame>
        <draw:frame draw:style-name="gr33" draw:text-style-name="P10" draw:layer="layout" svg:width="1.4cm" svg:height="0.8cm" svg:x="78.8cm" svg:y="37cm">
          <draw:text-box>
            <text:p><text:span text:style-name="T4">i:B1</text:span></text:p>
          </draw:text-box>
        </draw:frame>
        <draw:connector draw:style-name="gr32" draw:text-style-name="P5" draw:layer="layout" svg:x1="80.2cm" svg:y1="36.551cm" svg:x2="66.2cm" svg:y2="38.001cm" draw:start-shape="id46" draw:start-glue-point="0" draw:end-shape="id47" draw:end-glue-point="0" svg:d="M80200 36551h-14000v1450" svg:viewBox="0 0 14001 1451">
          <text:p/>
        </draw:connector>
        <draw:frame draw:style-name="gr33" draw:text-style-name="P10" draw:layer="layout" svg:width="1.4cm" svg:height="0.8cm" svg:x="64.8cm" svg:y="37cm">
          <draw:text-box>
            <text:p><text:span text:style-name="T4">i:A3</text:span></text:p>
          </draw:text-box>
        </draw:frame>
        <draw:g>
          <draw:g>
            <draw:g>
              <draw:g>
                <draw:custom-shape draw:style-name="gr2" draw:text-style-name="P3" draw:layer="layout" svg:width="1.172cm" svg:height="1.096cm" svg:x="75.404cm" svg:y="38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77.161cm" svg:y="38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78.915cm" svg:y="38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80.674cm" svg:y="38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75.421cm" svg:y="40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77.161cm" svg:y="40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78.915cm" svg:y="40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74.6cm" svg:y="38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74.805cm" svg:y="38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75.216cm" svg:y="38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76.96cm" svg:y="38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78.704cm" svg:y="38.907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80.653cm" svg:y="38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75.216cm" svg:y="40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76.96cm" svg:y="40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78.909cm" svg:y="40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76.549cm" svg:y1="39.444cm" svg:x2="77.267cm" svg:y2="39.444cm">
                  <text:p/>
                </draw:line>
                <draw:line draw:style-name="gr14" draw:text-style-name="P7" draw:layer="layout" svg:x1="78.294cm" svg:y1="39.444cm" svg:x2="79.012cm" svg:y2="39.444cm">
                  <text:p/>
                </draw:line>
                <draw:line draw:style-name="gr14" draw:text-style-name="P7" draw:layer="layout" svg:x1="80.038cm" svg:y1="39.444cm" svg:x2="80.756cm" svg:y2="39.444cm">
                  <text:p/>
                </draw:line>
                <draw:line draw:style-name="gr14" draw:text-style-name="P7" draw:layer="layout" svg:x1="76.549cm" svg:y1="41.038cm" svg:x2="77.267cm" svg:y2="41.038cm">
                  <text:p/>
                </draw:line>
                <draw:line draw:style-name="gr14" draw:text-style-name="P7" draw:layer="layout" svg:x1="78.294cm" svg:y1="41.038cm" svg:x2="79.012cm" svg:y2="41.038cm">
                  <text:p/>
                </draw:line>
                <draw:frame draw:style-name="gr15" draw:text-style-name="P8" draw:layer="layout" svg:width="0.615cm" svg:height="0.536cm" svg:x="76.447cm" svg:y="39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78.191cm" svg:y="39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79.935cm" svg:y="39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76.447cm" svg:y="40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78.191cm" svg:y="40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82.5cm" svg:y="38cm">
                <draw:text-box>
                  <text:p text:style-name="P5"><text:span text:style-name="T2">I´= {A3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79.1cm" svg:y1="40.6cm" svg:x2="78.2cm" svg:y2="39.9cm">
              <text:p/>
            </draw:line>
          </draw:g>
          <draw:line draw:style-name="gr35" draw:text-style-name="P7" draw:layer="layout" svg:x1="77.7cm" svg:y1="38.9cm" svg:x2="77.7cm" svg:y2="37.7cm">
            <text:p/>
          </draw:line>
          <draw:line draw:style-name="gr35" draw:text-style-name="P7" draw:layer="layout" svg:x1="77.7cm" svg:y1="37.7cm" svg:x2="74.4cm" svg:y2="37.7cm">
            <text:p/>
          </draw:line>
          <draw:line draw:style-name="gr35" draw:text-style-name="P7" draw:layer="layout" svg:x1="74.35cm" svg:y1="37.699cm" svg:x2="74.35cm" svg:y2="41.1cm">
            <text:p/>
          </draw:line>
          <draw:line draw:style-name="gr31" draw:text-style-name="P7" draw:layer="layout" svg:x1="74.4cm" svg:y1="41.1cm" svg:x2="75.4cm" svg:y2="41.1cm">
            <text:p/>
          </draw:line>
        </draw:g>
        <draw:g xml:id="id48" draw:id="id48">
          <draw:g>
            <draw:g>
              <draw:custom-shape draw:style-name="gr2" draw:text-style-name="P3" draw:layer="layout" svg:width="1.172cm" svg:height="1.096cm" svg:x="61.404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45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47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47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47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45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45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45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45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45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45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47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47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47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46.444cm" svg:x2="63.267cm" svg:y2="46.444cm">
                <text:p/>
              </draw:line>
              <draw:line draw:style-name="gr14" draw:text-style-name="P7" draw:layer="layout" svg:x1="64.294cm" svg:y1="46.444cm" svg:x2="65.012cm" svg:y2="46.444cm">
                <text:p/>
              </draw:line>
              <draw:line draw:style-name="gr14" draw:text-style-name="P7" draw:layer="layout" svg:x1="66.038cm" svg:y1="46.444cm" svg:x2="66.756cm" svg:y2="46.444cm">
                <text:p/>
              </draw:line>
              <draw:line draw:style-name="gr14" draw:text-style-name="P7" draw:layer="layout" svg:x1="62.549cm" svg:y1="48.038cm" svg:x2="63.267cm" svg:y2="48.038cm">
                <text:p/>
              </draw:line>
              <draw:line draw:style-name="gr14" draw:text-style-name="P7" draw:layer="layout" svg:x1="64.294cm" svg:y1="48.038cm" svg:x2="65.012cm" svg:y2="48.038cm">
                <text:p/>
              </draw:line>
              <draw:frame draw:style-name="gr15" draw:text-style-name="P8" draw:layer="layout" svg:width="0.615cm" svg:height="0.536cm" svg:x="62.447cm" svg:y="46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46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46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47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47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45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1cm" svg:y1="47.6cm" svg:x2="64.2cm" svg:y2="46.9cm">
            <text:p/>
          </draw:line>
        </draw:g>
        <draw:connector draw:style-name="gr32" draw:text-style-name="P5" draw:layer="layout" svg:x1="66.2cm" svg:y1="42.101cm" svg:x2="66.2cm" svg:y2="45cm" draw:start-shape="id47" draw:start-glue-point="2" draw:end-shape="id48" draw:end-glue-point="0" svg:d="M66200 42101v2899" svg:viewBox="0 0 1 2900">
          <text:p/>
        </draw:connector>
        <draw:frame draw:style-name="gr30" draw:text-style-name="P10" draw:layer="layout" svg:width="3cm" svg:height="1.433cm" svg:x="66.2cm" svg:y="42.1cm">
          <draw:text-box>
            <text:p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64.8cm" svg:y="44cm">
          <draw:text-box>
            <text:p><text:span text:style-name="T4">i:B1</text:span></text:p>
          </draw:text-box>
        </draw:frame>
        <draw:line draw:style-name="gr35" draw:text-style-name="P7" draw:layer="layout" svg:x1="67.2cm" svg:y1="49.7cm" svg:x2="62cm" svg:y2="49.7cm">
          <text:p/>
        </draw:line>
        <draw:line draw:style-name="gr31" draw:text-style-name="P7" draw:layer="layout" svg:x1="62cm" svg:y1="49.7cm" svg:x2="62cm" svg:y2="48.7cm">
          <text:p/>
        </draw:line>
        <draw:custom-shape draw:style-name="gr38" draw:text-style-name="P13" draw:layer="layout" svg:width="1.8cm" svg:height="1.7cm" svg:x="66.7cm" svg:y="47.4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67.9cm" svg:y1="46.5cm" svg:x2="68.8cm" svg:y2="46.5cm">
          <text:p/>
        </draw:line>
        <draw:line draw:style-name="gr39" draw:text-style-name="P7" draw:layer="layout" svg:x1="68.8cm" svg:y1="46.5cm" svg:x2="68.8cm" svg:y2="49.7cm">
          <text:p/>
        </draw:line>
        <draw:line draw:style-name="gr39" draw:text-style-name="P7" draw:layer="layout" svg:x1="68.8cm" svg:y1="49.7cm" svg:x2="67.2cm" svg:y2="49.7cm">
          <text:p/>
        </draw:line>
        <draw:custom-shape draw:style-name="gr37" draw:text-style-name="P12" draw:layer="layout" svg:width="1.6cm" svg:height="1.5cm" svg:x="94.9cm" svg:y="33.6cm">
          <text:p text:style-name="P5"><text:span text:style-name="T2">6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66.9cm" svg:y="12.6cm">
          <text:p text:style-name="P5"><text:span text:style-name="T2">9.p.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.8cm" svg:height="1.7cm" svg:x="52.7cm" svg:y="47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.8cm" svg:height="1.7cm" svg:x="80.7cm" svg:y="40.4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77.7cm" svg:y1="21.9cm" svg:x2="79.5cm" svg:y2="21.9cm">
          <text:p/>
        </draw:line>
      </draw:page>
      <draw:page draw:name="page2" draw:style-name="dp1" draw:master-page-name="Default">
        <draw:g xml:id="id49" draw:id="id49">
          <draw:g>
            <draw:g>
              <draw:custom-shape draw:style-name="gr2" draw:text-style-name="P3" draw:layer="layout" svg:width="1.172cm" svg:height="1.096cm" svg:x="19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3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5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5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22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4.444cm" svg:x2="21.267cm" svg:y2="4.444cm">
                <text:p/>
              </draw:line>
              <draw:line draw:style-name="gr14" draw:text-style-name="P7" draw:layer="layout" svg:x1="22.294cm" svg:y1="4.444cm" svg:x2="23.012cm" svg:y2="4.444cm">
                <text:p/>
              </draw:line>
              <draw:line draw:style-name="gr14" draw:text-style-name="P7" draw:layer="layout" svg:x1="24.038cm" svg:y1="4.444cm" svg:x2="24.756cm" svg:y2="4.444cm">
                <text:p/>
              </draw:line>
              <draw:line draw:style-name="gr14" draw:text-style-name="P7" draw:layer="layout" svg:x1="20.549cm" svg:y1="6.038cm" svg:x2="21.267cm" svg:y2="6.038cm">
                <text:p/>
              </draw:line>
              <draw:line draw:style-name="gr14" draw:text-style-name="P7" draw:layer="layout" svg:x1="22.294cm" svg:y1="6.038cm" svg:x2="23.012cm" svg:y2="6.038cm">
                <text:p/>
              </draw:line>
              <draw:frame draw:style-name="gr15" draw:text-style-name="P8" draw:layer="layout" svg:width="0.615cm" svg:height="0.536cm" svg:x="20.447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5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5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3cm">
              <draw:text-box>
                <text:p text:style-name="P5"><text:span text:style-name="T2">I´= {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4.8cm" svg:x2="20.3cm" svg:y2="5.5cm">
            <text:p/>
          </draw:line>
        </draw:g>
        <draw:g xml:id="id50" draw:id="id50">
          <draw:g>
            <draw:g>
              <draw:custom-shape draw:style-name="gr2" draw:text-style-name="P3" draw:layer="layout" svg:width="1.172cm" svg:height="1.096cm" svg:x="19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0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2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2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1.444cm" svg:x2="21.267cm" svg:y2="11.444cm">
                <text:p/>
              </draw:line>
              <draw:line draw:style-name="gr14" draw:text-style-name="P7" draw:layer="layout" svg:x1="22.294cm" svg:y1="11.444cm" svg:x2="23.012cm" svg:y2="11.444cm">
                <text:p/>
              </draw:line>
              <draw:line draw:style-name="gr14" draw:text-style-name="P7" draw:layer="layout" svg:x1="24.038cm" svg:y1="11.444cm" svg:x2="24.756cm" svg:y2="11.444cm">
                <text:p/>
              </draw:line>
              <draw:line draw:style-name="gr14" draw:text-style-name="P7" draw:layer="layout" svg:x1="20.549cm" svg:y1="13.038cm" svg:x2="21.267cm" svg:y2="13.038cm">
                <text:p/>
              </draw:line>
              <draw:line draw:style-name="gr14" draw:text-style-name="P7" draw:layer="layout" svg:x1="22.294cm" svg:y1="13.038cm" svg:x2="23.012cm" svg:y2="13.038cm">
                <text:p/>
              </draw:line>
              <draw:frame draw:style-name="gr15" draw:text-style-name="P8" draw:layer="layout" svg:width="0.615cm" svg:height="0.536cm" svg:x="20.447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2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0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11.8cm" svg:x2="20.3cm" svg:y2="12.5cm">
            <text:p/>
          </draw:line>
        </draw:g>
        <draw:g xml:id="id52" draw:id="id52">
          <draw:g>
            <draw:g>
              <draw:custom-shape draw:style-name="gr2" draw:text-style-name="P3" draw:layer="layout" svg:width="1.172cm" svg:height="1.096cm" svg:x="5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10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10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12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12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8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11.445cm" svg:x2="7.267cm" svg:y2="11.445cm">
                <text:p/>
              </draw:line>
              <draw:line draw:style-name="gr14" draw:text-style-name="P7" draw:layer="layout" svg:x1="8.294cm" svg:y1="11.445cm" svg:x2="9.012cm" svg:y2="11.445cm">
                <text:p/>
              </draw:line>
              <draw:line draw:style-name="gr14" draw:text-style-name="P7" draw:layer="layout" svg:x1="10.038cm" svg:y1="11.445cm" svg:x2="10.756cm" svg:y2="11.445cm">
                <text:p/>
              </draw:line>
              <draw:line draw:style-name="gr14" draw:text-style-name="P7" draw:layer="layout" svg:x1="6.549cm" svg:y1="13.039cm" svg:x2="7.267cm" svg:y2="13.039cm">
                <text:p/>
              </draw:line>
              <draw:line draw:style-name="gr14" draw:text-style-name="P7" draw:layer="layout" svg:x1="8.294cm" svg:y1="13.039cm" svg:x2="9.012cm" svg:y2="13.039cm">
                <text:p/>
              </draw:line>
              <draw:frame draw:style-name="gr15" draw:text-style-name="P8" draw:layer="layout" svg:width="0.615cm" svg:height="0.536cm" svg:x="6.447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12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12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10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cm" svg:y1="11.801cm" svg:x2="6.3cm" svg:y2="12.501cm">
            <text:p/>
          </draw:line>
        </draw:g>
        <draw:connector draw:style-name="gr32" draw:text-style-name="P5" xml:id="id51" draw:id="id51" draw:layer="layout" svg:x1="24.2cm" svg:y1="7.1cm" svg:x2="24.2cm" svg:y2="10cm" draw:start-shape="id49" draw:start-glue-point="2" draw:end-shape="id50" draw:end-glue-point="0" svg:d="M24200 7100v2900" svg:viewBox="0 0 1 2901">
          <text:p/>
        </draw:connector>
        <draw:connector draw:style-name="gr32" draw:text-style-name="P5" draw:layer="layout" svg:x1="24.2cm" svg:y1="8.55cm" svg:x2="10.2cm" svg:y2="10.001cm" draw:start-shape="id51" draw:start-glue-point="0" draw:end-shape="id52" draw:end-glue-point="0" svg:d="M24200 8550h-14000v1451" svg:viewBox="0 0 14001 1452">
          <text:p/>
        </draw:connector>
        <draw:frame draw:style-name="gr30" draw:text-style-name="P10" draw:layer="layout" svg:width="3cm" svg:height="1.433cm" svg:x="24.2cm" svg:y="7.1cm">
          <draw:text-box>
            <text:p><text:span text:style-name="T4">j:E2</text:span><text:span text:style-name="T4"><text:line-break/></text:span><text:span text:style-name="T4">{A3,B2}</text:span></text:p>
          </draw:text-box>
        </draw:frame>
        <draw:frame draw:style-name="gr33" draw:text-style-name="P10" draw:layer="layout" svg:width="1.4cm" svg:height="0.8cm" svg:x="22.8cm" svg:y="9.1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8.8cm" svg:y="9cm">
          <draw:text-box>
            <text:p><text:span text:style-name="T4">i:A3</text:span></text:p>
          </draw:text-box>
        </draw:frame>
        <draw:g xml:id="id53" draw:id="id53">
          <draw:g>
            <draw:g>
              <draw:custom-shape draw:style-name="gr2" draw:text-style-name="P3" draw:layer="layout" svg:width="1.172cm" svg:height="1.096cm" svg:x="19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8.444cm" svg:x2="21.267cm" svg:y2="18.444cm">
                <text:p/>
              </draw:line>
              <draw:line draw:style-name="gr14" draw:text-style-name="P7" draw:layer="layout" svg:x1="22.294cm" svg:y1="18.444cm" svg:x2="23.012cm" svg:y2="18.444cm">
                <text:p/>
              </draw:line>
              <draw:line draw:style-name="gr14" draw:text-style-name="P7" draw:layer="layout" svg:x1="24.038cm" svg:y1="18.444cm" svg:x2="24.756cm" svg:y2="18.444cm">
                <text:p/>
              </draw:line>
              <draw:line draw:style-name="gr14" draw:text-style-name="P7" draw:layer="layout" svg:x1="20.549cm" svg:y1="20.038cm" svg:x2="21.267cm" svg:y2="20.038cm">
                <text:p/>
              </draw:line>
              <draw:line draw:style-name="gr14" draw:text-style-name="P7" draw:layer="layout" svg:x1="22.294cm" svg:y1="20.038cm" svg:x2="23.012cm" svg:y2="20.038cm">
                <text:p/>
              </draw:line>
              <draw:frame draw:style-name="gr15" draw:text-style-name="P8" draw:layer="layout" svg:width="0.615cm" svg:height="0.536cm" svg:x="20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7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/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18.8cm" svg:x2="20.3cm" svg:y2="19.5cm">
            <text:p/>
          </draw:line>
        </draw:g>
        <draw:g xml:id="id54" draw:id="id54">
          <draw:g>
            <draw:g>
              <draw:custom-shape draw:style-name="gr2" draw:text-style-name="P3" draw:layer="layout" svg:width="1.172cm" svg:height="1.096cm" svg:x="5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8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18.444cm" svg:x2="7.267cm" svg:y2="18.444cm">
                <text:p/>
              </draw:line>
              <draw:line draw:style-name="gr14" draw:text-style-name="P7" draw:layer="layout" svg:x1="8.294cm" svg:y1="18.444cm" svg:x2="9.012cm" svg:y2="18.444cm">
                <text:p/>
              </draw:line>
              <draw:line draw:style-name="gr14" draw:text-style-name="P7" draw:layer="layout" svg:x1="10.038cm" svg:y1="18.444cm" svg:x2="10.756cm" svg:y2="18.444cm">
                <text:p/>
              </draw:line>
              <draw:line draw:style-name="gr14" draw:text-style-name="P7" draw:layer="layout" svg:x1="6.549cm" svg:y1="20.038cm" svg:x2="7.267cm" svg:y2="20.038cm">
                <text:p/>
              </draw:line>
              <draw:line draw:style-name="gr14" draw:text-style-name="P7" draw:layer="layout" svg:x1="8.294cm" svg:y1="20.038cm" svg:x2="9.012cm" svg:y2="20.038cm">
                <text:p/>
              </draw:line>
              <draw:frame draw:style-name="gr15" draw:text-style-name="P8" draw:layer="layout" svg:width="0.615cm" svg:height="0.536cm" svg:x="6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17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0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cm" svg:y1="18.8cm" svg:x2="6.3cm" svg:y2="19.5cm">
            <text:p/>
          </draw:line>
        </draw:g>
        <draw:connector draw:style-name="gr32" draw:text-style-name="P5" draw:layer="layout" svg:x1="24.2cm" svg:y1="14.1cm" svg:x2="24.2cm" svg:y2="17cm" draw:start-shape="id50" draw:start-glue-point="2" draw:end-shape="id53" draw:end-glue-point="0" svg:d="M24200 14100v2900" svg:viewBox="0 0 1 2901">
          <text:p/>
        </draw:connector>
        <draw:connector draw:style-name="gr32" draw:text-style-name="P5" draw:layer="layout" svg:x1="10.2cm" svg:y1="14.101cm" svg:x2="10.2cm" svg:y2="17cm" draw:start-shape="id52" draw:start-glue-point="2" draw:end-shape="id54" draw:end-glue-point="0" svg:d="M10200 14101v2899" svg:viewBox="0 0 1 2900">
          <text:p/>
        </draw:connector>
        <draw:frame draw:style-name="gr30" draw:text-style-name="P10" draw:layer="layout" svg:width="3cm" svg:height="1.433cm" svg:x="24.2cm" svg:y="14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0" draw:text-style-name="P10" draw:layer="layout" svg:width="3cm" svg:height="1.433cm" svg:x="10.2cm" svg:y="14.1cm">
          <draw:text-box>
            <text:p><text:span text:style-name="T4">j:E2</text:span><text:span text:style-name="T4"><text:line-break/></text:span><text:span text:style-name="T4">{B2}</text:span></text:p>
          </draw:text-box>
        </draw:frame>
        <draw:frame draw:style-name="gr33" draw:text-style-name="P10" draw:layer="layout" svg:width="1.4cm" svg:height="0.8cm" svg:x="8.8cm" svg:y="16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22.8cm" svg:y="16cm">
          <draw:text-box>
            <text:p><text:span text:style-name="T4">i:A3</text:span></text:p>
          </draw:text-box>
        </draw:frame>
        <draw:line draw:style-name="gr31" draw:text-style-name="P7" draw:layer="layout" svg:x1="23.5cm" svg:y1="19.5cm" svg:x2="23.5cm" svg:y2="19cm">
          <text:p/>
        </draw:line>
        <draw:line draw:style-name="gr31" draw:text-style-name="P7" draw:layer="layout" svg:x1="10.8cm" svg:y1="18.9cm" svg:x2="8.1cm" svg:y2="19.6cm">
          <text:p/>
        </draw:line>
        <draw:custom-shape draw:style-name="gr36" draw:text-style-name="P11" draw:layer="layout" svg:width="1.8cm" svg:height="1.7cm" svg:x="24.7cm" svg:y="19.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 xml:id="id55" draw:id="id55">
          <draw:g>
            <draw:custom-shape draw:style-name="gr2" draw:text-style-name="P3" draw:layer="layout" svg:width="1.172cm" svg:height="1.096cm" svg:x="33.40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35.161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36.915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38.67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33.421cm" svg:y="5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35.161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36.915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32.6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32.805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33.216cm" svg:y="3.913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34.96cm" svg:y="3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36.704cm" svg:y="3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38.653cm" svg:y="3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33.216cm" svg:y="5.506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34.96cm" svg:y="5.506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36.909cm" svg:y="5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34.549cm" svg:y1="4.444cm" svg:x2="35.267cm" svg:y2="4.444cm">
              <text:p/>
            </draw:line>
            <draw:line draw:style-name="gr14" draw:text-style-name="P7" draw:layer="layout" svg:x1="36.294cm" svg:y1="4.444cm" svg:x2="37.012cm" svg:y2="4.444cm">
              <text:p/>
            </draw:line>
            <draw:line draw:style-name="gr14" draw:text-style-name="P7" draw:layer="layout" svg:x1="38.038cm" svg:y1="4.444cm" svg:x2="38.756cm" svg:y2="4.444cm">
              <text:p/>
            </draw:line>
            <draw:line draw:style-name="gr14" draw:text-style-name="P7" draw:layer="layout" svg:x1="34.549cm" svg:y1="6.038cm" svg:x2="35.267cm" svg:y2="6.038cm">
              <text:p/>
            </draw:line>
            <draw:line draw:style-name="gr14" draw:text-style-name="P7" draw:layer="layout" svg:x1="36.294cm" svg:y1="6.038cm" svg:x2="37.012cm" svg:y2="6.038cm">
              <text:p/>
            </draw:line>
            <draw:frame draw:style-name="gr15" draw:text-style-name="P8" draw:layer="layout" svg:width="0.615cm" svg:height="0.536cm" svg:x="34.447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36.191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37.935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34.447cm" svg:y="5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36.191cm" svg:y="5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40.5cm" svg:y="3cm">
            <draw:text-box>
              <text:p text:style-name="P5"><text:span text:style-name="T2">I´= {A3,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56" draw:id="id56">
          <draw:g>
            <draw:custom-shape draw:style-name="gr2" draw:text-style-name="P3" draw:layer="layout" svg:width="1.172cm" svg:height="1.096cm" svg:x="33.404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35.161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36.915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38.674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33.421cm" svg:y="12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35.161cm" svg:y="1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36.915cm" svg:y="1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32.6cm" svg:y="10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32.805cm" svg:y="10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33.216cm" svg:y="10.913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34.96cm" svg:y="10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36.704cm" svg:y="10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38.653cm" svg:y="10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33.216cm" svg:y="12.506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34.96cm" svg:y="12.506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36.909cm" svg:y="12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34.549cm" svg:y1="11.444cm" svg:x2="35.267cm" svg:y2="11.444cm">
              <text:p/>
            </draw:line>
            <draw:line draw:style-name="gr14" draw:text-style-name="P7" draw:layer="layout" svg:x1="36.294cm" svg:y1="11.444cm" svg:x2="37.012cm" svg:y2="11.444cm">
              <text:p/>
            </draw:line>
            <draw:line draw:style-name="gr14" draw:text-style-name="P7" draw:layer="layout" svg:x1="38.038cm" svg:y1="11.444cm" svg:x2="38.756cm" svg:y2="11.444cm">
              <text:p/>
            </draw:line>
            <draw:line draw:style-name="gr14" draw:text-style-name="P7" draw:layer="layout" svg:x1="34.549cm" svg:y1="13.038cm" svg:x2="35.267cm" svg:y2="13.038cm">
              <text:p/>
            </draw:line>
            <draw:line draw:style-name="gr14" draw:text-style-name="P7" draw:layer="layout" svg:x1="36.294cm" svg:y1="13.038cm" svg:x2="37.012cm" svg:y2="13.038cm">
              <text:p/>
            </draw:line>
            <draw:frame draw:style-name="gr15" draw:text-style-name="P8" draw:layer="layout" svg:width="0.615cm" svg:height="0.536cm" svg:x="34.447cm" svg:y="11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36.191cm" svg:y="11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37.935cm" svg:y="11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34.447cm" svg:y="12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36.191cm" svg:y="12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40.5cm" svg:y="10cm">
            <draw:text-box>
              <text:p text:style-name="P5"><text:span text:style-name="T2">I´= {A3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59" draw:id="id59">
          <draw:g>
            <draw:custom-shape draw:style-name="gr2" draw:text-style-name="P3" draw:layer="layout" svg:width="1.172cm" svg:height="1.096cm" svg:x="19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21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22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24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19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21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22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18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18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19.216cm" svg:y="10.914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20.96cm" svg:y="10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22.704cm" svg:y="10.908cm">
              <draw:text-box>
                <text:p text:style-name="P5"><text:span text:style-name="T2">A3</text:span><text:span text:style-name="T2"><text:line-break/></text:span><text:span text:style-name="T2">E2</text:span></text:p>
              </draw:text-box>
            </draw:frame>
            <draw:frame draw:style-name="gr12" draw:text-style-name="P6" draw:layer="layout" svg:width="1.231cm" svg:height="1.168cm" svg:x="24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19.216cm" svg:y="12.507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20.96cm" svg:y="12.507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22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20.549cm" svg:y1="11.445cm" svg:x2="21.267cm" svg:y2="11.445cm">
              <text:p/>
            </draw:line>
            <draw:line draw:style-name="gr14" draw:text-style-name="P7" draw:layer="layout" svg:x1="22.294cm" svg:y1="11.445cm" svg:x2="23.012cm" svg:y2="11.445cm">
              <text:p/>
            </draw:line>
            <draw:line draw:style-name="gr14" draw:text-style-name="P7" draw:layer="layout" svg:x1="24.038cm" svg:y1="11.445cm" svg:x2="24.756cm" svg:y2="11.445cm">
              <text:p/>
            </draw:line>
            <draw:line draw:style-name="gr14" draw:text-style-name="P7" draw:layer="layout" svg:x1="20.549cm" svg:y1="13.039cm" svg:x2="21.267cm" svg:y2="13.039cm">
              <text:p/>
            </draw:line>
            <draw:line draw:style-name="gr14" draw:text-style-name="P7" draw:layer="layout" svg:x1="22.294cm" svg:y1="13.039cm" svg:x2="23.012cm" svg:y2="13.039cm">
              <text:p/>
            </draw:line>
            <draw:frame draw:style-name="gr15" draw:text-style-name="P8" draw:layer="layout" svg:width="0.615cm" svg:height="0.536cm" svg:x="20.447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2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23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0.447cm" svg:y="12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22.191cm" svg:y="12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26.5cm" svg:y="10.001cm">
            <draw:text-box>
              <text:p text:style-name="P5"><text:span text:style-name="T2">I´= {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58" draw:id="id58">
          <draw:g>
            <draw:custom-shape draw:style-name="gr2" draw:text-style-name="P3" draw:layer="layout" svg:width="1.172cm" svg:height="1.096cm" svg:x="61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63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64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66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61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63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64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60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60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61.216cm" svg:y="10.914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62.96cm" svg:y="10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64.704cm" svg:y="10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66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61.216cm" svg:y="12.507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62.96cm" svg:y="12.507cm">
              <draw:text-box>
                <text:p text:style-name="P5"><text:span text:style-name="T2">B2</text:span><text:span text:style-name="T2"><text:line-break/></text:span><text:span text:style-name="T2">E2</text:span></text:p>
              </draw:text-box>
            </draw:frame>
            <draw:frame draw:style-name="gr13" draw:text-style-name="P6" draw:layer="layout" svg:width="1.231cm" svg:height="1.17cm" svg:x="64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62.549cm" svg:y1="11.445cm" svg:x2="63.267cm" svg:y2="11.445cm">
              <text:p/>
            </draw:line>
            <draw:line draw:style-name="gr14" draw:text-style-name="P7" draw:layer="layout" svg:x1="64.294cm" svg:y1="11.445cm" svg:x2="65.012cm" svg:y2="11.445cm">
              <text:p/>
            </draw:line>
            <draw:line draw:style-name="gr14" draw:text-style-name="P7" draw:layer="layout" svg:x1="66.038cm" svg:y1="11.445cm" svg:x2="66.756cm" svg:y2="11.445cm">
              <text:p/>
            </draw:line>
            <draw:line draw:style-name="gr14" draw:text-style-name="P7" draw:layer="layout" svg:x1="62.549cm" svg:y1="13.039cm" svg:x2="63.267cm" svg:y2="13.039cm">
              <text:p/>
            </draw:line>
            <draw:line draw:style-name="gr14" draw:text-style-name="P7" draw:layer="layout" svg:x1="64.294cm" svg:y1="13.039cm" svg:x2="65.012cm" svg:y2="13.039cm">
              <text:p/>
            </draw:line>
            <draw:frame draw:style-name="gr15" draw:text-style-name="P8" draw:layer="layout" svg:width="0.615cm" svg:height="0.536cm" svg:x="62.447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4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65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2.447cm" svg:y="12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64.191cm" svg:y="12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68.5cm" svg:y="10.001cm">
            <draw:text-box>
              <text:p text:style-name="P5"><text:span text:style-name="T2">I´= {A3,B1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2" draw:text-style-name="P5" xml:id="id57" draw:id="id57" draw:layer="layout" svg:x1="38.2cm" svg:y1="7.1cm" svg:x2="38.2cm" svg:y2="10cm" draw:start-shape="id55" draw:start-glue-point="2" draw:end-shape="id56" draw:end-glue-point="0" svg:d="M38200 7100v2900" svg:viewBox="0 0 1 2901">
          <text:p/>
        </draw:connector>
        <draw:connector draw:style-name="gr32" draw:text-style-name="P5" draw:layer="layout" svg:x1="38.2cm" svg:y1="8.55cm" svg:x2="66.2cm" svg:y2="10.001cm" draw:start-shape="id57" draw:start-glue-point="0" draw:end-shape="id58" draw:end-glue-point="0" svg:d="M38200 8550h28000v1451" svg:viewBox="0 0 28001 1452">
          <text:p/>
        </draw:connector>
        <draw:connector draw:style-name="gr32" draw:text-style-name="P5" draw:layer="layout" svg:x1="38.2cm" svg:y1="8.55cm" svg:x2="24.2cm" svg:y2="10.001cm" draw:start-shape="id57" draw:start-glue-point="0" draw:end-shape="id59" draw:end-glue-point="0" svg:d="M38200 8550h-14000v1451" svg:viewBox="0 0 14001 1452">
          <text:p/>
        </draw:connector>
        <draw:frame draw:style-name="gr30" draw:text-style-name="P10" draw:layer="layout" svg:width="3cm" svg:height="1.433cm" svg:x="38.2cm" svg:y="7.101cm">
          <draw:text-box>
            <text:p><text:span text:style-name="T4">j:E2</text:span><text:span text:style-name="T4"><text:line-break/></text:span><text:span text:style-name="T4">{A3,B1,B2}</text:span></text:p>
          </draw:text-box>
        </draw:frame>
        <draw:frame draw:style-name="gr33" draw:text-style-name="P10" draw:layer="layout" svg:width="1.4cm" svg:height="0.8cm" svg:x="36.8cm" svg:y="9.1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64.8cm" svg:y="9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22.8cm" svg:y="9cm">
          <draw:text-box>
            <text:p><text:span text:style-name="T4">i:A3</text:span></text:p>
          </draw:text-box>
        </draw:frame>
        <draw:connector draw:style-name="gr32" draw:text-style-name="P5" xml:id="id61" draw:id="id61" draw:layer="layout" svg:x1="24.2cm" svg:y1="14.101cm" svg:x2="24.2cm" svg:y2="17cm" draw:start-shape="id59" draw:start-glue-point="2" draw:end-shape="id60" draw:end-glue-point="0" svg:d="M24200 14101v2899" svg:viewBox="0 0 1 2900">
          <text:p/>
        </draw:connector>
        <draw:connector draw:style-name="gr32" draw:text-style-name="P5" draw:layer="layout" svg:x1="24.2cm" svg:y1="15.55cm" svg:x2="10.2cm" svg:y2="17.001cm" draw:start-shape="id61" draw:start-glue-point="0" draw:end-shape="id62" draw:end-glue-point="0" svg:d="M24200 15550h-14000v1451" svg:viewBox="0 0 14001 1452">
          <text:p/>
        </draw:connector>
        <draw:frame draw:style-name="gr30" draw:text-style-name="P10" draw:layer="layout" svg:width="3cm" svg:height="1.433cm" svg:x="24.2cm" svg:y="14.1cm">
          <draw:text-box>
            <text:p><text:span text:style-name="T4">j:E2</text:span><text:span text:style-name="T4"><text:line-break/></text:span><text:span text:style-name="T4">{B1,B2}</text:span></text:p>
          </draw:text-box>
        </draw:frame>
        <draw:frame draw:style-name="gr33" draw:text-style-name="P10" draw:layer="layout" svg:width="1.4cm" svg:height="0.8cm" svg:x="8.8cm" svg:y="16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22.8cm" svg:y="16cm">
          <draw:text-box>
            <text:p><text:span text:style-name="T4">i:B2</text:span></text:p>
          </draw:text-box>
        </draw:frame>
        <draw:g xml:id="id63" draw:id="id63">
          <draw:g xml:id="id62" draw:id="id62">
            <draw:g>
              <draw:custom-shape draw:style-name="gr2" draw:text-style-name="P3" draw:layer="layout" svg:width="1.172cm" svg:height="1.096cm" svg:x="5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17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17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19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19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8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18.445cm" svg:x2="7.267cm" svg:y2="18.445cm">
                <text:p/>
              </draw:line>
              <draw:line draw:style-name="gr14" draw:text-style-name="P7" draw:layer="layout" svg:x1="8.294cm" svg:y1="18.445cm" svg:x2="9.012cm" svg:y2="18.445cm">
                <text:p/>
              </draw:line>
              <draw:line draw:style-name="gr14" draw:text-style-name="P7" draw:layer="layout" svg:x1="10.038cm" svg:y1="18.445cm" svg:x2="10.756cm" svg:y2="18.445cm">
                <text:p/>
              </draw:line>
              <draw:line draw:style-name="gr14" draw:text-style-name="P7" draw:layer="layout" svg:x1="6.549cm" svg:y1="20.039cm" svg:x2="7.267cm" svg:y2="20.039cm">
                <text:p/>
              </draw:line>
              <draw:line draw:style-name="gr14" draw:text-style-name="P7" draw:layer="layout" svg:x1="8.294cm" svg:y1="20.039cm" svg:x2="9.012cm" svg:y2="20.039cm">
                <text:p/>
              </draw:line>
              <draw:frame draw:style-name="gr15" draw:text-style-name="P8" draw:layer="layout" svg:width="0.615cm" svg:height="0.536cm" svg:x="6.447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17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.8cm" svg:y1="19cm" svg:x2="6.4cm" svg:y2="19.5cm">
            <text:p/>
          </draw:line>
        </draw:g>
        <draw:g xml:id="id65" draw:id="id65">
          <draw:g xml:id="id60" draw:id="id60">
            <draw:g>
              <draw:custom-shape draw:style-name="gr2" draw:text-style-name="P3" draw:layer="layout" svg:width="1.172cm" svg:height="1.096cm" svg:x="19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9.506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20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8.444cm" svg:x2="21.267cm" svg:y2="18.444cm">
                <text:p/>
              </draw:line>
              <draw:line draw:style-name="gr14" draw:text-style-name="P7" draw:layer="layout" svg:x1="22.294cm" svg:y1="18.444cm" svg:x2="23.012cm" svg:y2="18.444cm">
                <text:p/>
              </draw:line>
              <draw:line draw:style-name="gr14" draw:text-style-name="P7" draw:layer="layout" svg:x1="24.038cm" svg:y1="18.444cm" svg:x2="24.756cm" svg:y2="18.444cm">
                <text:p/>
              </draw:line>
              <draw:line draw:style-name="gr14" draw:text-style-name="P7" draw:layer="layout" svg:x1="20.549cm" svg:y1="20.038cm" svg:x2="21.267cm" svg:y2="20.038cm">
                <text:p/>
              </draw:line>
              <draw:line draw:style-name="gr14" draw:text-style-name="P7" draw:layer="layout" svg:x1="22.294cm" svg:y1="20.038cm" svg:x2="23.012cm" svg:y2="20.038cm">
                <text:p/>
              </draw:line>
              <draw:frame draw:style-name="gr15" draw:text-style-name="P8" draw:layer="layout" svg:width="0.615cm" svg:height="0.536cm" svg:x="20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7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4.8cm" svg:y1="18.9cm" svg:x2="22.1cm" svg:y2="19.6cm">
            <text:p/>
          </draw:line>
        </draw:g>
        <draw:g xml:id="id64" draw:id="id64">
          <draw:g>
            <draw:g>
              <draw:custom-shape draw:style-name="gr2" draw:text-style-name="P3" draw:layer="layout" svg:width="1.172cm" svg:height="1.096cm" svg:x="5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8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25.444cm" svg:x2="7.267cm" svg:y2="25.444cm">
                <text:p/>
              </draw:line>
              <draw:line draw:style-name="gr14" draw:text-style-name="P7" draw:layer="layout" svg:x1="8.294cm" svg:y1="25.444cm" svg:x2="9.012cm" svg:y2="25.444cm">
                <text:p/>
              </draw:line>
              <draw:line draw:style-name="gr14" draw:text-style-name="P7" draw:layer="layout" svg:x1="10.038cm" svg:y1="25.444cm" svg:x2="10.756cm" svg:y2="25.444cm">
                <text:p/>
              </draw:line>
              <draw:line draw:style-name="gr14" draw:text-style-name="P7" draw:layer="layout" svg:x1="6.549cm" svg:y1="27.038cm" svg:x2="7.267cm" svg:y2="27.038cm">
                <text:p/>
              </draw:line>
              <draw:line draw:style-name="gr14" draw:text-style-name="P7" draw:layer="layout" svg:x1="8.294cm" svg:y1="27.038cm" svg:x2="9.012cm" svg:y2="27.038cm">
                <text:p/>
              </draw:line>
              <draw:frame draw:style-name="gr15" draw:text-style-name="P8" draw:layer="layout" svg:width="0.615cm" svg:height="0.536cm" svg:x="6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24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3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.8cm" svg:y1="25.999cm" svg:x2="6.4cm" svg:y2="26.499cm">
            <text:p/>
          </draw:line>
        </draw:g>
        <draw:connector draw:style-name="gr32" draw:text-style-name="P5" draw:layer="layout" svg:x1="10.2cm" svg:y1="21.101cm" svg:x2="10.2cm" svg:y2="24cm" draw:start-shape="id63" draw:start-glue-point="2" draw:end-shape="id64" draw:end-glue-point="0" svg:d="M10200 21101v2899" svg:viewBox="0 0 1 2900">
          <text:p/>
        </draw:connector>
        <draw:frame draw:style-name="gr30" draw:text-style-name="P10" draw:layer="layout" svg:width="3cm" svg:height="1.433cm" svg:x="10.2cm" svg:y="21.1cm">
          <draw:text-box>
            <text:p><text:span text:style-name="T4">j:E2</text:span><text:span text:style-name="T4"><text:line-break/></text:span><text:span text:style-name="T4">{B2}</text:span></text:p>
          </draw:text-box>
        </draw:frame>
        <draw:frame draw:style-name="gr33" draw:text-style-name="P10" draw:layer="layout" svg:width="1.4cm" svg:height="0.8cm" svg:x="8.8cm" svg:y="23cm">
          <draw:text-box>
            <text:p><text:span text:style-name="T4">i:B2</text:span></text:p>
          </draw:text-box>
        </draw:frame>
        <draw:g xml:id="id66" draw:id="id66">
          <draw:g>
            <draw:g>
              <draw:custom-shape draw:style-name="gr2" draw:text-style-name="P3" draw:layer="layout" svg:width="1.172cm" svg:height="1.096cm" svg:x="19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25.444cm" svg:x2="21.267cm" svg:y2="25.444cm">
                <text:p/>
              </draw:line>
              <draw:line draw:style-name="gr14" draw:text-style-name="P7" draw:layer="layout" svg:x1="22.294cm" svg:y1="25.444cm" svg:x2="23.012cm" svg:y2="25.444cm">
                <text:p/>
              </draw:line>
              <draw:line draw:style-name="gr14" draw:text-style-name="P7" draw:layer="layout" svg:x1="24.038cm" svg:y1="25.444cm" svg:x2="24.756cm" svg:y2="25.444cm">
                <text:p/>
              </draw:line>
              <draw:line draw:style-name="gr14" draw:text-style-name="P7" draw:layer="layout" svg:x1="20.549cm" svg:y1="27.038cm" svg:x2="21.267cm" svg:y2="27.038cm">
                <text:p/>
              </draw:line>
              <draw:line draw:style-name="gr14" draw:text-style-name="P7" draw:layer="layout" svg:x1="22.294cm" svg:y1="27.038cm" svg:x2="23.012cm" svg:y2="27.038cm">
                <text:p/>
              </draw:line>
              <draw:frame draw:style-name="gr15" draw:text-style-name="P8" draw:layer="layout" svg:width="0.615cm" svg:height="0.536cm" svg:x="20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24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4.8cm" svg:y1="25.9cm" svg:x2="22.1cm" svg:y2="26.6cm">
            <text:p/>
          </draw:line>
        </draw:g>
        <draw:connector draw:style-name="gr32" draw:text-style-name="P5" draw:layer="layout" svg:x1="24.2cm" svg:y1="21.1cm" svg:x2="24.2cm" svg:y2="24cm" draw:start-shape="id65" draw:start-glue-point="2" draw:end-shape="id66" draw:end-glue-point="0" svg:d="M24200 21100v2900" svg:viewBox="0 0 1 2901">
          <text:p/>
        </draw:connector>
        <draw:frame draw:style-name="gr30" draw:text-style-name="P10" draw:layer="layout" svg:width="3cm" svg:height="1.433cm" svg:x="24.2cm" svg:y="21.1cm">
          <draw:text-box>
            <text:p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22.8cm" svg:y="23cm">
          <draw:text-box>
            <text:p><text:span text:style-name="T4">i:B1</text:span></text:p>
          </draw:text-box>
        </draw:frame>
        <draw:line draw:style-name="gr35" draw:text-style-name="P7" draw:layer="layout" svg:x1="23.5cm" svg:y1="27.7cm" svg:x2="23.5cm" svg:y2="28.8cm">
          <text:p/>
        </draw:line>
        <draw:line draw:style-name="gr39" draw:text-style-name="P7" draw:layer="layout" svg:x1="23.5cm" svg:y1="28.8cm" svg:x2="20cm" svg:y2="28.8cm">
          <text:p/>
        </draw:line>
        <draw:line draw:style-name="gr31" draw:text-style-name="P7" draw:layer="layout" svg:x1="20cm" svg:y1="28.8cm" svg:x2="20cm" svg:y2="27.7cm">
          <text:p/>
        </draw:line>
        <draw:custom-shape draw:style-name="gr36" draw:text-style-name="P11" draw:layer="layout" svg:width="1.8cm" svg:height="1.7cm" svg:x="24.7cm" svg:y="26.4cm">
          <text:p/>
          <draw:enhanced-geometry svg:viewBox="0 0 21600 21600" draw:type="rectangle" draw:enhanced-path="M 0 0 L 21600 0 21600 21600 0 21600 0 0 Z N"/>
        </draw:custom-shape>
        <draw:connector draw:style-name="gr32" draw:text-style-name="P5" xml:id="id68" draw:id="id68" draw:layer="layout" svg:x1="38.2cm" svg:y1="14.1cm" svg:x2="38.2cm" svg:y2="17cm" draw:start-shape="id56" draw:start-glue-point="2" draw:end-shape="id67" draw:end-glue-point="0" svg:d="M38200 14100v2900" svg:viewBox="0 0 1 2901">
          <text:p/>
        </draw:connector>
        <draw:g xml:id="id69" draw:id="id69">
          <draw:g>
            <draw:custom-shape draw:style-name="gr2" draw:text-style-name="P3" draw:layer="layout" svg:width="1.172cm" svg:height="1.096cm" svg:x="47.404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49.161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50.915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52.674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47.421cm" svg:y="19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49.161cm" svg:y="19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50.915cm" svg:y="19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46.6cm" svg:y="17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46.805cm" svg:y="17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47.216cm" svg:y="17.914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48.96cm" svg:y="17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50.704cm" svg:y="17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52.653cm" svg:y="17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47.216cm" svg:y="19.507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48.96cm" svg:y="19.507cm">
              <draw:text-box>
                <text:p text:style-name="P5"><text:span text:style-name="T2">B2</text:span><text:span text:style-name="T2"><text:line-break/></text:span><text:span text:style-name="T2">E2</text:span></text:p>
              </draw:text-box>
            </draw:frame>
            <draw:frame draw:style-name="gr13" draw:text-style-name="P6" draw:layer="layout" svg:width="1.231cm" svg:height="1.17cm" svg:x="50.909cm" svg:y="19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48.549cm" svg:y1="18.445cm" svg:x2="49.267cm" svg:y2="18.445cm">
              <text:p/>
            </draw:line>
            <draw:line draw:style-name="gr14" draw:text-style-name="P7" draw:layer="layout" svg:x1="50.294cm" svg:y1="18.445cm" svg:x2="51.012cm" svg:y2="18.445cm">
              <text:p/>
            </draw:line>
            <draw:line draw:style-name="gr14" draw:text-style-name="P7" draw:layer="layout" svg:x1="52.038cm" svg:y1="18.445cm" svg:x2="52.756cm" svg:y2="18.445cm">
              <text:p/>
            </draw:line>
            <draw:line draw:style-name="gr14" draw:text-style-name="P7" draw:layer="layout" svg:x1="48.549cm" svg:y1="20.039cm" svg:x2="49.267cm" svg:y2="20.039cm">
              <text:p/>
            </draw:line>
            <draw:line draw:style-name="gr14" draw:text-style-name="P7" draw:layer="layout" svg:x1="50.294cm" svg:y1="20.039cm" svg:x2="51.012cm" svg:y2="20.039cm">
              <text:p/>
            </draw:line>
            <draw:frame draw:style-name="gr15" draw:text-style-name="P8" draw:layer="layout" svg:width="0.615cm" svg:height="0.536cm" svg:x="48.447cm" svg:y="18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50.191cm" svg:y="18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51.935cm" svg:y="18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48.447cm" svg:y="19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50.191cm" svg:y="19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54.5cm" svg:y="17.001cm">
            <draw:text-box>
              <text:p text:style-name="P5"><text:span text:style-name="T2">I´= {A3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2" draw:text-style-name="P5" draw:layer="layout" svg:x1="38.2cm" svg:y1="15.55cm" svg:x2="52.2cm" svg:y2="17.001cm" draw:start-shape="id68" draw:start-glue-point="0" draw:end-shape="id69" draw:end-glue-point="0" svg:d="M38200 15550h14000v1451" svg:viewBox="0 0 14001 1452">
          <text:p/>
        </draw:connector>
        <draw:frame draw:style-name="gr30" draw:text-style-name="P10" draw:layer="layout" svg:width="3cm" svg:height="1.433cm" svg:x="38.2cm" svg:y="14.1cm">
          <draw:text-box>
            <text:p><text:span text:style-name="T4">j:E2</text:span><text:span text:style-name="T4"><text:line-break/></text:span><text:span text:style-name="T4">{A3,B2}</text:span></text:p>
          </draw:text-box>
        </draw:frame>
        <draw:frame draw:style-name="gr33" draw:text-style-name="P10" draw:layer="layout" svg:width="1.4cm" svg:height="0.8cm" svg:x="36.8cm" svg:y="16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50.8cm" svg:y="16cm">
          <draw:text-box>
            <text:p><text:span text:style-name="T4">i:B2</text:span></text:p>
          </draw:text-box>
        </draw:frame>
        <draw:g xml:id="id70" draw:id="id70">
          <draw:g xml:id="id67" draw:id="id67">
            <draw:g>
              <draw:custom-shape draw:style-name="gr2" draw:text-style-name="P3" draw:layer="layout" svg:width="1.172cm" svg:height="1.096cm" svg:x="33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9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19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36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8.444cm" svg:x2="35.267cm" svg:y2="18.444cm">
                <text:p/>
              </draw:line>
              <draw:line draw:style-name="gr14" draw:text-style-name="P7" draw:layer="layout" svg:x1="36.294cm" svg:y1="18.444cm" svg:x2="37.012cm" svg:y2="18.444cm">
                <text:p/>
              </draw:line>
              <draw:line draw:style-name="gr14" draw:text-style-name="P7" draw:layer="layout" svg:x1="38.038cm" svg:y1="18.444cm" svg:x2="38.756cm" svg:y2="18.444cm">
                <text:p/>
              </draw:line>
              <draw:line draw:style-name="gr14" draw:text-style-name="P7" draw:layer="layout" svg:x1="34.549cm" svg:y1="20.038cm" svg:x2="35.267cm" svg:y2="20.038cm">
                <text:p/>
              </draw:line>
              <draw:line draw:style-name="gr14" draw:text-style-name="P7" draw:layer="layout" svg:x1="36.294cm" svg:y1="20.038cm" svg:x2="37.012cm" svg:y2="20.038cm">
                <text:p/>
              </draw:line>
              <draw:frame draw:style-name="gr15" draw:text-style-name="P8" draw:layer="layout" svg:width="0.615cm" svg:height="0.536cm" svg:x="34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17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5.8cm" svg:y1="19.5cm" svg:x2="37cm" svg:y2="18.8cm">
            <text:p/>
          </draw:line>
        </draw:g>
        <draw:g xml:id="id71" draw:id="id71">
          <draw:g>
            <draw:g>
              <draw:custom-shape draw:style-name="gr2" draw:text-style-name="P3" draw:layer="layout" svg:width="1.172cm" svg:height="1.096cm" svg:x="33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36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25.444cm" svg:x2="35.267cm" svg:y2="25.444cm">
                <text:p/>
              </draw:line>
              <draw:line draw:style-name="gr14" draw:text-style-name="P7" draw:layer="layout" svg:x1="36.294cm" svg:y1="25.444cm" svg:x2="37.012cm" svg:y2="25.444cm">
                <text:p/>
              </draw:line>
              <draw:line draw:style-name="gr14" draw:text-style-name="P7" draw:layer="layout" svg:x1="38.038cm" svg:y1="25.444cm" svg:x2="38.756cm" svg:y2="25.444cm">
                <text:p/>
              </draw:line>
              <draw:line draw:style-name="gr14" draw:text-style-name="P7" draw:layer="layout" svg:x1="34.549cm" svg:y1="27.038cm" svg:x2="35.267cm" svg:y2="27.038cm">
                <text:p/>
              </draw:line>
              <draw:line draw:style-name="gr14" draw:text-style-name="P7" draw:layer="layout" svg:x1="36.294cm" svg:y1="27.038cm" svg:x2="37.012cm" svg:y2="27.038cm">
                <text:p/>
              </draw:line>
              <draw:frame draw:style-name="gr15" draw:text-style-name="P8" draw:layer="layout" svg:width="0.615cm" svg:height="0.536cm" svg:x="34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24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/></text:p>
                <text:p text:style-name="P5"><text:span text:style-name="T2"/></text:p>
              </draw:text-box>
            </draw:frame>
          </draw:g>
          <draw:line draw:style-name="gr31" draw:text-style-name="P7" draw:layer="layout" svg:x1="35.8cm" svg:y1="26.5cm" svg:x2="37cm" svg:y2="25.8cm">
            <text:p/>
          </draw:line>
        </draw:g>
        <draw:connector draw:style-name="gr32" draw:text-style-name="P5" draw:layer="layout" svg:x1="38.2cm" svg:y1="21.1cm" svg:x2="38.2cm" svg:y2="24cm" draw:start-shape="id70" draw:start-glue-point="2" draw:end-shape="id71" draw:end-glue-point="0" svg:d="M38200 21100v2900" svg:viewBox="0 0 1 2901">
          <text:p/>
        </draw:connector>
        <draw:frame draw:style-name="gr30" draw:text-style-name="P10" draw:layer="layout" svg:width="3cm" svg:height="1.433cm" svg:x="38.2cm" svg:y="21.1cm">
          <draw:text-box>
            <text:p><text:span text:style-name="T4">j:E2</text:span><text:span text:style-name="T4"><text:line-break/></text:span><text:span text:style-name="T4">{B2}</text:span></text:p>
          </draw:text-box>
        </draw:frame>
        <draw:frame draw:style-name="gr33" draw:text-style-name="P10" draw:layer="layout" svg:width="1.4cm" svg:height="0.8cm" svg:x="36.8cm" svg:y="23cm">
          <draw:text-box>
            <text:p><text:span text:style-name="T4">i:B2</text:span></text:p>
          </draw:text-box>
        </draw:frame>
        <draw:line draw:style-name="gr31" draw:text-style-name="P7" draw:layer="layout" svg:x1="38.7cm" svg:y1="25.9cm" svg:x2="36.2cm" svg:y2="26.6cm">
          <text:p/>
        </draw:line>
        <draw:g xml:id="id72" draw:id="id72">
          <draw:g>
            <draw:custom-shape draw:style-name="gr2" draw:text-style-name="P3" draw:layer="layout" svg:width="1.172cm" svg:height="1.096cm" svg:x="47.404cm" svg:y="24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49.161cm" svg:y="24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50.915cm" svg:y="24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52.674cm" svg:y="24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47.421cm" svg:y="26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49.161cm" svg:y="26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50.915cm" svg:y="26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46.6cm" svg:y="2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46.805cm" svg:y="2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47.216cm" svg:y="24.913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48.96cm" svg:y="24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50.704cm" svg:y="24.907cm">
              <draw:text-box>
                <text:p text:style-name="P5"><text:span text:style-name="T2">A3</text:span><text:span text:style-name="T2"><text:line-break/></text:span><text:span text:style-name="T2">E2</text:span></text:p>
              </draw:text-box>
            </draw:frame>
            <draw:frame draw:style-name="gr12" draw:text-style-name="P6" draw:layer="layout" svg:width="1.231cm" svg:height="1.168cm" svg:x="52.653cm" svg:y="24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47.216cm" svg:y="26.506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48.96cm" svg:y="26.506cm">
              <draw:text-box>
                <text:p text:style-name="P5"><text:span text:style-name="T2">B2</text:span><text:span text:style-name="T2"><text:line-break/></text:span><text:span text:style-name="T2">E2</text:span></text:p>
              </draw:text-box>
            </draw:frame>
            <draw:frame draw:style-name="gr13" draw:text-style-name="P6" draw:layer="layout" svg:width="1.231cm" svg:height="1.17cm" svg:x="50.909cm" svg:y="26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48.549cm" svg:y1="25.444cm" svg:x2="49.267cm" svg:y2="25.444cm">
              <text:p/>
            </draw:line>
            <draw:line draw:style-name="gr14" draw:text-style-name="P7" draw:layer="layout" svg:x1="50.294cm" svg:y1="25.444cm" svg:x2="51.012cm" svg:y2="25.444cm">
              <text:p/>
            </draw:line>
            <draw:line draw:style-name="gr14" draw:text-style-name="P7" draw:layer="layout" svg:x1="52.038cm" svg:y1="25.444cm" svg:x2="52.756cm" svg:y2="25.444cm">
              <text:p/>
            </draw:line>
            <draw:line draw:style-name="gr14" draw:text-style-name="P7" draw:layer="layout" svg:x1="48.549cm" svg:y1="27.038cm" svg:x2="49.267cm" svg:y2="27.038cm">
              <text:p/>
            </draw:line>
            <draw:line draw:style-name="gr14" draw:text-style-name="P7" draw:layer="layout" svg:x1="50.294cm" svg:y1="27.038cm" svg:x2="51.012cm" svg:y2="27.038cm">
              <text:p/>
            </draw:line>
            <draw:frame draw:style-name="gr15" draw:text-style-name="P8" draw:layer="layout" svg:width="0.615cm" svg:height="0.536cm" svg:x="48.447cm" svg:y="25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50.191cm" svg:y="25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51.935cm" svg:y="25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48.447cm" svg:y="26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50.191cm" svg:y="26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54.5cm" svg:y="24cm">
            <draw:text-box>
              <text:p text:style-name="P5"><text:span text:style-name="T2">I´= {}</text:span></text:p>
              <text:p text:style-name="P5"><text:span text:style-name="T2">J´= {}</text:span></text:p>
              <text:p text:style-name="P5"><text:span text:style-name="T5">Makespan=8</text:span></text:p>
              <text:p text:style-name="P5"><text:span text:style-name="T2"/></text:p>
            </draw:text-box>
          </draw:frame>
        </draw:g>
        <draw:connector draw:style-name="gr32" draw:text-style-name="P5" draw:layer="layout" svg:x1="52.2cm" svg:y1="21.101cm" svg:x2="52.2cm" svg:y2="24cm" draw:start-shape="id69" draw:start-glue-point="2" draw:end-shape="id72" draw:end-glue-point="0" svg:d="M52200 21101v2899" svg:viewBox="0 0 1 2900">
          <text:p/>
        </draw:connector>
        <draw:frame draw:style-name="gr30" draw:text-style-name="P10" draw:layer="layout" svg:width="3cm" svg:height="1.433cm" svg:x="52.2cm" svg:y="21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50.8cm" svg:y="23cm">
          <draw:text-box>
            <text:p><text:span text:style-name="T4">i:A3</text:span></text:p>
          </draw:text-box>
        </draw:frame>
        <draw:line draw:style-name="gr31" draw:text-style-name="P7" draw:layer="layout" svg:x1="51.5cm" svg:y1="26.6cm" svg:x2="51.5cm" svg:y2="26cm">
          <text:p/>
        </draw:line>
        <draw:connector draw:style-name="gr32" draw:text-style-name="P5" xml:id="id74" draw:id="id74" draw:layer="layout" svg:x1="66.2cm" svg:y1="14.101cm" svg:x2="66.2cm" svg:y2="17cm" draw:start-shape="id58" draw:start-glue-point="2" draw:end-shape="id73" draw:end-glue-point="0" svg:d="M66200 14101v2899" svg:viewBox="0 0 1 2900">
          <text:p/>
        </draw:connector>
        <draw:frame draw:style-name="gr30" draw:text-style-name="P10" draw:layer="layout" svg:width="3cm" svg:height="1.433cm" svg:x="66.2cm" svg:y="14.1cm">
          <draw:text-box>
            <text:p><text:span text:style-name="T4">j:E2</text:span><text:span text:style-name="T4"><text:line-break/></text:span><text:span text:style-name="T4">{A3,B1}</text:span></text:p>
          </draw:text-box>
        </draw:frame>
        <draw:frame draw:style-name="gr33" draw:text-style-name="P10" draw:layer="layout" svg:width="1.4cm" svg:height="0.8cm" svg:x="64.8cm" svg:y="16cm">
          <draw:text-box>
            <text:p><text:span text:style-name="T4">i:A3</text:span></text:p>
          </draw:text-box>
        </draw:frame>
        <draw:g xml:id="id75" draw:id="id75">
          <draw:g>
            <draw:custom-shape draw:style-name="gr2" draw:text-style-name="P3" draw:layer="layout" svg:width="1.172cm" svg:height="1.096cm" svg:x="75.404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77.161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78.915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80.674cm" svg:y="17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75.421cm" svg:y="19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77.161cm" svg:y="19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78.915cm" svg:y="19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74.6cm" svg:y="17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74.805cm" svg:y="17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75.216cm" svg:y="17.914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76.96cm" svg:y="17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78.704cm" svg:y="17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80.653cm" svg:y="17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75.216cm" svg:y="19.507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76.96cm" svg:y="19.507cm">
              <draw:text-box>
                <text:p text:style-name="P5"><text:span text:style-name="T2">B2</text:span><text:span text:style-name="T2"><text:line-break/></text:span><text:span text:style-name="T2">E2</text:span></text:p>
              </draw:text-box>
            </draw:frame>
            <draw:frame draw:style-name="gr13" draw:text-style-name="P6" draw:layer="layout" svg:width="1.231cm" svg:height="1.17cm" svg:x="78.909cm" svg:y="19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76.549cm" svg:y1="18.445cm" svg:x2="77.267cm" svg:y2="18.445cm">
              <text:p/>
            </draw:line>
            <draw:line draw:style-name="gr14" draw:text-style-name="P7" draw:layer="layout" svg:x1="78.294cm" svg:y1="18.445cm" svg:x2="79.012cm" svg:y2="18.445cm">
              <text:p/>
            </draw:line>
            <draw:line draw:style-name="gr14" draw:text-style-name="P7" draw:layer="layout" svg:x1="80.038cm" svg:y1="18.445cm" svg:x2="80.756cm" svg:y2="18.445cm">
              <text:p/>
            </draw:line>
            <draw:line draw:style-name="gr14" draw:text-style-name="P7" draw:layer="layout" svg:x1="76.549cm" svg:y1="20.039cm" svg:x2="77.267cm" svg:y2="20.039cm">
              <text:p/>
            </draw:line>
            <draw:line draw:style-name="gr14" draw:text-style-name="P7" draw:layer="layout" svg:x1="78.294cm" svg:y1="20.039cm" svg:x2="79.012cm" svg:y2="20.039cm">
              <text:p/>
            </draw:line>
            <draw:frame draw:style-name="gr15" draw:text-style-name="P8" draw:layer="layout" svg:width="0.615cm" svg:height="0.536cm" svg:x="76.447cm" svg:y="18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8.191cm" svg:y="18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79.935cm" svg:y="18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6.447cm" svg:y="19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78.191cm" svg:y="19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82.5cm" svg:y="17.001cm">
            <draw:text-box>
              <text:p text:style-name="P5"><text:span text:style-name="T2">I´= {A3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2" draw:text-style-name="P5" draw:layer="layout" svg:x1="66.2cm" svg:y1="15.55cm" svg:x2="80.2cm" svg:y2="17.001cm" draw:start-shape="id74" draw:start-glue-point="0" draw:end-shape="id75" draw:end-glue-point="0" svg:d="M66200 15550h14000v1451" svg:viewBox="0 0 14001 1452">
          <text:p/>
        </draw:connector>
        <draw:frame draw:style-name="gr33" draw:text-style-name="P10" draw:layer="layout" svg:width="1.4cm" svg:height="0.8cm" svg:x="78.8cm" svg:y="16cm">
          <draw:text-box>
            <text:p><text:span text:style-name="T4">i:B1</text:span></text:p>
          </draw:text-box>
        </draw:frame>
        <draw:g xml:id="id76" draw:id="id76">
          <draw:g xml:id="id73" draw:id="id73">
            <draw:g>
              <draw:custom-shape draw:style-name="gr2" draw:text-style-name="P3" draw:layer="layout" svg:width="1.172cm" svg:height="1.096cm" svg:x="61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9.506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2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64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8.444cm" svg:x2="63.267cm" svg:y2="18.444cm">
                <text:p/>
              </draw:line>
              <draw:line draw:style-name="gr14" draw:text-style-name="P7" draw:layer="layout" svg:x1="64.294cm" svg:y1="18.444cm" svg:x2="65.012cm" svg:y2="18.444cm">
                <text:p/>
              </draw:line>
              <draw:line draw:style-name="gr14" draw:text-style-name="P7" draw:layer="layout" svg:x1="66.038cm" svg:y1="18.444cm" svg:x2="66.756cm" svg:y2="18.444cm">
                <text:p/>
              </draw:line>
              <draw:line draw:style-name="gr14" draw:text-style-name="P7" draw:layer="layout" svg:x1="62.549cm" svg:y1="20.038cm" svg:x2="63.267cm" svg:y2="20.038cm">
                <text:p/>
              </draw:line>
              <draw:line draw:style-name="gr14" draw:text-style-name="P7" draw:layer="layout" svg:x1="64.294cm" svg:y1="20.038cm" svg:x2="65.012cm" svg:y2="20.038cm">
                <text:p/>
              </draw:line>
              <draw:frame draw:style-name="gr15" draw:text-style-name="P8" draw:layer="layout" svg:width="0.615cm" svg:height="0.536cm" svg:x="62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17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5cm" svg:y1="19.6cm" svg:x2="65.5cm" svg:y2="19cm">
            <text:p/>
          </draw:line>
        </draw:g>
        <draw:g xml:id="id77" draw:id="id77">
          <draw:g>
            <draw:g>
              <draw:custom-shape draw:style-name="gr2" draw:text-style-name="P3" draw:layer="layout" svg:width="1.172cm" svg:height="1.096cm" svg:x="61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64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25.444cm" svg:x2="63.267cm" svg:y2="25.444cm">
                <text:p/>
              </draw:line>
              <draw:line draw:style-name="gr14" draw:text-style-name="P7" draw:layer="layout" svg:x1="64.294cm" svg:y1="25.444cm" svg:x2="65.012cm" svg:y2="25.444cm">
                <text:p/>
              </draw:line>
              <draw:line draw:style-name="gr14" draw:text-style-name="P7" draw:layer="layout" svg:x1="66.038cm" svg:y1="25.444cm" svg:x2="66.756cm" svg:y2="25.444cm">
                <text:p/>
              </draw:line>
              <draw:line draw:style-name="gr14" draw:text-style-name="P7" draw:layer="layout" svg:x1="62.549cm" svg:y1="27.038cm" svg:x2="63.267cm" svg:y2="27.038cm">
                <text:p/>
              </draw:line>
              <draw:line draw:style-name="gr14" draw:text-style-name="P7" draw:layer="layout" svg:x1="64.294cm" svg:y1="27.038cm" svg:x2="65.012cm" svg:y2="27.038cm">
                <text:p/>
              </draw:line>
              <draw:frame draw:style-name="gr15" draw:text-style-name="P8" draw:layer="layout" svg:width="0.615cm" svg:height="0.536cm" svg:x="62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24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5cm" svg:y1="26.6cm" svg:x2="65.5cm" svg:y2="26cm">
            <text:p/>
          </draw:line>
        </draw:g>
        <draw:connector draw:style-name="gr32" draw:text-style-name="P5" draw:layer="layout" svg:x1="66.2cm" svg:y1="21.1cm" svg:x2="66.2cm" svg:y2="24cm" draw:start-shape="id76" draw:start-glue-point="2" draw:end-shape="id77" draw:end-glue-point="0" svg:d="M66200 21100v2900" svg:viewBox="0 0 1 2901">
          <text:p/>
        </draw:connector>
        <draw:frame draw:style-name="gr30" draw:text-style-name="P10" draw:layer="layout" svg:width="3cm" svg:height="1.433cm" svg:x="66.2cm" svg:y="21.1cm">
          <draw:text-box>
            <text:p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64.8cm" svg:y="23cm">
          <draw:text-box>
            <text:p><text:span text:style-name="T4">i:B1</text:span></text:p>
          </draw:text-box>
        </draw:frame>
        <draw:line draw:style-name="gr39" draw:text-style-name="P7" draw:layer="layout" svg:x1="69.2cm" svg:y1="28.6cm" svg:x2="62cm" svg:y2="28.6cm">
          <text:p/>
        </draw:line>
        <draw:line draw:style-name="gr31" draw:text-style-name="P7" draw:layer="layout" svg:x1="62cm" svg:y1="28.6cm" svg:x2="62cm" svg:y2="27.7cm">
          <text:p/>
        </draw:line>
        <draw:custom-shape draw:style-name="gr36" draw:text-style-name="P11" draw:layer="layout" svg:width="1.8cm" svg:height="1.7cm" svg:x="66.7cm" svg:y="26.4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67.9cm" svg:y1="25.4cm" svg:x2="69.2cm" svg:y2="25.4cm">
          <text:p/>
        </draw:line>
        <draw:line draw:style-name="gr39" draw:text-style-name="P7" draw:layer="layout" svg:x1="69.2cm" svg:y1="28.6cm" svg:x2="69.2cm" svg:y2="25.4cm">
          <text:p/>
        </draw:line>
        <draw:g>
          <draw:g>
            <draw:custom-shape draw:style-name="gr2" draw:text-style-name="P3" draw:layer="layout" svg:width="1.172cm" svg:height="1.096cm" svg:x="227.804cm" svg:y="24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229.561cm" svg:y="24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231.315cm" svg:y="24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233.074cm" svg:y="24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227.821cm" svg:y="26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229.561cm" svg:y="26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231.315cm" svg:y="26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227cm" svg:y="24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227.205cm" svg:y="24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227.616cm" svg:y="24.914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229.36cm" svg:y="24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231.104cm" svg:y="24.908cm">
              <draw:text-box>
                <text:p text:style-name="P5"><text:span text:style-name="T2">A3</text:span><text:span text:style-name="T2"><text:line-break/></text:span><text:span text:style-name="T2">E2</text:span></text:p>
              </draw:text-box>
            </draw:frame>
            <draw:frame draw:style-name="gr12" draw:text-style-name="P6" draw:layer="layout" svg:width="1.231cm" svg:height="1.168cm" svg:x="233.053cm" svg:y="24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227.616cm" svg:y="26.507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229.36cm" svg:y="26.507cm">
              <draw:text-box>
                <text:p text:style-name="P5"><text:span text:style-name="T2">B2</text:span><text:span text:style-name="T2"><text:line-break/></text:span><text:span text:style-name="T2">E2</text:span></text:p>
              </draw:text-box>
            </draw:frame>
            <draw:frame draw:style-name="gr13" draw:text-style-name="P6" draw:layer="layout" svg:width="1.231cm" svg:height="1.17cm" svg:x="231.309cm" svg:y="26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228.949cm" svg:y1="25.445cm" svg:x2="229.667cm" svg:y2="25.445cm">
              <text:p/>
            </draw:line>
            <draw:line draw:style-name="gr14" draw:text-style-name="P7" draw:layer="layout" svg:x1="230.694cm" svg:y1="25.445cm" svg:x2="231.412cm" svg:y2="25.445cm">
              <text:p/>
            </draw:line>
            <draw:line draw:style-name="gr14" draw:text-style-name="P7" draw:layer="layout" svg:x1="232.438cm" svg:y1="25.445cm" svg:x2="233.156cm" svg:y2="25.445cm">
              <text:p/>
            </draw:line>
            <draw:line draw:style-name="gr14" draw:text-style-name="P7" draw:layer="layout" svg:x1="228.949cm" svg:y1="27.039cm" svg:x2="229.667cm" svg:y2="27.039cm">
              <text:p/>
            </draw:line>
            <draw:line draw:style-name="gr14" draw:text-style-name="P7" draw:layer="layout" svg:x1="230.694cm" svg:y1="27.039cm" svg:x2="231.412cm" svg:y2="27.039cm">
              <text:p/>
            </draw:line>
            <draw:frame draw:style-name="gr15" draw:text-style-name="P8" draw:layer="layout" svg:width="0.615cm" svg:height="0.536cm" svg:x="228.847cm" svg:y="25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30.591cm" svg:y="25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232.335cm" svg:y="25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28.847cm" svg:y="26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230.591cm" svg:y="26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234.9cm" svg:y="24.001cm">
            <draw:text-box>
              <text:p text:style-name="P5"><text:span text:style-name="T2">I´= {}</text:span></text:p>
              <text:p text:style-name="P5"><text:span text:style-name="T2">J´= {}</text:span></text:p>
              <text:p text:style-name="P5"><text:span text:style-name="T5">Makespan=8</text:span></text:p>
              <text:p text:style-name="P5"><text:span text:style-name="T2"/></text:p>
            </draw:text-box>
          </draw:frame>
        </draw:g>
        <draw:line draw:style-name="gr31" draw:text-style-name="P7" draw:layer="layout" svg:x1="231.9cm" svg:y1="26.601cm" svg:x2="231.9cm" svg:y2="26.001cm">
          <text:p/>
        </draw:line>
        <draw:line draw:style-name="gr39" draw:text-style-name="P7" draw:layer="layout" svg:x1="77.7cm" svg:y1="20.7cm" svg:x2="77.7cm" svg:y2="21.8cm">
          <text:p/>
        </draw:line>
        <draw:line draw:style-name="gr39" draw:text-style-name="P7" draw:layer="layout" svg:x1="76cm" svg:y1="21.8cm" svg:x2="77.7cm" svg:y2="21.8cm">
          <text:p/>
        </draw:line>
        <draw:line draw:style-name="gr31" draw:text-style-name="P7" draw:layer="layout" svg:x1="76cm" svg:y1="21.8cm" svg:x2="76cm" svg:y2="20.8cm">
          <text:p/>
        </draw:line>
        <draw:custom-shape draw:style-name="gr36" draw:text-style-name="P11" draw:layer="layout" svg:width="1.8cm" svg:height="1.7cm" svg:x="80.7cm" svg:y="19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38.7cm" svg:y="26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 xml:id="id78" draw:id="id78">
          <draw:g>
            <draw:g>
              <draw:custom-shape draw:style-name="gr2" draw:text-style-name="P3" draw:layer="layout" svg:width="1.172cm" svg:height="1.096cm" svg:x="47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3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3.913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50.704cm" svg:y="3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5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5.506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50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4.444cm" svg:x2="49.267cm" svg:y2="4.444cm">
                <text:p/>
              </draw:line>
              <draw:line draw:style-name="gr14" draw:text-style-name="P7" draw:layer="layout" svg:x1="50.294cm" svg:y1="4.444cm" svg:x2="51.012cm" svg:y2="4.444cm">
                <text:p/>
              </draw:line>
              <draw:line draw:style-name="gr14" draw:text-style-name="P7" draw:layer="layout" svg:x1="52.038cm" svg:y1="4.444cm" svg:x2="52.756cm" svg:y2="4.444cm">
                <text:p/>
              </draw:line>
              <draw:line draw:style-name="gr14" draw:text-style-name="P7" draw:layer="layout" svg:x1="48.549cm" svg:y1="6.038cm" svg:x2="49.267cm" svg:y2="6.038cm">
                <text:p/>
              </draw:line>
              <draw:line draw:style-name="gr14" draw:text-style-name="P7" draw:layer="layout" svg:x1="50.294cm" svg:y1="6.038cm" svg:x2="51.012cm" svg:y2="6.038cm">
                <text:p/>
              </draw:line>
              <draw:frame draw:style-name="gr15" draw:text-style-name="P8" draw:layer="layout" svg:width="0.615cm" svg:height="0.536cm" svg:x="48.447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5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5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3cm">
              <draw:text-box>
                <text:p text:style-name="P5"><text:span text:style-name="T2">I´= {A2,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2cm" svg:y1="4.9cm" svg:x2="48.4cm" svg:y2="5.5cm">
            <text:p/>
          </draw:line>
        </draw:g>
        <draw:g xml:id="id79" draw:id="id79">
          <draw:g>
            <draw:g>
              <draw:custom-shape draw:style-name="gr2" draw:text-style-name="P3" draw:layer="layout" svg:width="1.172cm" svg:height="1.096cm" svg:x="47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0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0.913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50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2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2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1.444cm" svg:x2="49.267cm" svg:y2="11.444cm">
                <text:p/>
              </draw:line>
              <draw:line draw:style-name="gr14" draw:text-style-name="P7" draw:layer="layout" svg:x1="50.294cm" svg:y1="11.444cm" svg:x2="51.012cm" svg:y2="11.444cm">
                <text:p/>
              </draw:line>
              <draw:line draw:style-name="gr14" draw:text-style-name="P7" draw:layer="layout" svg:x1="52.038cm" svg:y1="11.444cm" svg:x2="52.756cm" svg:y2="11.444cm">
                <text:p/>
              </draw:line>
              <draw:line draw:style-name="gr14" draw:text-style-name="P7" draw:layer="layout" svg:x1="48.549cm" svg:y1="13.038cm" svg:x2="49.267cm" svg:y2="13.038cm">
                <text:p/>
              </draw:line>
              <draw:line draw:style-name="gr14" draw:text-style-name="P7" draw:layer="layout" svg:x1="50.294cm" svg:y1="13.038cm" svg:x2="51.012cm" svg:y2="13.038cm">
                <text:p/>
              </draw:line>
              <draw:frame draw:style-name="gr15" draw:text-style-name="P8" draw:layer="layout" svg:width="0.615cm" svg:height="0.536cm" svg:x="48.447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2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10cm">
              <draw:text-box>
                <text:p text:style-name="P5"><text:span text:style-name="T2">I´= {A2,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2cm" svg:y1="11.9cm" svg:x2="48.4cm" svg:y2="12.5cm">
            <text:p/>
          </draw:line>
        </draw:g>
        <draw:connector draw:style-name="gr32" draw:text-style-name="P5" xml:id="id80" draw:id="id80" draw:layer="layout" svg:x1="52.2cm" svg:y1="7.1cm" svg:x2="52.2cm" svg:y2="10cm" draw:start-shape="id78" draw:start-glue-point="2" draw:end-shape="id79" draw:end-glue-point="0" svg:d="M52200 7100v2900" svg:viewBox="0 0 1 2901">
          <text:p/>
        </draw:connector>
        <draw:frame draw:style-name="gr30" draw:text-style-name="P10" draw:layer="layout" svg:width="3cm" svg:height="1.433cm" svg:x="52.2cm" svg:y="7.102cm">
          <draw:text-box>
            <text:p><text:span text:style-name="T4">j:E1</text:span><text:span text:style-name="T4"><text:line-break/></text:span><text:span text:style-name="T4">{A2,B2}</text:span></text:p>
          </draw:text-box>
        </draw:frame>
        <draw:frame draw:style-name="gr33" draw:text-style-name="P10" draw:layer="layout" svg:width="1.4cm" svg:height="0.8cm" svg:x="50.8cm" svg:y="9cm">
          <draw:text-box>
            <text:p><text:span text:style-name="T4">i:B2</text:span></text:p>
          </draw:text-box>
        </draw:frame>
        <draw:connector draw:style-name="gr40" draw:text-style-name="P5" draw:layer="layout" svg:x1="52.2cm" svg:y1="8.55cm" svg:x2="38.2cm" svg:y2="10.001cm" draw:start-shape="id80" draw:start-glue-point="0" draw:end-shape="id81" draw:end-glue-point="0" svg:d="M52200 8550h-14000v1451" svg:viewBox="0 0 14001 1452">
          <text:p/>
        </draw:connector>
        <draw:frame draw:style-name="gr33" draw:text-style-name="P10" draw:layer="layout" svg:width="1.4cm" svg:height="0.8cm" svg:x="36.8cm" svg:y="9cm">
          <draw:text-box>
            <text:p><text:span text:style-name="T4">i:A2</text:span></text:p>
          </draw:text-box>
        </draw:frame>
        <draw:g>
          <draw:g xml:id="id81" draw:id="id81">
            <draw:g>
              <draw:g>
                <draw:custom-shape draw:style-name="gr2" draw:text-style-name="P3" draw:layer="layout" svg:width="1.172cm" svg:height="1.096cm" svg:x="33.404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35.161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36.915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38.674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33.421cm" svg:y="12.58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35.161cm" svg:y="12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36.915cm" svg:y="12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32.6cm" svg:y="10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32.805cm" svg:y="10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33.216cm" svg:y="10.914cm">
                  <draw:text-box>
                    <text:p text:style-name="P5"><text:span text:style-name="T2">A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4.96cm" svg:y="10.914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6.704cm" svg:y="10.908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38.653cm" svg:y="10.914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33.216cm" svg:y="12.507cm">
                  <draw:text-box>
                    <text:p text:style-name="P5"><text:span text:style-name="T2">B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4.96cm" svg:y="12.507cm">
                  <draw:text-box>
                    <text:p text:style-name="P5"><text:span text:style-name="T2">B2</text:span><text:span text:style-name="T2"><text:line-break/></text:span><text:span text:style-name="T2">{E1,E2}</text:span></text:p>
                  </draw:text-box>
                </draw:frame>
                <draw:frame draw:style-name="gr13" draw:text-style-name="P6" draw:layer="layout" svg:width="1.231cm" svg:height="1.17cm" svg:x="36.909cm" svg:y="12.507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34.549cm" svg:y1="11.445cm" svg:x2="35.267cm" svg:y2="11.445cm">
                  <text:p/>
                </draw:line>
                <draw:line draw:style-name="gr14" draw:text-style-name="P7" draw:layer="layout" svg:x1="36.294cm" svg:y1="11.445cm" svg:x2="37.012cm" svg:y2="11.445cm">
                  <text:p/>
                </draw:line>
                <draw:line draw:style-name="gr14" draw:text-style-name="P7" draw:layer="layout" svg:x1="38.038cm" svg:y1="11.445cm" svg:x2="38.756cm" svg:y2="11.445cm">
                  <text:p/>
                </draw:line>
                <draw:line draw:style-name="gr14" draw:text-style-name="P7" draw:layer="layout" svg:x1="34.549cm" svg:y1="13.039cm" svg:x2="35.267cm" svg:y2="13.039cm">
                  <text:p/>
                </draw:line>
                <draw:line draw:style-name="gr14" draw:text-style-name="P7" draw:layer="layout" svg:x1="36.294cm" svg:y1="13.039cm" svg:x2="37.012cm" svg:y2="13.039cm">
                  <text:p/>
                </draw:line>
                <draw:frame draw:style-name="gr15" draw:text-style-name="P8" draw:layer="layout" svg:width="0.615cm" svg:height="0.536cm" svg:x="34.447cm" svg:y="11.02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6.191cm" svg:y="11.02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37.935cm" svg:y="11.02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4.447cm" svg:y="12.614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6.191cm" svg:y="12.614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40.5cm" svg:y="10.001cm">
                <draw:text-box>
                  <text:p text:style-name="P5"><text:span text:style-name="T2">I´= {A3,B2}</text:span></text:p>
                  <text:p text:style-name="P5"><text:span text:style-name="T2">J´= {E1,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35.2cm" svg:y1="11.901cm" svg:x2="34.4cm" svg:y2="12.501cm">
              <text:p/>
            </draw:line>
          </draw:g>
          <draw:line draw:style-name="gr31" draw:text-style-name="P7" draw:layer="layout" svg:x1="35.7cm" svg:y1="12.6cm" svg:x2="35.7cm" svg:y2="12.1cm">
            <text:p/>
          </draw:line>
        </draw:g>
        <draw:g xml:id="id82" draw:id="id82">
          <draw:g>
            <draw:g>
              <draw:custom-shape draw:style-name="gr2" draw:text-style-name="P3" draw:layer="layout" svg:width="1.172cm" svg:height="1.096cm" svg:x="47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9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8.444cm" svg:x2="49.267cm" svg:y2="18.444cm">
                <text:p/>
              </draw:line>
              <draw:line draw:style-name="gr14" draw:text-style-name="P7" draw:layer="layout" svg:x1="50.294cm" svg:y1="18.444cm" svg:x2="51.012cm" svg:y2="18.444cm">
                <text:p/>
              </draw:line>
              <draw:line draw:style-name="gr14" draw:text-style-name="P7" draw:layer="layout" svg:x1="52.038cm" svg:y1="18.444cm" svg:x2="52.756cm" svg:y2="18.444cm">
                <text:p/>
              </draw:line>
              <draw:line draw:style-name="gr14" draw:text-style-name="P7" draw:layer="layout" svg:x1="48.549cm" svg:y1="20.038cm" svg:x2="49.267cm" svg:y2="20.038cm">
                <text:p/>
              </draw:line>
              <draw:line draw:style-name="gr14" draw:text-style-name="P7" draw:layer="layout" svg:x1="50.294cm" svg:y1="20.038cm" svg:x2="51.012cm" svg:y2="20.038cm">
                <text:p/>
              </draw:line>
              <draw:frame draw:style-name="gr15" draw:text-style-name="P8" draw:layer="layout" svg:width="0.615cm" svg:height="0.536cm" svg:x="48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9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17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2cm" svg:y1="18.9cm" svg:x2="48.4cm" svg:y2="19.5cm">
            <text:p/>
          </draw:line>
        </draw:g>
        <draw:connector draw:style-name="gr32" draw:text-style-name="P5" draw:layer="layout" svg:x1="52.2cm" svg:y1="14.1cm" svg:x2="52.2cm" svg:y2="17cm" draw:start-shape="id79" draw:start-glue-point="2" draw:end-shape="id82" draw:end-glue-point="0" svg:d="M52200 14100v2900" svg:viewBox="0 0 1 2901">
          <text:p/>
        </draw:connector>
        <draw:frame draw:style-name="gr30" draw:text-style-name="P10" draw:layer="layout" svg:width="3cm" svg:height="1.433cm" svg:x="52.2cm" svg:y="14.1cm">
          <draw:text-box>
            <text:p><text:span text:style-name="T4">j:E1</text:span><text:span text:style-name="T4"><text:line-break/></text:span><text:span text:style-name="T4">{A2}</text:span></text:p>
          </draw:text-box>
        </draw:frame>
        <draw:frame draw:style-name="gr33" draw:text-style-name="P10" draw:layer="layout" svg:width="1.4cm" svg:height="0.8cm" svg:x="50.8cm" svg:y="16cm">
          <draw:text-box>
            <text:p><text:span text:style-name="T4">i:A2</text:span></text:p>
          </draw:text-box>
        </draw:frame>
        <draw:line draw:style-name="gr31" draw:text-style-name="P7" draw:layer="layout" svg:x1="51.1cm" svg:y1="19.6cm" svg:x2="50.3cm" svg:y2="18.9cm">
          <text:p/>
        </draw:line>
        <draw:custom-shape draw:style-name="gr36" draw:text-style-name="P11" draw:layer="layout" svg:width="1.8cm" svg:height="1.7cm" svg:x="38.7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52.7cm" svg:y="19.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xml:id="id83" draw:id="id83">
          <draw:g>
            <draw:g>
              <draw:custom-shape draw:style-name="gr2" draw:text-style-name="P3" draw:layer="layout" svg:width="1.172cm" svg:height="1.096cm" svg:x="47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3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3.913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50.704cm" svg:y="3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5.506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48.96cm" svg:y="5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4.444cm" svg:x2="49.267cm" svg:y2="4.444cm">
                <text:p/>
              </draw:line>
              <draw:line draw:style-name="gr14" draw:text-style-name="P7" draw:layer="layout" svg:x1="50.294cm" svg:y1="4.444cm" svg:x2="51.012cm" svg:y2="4.444cm">
                <text:p/>
              </draw:line>
              <draw:line draw:style-name="gr14" draw:text-style-name="P7" draw:layer="layout" svg:x1="52.038cm" svg:y1="4.444cm" svg:x2="52.756cm" svg:y2="4.444cm">
                <text:p/>
              </draw:line>
              <draw:line draw:style-name="gr14" draw:text-style-name="P7" draw:layer="layout" svg:x1="48.549cm" svg:y1="6.038cm" svg:x2="49.267cm" svg:y2="6.038cm">
                <text:p/>
              </draw:line>
              <draw:line draw:style-name="gr14" draw:text-style-name="P7" draw:layer="layout" svg:x1="50.294cm" svg:y1="6.038cm" svg:x2="51.012cm" svg:y2="6.038cm">
                <text:p/>
              </draw:line>
              <draw:frame draw:style-name="gr15" draw:text-style-name="P8" draw:layer="layout" svg:width="0.615cm" svg:height="0.536cm" svg:x="48.447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5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5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3cm">
              <draw:text-box>
                <text:p text:style-name="P5"><text:span text:style-name="T2">I´= {A2,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75cm" svg:y1="4.994cm" svg:x2="49.75cm" svg:y2="5.602cm">
            <text:p/>
          </draw:line>
        </draw:g>
        <draw:g xml:id="id84" draw:id="id84">
          <draw:g>
            <draw:g>
              <draw:custom-shape draw:style-name="gr2" draw:text-style-name="P3" draw:layer="layout" svg:width="1.172cm" svg:height="1.096cm" svg:x="47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0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0.913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50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2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2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1.444cm" svg:x2="49.267cm" svg:y2="11.444cm">
                <text:p/>
              </draw:line>
              <draw:line draw:style-name="gr14" draw:text-style-name="P7" draw:layer="layout" svg:x1="50.294cm" svg:y1="11.444cm" svg:x2="51.012cm" svg:y2="11.444cm">
                <text:p/>
              </draw:line>
              <draw:line draw:style-name="gr14" draw:text-style-name="P7" draw:layer="layout" svg:x1="52.038cm" svg:y1="11.444cm" svg:x2="52.756cm" svg:y2="11.444cm">
                <text:p/>
              </draw:line>
              <draw:line draw:style-name="gr14" draw:text-style-name="P7" draw:layer="layout" svg:x1="48.549cm" svg:y1="13.038cm" svg:x2="49.267cm" svg:y2="13.038cm">
                <text:p/>
              </draw:line>
              <draw:line draw:style-name="gr14" draw:text-style-name="P7" draw:layer="layout" svg:x1="50.294cm" svg:y1="13.038cm" svg:x2="51.012cm" svg:y2="13.038cm">
                <text:p/>
              </draw:line>
              <draw:frame draw:style-name="gr15" draw:text-style-name="P8" draw:layer="layout" svg:width="0.615cm" svg:height="0.536cm" svg:x="48.447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2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10cm">
              <draw:text-box>
                <text:p text:style-name="P5"><text:span text:style-name="T2">I´= {A2,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75cm" svg:y1="11.994cm" svg:x2="49.75cm" svg:y2="12.602cm">
            <text:p/>
          </draw:line>
        </draw:g>
        <draw:connector draw:style-name="gr32" draw:text-style-name="P5" xml:id="id85" draw:id="id85" draw:layer="layout" svg:x1="52.2cm" svg:y1="7.1cm" svg:x2="52.2cm" svg:y2="10cm" draw:start-shape="id83" draw:start-glue-point="2" draw:end-shape="id84" draw:end-glue-point="0" svg:d="M52200 7100v2900" svg:viewBox="0 0 1 2901">
          <text:p/>
        </draw:connector>
        <draw:frame draw:style-name="gr30" draw:text-style-name="P10" draw:layer="layout" svg:width="3cm" svg:height="1.433cm" svg:x="52.2cm" svg:y="7.103cm">
          <draw:text-box>
            <text:p><text:span text:style-name="T4">j:E1</text:span><text:span text:style-name="T4"><text:line-break/></text:span><text:span text:style-name="T4">{A2,B1}</text:span></text:p>
          </draw:text-box>
        </draw:frame>
        <draw:frame draw:style-name="gr33" draw:text-style-name="P10" draw:layer="layout" svg:width="1.4cm" svg:height="0.8cm" svg:x="50.8cm" svg:y="9cm">
          <draw:text-box>
            <text:p><text:span text:style-name="T4">i:B1</text:span></text:p>
          </draw:text-box>
        </draw:frame>
        <draw:connector draw:style-name="gr32" draw:text-style-name="P5" draw:layer="layout" svg:x1="52.2cm" svg:y1="8.55cm" svg:x2="38.2cm" svg:y2="10.001cm" draw:start-shape="id85" draw:start-glue-point="0" draw:end-shape="id86" draw:end-glue-point="0" svg:d="M52200 8550h-14000v1451" svg:viewBox="0 0 14001 1452">
          <text:p/>
        </draw:connector>
        <draw:frame draw:style-name="gr33" draw:text-style-name="P10" draw:layer="layout" svg:width="1.4cm" svg:height="0.8cm" svg:x="36.8cm" svg:y="9cm">
          <draw:text-box>
            <text:p><text:span text:style-name="T4">i:A2</text:span></text:p>
          </draw:text-box>
        </draw:frame>
        <draw:g>
          <draw:g xml:id="id86" draw:id="id86">
            <draw:g>
              <draw:g>
                <draw:custom-shape draw:style-name="gr2" draw:text-style-name="P3" draw:layer="layout" svg:width="1.172cm" svg:height="1.096cm" svg:x="33.404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35.161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36.915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38.674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33.421cm" svg:y="12.58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35.161cm" svg:y="12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36.915cm" svg:y="12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32.6cm" svg:y="10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32.805cm" svg:y="10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33.216cm" svg:y="10.914cm">
                  <draw:text-box>
                    <text:p text:style-name="P5"><text:span text:style-name="T2">A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4.96cm" svg:y="10.914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6.704cm" svg:y="10.908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38.653cm" svg:y="10.914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33.216cm" svg:y="12.507cm">
                  <draw:text-box>
                    <text:p text:style-name="P5"><text:span text:style-name="T2">B1</text:span><text:span text:style-name="T2"><text:line-break/></text:span><text:span text:style-name="T2">{E1,E2}</text:span></text:p>
                  </draw:text-box>
                </draw:frame>
                <draw:frame draw:style-name="gr11" draw:text-style-name="P6" draw:layer="layout" svg:width="1.539cm" svg:height="1.28cm" svg:x="34.96cm" svg:y="12.507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36.909cm" svg:y="12.507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34.549cm" svg:y1="11.445cm" svg:x2="35.267cm" svg:y2="11.445cm">
                  <text:p/>
                </draw:line>
                <draw:line draw:style-name="gr14" draw:text-style-name="P7" draw:layer="layout" svg:x1="36.294cm" svg:y1="11.445cm" svg:x2="37.012cm" svg:y2="11.445cm">
                  <text:p/>
                </draw:line>
                <draw:line draw:style-name="gr14" draw:text-style-name="P7" draw:layer="layout" svg:x1="38.038cm" svg:y1="11.445cm" svg:x2="38.756cm" svg:y2="11.445cm">
                  <text:p/>
                </draw:line>
                <draw:line draw:style-name="gr14" draw:text-style-name="P7" draw:layer="layout" svg:x1="34.549cm" svg:y1="13.039cm" svg:x2="35.267cm" svg:y2="13.039cm">
                  <text:p/>
                </draw:line>
                <draw:line draw:style-name="gr14" draw:text-style-name="P7" draw:layer="layout" svg:x1="36.294cm" svg:y1="13.039cm" svg:x2="37.012cm" svg:y2="13.039cm">
                  <text:p/>
                </draw:line>
                <draw:frame draw:style-name="gr15" draw:text-style-name="P8" draw:layer="layout" svg:width="0.615cm" svg:height="0.536cm" svg:x="34.447cm" svg:y="11.02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6.191cm" svg:y="11.02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37.935cm" svg:y="11.02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4.447cm" svg:y="12.614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6.191cm" svg:y="12.614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40.5cm" svg:y="10.001cm">
                <draw:text-box>
                  <text:p text:style-name="P5"><text:span text:style-name="T2">I´= {A3,B1}</text:span></text:p>
                  <text:p text:style-name="P5"><text:span text:style-name="T2">J´= {E1,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35.75cm" svg:y1="11.995cm" svg:x2="35.75cm" svg:y2="12.603cm">
              <text:p/>
            </draw:line>
          </draw:g>
          <draw:line draw:style-name="gr31" draw:text-style-name="P7" draw:layer="layout" svg:x1="37cm" svg:y1="12.6cm" svg:x2="36.3cm" svg:y2="11.9cm">
            <text:p/>
          </draw:line>
        </draw:g>
        <draw:line draw:style-name="gr39" draw:text-style-name="P7" draw:layer="layout" svg:x1="51.5cm" svg:y1="13.7cm" svg:x2="51.5cm" svg:y2="14.7cm">
          <text:p/>
        </draw:line>
        <draw:line draw:style-name="gr39" draw:text-style-name="P7" draw:layer="layout" svg:x1="51.5cm" svg:y1="14.7cm" svg:x2="48cm" svg:y2="14.7cm">
          <text:p/>
        </draw:line>
        <draw:line draw:style-name="gr31" draw:text-style-name="P7" draw:layer="layout" svg:x1="48cm" svg:y1="14.7cm" svg:x2="48cm" svg:y2="13.7cm">
          <text:p/>
        </draw:line>
        <draw:custom-shape draw:style-name="gr36" draw:text-style-name="P11" draw:layer="layout" svg:width="1.8cm" svg:height="1.7cm" svg:x="52.7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38.7cm" svg:y="12.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 xml:id="id87" draw:id="id87">
          <draw:g>
            <draw:g>
              <draw:custom-shape draw:style-name="gr2" draw:text-style-name="P3" draw:layer="layout" svg:width="1.172cm" svg:height="1.096cm" svg:x="19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20.96cm" svg:y="3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5.506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20.96cm" svg:y="5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22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4.444cm" svg:x2="21.267cm" svg:y2="4.444cm">
                <text:p/>
              </draw:line>
              <draw:line draw:style-name="gr14" draw:text-style-name="P7" draw:layer="layout" svg:x1="22.294cm" svg:y1="4.444cm" svg:x2="23.012cm" svg:y2="4.444cm">
                <text:p/>
              </draw:line>
              <draw:line draw:style-name="gr14" draw:text-style-name="P7" draw:layer="layout" svg:x1="24.038cm" svg:y1="4.444cm" svg:x2="24.756cm" svg:y2="4.444cm">
                <text:p/>
              </draw:line>
              <draw:line draw:style-name="gr14" draw:text-style-name="P7" draw:layer="layout" svg:x1="20.549cm" svg:y1="6.038cm" svg:x2="21.267cm" svg:y2="6.038cm">
                <text:p/>
              </draw:line>
              <draw:line draw:style-name="gr14" draw:text-style-name="P7" draw:layer="layout" svg:x1="22.294cm" svg:y1="6.038cm" svg:x2="23.012cm" svg:y2="6.038cm">
                <text:p/>
              </draw:line>
              <draw:frame draw:style-name="gr15" draw:text-style-name="P8" draw:layer="layout" svg:width="0.615cm" svg:height="0.536cm" svg:x="20.447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5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5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26.5cm" svg:y="3cm">
              <draw:text-box>
                <text:p text:style-name="P5"><text:span text:style-name="T2">I´= {A1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.1cm" svg:y1="5.6cm" svg:x2="22.2cm" svg:y2="4.9cm">
            <text:p/>
          </draw:line>
        </draw:g>
        <draw:g xml:id="id88" draw:id="id88">
          <draw:g>
            <draw:g>
              <draw:custom-shape draw:style-name="gr2" draw:text-style-name="P3" draw:layer="layout" svg:width="1.172cm" svg:height="1.096cm" svg:x="19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0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20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0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2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2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22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1.444cm" svg:x2="21.267cm" svg:y2="11.444cm">
                <text:p/>
              </draw:line>
              <draw:line draw:style-name="gr14" draw:text-style-name="P7" draw:layer="layout" svg:x1="22.294cm" svg:y1="11.444cm" svg:x2="23.012cm" svg:y2="11.444cm">
                <text:p/>
              </draw:line>
              <draw:line draw:style-name="gr14" draw:text-style-name="P7" draw:layer="layout" svg:x1="24.038cm" svg:y1="11.444cm" svg:x2="24.756cm" svg:y2="11.444cm">
                <text:p/>
              </draw:line>
              <draw:line draw:style-name="gr14" draw:text-style-name="P7" draw:layer="layout" svg:x1="20.549cm" svg:y1="13.038cm" svg:x2="21.267cm" svg:y2="13.038cm">
                <text:p/>
              </draw:line>
              <draw:line draw:style-name="gr14" draw:text-style-name="P7" draw:layer="layout" svg:x1="22.294cm" svg:y1="13.038cm" svg:x2="23.012cm" svg:y2="13.038cm">
                <text:p/>
              </draw:line>
              <draw:frame draw:style-name="gr15" draw:text-style-name="P8" draw:layer="layout" svg:width="0.615cm" svg:height="0.536cm" svg:x="20.447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2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2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26.5cm" svg:y="10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.1cm" svg:y1="12.6cm" svg:x2="22.2cm" svg:y2="11.9cm">
            <text:p/>
          </draw:line>
        </draw:g>
        <draw:g xml:id="id90" draw:id="id90">
          <draw:g>
            <draw:g>
              <draw:custom-shape draw:style-name="gr2" draw:text-style-name="P3" draw:layer="layout" svg:width="1.172cm" svg:height="1.096cm" svg:x="5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10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10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12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.96cm" svg:y="12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8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11.445cm" svg:x2="7.267cm" svg:y2="11.445cm">
                <text:p/>
              </draw:line>
              <draw:line draw:style-name="gr14" draw:text-style-name="P7" draw:layer="layout" svg:x1="8.294cm" svg:y1="11.445cm" svg:x2="9.012cm" svg:y2="11.445cm">
                <text:p/>
              </draw:line>
              <draw:line draw:style-name="gr14" draw:text-style-name="P7" draw:layer="layout" svg:x1="10.038cm" svg:y1="11.445cm" svg:x2="10.756cm" svg:y2="11.445cm">
                <text:p/>
              </draw:line>
              <draw:line draw:style-name="gr14" draw:text-style-name="P7" draw:layer="layout" svg:x1="6.549cm" svg:y1="13.039cm" svg:x2="7.267cm" svg:y2="13.039cm">
                <text:p/>
              </draw:line>
              <draw:line draw:style-name="gr14" draw:text-style-name="P7" draw:layer="layout" svg:x1="8.294cm" svg:y1="13.039cm" svg:x2="9.012cm" svg:y2="13.039cm">
                <text:p/>
              </draw:line>
              <draw:frame draw:style-name="gr15" draw:text-style-name="P8" draw:layer="layout" svg:width="0.615cm" svg:height="0.536cm" svg:x="6.447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12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12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12.5cm" svg:y="10.001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.1cm" svg:y1="12.601cm" svg:x2="8.2cm" svg:y2="11.901cm">
            <text:p/>
          </draw:line>
        </draw:g>
        <draw:connector draw:style-name="gr32" draw:text-style-name="P5" xml:id="id89" draw:id="id89" draw:layer="layout" svg:x1="24.2cm" svg:y1="7.1cm" svg:x2="24.2cm" svg:y2="10cm" draw:start-shape="id87" draw:start-glue-point="2" draw:end-shape="id88" draw:end-glue-point="0" svg:d="M24200 7100v2900" svg:viewBox="0 0 1 2901">
          <text:p/>
        </draw:connector>
        <draw:connector draw:style-name="gr32" draw:text-style-name="P5" draw:layer="layout" svg:x1="24.2cm" svg:y1="8.55cm" svg:x2="10.2cm" svg:y2="10.001cm" draw:start-shape="id89" draw:start-glue-point="0" draw:end-shape="id90" draw:end-glue-point="0" svg:d="M24200 8550h-14000v1451" svg:viewBox="0 0 14001 1452">
          <text:p/>
        </draw:connector>
        <draw:frame draw:style-name="gr30" draw:text-style-name="P10" draw:layer="layout" svg:width="3cm" svg:height="1.433cm" svg:x="24.2cm" svg:y="7.101cm">
          <draw:text-box>
            <text:p><text:span text:style-name="T4">j:E2</text:span><text:span text:style-name="T4"><text:line-break/></text:span><text:span text:style-name="T4">{A1,B1}</text:span></text:p>
          </draw:text-box>
        </draw:frame>
        <draw:frame draw:style-name="gr33" draw:text-style-name="P10" draw:layer="layout" svg:width="1.4cm" svg:height="0.8cm" svg:x="22.8cm" svg:y="9.1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8.8cm" svg:y="9cm">
          <draw:text-box>
            <text:p><text:span text:style-name="T4">i:A1</text:span></text:p>
          </draw:text-box>
        </draw:frame>
        <draw:line draw:style-name="gr39" draw:text-style-name="P7" draw:layer="layout" svg:x1="11.3cm" svg:y1="10.9cm" svg:x2="11.3cm" svg:y2="10.2cm">
          <text:p/>
        </draw:line>
        <draw:line draw:style-name="gr39" draw:text-style-name="P7" draw:layer="layout" svg:x1="11.3cm" svg:y1="10.2cm" svg:x2="6cm" svg:y2="10.2cm">
          <text:p/>
        </draw:line>
        <draw:line draw:style-name="gr31" draw:text-style-name="P7" draw:layer="layout" svg:x1="6cm" svg:y1="10.2cm" svg:x2="6cm" svg:y2="10.9cm">
          <text:p/>
        </draw:line>
        <draw:custom-shape draw:style-name="gr36" draw:text-style-name="P11" draw:layer="layout" svg:width="1.8cm" svg:height="1.7cm" svg:x="10.7cm" svg:y="12.4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25.9cm" svg:y1="11.5cm" svg:x2="26.9cm" svg:y2="11.5cm">
          <text:p/>
        </draw:line>
        <draw:line draw:style-name="gr39" draw:text-style-name="P7" draw:layer="layout" svg:x1="26.9cm" svg:y1="11.5cm" svg:x2="26.9cm" svg:y2="14.7cm">
          <text:p/>
        </draw:line>
        <draw:line draw:style-name="gr39" draw:text-style-name="P7" draw:layer="layout" svg:x1="26.9cm" svg:y1="14.7cm" svg:x2="20cm" svg:y2="14.7cm">
          <text:p/>
        </draw:line>
        <draw:line draw:style-name="gr31" draw:text-style-name="P7" draw:layer="layout" svg:x1="20cm" svg:y1="14.7cm" svg:x2="20cm" svg:y2="13.7cm">
          <text:p/>
        </draw:line>
        <draw:custom-shape draw:style-name="gr36" draw:text-style-name="P11" draw:layer="layout" svg:width="1.8cm" svg:height="1.7cm" svg:x="24.7cm" svg:y="12.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g xml:id="id91" draw:id="id91">
          <draw:g>
            <draw:g>
              <draw:custom-shape draw:style-name="gr2" draw:text-style-name="P3" draw:layer="layout" svg:width="1.172cm" svg:height="1.096cm" svg:x="47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3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3.913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50.704cm" svg:y="3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5.506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48.96cm" svg:y="5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4.444cm" svg:x2="49.267cm" svg:y2="4.444cm">
                <text:p/>
              </draw:line>
              <draw:line draw:style-name="gr14" draw:text-style-name="P7" draw:layer="layout" svg:x1="50.294cm" svg:y1="4.444cm" svg:x2="51.012cm" svg:y2="4.444cm">
                <text:p/>
              </draw:line>
              <draw:line draw:style-name="gr14" draw:text-style-name="P7" draw:layer="layout" svg:x1="52.038cm" svg:y1="4.444cm" svg:x2="52.756cm" svg:y2="4.444cm">
                <text:p/>
              </draw:line>
              <draw:line draw:style-name="gr14" draw:text-style-name="P7" draw:layer="layout" svg:x1="48.549cm" svg:y1="6.038cm" svg:x2="49.267cm" svg:y2="6.038cm">
                <text:p/>
              </draw:line>
              <draw:line draw:style-name="gr14" draw:text-style-name="P7" draw:layer="layout" svg:x1="50.294cm" svg:y1="6.038cm" svg:x2="51.012cm" svg:y2="6.038cm">
                <text:p/>
              </draw:line>
              <draw:frame draw:style-name="gr15" draw:text-style-name="P8" draw:layer="layout" svg:width="0.615cm" svg:height="0.536cm" svg:x="48.447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5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5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3cm">
              <draw:text-box>
                <text:p text:style-name="P5"><text:span text:style-name="T2">I´= {A2,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51cm" svg:y1="5.698cm" svg:x2="48.6cm" svg:y2="4.798cm">
            <text:p/>
          </draw:line>
        </draw:g>
        <draw:g xml:id="id92" draw:id="id92">
          <draw:g>
            <draw:g>
              <draw:custom-shape draw:style-name="gr2" draw:text-style-name="P3" draw:layer="layout" svg:width="1.172cm" svg:height="1.096cm" svg:x="47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0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0.913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50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2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2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1.444cm" svg:x2="49.267cm" svg:y2="11.444cm">
                <text:p/>
              </draw:line>
              <draw:line draw:style-name="gr14" draw:text-style-name="P7" draw:layer="layout" svg:x1="50.294cm" svg:y1="11.444cm" svg:x2="51.012cm" svg:y2="11.444cm">
                <text:p/>
              </draw:line>
              <draw:line draw:style-name="gr14" draw:text-style-name="P7" draw:layer="layout" svg:x1="52.038cm" svg:y1="11.444cm" svg:x2="52.756cm" svg:y2="11.444cm">
                <text:p/>
              </draw:line>
              <draw:line draw:style-name="gr14" draw:text-style-name="P7" draw:layer="layout" svg:x1="48.549cm" svg:y1="13.038cm" svg:x2="49.267cm" svg:y2="13.038cm">
                <text:p/>
              </draw:line>
              <draw:line draw:style-name="gr14" draw:text-style-name="P7" draw:layer="layout" svg:x1="50.294cm" svg:y1="13.038cm" svg:x2="51.012cm" svg:y2="13.038cm">
                <text:p/>
              </draw:line>
              <draw:frame draw:style-name="gr15" draw:text-style-name="P8" draw:layer="layout" svg:width="0.615cm" svg:height="0.536cm" svg:x="48.447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2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10cm">
              <draw:text-box>
                <text:p text:style-name="P5"><text:span text:style-name="T2">I´= {A2,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51cm" svg:y1="12.698cm" svg:x2="48.6cm" svg:y2="11.798cm">
            <text:p/>
          </draw:line>
        </draw:g>
        <draw:connector draw:style-name="gr32" draw:text-style-name="P5" xml:id="id93" draw:id="id93" draw:layer="layout" svg:x1="52.2cm" svg:y1="7.1cm" svg:x2="52.2cm" svg:y2="10cm" draw:start-shape="id91" draw:start-glue-point="2" draw:end-shape="id92" draw:end-glue-point="0" svg:d="M52200 7100v2900" svg:viewBox="0 0 1 2901">
          <text:p/>
        </draw:connector>
        <draw:g xml:id="id94" draw:id="id94">
          <draw:g>
            <draw:g>
              <draw:custom-shape draw:style-name="gr2" draw:text-style-name="P3" draw:layer="layout" svg:width="1.172cm" svg:height="1.096cm" svg:x="33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0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10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2.507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34.96cm" svg:y="12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1.445cm" svg:x2="35.267cm" svg:y2="11.445cm">
                <text:p/>
              </draw:line>
              <draw:line draw:style-name="gr14" draw:text-style-name="P7" draw:layer="layout" svg:x1="36.294cm" svg:y1="11.445cm" svg:x2="37.012cm" svg:y2="11.445cm">
                <text:p/>
              </draw:line>
              <draw:line draw:style-name="gr14" draw:text-style-name="P7" draw:layer="layout" svg:x1="38.038cm" svg:y1="11.445cm" svg:x2="38.756cm" svg:y2="11.445cm">
                <text:p/>
              </draw:line>
              <draw:line draw:style-name="gr14" draw:text-style-name="P7" draw:layer="layout" svg:x1="34.549cm" svg:y1="13.039cm" svg:x2="35.267cm" svg:y2="13.039cm">
                <text:p/>
              </draw:line>
              <draw:line draw:style-name="gr14" draw:text-style-name="P7" draw:layer="layout" svg:x1="36.294cm" svg:y1="13.039cm" svg:x2="37.012cm" svg:y2="13.039cm">
                <text:p/>
              </draw:line>
              <draw:frame draw:style-name="gr15" draw:text-style-name="P8" draw:layer="layout" svg:width="0.615cm" svg:height="0.536cm" svg:x="34.447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2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2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10.001cm">
              <draw:text-box>
                <text:p text:style-name="P5"><text:span text:style-name="T2">I´= {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7cm" svg:y1="12.699cm" svg:x2="34.6cm" svg:y2="11.799cm">
            <text:p/>
          </draw:line>
        </draw:g>
        <draw:connector draw:style-name="gr32" draw:text-style-name="P5" draw:layer="layout" svg:x1="52.2cm" svg:y1="8.55cm" svg:x2="38.2cm" svg:y2="10.001cm" draw:start-shape="id93" draw:start-glue-point="0" draw:end-shape="id94" draw:end-glue-point="0" svg:d="M52200 8550h-14000v1451" svg:viewBox="0 0 14001 1452">
          <text:p/>
        </draw:connector>
        <draw:frame draw:style-name="gr30" draw:text-style-name="P10" draw:layer="layout" svg:width="3cm" svg:height="1.433cm" svg:x="52.2cm" svg:y="7.104cm">
          <draw:text-box>
            <text:p><text:span text:style-name="T4">j:E1</text:span><text:span text:style-name="T4"><text:line-break/></text:span><text:span text:style-name="T4">{A2,B1}</text:span></text:p>
          </draw:text-box>
        </draw:frame>
        <draw:frame draw:style-name="gr33" draw:text-style-name="P10" draw:layer="layout" svg:width="1.4cm" svg:height="0.8cm" svg:x="50.8cm" svg:y="9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36.8cm" svg:y="9.1cm">
          <draw:text-box>
            <text:p><text:span text:style-name="T4">i:A2</text:span></text:p>
          </draw:text-box>
        </draw:frame>
        <draw:line draw:style-name="gr39" draw:text-style-name="P7" draw:layer="layout" svg:x1="49.7cm" svg:y1="10.9cm" svg:x2="49.7cm" svg:y2="10.1cm">
          <text:p/>
        </draw:line>
        <draw:line draw:style-name="gr39" draw:text-style-name="P7" draw:layer="layout" svg:x1="49.7cm" svg:y1="10.1cm" svg:x2="46.2cm" svg:y2="10.1cm">
          <text:p/>
        </draw:line>
        <draw:line draw:style-name="gr39" draw:text-style-name="P7" draw:layer="layout" svg:x1="46.2cm" svg:y1="13.2cm" svg:x2="46.2cm" svg:y2="10.1cm">
          <text:p/>
        </draw:line>
        <draw:line draw:style-name="gr31" draw:text-style-name="P7" draw:layer="layout" svg:x1="46.2cm" svg:y1="13.2cm" svg:x2="47.4cm" svg:y2="13.2cm">
          <text:p/>
        </draw:line>
        <draw:custom-shape draw:style-name="gr36" draw:text-style-name="P11" draw:layer="layout" svg:width="1.8cm" svg:height="1.7cm" svg:x="52.7cm" svg:y="12.4cm">
          <text:p/>
          <draw:enhanced-geometry svg:viewBox="0 0 21600 21600" draw:type="rectangle" draw:enhanced-path="M 0 0 L 21600 0 21600 21600 0 21600 0 0 Z N"/>
        </draw:custom-shape>
        <draw:g xml:id="id95" draw:id="id95">
          <draw:g>
            <draw:g>
              <draw:custom-shape draw:style-name="gr2" draw:text-style-name="P3" draw:layer="layout" svg:width="1.172cm" svg:height="1.096cm" svg:x="33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9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8.444cm" svg:x2="35.267cm" svg:y2="18.444cm">
                <text:p/>
              </draw:line>
              <draw:line draw:style-name="gr14" draw:text-style-name="P7" draw:layer="layout" svg:x1="36.294cm" svg:y1="18.444cm" svg:x2="37.012cm" svg:y2="18.444cm">
                <text:p/>
              </draw:line>
              <draw:line draw:style-name="gr14" draw:text-style-name="P7" draw:layer="layout" svg:x1="38.038cm" svg:y1="18.444cm" svg:x2="38.756cm" svg:y2="18.444cm">
                <text:p/>
              </draw:line>
              <draw:line draw:style-name="gr14" draw:text-style-name="P7" draw:layer="layout" svg:x1="34.549cm" svg:y1="20.038cm" svg:x2="35.267cm" svg:y2="20.038cm">
                <text:p/>
              </draw:line>
              <draw:line draw:style-name="gr14" draw:text-style-name="P7" draw:layer="layout" svg:x1="36.294cm" svg:y1="20.038cm" svg:x2="37.012cm" svg:y2="20.038cm">
                <text:p/>
              </draw:line>
              <draw:frame draw:style-name="gr15" draw:text-style-name="P8" draw:layer="layout" svg:width="0.615cm" svg:height="0.536cm" svg:x="34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9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17cm">
              <draw:text-box>
                <text:p text:style-name="P5"><text:span text:style-name="T2">I´= {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7cm" svg:y1="19.698cm" svg:x2="34.6cm" svg:y2="18.798cm">
            <text:p/>
          </draw:line>
        </draw:g>
        <draw:connector draw:style-name="gr32" draw:text-style-name="P5" xml:id="id96" draw:id="id96" draw:layer="layout" svg:x1="38.2cm" svg:y1="14.101cm" svg:x2="38.2cm" svg:y2="17cm" draw:start-shape="id94" draw:start-glue-point="2" draw:end-shape="id95" draw:end-glue-point="0" svg:d="M38200 14101v2899" svg:viewBox="0 0 1 2900">
          <text:p/>
        </draw:connector>
        <draw:frame draw:style-name="gr30" draw:text-style-name="P10" draw:layer="layout" svg:width="3cm" svg:height="1.433cm" svg:x="38.2cm" svg:y="14.1cm">
          <draw:text-box>
            <text:p><text:span text:style-name="T4">j:E1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36.8cm" svg:y="16cm">
          <draw:text-box>
            <text:p><text:span text:style-name="T4">i:B1</text:span></text:p>
          </draw:text-box>
        </draw:frame>
        <draw:line draw:style-name="gr39" draw:text-style-name="P7" draw:layer="layout" svg:x1="37.5cm" svg:y1="17.9cm" svg:x2="37.5cm" svg:y2="17.2cm">
          <text:p/>
        </draw:line>
        <draw:line draw:style-name="gr39" draw:text-style-name="P7" draw:layer="layout" svg:x1="37.5cm" svg:y1="17.2cm" svg:x2="32.1cm" svg:y2="17.2cm">
          <text:p/>
        </draw:line>
        <draw:line draw:style-name="gr39" draw:text-style-name="P7" draw:layer="layout" svg:x1="32.1cm" svg:y1="17.2cm" svg:x2="32.1cm" svg:y2="20.1cm">
          <text:p/>
        </draw:line>
        <draw:line draw:style-name="gr31" draw:text-style-name="P7" draw:layer="layout" svg:x1="32.1cm" svg:y1="20.1cm" svg:x2="33.4cm" svg:y2="20.1cm">
          <text:p/>
        </draw:line>
        <draw:custom-shape draw:style-name="gr36" draw:text-style-name="P11" draw:layer="layout" svg:width="1.8cm" svg:height="1.7cm" svg:x="38.7cm" svg:y="19.4cm">
          <text:p/>
          <draw:enhanced-geometry svg:viewBox="0 0 21600 21600" draw:type="rectangle" draw:enhanced-path="M 0 0 L 21600 0 21600 21600 0 21600 0 0 Z N"/>
        </draw:custom-shape>
        <draw:g xml:id="id97" draw:id="id97">
          <draw:g>
            <draw:g>
              <draw:custom-shape draw:style-name="gr2" draw:text-style-name="P3" draw:layer="layout" svg:width="1.172cm" svg:height="1.096cm" svg:x="19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7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9.506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20.96cm" svg:y="19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22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8.444cm" svg:x2="21.267cm" svg:y2="18.444cm">
                <text:p/>
              </draw:line>
              <draw:line draw:style-name="gr14" draw:text-style-name="P7" draw:layer="layout" svg:x1="22.294cm" svg:y1="18.444cm" svg:x2="23.012cm" svg:y2="18.444cm">
                <text:p/>
              </draw:line>
              <draw:line draw:style-name="gr14" draw:text-style-name="P7" draw:layer="layout" svg:x1="24.038cm" svg:y1="18.444cm" svg:x2="24.756cm" svg:y2="18.444cm">
                <text:p/>
              </draw:line>
              <draw:line draw:style-name="gr14" draw:text-style-name="P7" draw:layer="layout" svg:x1="20.549cm" svg:y1="20.038cm" svg:x2="21.267cm" svg:y2="20.038cm">
                <text:p/>
              </draw:line>
              <draw:line draw:style-name="gr14" draw:text-style-name="P7" draw:layer="layout" svg:x1="22.294cm" svg:y1="20.038cm" svg:x2="23.012cm" svg:y2="20.038cm">
                <text:p/>
              </draw:line>
              <draw:frame draw:style-name="gr15" draw:text-style-name="P8" draw:layer="layout" svg:width="0.615cm" svg:height="0.536cm" svg:x="20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9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26.5cm" svg:y="17cm">
              <draw:text-box>
                <text:p text:style-name="P5"><text:span text:style-name="T2">I´= {A3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19.698cm" svg:x2="20.6cm" svg:y2="18.798cm">
            <text:p/>
          </draw:line>
        </draw:g>
        <draw:connector draw:style-name="gr34" draw:text-style-name="P5" draw:layer="layout" svg:x1="38.2cm" svg:y1="15.55cm" svg:x2="24.2cm" svg:y2="17cm" draw:start-shape="id96" draw:start-glue-point="0" draw:end-shape="id97" draw:end-glue-point="0" svg:d="M38200 15550h-14000v1450" svg:viewBox="0 0 14001 1451">
          <text:p/>
        </draw:connector>
        <draw:g xml:id="id98" draw:id="id98">
          <draw:g>
            <draw:g>
              <draw:custom-shape draw:style-name="gr2" draw:text-style-name="P3" draw:layer="layout" svg:width="1.172cm" svg:height="1.096cm" svg:x="19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26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22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25.444cm" svg:x2="21.267cm" svg:y2="25.444cm">
                <text:p/>
              </draw:line>
              <draw:line draw:style-name="gr14" draw:text-style-name="P7" draw:layer="layout" svg:x1="22.294cm" svg:y1="25.444cm" svg:x2="23.012cm" svg:y2="25.444cm">
                <text:p/>
              </draw:line>
              <draw:line draw:style-name="gr14" draw:text-style-name="P7" draw:layer="layout" svg:x1="24.038cm" svg:y1="25.444cm" svg:x2="24.756cm" svg:y2="25.444cm">
                <text:p/>
              </draw:line>
              <draw:line draw:style-name="gr14" draw:text-style-name="P7" draw:layer="layout" svg:x1="20.549cm" svg:y1="27.038cm" svg:x2="21.267cm" svg:y2="27.038cm">
                <text:p/>
              </draw:line>
              <draw:line draw:style-name="gr14" draw:text-style-name="P7" draw:layer="layout" svg:x1="22.294cm" svg:y1="27.038cm" svg:x2="23.012cm" svg:y2="27.038cm">
                <text:p/>
              </draw:line>
              <draw:frame draw:style-name="gr15" draw:text-style-name="P8" draw:layer="layout" svg:width="0.615cm" svg:height="0.536cm" svg:x="20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26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26.5cm" svg:y="24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26.698cm" svg:x2="20.6cm" svg:y2="25.798cm">
            <text:p/>
          </draw:line>
        </draw:g>
        <draw:connector draw:style-name="gr32" draw:text-style-name="P5" xml:id="id99" draw:id="id99" draw:layer="layout" svg:x1="24.2cm" svg:y1="21.1cm" svg:x2="24.2cm" svg:y2="24cm" draw:start-shape="id97" draw:start-glue-point="2" draw:end-shape="id98" draw:end-glue-point="0" svg:d="M24200 21100v2900" svg:viewBox="0 0 1 2901">
          <text:p/>
        </draw:connector>
        <draw:frame draw:style-name="gr30" draw:text-style-name="P10" draw:layer="layout" svg:width="3cm" svg:height="1.433cm" svg:x="24.2cm" svg:y="21.1cm">
          <draw:text-box>
            <text:p><text:span text:style-name="T4">j:E2</text:span><text:span text:style-name="T4"><text:line-break/></text:span><text:span text:style-name="T4">{A3,B1}</text:span></text:p>
          </draw:text-box>
        </draw:frame>
        <draw:frame draw:style-name="gr33" draw:text-style-name="P10" draw:layer="layout" svg:width="1.4cm" svg:height="0.8cm" svg:x="22.8cm" svg:y="23cm">
          <draw:text-box>
            <text:p><text:span text:style-name="T4">i:B1</text:span></text:p>
          </draw:text-box>
        </draw:frame>
        <draw:g xml:id="id100" draw:id="id100">
          <draw:g>
            <draw:g>
              <draw:custom-shape draw:style-name="gr2" draw:text-style-name="P3" draw:layer="layout" svg:width="1.172cm" svg:height="1.096cm" svg:x="5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24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26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.96cm" svg:y="26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8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25.445cm" svg:x2="7.267cm" svg:y2="25.445cm">
                <text:p/>
              </draw:line>
              <draw:line draw:style-name="gr14" draw:text-style-name="P7" draw:layer="layout" svg:x1="8.294cm" svg:y1="25.445cm" svg:x2="9.012cm" svg:y2="25.445cm">
                <text:p/>
              </draw:line>
              <draw:line draw:style-name="gr14" draw:text-style-name="P7" draw:layer="layout" svg:x1="10.038cm" svg:y1="25.445cm" svg:x2="10.756cm" svg:y2="25.445cm">
                <text:p/>
              </draw:line>
              <draw:line draw:style-name="gr14" draw:text-style-name="P7" draw:layer="layout" svg:x1="6.549cm" svg:y1="27.039cm" svg:x2="7.267cm" svg:y2="27.039cm">
                <text:p/>
              </draw:line>
              <draw:line draw:style-name="gr14" draw:text-style-name="P7" draw:layer="layout" svg:x1="8.294cm" svg:y1="27.039cm" svg:x2="9.012cm" svg:y2="27.039cm">
                <text:p/>
              </draw:line>
              <draw:frame draw:style-name="gr15" draw:text-style-name="P8" draw:layer="layout" svg:width="0.615cm" svg:height="0.536cm" svg:x="6.447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26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12.5cm" svg:y="24.001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cm" svg:y1="26.699cm" svg:x2="6.6cm" svg:y2="25.799cm">
            <text:p/>
          </draw:line>
        </draw:g>
        <draw:connector draw:style-name="gr32" draw:text-style-name="P5" draw:layer="layout" svg:x1="24.2cm" svg:y1="22.55cm" svg:x2="10.2cm" svg:y2="24.001cm" draw:start-shape="id99" draw:start-glue-point="0" draw:end-shape="id100" draw:end-glue-point="0" svg:d="M24200 22550h-14000v1451" svg:viewBox="0 0 14001 1452">
          <text:p/>
        </draw:connector>
        <draw:frame draw:style-name="gr33" draw:text-style-name="P10" draw:layer="layout" svg:width="1.4cm" svg:height="0.8cm" svg:x="8.8cm" svg:y="23cm">
          <draw:text-box>
            <text:p><text:span text:style-name="T4">i:A3</text:span></text:p>
          </draw:text-box>
        </draw:frame>
        <draw:g xml:id="id101" draw:id="id101">
          <draw:g>
            <draw:g>
              <draw:custom-shape draw:style-name="gr2" draw:text-style-name="P3" draw:layer="layout" svg:width="1.172cm" svg:height="1.096cm" svg:x="5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31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33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8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32.444cm" svg:x2="7.267cm" svg:y2="32.444cm">
                <text:p/>
              </draw:line>
              <draw:line draw:style-name="gr14" draw:text-style-name="P7" draw:layer="layout" svg:x1="8.294cm" svg:y1="32.444cm" svg:x2="9.012cm" svg:y2="32.444cm">
                <text:p/>
              </draw:line>
              <draw:line draw:style-name="gr14" draw:text-style-name="P7" draw:layer="layout" svg:x1="10.038cm" svg:y1="32.444cm" svg:x2="10.756cm" svg:y2="32.444cm">
                <text:p/>
              </draw:line>
              <draw:line draw:style-name="gr14" draw:text-style-name="P7" draw:layer="layout" svg:x1="6.549cm" svg:y1="34.038cm" svg:x2="7.267cm" svg:y2="34.038cm">
                <text:p/>
              </draw:line>
              <draw:line draw:style-name="gr14" draw:text-style-name="P7" draw:layer="layout" svg:x1="8.294cm" svg:y1="34.038cm" svg:x2="9.012cm" svg:y2="34.038cm">
                <text:p/>
              </draw:line>
              <draw:frame draw:style-name="gr15" draw:text-style-name="P8" draw:layer="layout" svg:width="0.615cm" svg:height="0.536cm" svg:x="6.447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33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12.5cm" svg:y="3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cm" svg:y1="33.698cm" svg:x2="6.6cm" svg:y2="32.798cm">
            <text:p/>
          </draw:line>
        </draw:g>
        <draw:connector draw:style-name="gr32" draw:text-style-name="P5" draw:layer="layout" svg:x1="10.2cm" svg:y1="28.101cm" svg:x2="10.2cm" svg:y2="31cm" draw:start-shape="id100" draw:start-glue-point="2" draw:end-shape="id101" draw:end-glue-point="0" svg:d="M10200 28101v2899" svg:viewBox="0 0 1 2900">
          <text:p/>
        </draw:connector>
        <draw:frame draw:style-name="gr30" draw:text-style-name="P10" draw:layer="layout" svg:width="3cm" svg:height="1.433cm" svg:x="10.2cm" svg:y="28.1cm">
          <draw:text-box>
            <text:p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8.8cm" svg:y="30cm">
          <draw:text-box>
            <text:p><text:span text:style-name="T4">i:B1</text:span></text:p>
          </draw:text-box>
        </draw:frame>
        <draw:line draw:style-name="gr39" draw:text-style-name="P7" draw:layer="layout" svg:x1="11.8cm" svg:y1="32.5cm" svg:x2="12.8cm" svg:y2="32.5cm">
          <text:p/>
        </draw:line>
        <draw:line draw:style-name="gr39" draw:text-style-name="P7" draw:layer="layout" svg:x1="12.8cm" svg:y1="32.5cm" svg:x2="12.8cm" svg:y2="35.8cm">
          <text:p/>
        </draw:line>
        <draw:line draw:style-name="gr39" draw:text-style-name="P7" draw:layer="layout" svg:x1="12.8cm" svg:y1="35.8cm" svg:x2="6cm" svg:y2="35.8cm">
          <text:p/>
        </draw:line>
        <draw:line draw:style-name="gr31" draw:text-style-name="P7" draw:layer="layout" svg:x1="6cm" svg:y1="35.8cm" svg:x2="6cm" svg:y2="34.7cm">
          <text:p/>
        </draw:line>
        <draw:custom-shape draw:style-name="gr36" draw:text-style-name="P11" draw:layer="layout" svg:width="1.8cm" svg:height="1.7cm" svg:x="10.7cm" svg:y="33.4cm">
          <text:p/>
          <draw:enhanced-geometry svg:viewBox="0 0 21600 21600" draw:type="rectangle" draw:enhanced-path="M 0 0 L 21600 0 21600 21600 0 21600 0 0 Z N"/>
        </draw:custom-shape>
        <draw:g xml:id="id102" draw:id="id102">
          <draw:g>
            <draw:g>
              <draw:custom-shape draw:style-name="gr2" draw:text-style-name="P3" draw:layer="layout" svg:width="1.172cm" svg:height="1.096cm" svg:x="19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1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33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22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32.444cm" svg:x2="21.267cm" svg:y2="32.444cm">
                <text:p/>
              </draw:line>
              <draw:line draw:style-name="gr14" draw:text-style-name="P7" draw:layer="layout" svg:x1="22.294cm" svg:y1="32.444cm" svg:x2="23.012cm" svg:y2="32.444cm">
                <text:p/>
              </draw:line>
              <draw:line draw:style-name="gr14" draw:text-style-name="P7" draw:layer="layout" svg:x1="24.038cm" svg:y1="32.444cm" svg:x2="24.756cm" svg:y2="32.444cm">
                <text:p/>
              </draw:line>
              <draw:line draw:style-name="gr14" draw:text-style-name="P7" draw:layer="layout" svg:x1="20.549cm" svg:y1="34.038cm" svg:x2="21.267cm" svg:y2="34.038cm">
                <text:p/>
              </draw:line>
              <draw:line draw:style-name="gr14" draw:text-style-name="P7" draw:layer="layout" svg:x1="22.294cm" svg:y1="34.038cm" svg:x2="23.012cm" svg:y2="34.038cm">
                <text:p/>
              </draw:line>
              <draw:frame draw:style-name="gr15" draw:text-style-name="P8" draw:layer="layout" svg:width="0.615cm" svg:height="0.536cm" svg:x="20.447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33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26.5cm" svg:y="3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5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3cm" svg:y1="33.698cm" svg:x2="20.6cm" svg:y2="32.798cm">
            <text:p/>
          </draw:line>
        </draw:g>
        <draw:connector draw:style-name="gr32" draw:text-style-name="P5" draw:layer="layout" svg:x1="24.2cm" svg:y1="28.1cm" svg:x2="24.2cm" svg:y2="31cm" draw:start-shape="id98" draw:start-glue-point="2" draw:end-shape="id102" draw:end-glue-point="0" svg:d="M24200 28100v2900" svg:viewBox="0 0 1 2901">
          <text:p/>
        </draw:connector>
        <draw:frame draw:style-name="gr30" draw:text-style-name="P10" draw:layer="layout" svg:width="3cm" svg:height="1.433cm" svg:x="24.2cm" svg:y="28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22.8cm" svg:y="30cm">
          <draw:text-box>
            <text:p><text:span text:style-name="T4">i:A3</text:span></text:p>
          </draw:text-box>
        </draw:frame>
        <draw:line draw:style-name="gr31" draw:text-style-name="P7" draw:layer="layout" svg:x1="22cm" svg:y1="33.5cm" svg:x2="22.9cm" svg:y2="32.8cm">
          <text:p/>
        </draw:line>
      </draw:page>
      <draw:page draw:name="page8" draw:style-name="dp1" draw:master-page-name="Default">
        <draw:g xml:id="id103" draw:id="id103">
          <draw:g>
            <draw:custom-shape draw:style-name="gr2" draw:text-style-name="P3" draw:layer="layout" svg:width="1.172cm" svg:height="1.096cm" svg:x="89.40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91.161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92.915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94.67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89.421cm" svg:y="5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91.161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92.915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88.6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88.805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89.216cm" svg:y="3.913cm">
              <draw:text-box>
                <text:p text:style-name="P5"><text:span text:style-name="T2">A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90.96cm" svg:y="3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92.704cm" svg:y="3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94.653cm" svg:y="3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89.216cm" svg:y="5.506cm">
              <draw:text-box>
                <text:p text:style-name="P5"><text:span text:style-name="T2">B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90.96cm" svg:y="5.506cm">
              <draw:text-box>
                <text:p text:style-name="P5"><text:span text:style-name="T2">B2</text:span><text:span text:style-name="T2"><text:line-break/></text:span><text:span text:style-name="T2">{E1,E2}</text:span></text:p>
              </draw:text-box>
            </draw:frame>
            <draw:frame draw:style-name="gr13" draw:text-style-name="P6" draw:layer="layout" svg:width="1.231cm" svg:height="1.17cm" svg:x="92.909cm" svg:y="5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90.549cm" svg:y1="4.444cm" svg:x2="91.267cm" svg:y2="4.444cm">
              <text:p/>
            </draw:line>
            <draw:line draw:style-name="gr14" draw:text-style-name="P7" draw:layer="layout" svg:x1="92.294cm" svg:y1="4.444cm" svg:x2="93.012cm" svg:y2="4.444cm">
              <text:p/>
            </draw:line>
            <draw:line draw:style-name="gr14" draw:text-style-name="P7" draw:layer="layout" svg:x1="94.038cm" svg:y1="4.444cm" svg:x2="94.756cm" svg:y2="4.444cm">
              <text:p/>
            </draw:line>
            <draw:line draw:style-name="gr14" draw:text-style-name="P7" draw:layer="layout" svg:x1="90.549cm" svg:y1="6.038cm" svg:x2="91.267cm" svg:y2="6.038cm">
              <text:p/>
            </draw:line>
            <draw:line draw:style-name="gr14" draw:text-style-name="P7" draw:layer="layout" svg:x1="92.294cm" svg:y1="6.038cm" svg:x2="93.012cm" svg:y2="6.038cm">
              <text:p/>
            </draw:line>
            <draw:frame draw:style-name="gr15" draw:text-style-name="P8" draw:layer="layout" svg:width="0.615cm" svg:height="0.536cm" svg:x="90.447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92.191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93.935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90.447cm" svg:y="5.613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92.191cm" svg:y="5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96.5cm" svg:y="3cm">
            <draw:text-box>
              <text:p text:style-name="P5"><text:span text:style-name="T2">I´= {A1,A3,B1,B2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connector draw:style-name="gr32" draw:text-style-name="P5" xml:id="id105" draw:id="id105" draw:layer="layout" svg:x1="94.2cm" svg:y1="7.1cm" svg:x2="94.2cm" svg:y2="10cm" draw:start-shape="id103" draw:start-glue-point="2" draw:end-shape="id104" draw:end-glue-point="0" svg:d="M94200 7100v2900" svg:viewBox="0 0 1 2901">
          <text:p/>
        </draw:connector>
        <draw:g xml:id="id108" draw:id="id108">
          <draw:g>
            <draw:custom-shape draw:style-name="gr2" draw:text-style-name="P3" draw:layer="layout" svg:width="1.172cm" svg:height="1.096cm" svg:x="61.404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63.161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64.915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66.674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61.421cm" svg:y="12.5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63.161cm" svg:y="12.5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64.915cm" svg:y="12.5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60.6cm" svg:y="10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60.805cm" svg:y="10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61.216cm" svg:y="10.915cm">
              <draw:text-box>
                <text:p text:style-name="P5"><text:span text:style-name="T2">A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62.96cm" svg:y="10.915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64.704cm" svg:y="10.909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66.653cm" svg:y="10.915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61.216cm" svg:y="12.508cm">
              <draw:text-box>
                <text:p text:style-name="P5"><text:span text:style-name="T2">B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62.96cm" svg:y="12.508cm">
              <draw:text-box>
                <text:p text:style-name="P5"><text:span text:style-name="T2">B2</text:span><text:span text:style-name="T2"><text:line-break/></text:span><text:span text:style-name="T2">{E1,E2}</text:span></text:p>
              </draw:text-box>
            </draw:frame>
            <draw:frame draw:style-name="gr13" draw:text-style-name="P6" draw:layer="layout" svg:width="1.231cm" svg:height="1.17cm" svg:x="64.909cm" svg:y="12.508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62.549cm" svg:y1="11.446cm" svg:x2="63.267cm" svg:y2="11.446cm">
              <text:p/>
            </draw:line>
            <draw:line draw:style-name="gr14" draw:text-style-name="P7" draw:layer="layout" svg:x1="64.294cm" svg:y1="11.446cm" svg:x2="65.012cm" svg:y2="11.446cm">
              <text:p/>
            </draw:line>
            <draw:line draw:style-name="gr14" draw:text-style-name="P7" draw:layer="layout" svg:x1="66.038cm" svg:y1="11.446cm" svg:x2="66.756cm" svg:y2="11.446cm">
              <text:p/>
            </draw:line>
            <draw:line draw:style-name="gr14" draw:text-style-name="P7" draw:layer="layout" svg:x1="62.549cm" svg:y1="13.04cm" svg:x2="63.267cm" svg:y2="13.04cm">
              <text:p/>
            </draw:line>
            <draw:line draw:style-name="gr14" draw:text-style-name="P7" draw:layer="layout" svg:x1="64.294cm" svg:y1="13.04cm" svg:x2="65.012cm" svg:y2="13.04cm">
              <text:p/>
            </draw:line>
            <draw:frame draw:style-name="gr15" draw:text-style-name="P8" draw:layer="layout" svg:width="0.615cm" svg:height="0.536cm" svg:x="62.447cm" svg:y="11.021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4.191cm" svg:y="11.021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65.935cm" svg:y="11.021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2.447cm" svg:y="12.615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4.191cm" svg:y="12.615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68.5cm" svg:y="10.002cm">
            <draw:text-box>
              <text:p text:style-name="P5"><text:span text:style-name="T2">I´= {A3,B1,B2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connector draw:style-name="gr32" draw:text-style-name="P5" xml:id="id107" draw:id="id107" draw:layer="layout" svg:x1="94.2cm" svg:y1="8.55cm" svg:x2="80.2cm" svg:y2="10.001cm" draw:start-shape="id105" draw:start-glue-point="0" draw:end-shape="id106" draw:end-glue-point="0" svg:d="M94200 8550h-14000v1451" svg:viewBox="0 0 14001 1452">
          <text:p/>
        </draw:connector>
        <draw:connector draw:style-name="gr32" draw:text-style-name="P5" draw:layer="layout" svg:x1="80.2cm" svg:y1="8.55cm" svg:x2="66.2cm" svg:y2="10.002cm" draw:start-shape="id107" draw:start-glue-point="0" draw:end-shape="id108" draw:end-glue-point="0" svg:d="M80200 8550h-14000v1452" svg:viewBox="0 0 14001 1453">
          <text:p/>
        </draw:connector>
        <draw:g xml:id="id109" draw:id="id109">
          <draw:g>
            <draw:custom-shape draw:style-name="gr2" draw:text-style-name="P3" draw:layer="layout" svg:width="1.172cm" svg:height="1.096cm" svg:x="103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105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106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108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103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105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106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102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102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103.216cm" svg:y="10.914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104.96cm" svg:y="10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106.704cm" svg:y="10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108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103.216cm" svg:y="12.507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104.96cm" svg:y="12.507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106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104.549cm" svg:y1="11.445cm" svg:x2="105.267cm" svg:y2="11.445cm">
              <text:p/>
            </draw:line>
            <draw:line draw:style-name="gr14" draw:text-style-name="P7" draw:layer="layout" svg:x1="106.294cm" svg:y1="11.445cm" svg:x2="107.012cm" svg:y2="11.445cm">
              <text:p/>
            </draw:line>
            <draw:line draw:style-name="gr14" draw:text-style-name="P7" draw:layer="layout" svg:x1="108.038cm" svg:y1="11.445cm" svg:x2="108.756cm" svg:y2="11.445cm">
              <text:p/>
            </draw:line>
            <draw:line draw:style-name="gr14" draw:text-style-name="P7" draw:layer="layout" svg:x1="104.549cm" svg:y1="13.039cm" svg:x2="105.267cm" svg:y2="13.039cm">
              <text:p/>
            </draw:line>
            <draw:line draw:style-name="gr14" draw:text-style-name="P7" draw:layer="layout" svg:x1="106.294cm" svg:y1="13.039cm" svg:x2="107.012cm" svg:y2="13.039cm">
              <text:p/>
            </draw:line>
            <draw:frame draw:style-name="gr15" draw:text-style-name="P8" draw:layer="layout" svg:width="0.615cm" svg:height="0.536cm" svg:x="104.447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106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107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104.447cm" svg:y="12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106.191cm" svg:y="12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110.5cm" svg:y="10.001cm">
            <draw:text-box>
              <text:p text:style-name="P5"><text:span text:style-name="T2">I´= {A1,A3,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4" draw:text-style-name="P5" draw:layer="layout" svg:x1="94.2cm" svg:y1="8.55cm" svg:x2="108.2cm" svg:y2="10.001cm" draw:start-shape="id105" draw:start-glue-point="0" draw:end-shape="id109" draw:end-glue-point="0" svg:d="M94200 8550h14000v1451" svg:viewBox="0 0 14001 1452">
          <text:p/>
        </draw:connector>
        <draw:frame draw:style-name="gr30" draw:text-style-name="P10" draw:layer="layout" svg:width="3cm" svg:height="1.433cm" svg:x="94.2cm" svg:y="7.1cm">
          <draw:text-box>
            <text:p><text:span text:style-name="T4">j:E1</text:span><text:span text:style-name="T4"><text:line-break/></text:span><text:span text:style-name="T4">{A1,B1,B2}</text:span></text:p>
          </draw:text-box>
        </draw:frame>
        <draw:frame draw:style-name="gr33" draw:text-style-name="P10" draw:layer="layout" svg:width="1.4cm" svg:height="0.8cm" svg:x="92.8cm" svg:y="9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78.8cm" svg:y="9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64.8cm" svg:y="9.1cm">
          <draw:text-box>
            <text:p><text:span text:style-name="T4">i:A1</text:span></text:p>
          </draw:text-box>
        </draw:frame>
        <draw:line draw:style-name="gr39" draw:text-style-name="P7" draw:layer="layout" svg:x1="65.5cm" svg:y1="11cm" svg:x2="65.5cm" svg:y2="10.1cm">
          <text:p/>
        </draw:line>
        <draw:line draw:style-name="gr39" draw:text-style-name="P7" draw:layer="layout" svg:x1="63.8cm" svg:y1="10.1cm" svg:x2="60.1cm" svg:y2="10.1cm">
          <text:p/>
        </draw:line>
        <draw:line draw:style-name="gr39" draw:text-style-name="P7" draw:layer="layout" svg:x1="60.1cm" svg:y1="10.1cm" svg:x2="60.1cm" svg:y2="11.4cm">
          <text:p/>
        </draw:line>
        <draw:line draw:style-name="gr31" draw:text-style-name="P7" draw:layer="layout" svg:x1="60.1cm" svg:y1="11.4cm" svg:x2="61.3cm" svg:y2="11.4cm">
          <text:p/>
        </draw:line>
        <draw:custom-shape draw:style-name="gr36" draw:text-style-name="P11" draw:layer="layout" svg:width="1.8cm" svg:height="1.7cm" svg:x="66.7cm" svg:y="12.4cm">
          <text:p/>
          <draw:enhanced-geometry svg:viewBox="0 0 21600 21600" draw:type="rectangle" draw:enhanced-path="M 0 0 L 21600 0 21600 21600 0 21600 0 0 Z N"/>
        </draw:custom-shape>
        <draw:g xml:id="id110" draw:id="id110">
          <draw:g xml:id="id106" draw:id="id106">
            <draw:g>
              <draw:custom-shape draw:style-name="gr2" draw:text-style-name="P3" draw:layer="layout" svg:width="1.172cm" svg:height="1.096cm" svg:x="75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10.914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76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10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80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12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12.507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78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11.445cm" svg:x2="77.267cm" svg:y2="11.445cm">
                <text:p/>
              </draw:line>
              <draw:line draw:style-name="gr14" draw:text-style-name="P7" draw:layer="layout" svg:x1="78.294cm" svg:y1="11.445cm" svg:x2="79.012cm" svg:y2="11.445cm">
                <text:p/>
              </draw:line>
              <draw:line draw:style-name="gr14" draw:text-style-name="P7" draw:layer="layout" svg:x1="80.038cm" svg:y1="11.445cm" svg:x2="80.756cm" svg:y2="11.445cm">
                <text:p/>
              </draw:line>
              <draw:line draw:style-name="gr14" draw:text-style-name="P7" draw:layer="layout" svg:x1="76.549cm" svg:y1="13.039cm" svg:x2="77.267cm" svg:y2="13.039cm">
                <text:p/>
              </draw:line>
              <draw:line draw:style-name="gr14" draw:text-style-name="P7" draw:layer="layout" svg:x1="78.294cm" svg:y1="13.039cm" svg:x2="79.012cm" svg:y2="13.039cm">
                <text:p/>
              </draw:line>
              <draw:frame draw:style-name="gr15" draw:text-style-name="P8" draw:layer="layout" svg:width="0.615cm" svg:height="0.536cm" svg:x="76.447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12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12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82.5cm" svg:y="10.001cm">
              <draw:text-box>
                <text:p text:style-name="P5"><text:span text:style-name="T2">I´= {A1,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8.9cm" svg:y1="11.8cm" svg:x2="76.5cm" svg:y2="12.6cm">
            <text:p/>
          </draw:line>
        </draw:g>
        <draw:g>
          <draw:g xml:id="id104" draw:id="id104">
            <draw:g>
              <draw:custom-shape draw:style-name="gr2" draw:text-style-name="P3" draw:layer="layout" svg:width="1.172cm" svg:height="1.096cm" svg:x="89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10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90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12.506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90.96cm" svg:y="12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11.444cm" svg:x2="91.267cm" svg:y2="11.444cm">
                <text:p/>
              </draw:line>
              <draw:line draw:style-name="gr14" draw:text-style-name="P7" draw:layer="layout" svg:x1="92.294cm" svg:y1="11.444cm" svg:x2="93.012cm" svg:y2="11.444cm">
                <text:p/>
              </draw:line>
              <draw:line draw:style-name="gr14" draw:text-style-name="P7" draw:layer="layout" svg:x1="94.038cm" svg:y1="11.444cm" svg:x2="94.756cm" svg:y2="11.444cm">
                <text:p/>
              </draw:line>
              <draw:line draw:style-name="gr14" draw:text-style-name="P7" draw:layer="layout" svg:x1="90.549cm" svg:y1="13.038cm" svg:x2="91.267cm" svg:y2="13.038cm">
                <text:p/>
              </draw:line>
              <draw:line draw:style-name="gr14" draw:text-style-name="P7" draw:layer="layout" svg:x1="92.294cm" svg:y1="13.038cm" svg:x2="93.012cm" svg:y2="13.038cm">
                <text:p/>
              </draw:line>
              <draw:frame draw:style-name="gr15" draw:text-style-name="P8" draw:layer="layout" svg:width="0.615cm" svg:height="0.536cm" svg:x="90.447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12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10cm">
              <draw:text-box>
                <text:p text:style-name="P5"><text:span text:style-name="T2">I´= {A1,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2.9cm" svg:y1="11.8cm" svg:x2="92.1cm" svg:y2="12.6cm">
            <text:p/>
          </draw:line>
        </draw:g>
        <draw:g xml:id="id111" draw:id="id111">
          <draw:g>
            <draw:g>
              <draw:custom-shape draw:style-name="gr2" draw:text-style-name="P3" draw:layer="layout" svg:width="1.172cm" svg:height="1.096cm" svg:x="75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17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76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80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19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18.444cm" svg:x2="77.267cm" svg:y2="18.444cm">
                <text:p/>
              </draw:line>
              <draw:line draw:style-name="gr14" draw:text-style-name="P7" draw:layer="layout" svg:x1="78.294cm" svg:y1="18.444cm" svg:x2="79.012cm" svg:y2="18.444cm">
                <text:p/>
              </draw:line>
              <draw:line draw:style-name="gr14" draw:text-style-name="P7" draw:layer="layout" svg:x1="80.038cm" svg:y1="18.444cm" svg:x2="80.756cm" svg:y2="18.444cm">
                <text:p/>
              </draw:line>
              <draw:line draw:style-name="gr14" draw:text-style-name="P7" draw:layer="layout" svg:x1="76.549cm" svg:y1="20.038cm" svg:x2="77.267cm" svg:y2="20.038cm">
                <text:p/>
              </draw:line>
              <draw:line draw:style-name="gr14" draw:text-style-name="P7" draw:layer="layout" svg:x1="78.294cm" svg:y1="20.038cm" svg:x2="79.012cm" svg:y2="20.038cm">
                <text:p/>
              </draw:line>
              <draw:frame draw:style-name="gr15" draw:text-style-name="P8" draw:layer="layout" svg:width="0.615cm" svg:height="0.536cm" svg:x="76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19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17cm">
              <draw:text-box>
                <text:p text:style-name="P5"><text:span text:style-name="T2">I´= {A1,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8.9cm" svg:y1="18.799cm" svg:x2="76.5cm" svg:y2="19.599cm">
            <text:p/>
          </draw:line>
        </draw:g>
        <draw:connector draw:style-name="gr32" draw:text-style-name="P5" xml:id="id112" draw:id="id112" draw:layer="layout" svg:x1="80.2cm" svg:y1="14.101cm" svg:x2="80.2cm" svg:y2="17cm" draw:start-shape="id110" draw:start-glue-point="2" draw:end-shape="id111" draw:end-glue-point="0" svg:d="M80200 14101v2899" svg:viewBox="0 0 1 2900">
          <text:p/>
        </draw:connector>
        <draw:frame draw:style-name="gr30" draw:text-style-name="P10" draw:layer="layout" svg:width="3cm" svg:height="1.433cm" svg:x="80.2cm" svg:y="14.1cm">
          <draw:text-box>
            <text:p><text:span text:style-name="T4">j:E1</text:span><text:span text:style-name="T4"><text:line-break/></text:span><text:span text:style-name="T4">{A1,B2}</text:span></text:p>
          </draw:text-box>
        </draw:frame>
        <draw:g xml:id="id115" draw:id="id115">
          <draw:g>
            <draw:g>
              <draw:custom-shape draw:style-name="gr2" draw:text-style-name="P3" draw:layer="layout" svg:width="1.172cm" svg:height="1.096cm" svg:x="47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7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48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17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9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9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50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8.445cm" svg:x2="49.267cm" svg:y2="18.445cm">
                <text:p/>
              </draw:line>
              <draw:line draw:style-name="gr14" draw:text-style-name="P7" draw:layer="layout" svg:x1="50.294cm" svg:y1="18.445cm" svg:x2="51.012cm" svg:y2="18.445cm">
                <text:p/>
              </draw:line>
              <draw:line draw:style-name="gr14" draw:text-style-name="P7" draw:layer="layout" svg:x1="52.038cm" svg:y1="18.445cm" svg:x2="52.756cm" svg:y2="18.445cm">
                <text:p/>
              </draw:line>
              <draw:line draw:style-name="gr14" draw:text-style-name="P7" draw:layer="layout" svg:x1="48.549cm" svg:y1="20.039cm" svg:x2="49.267cm" svg:y2="20.039cm">
                <text:p/>
              </draw:line>
              <draw:line draw:style-name="gr14" draw:text-style-name="P7" draw:layer="layout" svg:x1="50.294cm" svg:y1="20.039cm" svg:x2="51.012cm" svg:y2="20.039cm">
                <text:p/>
              </draw:line>
              <draw:frame draw:style-name="gr15" draw:text-style-name="P8" draw:layer="layout" svg:width="0.615cm" svg:height="0.536cm" svg:x="48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9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17.001cm">
              <draw:text-box>
                <text:p text:style-name="P5"><text:span text:style-name="T2">I´= {A1,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50.9cm" svg:y1="18.8cm" svg:x2="48.5cm" svg:y2="19.6cm">
            <text:p/>
          </draw:line>
        </draw:g>
        <draw:g xml:id="id113" draw:id="id113">
          <draw:g>
            <draw:g>
              <draw:custom-shape draw:style-name="gr2" draw:text-style-name="P3" draw:layer="layout" svg:width="1.172cm" svg:height="1.096cm" svg:x="61.40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9.5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7.915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17.915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17.909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17.915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9.508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19.508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64.909cm" svg:y="19.508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8.446cm" svg:x2="63.267cm" svg:y2="18.446cm">
                <text:p/>
              </draw:line>
              <draw:line draw:style-name="gr14" draw:text-style-name="P7" draw:layer="layout" svg:x1="64.294cm" svg:y1="18.446cm" svg:x2="65.012cm" svg:y2="18.446cm">
                <text:p/>
              </draw:line>
              <draw:line draw:style-name="gr14" draw:text-style-name="P7" draw:layer="layout" svg:x1="66.038cm" svg:y1="18.446cm" svg:x2="66.756cm" svg:y2="18.446cm">
                <text:p/>
              </draw:line>
              <draw:line draw:style-name="gr14" draw:text-style-name="P7" draw:layer="layout" svg:x1="62.549cm" svg:y1="20.04cm" svg:x2="63.267cm" svg:y2="20.04cm">
                <text:p/>
              </draw:line>
              <draw:line draw:style-name="gr14" draw:text-style-name="P7" draw:layer="layout" svg:x1="64.294cm" svg:y1="20.04cm" svg:x2="65.012cm" svg:y2="20.04cm">
                <text:p/>
              </draw:line>
              <draw:frame draw:style-name="gr15" draw:text-style-name="P8" draw:layer="layout" svg:width="0.615cm" svg:height="0.536cm" svg:x="62.447cm" svg:y="18.021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8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8.021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9.615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9.615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17.002cm">
              <draw:text-box>
                <text:p text:style-name="P5"><text:span text:style-name="T2">I´= {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4.9cm" svg:y1="18.801cm" svg:x2="62.5cm" svg:y2="19.601cm">
            <text:p/>
          </draw:line>
        </draw:g>
        <draw:connector draw:style-name="gr32" draw:text-style-name="P5" xml:id="id114" draw:id="id114" draw:layer="layout" svg:x1="80.2cm" svg:y1="15.55cm" svg:x2="66.2cm" svg:y2="17.002cm" draw:start-shape="id112" draw:start-glue-point="0" draw:end-shape="id113" draw:end-glue-point="0" svg:d="M80200 15550h-14000v1452" svg:viewBox="0 0 14001 1453">
          <text:p/>
        </draw:connector>
        <draw:connector draw:style-name="gr34" draw:text-style-name="P5" draw:layer="layout" svg:x1="66.2cm" svg:y1="15.55cm" svg:x2="52.2cm" svg:y2="17.001cm" draw:start-shape="id114" draw:start-glue-point="0" draw:end-shape="id115" draw:end-glue-point="0" svg:d="M66200 15550h-14000v1451" svg:viewBox="0 0 14001 1452">
          <text:p/>
        </draw:connector>
        <draw:frame draw:style-name="gr33" draw:text-style-name="P10" draw:layer="layout" svg:width="1.4cm" svg:height="0.8cm" svg:x="78.8cm" svg:y="16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64.8cm" svg:y="16cm">
          <draw:text-box>
            <text:p><text:span text:style-name="T4">i:A1</text:span></text:p>
          </draw:text-box>
        </draw:frame>
        <draw:line draw:style-name="gr39" draw:text-style-name="P7" draw:layer="layout" svg:x1="63.7cm" svg:y1="20.7cm" svg:x2="63.7cm" svg:y2="21.6cm">
          <text:p/>
        </draw:line>
        <draw:line draw:style-name="gr39" draw:text-style-name="P7" draw:layer="layout" svg:x1="63.701cm" svg:y1="21.55cm" svg:x2="60.3cm" svg:y2="21.6cm">
          <text:p/>
        </draw:line>
        <draw:line draw:style-name="gr39" draw:text-style-name="P7" draw:layer="layout" svg:x1="60.3cm" svg:y1="21.6cm" svg:x2="60.3cm" svg:y2="18.5cm">
          <text:p/>
        </draw:line>
        <draw:line draw:style-name="gr31" draw:text-style-name="P7" draw:layer="layout" svg:x1="60.3cm" svg:y1="18.5cm" svg:x2="61.4cm" svg:y2="18.5cm">
          <text:p/>
        </draw:line>
        <draw:custom-shape draw:style-name="gr36" draw:text-style-name="P11" draw:layer="layout" svg:width="1.8cm" svg:height="1.7cm" svg:x="66.7cm" svg:y="19.4cm">
          <text:p/>
          <draw:enhanced-geometry svg:viewBox="0 0 21600 21600" draw:type="rectangle" draw:enhanced-path="M 0 0 L 21600 0 21600 21600 0 21600 0 0 Z N"/>
        </draw:custom-shape>
        <draw:g xml:id="id116" draw:id="id116">
          <draw:g>
            <draw:g>
              <draw:custom-shape draw:style-name="gr2" draw:text-style-name="P3" draw:layer="layout" svg:width="1.172cm" svg:height="1.096cm" svg:x="75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80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26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25.444cm" svg:x2="77.267cm" svg:y2="25.444cm">
                <text:p/>
              </draw:line>
              <draw:line draw:style-name="gr14" draw:text-style-name="P7" draw:layer="layout" svg:x1="78.294cm" svg:y1="25.444cm" svg:x2="79.012cm" svg:y2="25.444cm">
                <text:p/>
              </draw:line>
              <draw:line draw:style-name="gr14" draw:text-style-name="P7" draw:layer="layout" svg:x1="80.038cm" svg:y1="25.444cm" svg:x2="80.756cm" svg:y2="25.444cm">
                <text:p/>
              </draw:line>
              <draw:line draw:style-name="gr14" draw:text-style-name="P7" draw:layer="layout" svg:x1="76.549cm" svg:y1="27.038cm" svg:x2="77.267cm" svg:y2="27.038cm">
                <text:p/>
              </draw:line>
              <draw:line draw:style-name="gr14" draw:text-style-name="P7" draw:layer="layout" svg:x1="78.294cm" svg:y1="27.038cm" svg:x2="79.012cm" svg:y2="27.038cm">
                <text:p/>
              </draw:line>
              <draw:frame draw:style-name="gr15" draw:text-style-name="P8" draw:layer="layout" svg:width="0.615cm" svg:height="0.536cm" svg:x="76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26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24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8.9cm" svg:y1="25.799cm" svg:x2="76.5cm" svg:y2="26.599cm">
            <text:p/>
          </draw:line>
        </draw:g>
        <draw:connector draw:style-name="gr32" draw:text-style-name="P5" xml:id="id117" draw:id="id117" draw:layer="layout" svg:x1="80.2cm" svg:y1="21.1cm" svg:x2="80.2cm" svg:y2="24cm" draw:start-shape="id111" draw:start-glue-point="2" draw:end-shape="id116" draw:end-glue-point="0" svg:d="M80200 21100v2900" svg:viewBox="0 0 1 2901">
          <text:p/>
        </draw:connector>
        <draw:frame draw:style-name="gr30" draw:text-style-name="P10" draw:layer="layout" svg:width="3cm" svg:height="1.433cm" svg:x="80.2cm" svg:y="21.1cm">
          <draw:text-box>
            <text:p><text:span text:style-name="T4">j:E1</text:span><text:span text:style-name="T4"><text:line-break/></text:span><text:span text:style-name="T4">{A1}</text:span></text:p>
          </draw:text-box>
        </draw:frame>
        <draw:frame draw:style-name="gr33" draw:text-style-name="P10" draw:layer="layout" svg:width="1.4cm" svg:height="0.8cm" svg:x="78.8cm" svg:y="23cm">
          <draw:text-box>
            <text:p><text:span text:style-name="T4">i:A1</text:span></text:p>
          </draw:text-box>
        </draw:frame>
        <draw:g xml:id="id118" draw:id="id118">
          <draw:g>
            <draw:g>
              <draw:custom-shape draw:style-name="gr2" draw:text-style-name="P3" draw:layer="layout" svg:width="1.172cm" svg:height="1.096cm" svg:x="61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24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2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24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26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26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25.445cm" svg:x2="63.267cm" svg:y2="25.445cm">
                <text:p/>
              </draw:line>
              <draw:line draw:style-name="gr14" draw:text-style-name="P7" draw:layer="layout" svg:x1="64.294cm" svg:y1="25.445cm" svg:x2="65.012cm" svg:y2="25.445cm">
                <text:p/>
              </draw:line>
              <draw:line draw:style-name="gr14" draw:text-style-name="P7" draw:layer="layout" svg:x1="66.038cm" svg:y1="25.445cm" svg:x2="66.756cm" svg:y2="25.445cm">
                <text:p/>
              </draw:line>
              <draw:line draw:style-name="gr14" draw:text-style-name="P7" draw:layer="layout" svg:x1="62.549cm" svg:y1="27.039cm" svg:x2="63.267cm" svg:y2="27.039cm">
                <text:p/>
              </draw:line>
              <draw:line draw:style-name="gr14" draw:text-style-name="P7" draw:layer="layout" svg:x1="64.294cm" svg:y1="27.039cm" svg:x2="65.012cm" svg:y2="27.039cm">
                <text:p/>
              </draw:line>
              <draw:frame draw:style-name="gr15" draw:text-style-name="P8" draw:layer="layout" svg:width="0.615cm" svg:height="0.536cm" svg:x="62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26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24.001cm">
              <draw:text-box>
                <text:p text:style-name="P5"><text:span text:style-name="T2">I´= {A1,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4.9cm" svg:y1="25.8cm" svg:x2="62.5cm" svg:y2="26.6cm">
            <text:p/>
          </draw:line>
        </draw:g>
        <draw:connector draw:style-name="gr34" draw:text-style-name="P5" draw:layer="layout" svg:x1="80.2cm" svg:y1="22.55cm" svg:x2="66.2cm" svg:y2="24.001cm" draw:start-shape="id117" draw:start-glue-point="0" draw:end-shape="id118" draw:end-glue-point="0" svg:d="M80200 22550h-14000v1451" svg:viewBox="0 0 14001 1452">
          <text:p/>
        </draw:connector>
        <draw:line draw:style-name="gr39" draw:text-style-name="P7" draw:layer="layout" svg:x1="79.5cm" svg:y1="27.7cm" svg:x2="79.5cm" svg:y2="28.4cm">
          <text:p/>
        </draw:line>
        <draw:line draw:style-name="gr39" draw:text-style-name="P7" draw:layer="layout" svg:x1="79.5cm" svg:y1="28.4cm" svg:x2="74.3cm" svg:y2="28.4cm">
          <text:p/>
        </draw:line>
        <draw:line draw:style-name="gr39" draw:text-style-name="P7" draw:layer="layout" svg:x1="74.3cm" svg:y1="28.4cm" svg:x2="74.3cm" svg:y2="25.5cm">
          <text:p/>
        </draw:line>
        <draw:line draw:style-name="gr31" draw:text-style-name="P7" draw:layer="layout" svg:x1="74.3cm" svg:y1="25.5cm" svg:x2="75.4cm" svg:y2="25.5cm">
          <text:p/>
        </draw:line>
        <draw:custom-shape draw:style-name="gr36" draw:text-style-name="P11" draw:layer="layout" svg:width="1.8cm" svg:height="1.7cm" svg:x="80.7cm" svg:y="26.4cm">
          <text:p/>
          <draw:enhanced-geometry svg:viewBox="0 0 21600 21600" draw:type="rectangle" draw:enhanced-path="M 0 0 L 21600 0 21600 21600 0 21600 0 0 Z N"/>
        </draw:custom-shape>
        <draw:g xml:id="id119" draw:id="id119">
          <draw:g>
            <draw:g>
              <draw:custom-shape draw:style-name="gr2" draw:text-style-name="P3" draw:layer="layout" svg:width="1.172cm" svg:height="1.096cm" svg:x="61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31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31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33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32.444cm" svg:x2="63.267cm" svg:y2="32.444cm">
                <text:p/>
              </draw:line>
              <draw:line draw:style-name="gr14" draw:text-style-name="P7" draw:layer="layout" svg:x1="64.294cm" svg:y1="32.444cm" svg:x2="65.012cm" svg:y2="32.444cm">
                <text:p/>
              </draw:line>
              <draw:line draw:style-name="gr14" draw:text-style-name="P7" draw:layer="layout" svg:x1="66.038cm" svg:y1="32.444cm" svg:x2="66.756cm" svg:y2="32.444cm">
                <text:p/>
              </draw:line>
              <draw:line draw:style-name="gr14" draw:text-style-name="P7" draw:layer="layout" svg:x1="62.549cm" svg:y1="34.038cm" svg:x2="63.267cm" svg:y2="34.038cm">
                <text:p/>
              </draw:line>
              <draw:line draw:style-name="gr14" draw:text-style-name="P7" draw:layer="layout" svg:x1="64.294cm" svg:y1="34.038cm" svg:x2="65.012cm" svg:y2="34.038cm">
                <text:p/>
              </draw:line>
              <draw:frame draw:style-name="gr15" draw:text-style-name="P8" draw:layer="layout" svg:width="0.615cm" svg:height="0.536cm" svg:x="62.447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33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31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4.9cm" svg:y1="32.799cm" svg:x2="62.5cm" svg:y2="33.599cm">
            <text:p/>
          </draw:line>
        </draw:g>
        <draw:connector draw:style-name="gr32" draw:text-style-name="P5" xml:id="id120" draw:id="id120" draw:layer="layout" svg:x1="66.2cm" svg:y1="28.101cm" svg:x2="66.2cm" svg:y2="31cm" draw:start-shape="id118" draw:start-glue-point="2" draw:end-shape="id119" draw:end-glue-point="0" svg:d="M66200 28101v2899" svg:viewBox="0 0 1 2900">
          <text:p/>
        </draw:connector>
        <draw:g xml:id="id121" draw:id="id121">
          <draw:g>
            <draw:g>
              <draw:custom-shape draw:style-name="gr2" draw:text-style-name="P3" draw:layer="layout" svg:width="1.172cm" svg:height="1.096cm" svg:x="75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31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31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80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33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33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32.445cm" svg:x2="77.267cm" svg:y2="32.445cm">
                <text:p/>
              </draw:line>
              <draw:line draw:style-name="gr14" draw:text-style-name="P7" draw:layer="layout" svg:x1="78.294cm" svg:y1="32.445cm" svg:x2="79.012cm" svg:y2="32.445cm">
                <text:p/>
              </draw:line>
              <draw:line draw:style-name="gr14" draw:text-style-name="P7" draw:layer="layout" svg:x1="80.038cm" svg:y1="32.445cm" svg:x2="80.756cm" svg:y2="32.445cm">
                <text:p/>
              </draw:line>
              <draw:line draw:style-name="gr14" draw:text-style-name="P7" draw:layer="layout" svg:x1="76.549cm" svg:y1="34.039cm" svg:x2="77.267cm" svg:y2="34.039cm">
                <text:p/>
              </draw:line>
              <draw:line draw:style-name="gr14" draw:text-style-name="P7" draw:layer="layout" svg:x1="78.294cm" svg:y1="34.039cm" svg:x2="79.012cm" svg:y2="34.039cm">
                <text:p/>
              </draw:line>
              <draw:frame draw:style-name="gr15" draw:text-style-name="P8" draw:layer="layout" svg:width="0.615cm" svg:height="0.536cm" svg:x="76.447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33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33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31.001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8.9cm" svg:y1="32.8cm" svg:x2="76.5cm" svg:y2="33.6cm">
            <text:p/>
          </draw:line>
        </draw:g>
        <draw:connector draw:style-name="gr40" draw:text-style-name="P5" draw:layer="layout" svg:x1="66.2cm" svg:y1="29.55cm" svg:x2="80.2cm" svg:y2="31.001cm" draw:start-shape="id120" draw:start-glue-point="0" draw:end-shape="id121" draw:end-glue-point="0" svg:d="M66200 29550h14000v1451" svg:viewBox="0 0 14001 1452">
          <text:p/>
        </draw:connector>
        <draw:frame draw:style-name="gr30" draw:text-style-name="P10" draw:layer="layout" svg:width="3cm" svg:height="1.433cm" svg:x="66.2cm" svg:y="28.167cm">
          <draw:text-box>
            <text:p><text:span text:style-name="T4">j:E2</text:span><text:span text:style-name="T4"><text:line-break/></text:span><text:span text:style-name="T4">{A1,A3}</text:span></text:p>
          </draw:text-box>
        </draw:frame>
        <draw:frame draw:style-name="gr33" draw:text-style-name="P10" draw:layer="layout" svg:width="1.4cm" svg:height="0.8cm" svg:x="64.8cm" svg:y="30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78.8cm" svg:y="30cm">
          <draw:text-box>
            <text:p><text:span text:style-name="T4">i:A3</text:span></text:p>
          </draw:text-box>
        </draw:frame>
        <draw:g xml:id="id122" draw:id="id122">
          <draw:g>
            <draw:g>
              <draw:custom-shape draw:style-name="gr2" draw:text-style-name="P3" draw:layer="layout" svg:width="1.172cm" svg:height="1.096cm" svg:x="61.404cm" svg:y="38.8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38.8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38.8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38.8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40.4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40.4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40.4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3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3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38.8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38.8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38.8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38.8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40.4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40.4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40.4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39.344cm" svg:x2="63.267cm" svg:y2="39.344cm">
                <text:p/>
              </draw:line>
              <draw:line draw:style-name="gr14" draw:text-style-name="P7" draw:layer="layout" svg:x1="64.294cm" svg:y1="39.344cm" svg:x2="65.012cm" svg:y2="39.344cm">
                <text:p/>
              </draw:line>
              <draw:line draw:style-name="gr14" draw:text-style-name="P7" draw:layer="layout" svg:x1="66.038cm" svg:y1="39.344cm" svg:x2="66.756cm" svg:y2="39.344cm">
                <text:p/>
              </draw:line>
              <draw:line draw:style-name="gr14" draw:text-style-name="P7" draw:layer="layout" svg:x1="62.549cm" svg:y1="40.938cm" svg:x2="63.267cm" svg:y2="40.938cm">
                <text:p/>
              </draw:line>
              <draw:line draw:style-name="gr14" draw:text-style-name="P7" draw:layer="layout" svg:x1="64.294cm" svg:y1="40.938cm" svg:x2="65.012cm" svg:y2="40.938cm">
                <text:p/>
              </draw:line>
              <draw:frame draw:style-name="gr15" draw:text-style-name="P8" draw:layer="layout" svg:width="0.615cm" svg:height="0.536cm" svg:x="62.447cm" svg:y="38.9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38.9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38.9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40.5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40.5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37.9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3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4.9cm" svg:y1="39.699cm" svg:x2="62.5cm" svg:y2="40.499cm">
            <text:p/>
          </draw:line>
        </draw:g>
        <draw:g xml:id="id123" draw:id="id123">
          <draw:g>
            <draw:g>
              <draw:custom-shape draw:style-name="gr2" draw:text-style-name="P3" draw:layer="layout" svg:width="1.172cm" svg:height="1.096cm" svg:x="75.40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40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38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76.96cm" svg:y="38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38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80.653cm" svg:y="38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40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40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40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39.444cm" svg:x2="77.267cm" svg:y2="39.444cm">
                <text:p/>
              </draw:line>
              <draw:line draw:style-name="gr14" draw:text-style-name="P7" draw:layer="layout" svg:x1="78.294cm" svg:y1="39.444cm" svg:x2="79.012cm" svg:y2="39.444cm">
                <text:p/>
              </draw:line>
              <draw:line draw:style-name="gr14" draw:text-style-name="P7" draw:layer="layout" svg:x1="80.038cm" svg:y1="39.444cm" svg:x2="80.756cm" svg:y2="39.444cm">
                <text:p/>
              </draw:line>
              <draw:line draw:style-name="gr14" draw:text-style-name="P7" draw:layer="layout" svg:x1="76.549cm" svg:y1="41.038cm" svg:x2="77.267cm" svg:y2="41.038cm">
                <text:p/>
              </draw:line>
              <draw:line draw:style-name="gr14" draw:text-style-name="P7" draw:layer="layout" svg:x1="78.294cm" svg:y1="41.038cm" svg:x2="79.012cm" svg:y2="41.038cm">
                <text:p/>
              </draw:line>
              <draw:frame draw:style-name="gr15" draw:text-style-name="P8" draw:layer="layout" svg:width="0.615cm" svg:height="0.536cm" svg:x="76.447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40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40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38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8.9cm" svg:y1="39.799cm" svg:x2="76.5cm" svg:y2="40.599cm">
            <text:p/>
          </draw:line>
        </draw:g>
        <draw:connector draw:style-name="gr32" draw:text-style-name="P5" draw:layer="layout" svg:x1="66.2cm" svg:y1="35.1cm" svg:x2="66.2cm" svg:y2="37.9cm" draw:start-shape="id119" draw:start-glue-point="2" draw:end-shape="id122" draw:end-glue-point="0" svg:d="M66200 35100v2800" svg:viewBox="0 0 1 2801">
          <text:p/>
        </draw:connector>
        <draw:connector draw:style-name="gr32" draw:text-style-name="P5" draw:layer="layout" svg:x1="80.2cm" svg:y1="35.101cm" svg:x2="80.2cm" svg:y2="38cm" draw:start-shape="id121" draw:start-glue-point="2" draw:end-shape="id123" draw:end-glue-point="0" svg:d="M80200 35101v2899" svg:viewBox="0 0 1 2900">
          <text:p/>
        </draw:connector>
        <draw:frame draw:style-name="gr30" draw:text-style-name="P10" draw:layer="layout" svg:width="3cm" svg:height="1.433cm" svg:x="66.2cm" svg:y="35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0" draw:text-style-name="P10" draw:layer="layout" svg:width="3cm" svg:height="1.433cm" svg:x="80.2cm" svg:y="35.1cm">
          <draw:text-box>
            <text:p><text:span text:style-name="T4">j:E2</text:span><text:span text:style-name="T4"><text:line-break/></text:span><text:span text:style-name="T4">{A1}</text:span></text:p>
          </draw:text-box>
        </draw:frame>
        <draw:frame draw:style-name="gr33" draw:text-style-name="P10" draw:layer="layout" svg:width="1.4cm" svg:height="0.8cm" svg:x="78.8cm" svg:y="37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64.8cm" svg:y="36.9cm">
          <draw:text-box>
            <text:p><text:span text:style-name="T4">i:A3</text:span></text:p>
          </draw:text-box>
        </draw:frame>
        <draw:line draw:style-name="gr39" draw:text-style-name="P7" draw:layer="layout" svg:x1="81.3cm" svg:y1="38.9cm" svg:x2="81.3cm" svg:y2="38.3cm">
          <text:p/>
        </draw:line>
        <draw:line draw:style-name="gr39" draw:text-style-name="P7" draw:layer="layout" svg:x1="81.3cm" svg:y1="38.3cm" svg:x2="76cm" svg:y2="38.3cm">
          <text:p/>
        </draw:line>
        <draw:line draw:style-name="gr31" draw:text-style-name="P7" draw:layer="layout" svg:x1="76cm" svg:y1="38.3cm" svg:x2="76cm" svg:y2="38.9cm">
          <text:p/>
        </draw:line>
        <draw:custom-shape draw:style-name="gr36" draw:text-style-name="P11" draw:layer="layout" svg:width="1.8cm" svg:height="1.7cm" svg:x="80.7cm" svg:y="40.4cm">
          <text:p/>
          <draw:enhanced-geometry svg:viewBox="0 0 21600 21600" draw:type="rectangle" draw:enhanced-path="M 0 0 L 21600 0 21600 21600 0 21600 0 0 Z N"/>
        </draw:custom-shape>
        <draw:g xml:id="id124" draw:id="id124">
          <draw:g>
            <draw:g>
              <draw:custom-shape draw:style-name="gr2" draw:text-style-name="P3" draw:layer="layout" svg:width="1.172cm" svg:height="1.096cm" svg:x="47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24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48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50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25.444cm" svg:x2="49.267cm" svg:y2="25.444cm">
                <text:p/>
              </draw:line>
              <draw:line draw:style-name="gr14" draw:text-style-name="P7" draw:layer="layout" svg:x1="50.294cm" svg:y1="25.444cm" svg:x2="51.012cm" svg:y2="25.444cm">
                <text:p/>
              </draw:line>
              <draw:line draw:style-name="gr14" draw:text-style-name="P7" draw:layer="layout" svg:x1="52.038cm" svg:y1="25.444cm" svg:x2="52.756cm" svg:y2="25.444cm">
                <text:p/>
              </draw:line>
              <draw:line draw:style-name="gr14" draw:text-style-name="P7" draw:layer="layout" svg:x1="48.549cm" svg:y1="27.038cm" svg:x2="49.267cm" svg:y2="27.038cm">
                <text:p/>
              </draw:line>
              <draw:line draw:style-name="gr14" draw:text-style-name="P7" draw:layer="layout" svg:x1="50.294cm" svg:y1="27.038cm" svg:x2="51.012cm" svg:y2="27.038cm">
                <text:p/>
              </draw:line>
              <draw:frame draw:style-name="gr15" draw:text-style-name="P8" draw:layer="layout" svg:width="0.615cm" svg:height="0.536cm" svg:x="48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24cm">
              <draw:text-box>
                <text:p text:style-name="P5"><text:span text:style-name="T2">I´= {A1,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50.9cm" svg:y1="25.799cm" svg:x2="48.5cm" svg:y2="26.599cm">
            <text:p/>
          </draw:line>
        </draw:g>
        <draw:connector draw:style-name="gr32" draw:text-style-name="P5" xml:id="id125" draw:id="id125" draw:layer="layout" svg:x1="52.2cm" svg:y1="21.101cm" svg:x2="52.2cm" svg:y2="24cm" draw:start-shape="id115" draw:start-glue-point="2" draw:end-shape="id124" draw:end-glue-point="0" svg:d="M52200 21101v2899" svg:viewBox="0 0 1 2900">
          <text:p/>
        </draw:connector>
        <draw:frame draw:style-name="gr30" draw:text-style-name="P10" draw:layer="layout" svg:width="3cm" svg:height="1.433cm" svg:x="52.2cm" svg:y="21.1cm">
          <draw:text-box>
            <text:p><text:span text:style-name="T4">j:E2</text:span><text:span text:style-name="T4"><text:line-break/></text:span><text:span text:style-name="T4">{A1,A3,B2}</text:span></text:p>
          </draw:text-box>
        </draw:frame>
        <draw:g xml:id="id126" draw:id="id126">
          <draw:g>
            <draw:g>
              <draw:custom-shape draw:style-name="gr2" draw:text-style-name="P3" draw:layer="layout" svg:width="1.172cm" svg:height="1.096cm" svg:x="33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24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34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26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26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36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25.445cm" svg:x2="35.267cm" svg:y2="25.445cm">
                <text:p/>
              </draw:line>
              <draw:line draw:style-name="gr14" draw:text-style-name="P7" draw:layer="layout" svg:x1="36.294cm" svg:y1="25.445cm" svg:x2="37.012cm" svg:y2="25.445cm">
                <text:p/>
              </draw:line>
              <draw:line draw:style-name="gr14" draw:text-style-name="P7" draw:layer="layout" svg:x1="38.038cm" svg:y1="25.445cm" svg:x2="38.756cm" svg:y2="25.445cm">
                <text:p/>
              </draw:line>
              <draw:line draw:style-name="gr14" draw:text-style-name="P7" draw:layer="layout" svg:x1="34.549cm" svg:y1="27.039cm" svg:x2="35.267cm" svg:y2="27.039cm">
                <text:p/>
              </draw:line>
              <draw:line draw:style-name="gr14" draw:text-style-name="P7" draw:layer="layout" svg:x1="36.294cm" svg:y1="27.039cm" svg:x2="37.012cm" svg:y2="27.039cm">
                <text:p/>
              </draw:line>
              <draw:frame draw:style-name="gr15" draw:text-style-name="P8" draw:layer="layout" svg:width="0.615cm" svg:height="0.536cm" svg:x="34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24.001cm">
              <draw:text-box>
                <text:p text:style-name="P5"><text:span text:style-name="T2">I´= {A1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6.9cm" svg:y1="25.8cm" svg:x2="34.5cm" svg:y2="26.6cm">
            <text:p/>
          </draw:line>
        </draw:g>
        <draw:g xml:id="id128" draw:id="id128">
          <draw:g>
            <draw:g>
              <draw:custom-shape draw:style-name="gr2" draw:text-style-name="P3" draw:layer="layout" svg:width="1.172cm" svg:height="1.096cm" svg:x="19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24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26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26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22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25.445cm" svg:x2="21.267cm" svg:y2="25.445cm">
                <text:p/>
              </draw:line>
              <draw:line draw:style-name="gr14" draw:text-style-name="P7" draw:layer="layout" svg:x1="22.294cm" svg:y1="25.445cm" svg:x2="23.012cm" svg:y2="25.445cm">
                <text:p/>
              </draw:line>
              <draw:line draw:style-name="gr14" draw:text-style-name="P7" draw:layer="layout" svg:x1="24.038cm" svg:y1="25.445cm" svg:x2="24.756cm" svg:y2="25.445cm">
                <text:p/>
              </draw:line>
              <draw:line draw:style-name="gr14" draw:text-style-name="P7" draw:layer="layout" svg:x1="20.549cm" svg:y1="27.039cm" svg:x2="21.267cm" svg:y2="27.039cm">
                <text:p/>
              </draw:line>
              <draw:line draw:style-name="gr14" draw:text-style-name="P7" draw:layer="layout" svg:x1="22.294cm" svg:y1="27.039cm" svg:x2="23.012cm" svg:y2="27.039cm">
                <text:p/>
              </draw:line>
              <draw:frame draw:style-name="gr15" draw:text-style-name="P8" draw:layer="layout" svg:width="0.615cm" svg:height="0.536cm" svg:x="20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24.001cm">
              <draw:text-box>
                <text:p text:style-name="P5"><text:span text:style-name="T2">I´= {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2.9cm" svg:y1="25.8cm" svg:x2="20.5cm" svg:y2="26.6cm">
            <text:p/>
          </draw:line>
        </draw:g>
        <draw:connector draw:style-name="gr32" draw:text-style-name="P5" xml:id="id127" draw:id="id127" draw:layer="layout" svg:x1="52.2cm" svg:y1="22.55cm" svg:x2="38.2cm" svg:y2="24.001cm" draw:start-shape="id125" draw:start-glue-point="0" draw:end-shape="id126" draw:end-glue-point="0" svg:d="M52200 22550h-14000v1451" svg:viewBox="0 0 14001 1452">
          <text:p/>
        </draw:connector>
        <draw:connector draw:style-name="gr32" draw:text-style-name="P5" draw:layer="layout" svg:x1="38.2cm" svg:y1="22.55cm" svg:x2="24.2cm" svg:y2="24.001cm" draw:start-shape="id127" draw:start-glue-point="0" draw:end-shape="id128" draw:end-glue-point="0" svg:d="M38200 22550h-14000v1451" svg:viewBox="0 0 14001 1452">
          <text:p/>
        </draw:connector>
        <draw:frame draw:style-name="gr33" draw:text-style-name="P10" draw:layer="layout" svg:width="1.4cm" svg:height="0.8cm" svg:x="50.8cm" svg:y="23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36.8cm" svg:y="23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22.8cm" svg:y="23cm">
          <draw:text-box>
            <text:p><text:span text:style-name="T4">i:A1</text:span></text:p>
          </draw:text-box>
        </draw:frame>
        <draw:connector draw:style-name="gr32" draw:text-style-name="P5" xml:id="id130" draw:id="id130" draw:layer="layout" svg:x1="52.2cm" svg:y1="28.1cm" svg:x2="52.2cm" svg:y2="31cm" draw:start-shape="id124" draw:start-glue-point="2" draw:end-shape="id129" draw:end-glue-point="0" svg:d="M52200 28100v2900" svg:viewBox="0 0 1 2901">
          <text:p/>
        </draw:connector>
        <draw:frame draw:style-name="gr30" draw:text-style-name="P10" draw:layer="layout" svg:width="3cm" svg:height="1.433cm" svg:x="52.2cm" svg:y="28.1cm">
          <draw:text-box>
            <text:p><text:span text:style-name="T4">j:E2</text:span><text:span text:style-name="T4"><text:line-break/></text:span><text:span text:style-name="T4">{A1,A3}</text:span></text:p>
          </draw:text-box>
        </draw:frame>
        <draw:g xml:id="id131" draw:id="id131">
          <draw:g>
            <draw:g>
              <draw:custom-shape draw:style-name="gr2" draw:text-style-name="P3" draw:layer="layout" svg:width="1.172cm" svg:height="1.096cm" svg:x="33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31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31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33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33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36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32.445cm" svg:x2="35.267cm" svg:y2="32.445cm">
                <text:p/>
              </draw:line>
              <draw:line draw:style-name="gr14" draw:text-style-name="P7" draw:layer="layout" svg:x1="36.294cm" svg:y1="32.445cm" svg:x2="37.012cm" svg:y2="32.445cm">
                <text:p/>
              </draw:line>
              <draw:line draw:style-name="gr14" draw:text-style-name="P7" draw:layer="layout" svg:x1="38.038cm" svg:y1="32.445cm" svg:x2="38.756cm" svg:y2="32.445cm">
                <text:p/>
              </draw:line>
              <draw:line draw:style-name="gr14" draw:text-style-name="P7" draw:layer="layout" svg:x1="34.549cm" svg:y1="34.039cm" svg:x2="35.267cm" svg:y2="34.039cm">
                <text:p/>
              </draw:line>
              <draw:line draw:style-name="gr14" draw:text-style-name="P7" draw:layer="layout" svg:x1="36.294cm" svg:y1="34.039cm" svg:x2="37.012cm" svg:y2="34.039cm">
                <text:p/>
              </draw:line>
              <draw:frame draw:style-name="gr15" draw:text-style-name="P8" draw:layer="layout" svg:width="0.615cm" svg:height="0.536cm" svg:x="34.447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33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33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31.001cm">
              <draw:text-box>
                <text:p text:style-name="P5"><text:span text:style-name="T2">I´= {A1,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6.9cm" svg:y1="32.8cm" svg:x2="34.5cm" svg:y2="33.6cm">
            <text:p/>
          </draw:line>
        </draw:g>
        <draw:connector draw:style-name="gr32" draw:text-style-name="P5" draw:layer="layout" svg:x1="52.2cm" svg:y1="29.55cm" svg:x2="38.2cm" svg:y2="31.001cm" draw:start-shape="id130" draw:start-glue-point="0" draw:end-shape="id131" draw:end-glue-point="0" svg:d="M52200 29550h-14000v1451" svg:viewBox="0 0 14001 1452">
          <text:p/>
        </draw:connector>
        <draw:frame draw:style-name="gr33" draw:text-style-name="P10" draw:layer="layout" svg:width="1.4cm" svg:height="0.8cm" svg:x="50.8cm" svg:y="30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36.8cm" svg:y="30cm">
          <draw:text-box>
            <text:p><text:span text:style-name="T4">i:A1</text:span></text:p>
          </draw:text-box>
        </draw:frame>
        <draw:line draw:style-name="gr31" draw:text-style-name="P7" draw:layer="layout" svg:x1="37cm" svg:y1="33.6cm" svg:x2="34.5cm" svg:y2="32.9cm">
          <text:p/>
        </draw:line>
        <draw:custom-shape draw:style-name="gr36" draw:text-style-name="P11" draw:layer="layout" svg:width="1.8cm" svg:height="1.7cm" svg:x="38.7cm" svg:y="33.4cm">
          <text:p/>
          <draw:enhanced-geometry svg:viewBox="0 0 21600 21600" draw:type="rectangle" draw:enhanced-path="M 0 0 L 21600 0 21600 21600 0 21600 0 0 Z N"/>
        </draw:custom-shape>
        <draw:g>
          <draw:g xml:id="id129" draw:id="id129">
            <draw:g>
              <draw:g>
                <draw:custom-shape draw:style-name="gr2" draw:text-style-name="P3" draw:layer="layout" svg:width="1.172cm" svg:height="1.096cm" svg:x="47.40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49.161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50.915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52.67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47.421cm" svg:y="33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49.161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50.915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46.6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46.805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47.216cm" svg:y="31.913cm">
                  <draw:text-box>
                    <text:p text:style-name="P5"><text:span text:style-name="T2">A1</text:span><text:span text:style-name="T2"><text:line-break/></text:span><text:span text:style-name="T2">{E2}</text:span></text:p>
                  </draw:text-box>
                </draw:frame>
                <draw:frame draw:style-name="gr11" draw:text-style-name="P6" draw:layer="layout" svg:width="1.539cm" svg:height="1.28cm" svg:x="48.96cm" svg:y="31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50.704cm" svg:y="31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52.653cm" svg:y="31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47.216cm" svg:y="33.506cm">
                  <draw:text-box>
                    <text:p text:style-name="P5"><text:span text:style-name="T2">B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48.96cm" svg:y="33.506cm">
                  <draw:text-box>
                    <text:p text:style-name="P5"><text:span text:style-name="T2">B2</text:span><text:span text:style-name="T2"><text:line-break/></text:span><text:span text:style-name="T2">E2</text:span></text:p>
                  </draw:text-box>
                </draw:frame>
                <draw:frame draw:style-name="gr13" draw:text-style-name="P6" draw:layer="layout" svg:width="1.231cm" svg:height="1.17cm" svg:x="50.909cm" svg:y="33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48.549cm" svg:y1="32.444cm" svg:x2="49.267cm" svg:y2="32.444cm">
                  <text:p/>
                </draw:line>
                <draw:line draw:style-name="gr14" draw:text-style-name="P7" draw:layer="layout" svg:x1="50.294cm" svg:y1="32.444cm" svg:x2="51.012cm" svg:y2="32.444cm">
                  <text:p/>
                </draw:line>
                <draw:line draw:style-name="gr14" draw:text-style-name="P7" draw:layer="layout" svg:x1="52.038cm" svg:y1="32.444cm" svg:x2="52.756cm" svg:y2="32.444cm">
                  <text:p/>
                </draw:line>
                <draw:line draw:style-name="gr14" draw:text-style-name="P7" draw:layer="layout" svg:x1="48.549cm" svg:y1="34.038cm" svg:x2="49.267cm" svg:y2="34.038cm">
                  <text:p/>
                </draw:line>
                <draw:line draw:style-name="gr14" draw:text-style-name="P7" draw:layer="layout" svg:x1="50.294cm" svg:y1="34.038cm" svg:x2="51.012cm" svg:y2="34.038cm">
                  <text:p/>
                </draw:line>
                <draw:frame draw:style-name="gr15" draw:text-style-name="P8" draw:layer="layout" svg:width="0.615cm" svg:height="0.536cm" svg:x="48.447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50.191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51.935cm" svg:y="32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48.447cm" svg:y="33.613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50.191cm" svg:y="33.613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54.5cm" svg:y="31cm">
                <draw:text-box>
                  <text:p text:style-name="P5"><text:span text:style-name="T2">I´= {A1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50.9cm" svg:y1="32.799cm" svg:x2="48.5cm" svg:y2="33.599cm">
              <text:p/>
            </draw:line>
          </draw:g>
          <draw:line draw:style-name="gr31" draw:text-style-name="P7" draw:layer="layout" svg:x1="51.5cm" svg:y1="33.5cm" svg:x2="51.5cm" svg:y2="33cm">
            <text:p/>
          </draw:line>
        </draw:g>
        <draw:custom-shape draw:style-name="gr37" draw:text-style-name="P12" draw:layer="layout" svg:width="1.6cm" svg:height="1.5cm" svg:x="38.9cm" svg:y="26.6cm">
          <text:p text:style-name="P5"><text:span text:style-name="T2">10.p.</text:span></text:p>
          <draw:enhanced-geometry svg:viewBox="0 0 21600 21600" draw:type="rectangle" draw:enhanced-path="M 0 0 L 21600 0 21600 21600 0 21600 0 0 Z N"/>
        </draw:custom-shape>
        <draw:connector draw:style-name="gr32" draw:text-style-name="P5" xml:id="id133" draw:id="id133" draw:layer="layout" svg:x1="24.2cm" svg:y1="28.101cm" svg:x2="24.2cm" svg:y2="31cm" draw:start-shape="id128" draw:start-glue-point="2" draw:end-shape="id132" draw:end-glue-point="0" svg:d="M24200 28101v2899" svg:viewBox="0 0 1 2900">
          <text:p/>
        </draw:connector>
        <draw:frame draw:style-name="gr33" draw:text-style-name="P10" draw:layer="layout" svg:width="1.4cm" svg:height="0.8cm" svg:x="22.8cm" svg:y="30cm">
          <draw:text-box>
            <text:p><text:span text:style-name="T4">i:B2</text:span></text:p>
          </draw:text-box>
        </draw:frame>
        <draw:frame draw:style-name="gr30" draw:text-style-name="P10" draw:layer="layout" svg:width="3cm" svg:height="1.433cm" svg:x="24.2cm" svg:y="28.1cm">
          <draw:text-box>
            <text:p><text:span text:style-name="T4">j:E2</text:span><text:span text:style-name="T4"><text:line-break/></text:span><text:span text:style-name="T4">{A3,B2}</text:span></text:p>
          </draw:text-box>
        </draw:frame>
        <draw:g xml:id="id134" draw:id="id134">
          <draw:g>
            <draw:g>
              <draw:custom-shape draw:style-name="gr2" draw:text-style-name="P3" draw:layer="layout" svg:width="1.172cm" svg:height="1.096cm" svg:x="5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31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31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33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33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8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32.445cm" svg:x2="7.267cm" svg:y2="32.445cm">
                <text:p/>
              </draw:line>
              <draw:line draw:style-name="gr14" draw:text-style-name="P7" draw:layer="layout" svg:x1="8.294cm" svg:y1="32.445cm" svg:x2="9.012cm" svg:y2="32.445cm">
                <text:p/>
              </draw:line>
              <draw:line draw:style-name="gr14" draw:text-style-name="P7" draw:layer="layout" svg:x1="10.038cm" svg:y1="32.445cm" svg:x2="10.756cm" svg:y2="32.445cm">
                <text:p/>
              </draw:line>
              <draw:line draw:style-name="gr14" draw:text-style-name="P7" draw:layer="layout" svg:x1="6.549cm" svg:y1="34.039cm" svg:x2="7.267cm" svg:y2="34.039cm">
                <text:p/>
              </draw:line>
              <draw:line draw:style-name="gr14" draw:text-style-name="P7" draw:layer="layout" svg:x1="8.294cm" svg:y1="34.039cm" svg:x2="9.012cm" svg:y2="34.039cm">
                <text:p/>
              </draw:line>
              <draw:frame draw:style-name="gr15" draw:text-style-name="P8" draw:layer="layout" svg:width="0.615cm" svg:height="0.536cm" svg:x="6.447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33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33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31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8.9cm" svg:y1="32.8cm" svg:x2="6.5cm" svg:y2="33.6cm">
            <text:p/>
          </draw:line>
        </draw:g>
        <draw:connector draw:style-name="gr32" draw:text-style-name="P5" draw:layer="layout" svg:x1="24.2cm" svg:y1="29.55cm" svg:x2="10.2cm" svg:y2="31.001cm" draw:start-shape="id133" draw:start-glue-point="0" draw:end-shape="id134" draw:end-glue-point="0" svg:d="M24200 29550h-14000v1451" svg:viewBox="0 0 14001 1452">
          <text:p/>
        </draw:connector>
        <draw:frame draw:style-name="gr33" draw:text-style-name="P10" draw:layer="layout" svg:width="1.4cm" svg:height="0.8cm" svg:x="8.8cm" svg:y="30cm">
          <draw:text-box>
            <text:p><text:span text:style-name="T4">i:A3</text:span></text:p>
          </draw:text-box>
        </draw:frame>
        <draw:g xml:id="id136" draw:id="id136">
          <draw:g xml:id="id132" draw:id="id132">
            <draw:g>
              <draw:g>
                <draw:custom-shape draw:style-name="gr2" draw:text-style-name="P3" draw:layer="layout" svg:width="1.172cm" svg:height="1.096cm" svg:x="19.40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21.161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22.915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24.67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19.421cm" svg:y="33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21.161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22.915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18.6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18.805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19.216cm" svg:y="31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20.96cm" svg:y="31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22.704cm" svg:y="31.907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24.653cm" svg:y="31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19.216cm" svg:y="33.506cm">
                  <draw:text-box>
                    <text:p text:style-name="P5"><text:span text:style-name="T2">B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20.96cm" svg:y="33.506cm">
                  <draw:text-box>
                    <text:p text:style-name="P5"><text:span text:style-name="T2">B2</text:span><text:span text:style-name="T2"><text:line-break/></text:span><text:span text:style-name="T2">E2</text:span></text:p>
                  </draw:text-box>
                </draw:frame>
                <draw:frame draw:style-name="gr13" draw:text-style-name="P6" draw:layer="layout" svg:width="1.231cm" svg:height="1.17cm" svg:x="22.909cm" svg:y="33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20.549cm" svg:y1="32.444cm" svg:x2="21.267cm" svg:y2="32.444cm">
                  <text:p/>
                </draw:line>
                <draw:line draw:style-name="gr14" draw:text-style-name="P7" draw:layer="layout" svg:x1="22.294cm" svg:y1="32.444cm" svg:x2="23.012cm" svg:y2="32.444cm">
                  <text:p/>
                </draw:line>
                <draw:line draw:style-name="gr14" draw:text-style-name="P7" draw:layer="layout" svg:x1="24.038cm" svg:y1="32.444cm" svg:x2="24.756cm" svg:y2="32.444cm">
                  <text:p/>
                </draw:line>
                <draw:line draw:style-name="gr14" draw:text-style-name="P7" draw:layer="layout" svg:x1="20.549cm" svg:y1="34.038cm" svg:x2="21.267cm" svg:y2="34.038cm">
                  <text:p/>
                </draw:line>
                <draw:line draw:style-name="gr14" draw:text-style-name="P7" draw:layer="layout" svg:x1="22.294cm" svg:y1="34.038cm" svg:x2="23.012cm" svg:y2="34.038cm">
                  <text:p/>
                </draw:line>
                <draw:frame draw:style-name="gr15" draw:text-style-name="P8" draw:layer="layout" svg:width="0.615cm" svg:height="0.536cm" svg:x="20.447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22.191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23.935cm" svg:y="32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20.447cm" svg:y="33.613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22.191cm" svg:y="33.613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26.5cm" svg:y="31cm">
                <draw:text-box>
                  <text:p text:style-name="P5"><text:span text:style-name="T2">I´= {A3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22.9cm" svg:y1="32.799cm" svg:x2="20.5cm" svg:y2="33.599cm">
              <text:p/>
            </draw:line>
          </draw:g>
          <draw:line draw:style-name="gr31" draw:text-style-name="P7" draw:layer="layout" svg:x1="21.7cm" svg:y1="32.9cm" svg:x2="21.7cm" svg:y2="33.6cm">
            <text:p/>
          </draw:line>
        </draw:g>
        <draw:g xml:id="id135" draw:id="id135">
          <draw:g>
            <draw:g>
              <draw:custom-shape draw:style-name="gr2" draw:text-style-name="P3" draw:layer="layout" svg:width="1.172cm" svg:height="1.096cm" svg:x="5.40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40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38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38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38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38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40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40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8.909cm" svg:y="40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39.444cm" svg:x2="7.267cm" svg:y2="39.444cm">
                <text:p/>
              </draw:line>
              <draw:line draw:style-name="gr14" draw:text-style-name="P7" draw:layer="layout" svg:x1="8.294cm" svg:y1="39.444cm" svg:x2="9.012cm" svg:y2="39.444cm">
                <text:p/>
              </draw:line>
              <draw:line draw:style-name="gr14" draw:text-style-name="P7" draw:layer="layout" svg:x1="10.038cm" svg:y1="39.444cm" svg:x2="10.756cm" svg:y2="39.444cm">
                <text:p/>
              </draw:line>
              <draw:line draw:style-name="gr14" draw:text-style-name="P7" draw:layer="layout" svg:x1="6.549cm" svg:y1="41.038cm" svg:x2="7.267cm" svg:y2="41.038cm">
                <text:p/>
              </draw:line>
              <draw:line draw:style-name="gr14" draw:text-style-name="P7" draw:layer="layout" svg:x1="8.294cm" svg:y1="41.038cm" svg:x2="9.012cm" svg:y2="41.038cm">
                <text:p/>
              </draw:line>
              <draw:frame draw:style-name="gr15" draw:text-style-name="P8" draw:layer="layout" svg:width="0.615cm" svg:height="0.536cm" svg:x="6.447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40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40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38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1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8.9cm" svg:y1="39.799cm" svg:x2="6.5cm" svg:y2="40.599cm">
            <text:p/>
          </draw:line>
        </draw:g>
        <draw:connector draw:style-name="gr32" draw:text-style-name="P5" draw:layer="layout" svg:x1="10.2cm" svg:y1="35.101cm" svg:x2="10.2cm" svg:y2="38cm" draw:start-shape="id134" draw:start-glue-point="2" draw:end-shape="id135" draw:end-glue-point="0" svg:d="M10200 35101v2899" svg:viewBox="0 0 1 2900">
          <text:p/>
        </draw:connector>
        <draw:frame draw:style-name="gr30" draw:text-style-name="P10" draw:layer="layout" svg:width="3cm" svg:height="1.433cm" svg:x="10.2cm" svg:y="35.1cm">
          <draw:text-box>
            <text:p><text:span text:style-name="T4">j:E2</text:span><text:span text:style-name="T4"><text:line-break/></text:span><text:span text:style-name="T4">{B2}</text:span></text:p>
          </draw:text-box>
        </draw:frame>
        <draw:frame draw:style-name="gr33" draw:text-style-name="P10" draw:layer="layout" svg:width="1.4cm" svg:height="0.8cm" svg:x="8.8cm" svg:y="37cm">
          <draw:text-box>
            <text:p><text:span text:style-name="T4">i:B2</text:span></text:p>
          </draw:text-box>
        </draw:frame>
        <draw:line draw:style-name="gr31" draw:text-style-name="P7" draw:layer="layout" svg:x1="10.8cm" svg:y1="39.9cm" svg:x2="8.1cm" svg:y2="40.6cm">
          <text:p/>
        </draw:line>
        <draw:custom-shape draw:style-name="gr37" draw:text-style-name="P12" draw:layer="layout" svg:width="1.6cm" svg:height="1.5cm" svg:x="94.9cm" svg:y="12.6cm">
          <text:p text:style-name="P5"><text:span text:style-name="T2">11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108.9cm" svg:y="12.6cm">
          <text:p text:style-name="P5"><text:span text:style-name="T2">12.p.</text:span></text:p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63.8cm" svg:y1="10.1cm" svg:x2="65.5cm" svg:y2="10.1cm">
          <text:p/>
        </draw:line>
        <draw:custom-shape draw:style-name="gr36" draw:text-style-name="P11" draw:layer="layout" svg:width="1.8cm" svg:height="1.7cm" svg:x="52.7cm" svg:y="33.4cm">
          <text:p/>
          <draw:enhanced-geometry svg:viewBox="0 0 21600 21600" draw:type="rectangle" draw:enhanced-path="M 0 0 L 21600 0 21600 21600 0 21600 0 0 Z N"/>
        </draw:custom-shape>
        <draw:g xml:id="id137" draw:id="id137">
          <draw:g>
            <draw:g>
              <draw:g>
                <draw:custom-shape draw:style-name="gr2" draw:text-style-name="P3" draw:layer="layout" svg:width="1.172cm" svg:height="1.096cm" svg:x="19.404cm" svg:y="38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21.161cm" svg:y="38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22.915cm" svg:y="38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24.674cm" svg:y="38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19.421cm" svg:y="40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21.161cm" svg:y="40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22.915cm" svg:y="40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18.6cm" svg:y="38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18.805cm" svg:y="38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19.216cm" svg:y="38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20.96cm" svg:y="38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22.704cm" svg:y="38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24.653cm" svg:y="38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19.216cm" svg:y="40.506cm">
                  <draw:text-box>
                    <text:p text:style-name="P5"><text:span text:style-name="T2">B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20.96cm" svg:y="40.506cm">
                  <draw:text-box>
                    <text:p text:style-name="P5"><text:span text:style-name="T2">B2</text:span><text:span text:style-name="T2"><text:line-break/></text:span><text:span text:style-name="T2">E2</text:span></text:p>
                  </draw:text-box>
                </draw:frame>
                <draw:frame draw:style-name="gr13" draw:text-style-name="P6" draw:layer="layout" svg:width="1.231cm" svg:height="1.17cm" svg:x="22.909cm" svg:y="40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20.549cm" svg:y1="39.444cm" svg:x2="21.267cm" svg:y2="39.444cm">
                  <text:p/>
                </draw:line>
                <draw:line draw:style-name="gr14" draw:text-style-name="P7" draw:layer="layout" svg:x1="22.294cm" svg:y1="39.444cm" svg:x2="23.012cm" svg:y2="39.444cm">
                  <text:p/>
                </draw:line>
                <draw:line draw:style-name="gr14" draw:text-style-name="P7" draw:layer="layout" svg:x1="24.038cm" svg:y1="39.444cm" svg:x2="24.756cm" svg:y2="39.444cm">
                  <text:p/>
                </draw:line>
                <draw:line draw:style-name="gr14" draw:text-style-name="P7" draw:layer="layout" svg:x1="20.549cm" svg:y1="41.038cm" svg:x2="21.267cm" svg:y2="41.038cm">
                  <text:p/>
                </draw:line>
                <draw:line draw:style-name="gr14" draw:text-style-name="P7" draw:layer="layout" svg:x1="22.294cm" svg:y1="41.038cm" svg:x2="23.012cm" svg:y2="41.038cm">
                  <text:p/>
                </draw:line>
                <draw:frame draw:style-name="gr15" draw:text-style-name="P8" draw:layer="layout" svg:width="0.615cm" svg:height="0.536cm" svg:x="20.447cm" svg:y="39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22.191cm" svg:y="39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23.935cm" svg:y="39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20.447cm" svg:y="40.613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22.191cm" svg:y="40.613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26.5cm" svg:y="38cm">
                <draw:text-box>
                  <text:p text:style-name="P5"><text:span text:style-name="T2">I´= {}</text:span></text:p>
                  <text:p text:style-name="P5"><text:span text:style-name="T2">J´= {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22.9cm" svg:y1="39.799cm" svg:x2="20.5cm" svg:y2="40.599cm">
              <text:p/>
            </draw:line>
          </draw:g>
          <draw:line draw:style-name="gr31" draw:text-style-name="P7" draw:layer="layout" svg:x1="21.7cm" svg:y1="39.9cm" svg:x2="21.7cm" svg:y2="40.6cm">
            <text:p/>
          </draw:line>
        </draw:g>
        <draw:connector draw:style-name="gr32" draw:text-style-name="P5" draw:layer="layout" svg:x1="24.2cm" svg:y1="35.1cm" svg:x2="24.2cm" svg:y2="38cm" draw:start-shape="id136" draw:start-glue-point="2" draw:end-shape="id137" draw:end-glue-point="0" svg:d="M24200 35100v2900" svg:viewBox="0 0 1 2901">
          <text:p/>
        </draw:connector>
        <draw:frame draw:style-name="gr30" draw:text-style-name="P10" draw:layer="layout" svg:width="3cm" svg:height="1.433cm" svg:x="24.2cm" svg:y="35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22.8cm" svg:y="37cm">
          <draw:text-box>
            <text:p><text:span text:style-name="T4">i:A3</text:span></text:p>
          </draw:text-box>
        </draw:frame>
        <draw:line draw:style-name="gr31" draw:text-style-name="P7" draw:layer="layout" svg:x1="23.5cm" svg:y1="40.5cm" svg:x2="23.5cm" svg:y2="40cm">
          <text:p/>
        </draw:line>
        <draw:custom-shape draw:style-name="gr36" draw:text-style-name="P11" draw:layer="layout" svg:width="1.8cm" svg:height="1.7cm" svg:x="24.7cm" svg:y="40.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g xml:id="id138" draw:id="id138">
          <draw:g>
            <draw:custom-shape draw:style-name="gr2" draw:text-style-name="P3" draw:layer="layout" svg:width="1.172cm" svg:height="1.096cm" svg:x="61.40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63.161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64.915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66.67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61.421cm" svg:y="5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63.161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64.915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60.6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60.805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61.216cm" svg:y="3.913cm">
              <draw:text-box>
                <text:p text:style-name="P5"><text:span text:style-name="T2">A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62.96cm" svg:y="3.913cm">
              <draw:text-box>
                <text:p text:style-name="P5"><text:span text:style-name="T2">A2</text:span><text:span text:style-name="T2"><text:line-break/></text:span><text:span text:style-name="T2">{E1}</text:span></text:p>
              </draw:text-box>
            </draw:frame>
            <draw:frame draw:style-name="gr11" draw:text-style-name="P6" draw:layer="layout" svg:width="1.539cm" svg:height="1.28cm" svg:x="64.704cm" svg:y="3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66.653cm" svg:y="3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61.216cm" svg:y="5.506cm">
              <draw:text-box>
                <text:p text:style-name="P5"><text:span text:style-name="T2">B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62.96cm" svg:y="5.506cm">
              <draw:text-box>
                <text:p text:style-name="P5"><text:span text:style-name="T2">B2</text:span><text:span text:style-name="T2"><text:line-break/></text:span><text:span text:style-name="T2">{E1,E2}</text:span></text:p>
              </draw:text-box>
            </draw:frame>
            <draw:frame draw:style-name="gr13" draw:text-style-name="P6" draw:layer="layout" svg:width="1.231cm" svg:height="1.17cm" svg:x="64.909cm" svg:y="5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62.549cm" svg:y1="4.444cm" svg:x2="63.267cm" svg:y2="4.444cm">
              <text:p/>
            </draw:line>
            <draw:line draw:style-name="gr14" draw:text-style-name="P7" draw:layer="layout" svg:x1="64.294cm" svg:y1="4.444cm" svg:x2="65.012cm" svg:y2="4.444cm">
              <text:p/>
            </draw:line>
            <draw:line draw:style-name="gr14" draw:text-style-name="P7" draw:layer="layout" svg:x1="66.038cm" svg:y1="4.444cm" svg:x2="66.756cm" svg:y2="4.444cm">
              <text:p/>
            </draw:line>
            <draw:line draw:style-name="gr14" draw:text-style-name="P7" draw:layer="layout" svg:x1="62.549cm" svg:y1="6.038cm" svg:x2="63.267cm" svg:y2="6.038cm">
              <text:p/>
            </draw:line>
            <draw:line draw:style-name="gr14" draw:text-style-name="P7" draw:layer="layout" svg:x1="64.294cm" svg:y1="6.038cm" svg:x2="65.012cm" svg:y2="6.038cm">
              <text:p/>
            </draw:line>
            <draw:frame draw:style-name="gr15" draw:text-style-name="P8" draw:layer="layout" svg:width="0.615cm" svg:height="0.536cm" svg:x="62.447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4.191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65.935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2.447cm" svg:y="5.613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4.191cm" svg:y="5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68.5cm" svg:y="3cm">
            <draw:text-box>
              <text:p text:style-name="P5"><text:span text:style-name="T2">I´= {A1,A2,A3,B2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g xml:id="id141" draw:id="id141">
          <draw:g>
            <draw:custom-shape draw:style-name="gr2" draw:text-style-name="P3" draw:layer="layout" svg:width="1.172cm" svg:height="1.096cm" svg:x="75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77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78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80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75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77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78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74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74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75.216cm" svg:y="10.914cm">
              <draw:text-box>
                <text:p text:style-name="P5"><text:span text:style-name="T2">A1</text:span><text:span text:style-name="T2"><text:line-break/></text:span><text:span text:style-name="T2">{E1,E2}</text:span></text:p>
              </draw:text-box>
            </draw:frame>
            <draw:frame draw:style-name="gr11" draw:text-style-name="P6" draw:layer="layout" svg:width="1.539cm" svg:height="1.28cm" svg:x="76.96cm" svg:y="10.914cm">
              <draw:text-box>
                <text:p text:style-name="P5"><text:span text:style-name="T2">A2</text:span><text:span text:style-name="T2"><text:line-break/></text:span><text:span text:style-name="T2">{E1}</text:span></text:p>
              </draw:text-box>
            </draw:frame>
            <draw:frame draw:style-name="gr11" draw:text-style-name="P6" draw:layer="layout" svg:width="1.539cm" svg:height="1.28cm" svg:x="78.704cm" svg:y="10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80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75.216cm" svg:y="12.507cm">
              <draw:text-box>
                <text:p text:style-name="P5"><text:span text:style-name="T2">B1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76.96cm" svg:y="12.507cm">
              <draw:text-box>
                <text:p text:style-name="P5"><text:span text:style-name="T2">B2</text:span><text:span text:style-name="T2"><text:line-break/></text:span><text:span text:style-name="T2">E1</text:span></text:p>
              </draw:text-box>
            </draw:frame>
            <draw:frame draw:style-name="gr13" draw:text-style-name="P6" draw:layer="layout" svg:width="1.231cm" svg:height="1.17cm" svg:x="78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76.549cm" svg:y1="11.445cm" svg:x2="77.267cm" svg:y2="11.445cm">
              <text:p/>
            </draw:line>
            <draw:line draw:style-name="gr14" draw:text-style-name="P7" draw:layer="layout" svg:x1="78.294cm" svg:y1="11.445cm" svg:x2="79.012cm" svg:y2="11.445cm">
              <text:p/>
            </draw:line>
            <draw:line draw:style-name="gr14" draw:text-style-name="P7" draw:layer="layout" svg:x1="80.038cm" svg:y1="11.445cm" svg:x2="80.756cm" svg:y2="11.445cm">
              <text:p/>
            </draw:line>
            <draw:line draw:style-name="gr14" draw:text-style-name="P7" draw:layer="layout" svg:x1="76.549cm" svg:y1="13.039cm" svg:x2="77.267cm" svg:y2="13.039cm">
              <text:p/>
            </draw:line>
            <draw:line draw:style-name="gr14" draw:text-style-name="P7" draw:layer="layout" svg:x1="78.294cm" svg:y1="13.039cm" svg:x2="79.012cm" svg:y2="13.039cm">
              <text:p/>
            </draw:line>
            <draw:frame draw:style-name="gr15" draw:text-style-name="P8" draw:layer="layout" svg:width="0.615cm" svg:height="0.536cm" svg:x="76.447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8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79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6.447cm" svg:y="12.614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8.191cm" svg:y="12.614cm">
              <draw:text-box>
                <text:p text:style-name="P5"><text:span text:style-name="T3">5</text:span></text:p>
              </draw:text-box>
            </draw:frame>
          </draw:g>
          <draw:frame draw:style-name="gr16" draw:text-style-name="P6" draw:layer="layout" svg:width="3.3cm" svg:height="1.9cm" svg:x="82.5cm" svg:y="10.001cm">
            <draw:text-box>
              <text:p text:style-name="P5"><text:span text:style-name="T2">I´= {A1,A2,A3}</text:span></text:p>
              <text:p text:style-name="P5"><text:span text:style-name="T2">J´= {E1,E2}</text:span></text:p>
              <text:p text:style-name="P5"><text:span text:style-name="T2"/></text:p>
            </draw:text-box>
          </draw:frame>
        </draw:g>
        <draw:connector draw:style-name="gr32" draw:text-style-name="P5" xml:id="id140" draw:id="id140" draw:layer="layout" svg:x1="66.2cm" svg:y1="7.1cm" svg:x2="66.2cm" svg:y2="10cm" draw:start-shape="id138" draw:start-glue-point="2" draw:end-shape="id139" draw:end-glue-point="0" svg:d="M66200 7100v2900" svg:viewBox="0 0 1 2901">
          <text:p/>
        </draw:connector>
        <draw:connector draw:style-name="gr32" draw:text-style-name="P5" draw:layer="layout" svg:x1="66.2cm" svg:y1="8.55cm" svg:x2="80.2cm" svg:y2="10.001cm" draw:start-shape="id140" draw:start-glue-point="0" draw:end-shape="id141" draw:end-glue-point="0" svg:d="M66200 8550h14000v1451" svg:viewBox="0 0 14001 1452">
          <text:p/>
        </draw:connector>
        <draw:connector draw:style-name="gr32" draw:text-style-name="P5" draw:layer="layout" svg:x1="66.2cm" svg:y1="8.55cm" svg:x2="38.2cm" svg:y2="10.001cm" draw:start-shape="id140" draw:start-glue-point="0" draw:end-shape="id142" draw:end-glue-point="0" svg:d="M66200 8550h-28000v1451" svg:viewBox="0 0 28001 1452">
          <text:p/>
        </draw:connector>
        <draw:frame draw:style-name="gr30" draw:text-style-name="P10" draw:layer="layout" svg:width="3cm" svg:height="1.433cm" svg:x="66.2cm" svg:y="7.1cm">
          <draw:text-box>
            <text:p><text:span text:style-name="T4">j:E1</text:span><text:span text:style-name="T4"><text:line-break/></text:span><text:span text:style-name="T4">{A1,A2,B2}</text:span></text:p>
          </draw:text-box>
        </draw:frame>
        <draw:frame draw:style-name="gr33" draw:text-style-name="P10" draw:layer="layout" svg:width="1.4cm" svg:height="0.8cm" svg:x="64.8cm" svg:y="9.1cm">
          <draw:text-box>
            <text:p><text:span text:style-name="T4">i:A2</text:span></text:p>
          </draw:text-box>
        </draw:frame>
        <draw:frame draw:style-name="gr33" draw:text-style-name="P10" draw:layer="layout" svg:width="1.4cm" svg:height="0.8cm" svg:x="36.8cm" svg:y="9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78.8cm" svg:y="9cm">
          <draw:text-box>
            <text:p><text:span text:style-name="T4">i:B2</text:span></text:p>
          </draw:text-box>
        </draw:frame>
        <draw:g xml:id="id143" draw:id="id143">
          <draw:g xml:id="id142" draw:id="id142">
            <draw:g>
              <draw:custom-shape draw:style-name="gr2" draw:text-style-name="P3" draw:layer="layout" svg:width="1.172cm" svg:height="1.096cm" svg:x="33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0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0.914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36.704cm" svg:y="10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2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2.507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36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1.445cm" svg:x2="35.267cm" svg:y2="11.445cm">
                <text:p/>
              </draw:line>
              <draw:line draw:style-name="gr14" draw:text-style-name="P7" draw:layer="layout" svg:x1="36.294cm" svg:y1="11.445cm" svg:x2="37.012cm" svg:y2="11.445cm">
                <text:p/>
              </draw:line>
              <draw:line draw:style-name="gr14" draw:text-style-name="P7" draw:layer="layout" svg:x1="38.038cm" svg:y1="11.445cm" svg:x2="38.756cm" svg:y2="11.445cm">
                <text:p/>
              </draw:line>
              <draw:line draw:style-name="gr14" draw:text-style-name="P7" draw:layer="layout" svg:x1="34.549cm" svg:y1="13.039cm" svg:x2="35.267cm" svg:y2="13.039cm">
                <text:p/>
              </draw:line>
              <draw:line draw:style-name="gr14" draw:text-style-name="P7" draw:layer="layout" svg:x1="36.294cm" svg:y1="13.039cm" svg:x2="37.012cm" svg:y2="13.039cm">
                <text:p/>
              </draw:line>
              <draw:frame draw:style-name="gr15" draw:text-style-name="P8" draw:layer="layout" svg:width="0.615cm" svg:height="0.536cm" svg:x="34.447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2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2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10.001cm">
              <draw:text-box>
                <text:p text:style-name="P5"><text:span text:style-name="T2">I´= {A2,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5.3cm" svg:y1="12.5cm" svg:x2="34.5cm" svg:y2="11.9cm">
            <text:p/>
          </draw:line>
        </draw:g>
        <draw:g>
          <draw:g xml:id="id139" draw:id="id139">
            <draw:g>
              <draw:custom-shape draw:style-name="gr2" draw:text-style-name="P3" draw:layer="layout" svg:width="1.172cm" svg:height="1.096cm" svg:x="61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0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62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2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12.506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64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1.444cm" svg:x2="63.267cm" svg:y2="11.444cm">
                <text:p/>
              </draw:line>
              <draw:line draw:style-name="gr14" draw:text-style-name="P7" draw:layer="layout" svg:x1="64.294cm" svg:y1="11.444cm" svg:x2="65.012cm" svg:y2="11.444cm">
                <text:p/>
              </draw:line>
              <draw:line draw:style-name="gr14" draw:text-style-name="P7" draw:layer="layout" svg:x1="66.038cm" svg:y1="11.444cm" svg:x2="66.756cm" svg:y2="11.444cm">
                <text:p/>
              </draw:line>
              <draw:line draw:style-name="gr14" draw:text-style-name="P7" draw:layer="layout" svg:x1="62.549cm" svg:y1="13.038cm" svg:x2="63.267cm" svg:y2="13.038cm">
                <text:p/>
              </draw:line>
              <draw:line draw:style-name="gr14" draw:text-style-name="P7" draw:layer="layout" svg:x1="64.294cm" svg:y1="13.038cm" svg:x2="65.012cm" svg:y2="13.038cm">
                <text:p/>
              </draw:line>
              <draw:frame draw:style-name="gr15" draw:text-style-name="P8" draw:layer="layout" svg:width="0.615cm" svg:height="0.536cm" svg:x="62.447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2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10cm">
              <draw:text-box>
                <text:p text:style-name="P5"><text:span text:style-name="T2">I´= {A1,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3.8cm" svg:y1="12.6cm" svg:x2="63.8cm" svg:y2="12cm">
            <text:p/>
          </draw:line>
        </draw:g>
        <draw:connector draw:style-name="gr32" draw:text-style-name="P5" xml:id="id145" draw:id="id145" draw:layer="layout" svg:x1="38.2cm" svg:y1="14.101cm" svg:x2="52.2cm" svg:y2="17cm" draw:start-shape="id143" draw:start-glue-point="2" draw:end-shape="id144" draw:end-glue-point="0" svg:d="M38200 14101v1450h14000v1449" svg:viewBox="0 0 14001 2900">
          <text:p/>
        </draw:connector>
        <draw:g xml:id="id146" draw:id="id146">
          <draw:g>
            <draw:g>
              <draw:custom-shape draw:style-name="gr2" draw:text-style-name="P3" draw:layer="layout" svg:width="1.172cm" svg:height="1.096cm" svg:x="5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17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17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10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19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19.507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8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18.445cm" svg:x2="7.267cm" svg:y2="18.445cm">
                <text:p/>
              </draw:line>
              <draw:line draw:style-name="gr14" draw:text-style-name="P7" draw:layer="layout" svg:x1="8.294cm" svg:y1="18.445cm" svg:x2="9.012cm" svg:y2="18.445cm">
                <text:p/>
              </draw:line>
              <draw:line draw:style-name="gr14" draw:text-style-name="P7" draw:layer="layout" svg:x1="10.038cm" svg:y1="18.445cm" svg:x2="10.756cm" svg:y2="18.445cm">
                <text:p/>
              </draw:line>
              <draw:line draw:style-name="gr14" draw:text-style-name="P7" draw:layer="layout" svg:x1="6.549cm" svg:y1="20.039cm" svg:x2="7.267cm" svg:y2="20.039cm">
                <text:p/>
              </draw:line>
              <draw:line draw:style-name="gr14" draw:text-style-name="P7" draw:layer="layout" svg:x1="8.294cm" svg:y1="20.039cm" svg:x2="9.012cm" svg:y2="20.039cm">
                <text:p/>
              </draw:line>
              <draw:frame draw:style-name="gr15" draw:text-style-name="P8" draw:layer="layout" svg:width="0.615cm" svg:height="0.536cm" svg:x="6.447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19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17.001cm">
              <draw:text-box>
                <text:p text:style-name="P5"><text:span text:style-name="T2">I´= {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.3cm" svg:y1="19.5cm" svg:x2="6.5cm" svg:y2="18.9cm">
            <text:p/>
          </draw:line>
        </draw:g>
        <draw:connector draw:style-name="gr32" draw:text-style-name="P5" draw:layer="layout" svg:x1="45.2cm" svg:y1="15.551cm" svg:x2="10.2cm" svg:y2="17.001cm" draw:start-shape="id145" draw:start-glue-point="0" draw:end-shape="id146" draw:end-glue-point="0" svg:d="M45200 15551h-35000v1450" svg:viewBox="0 0 35001 1451">
          <text:p/>
        </draw:connector>
        <draw:frame draw:style-name="gr30" draw:text-style-name="P10" draw:layer="layout" svg:width="3cm" svg:height="1.433cm" svg:x="38.2cm" svg:y="14.1cm">
          <draw:text-box>
            <text:p><text:span text:style-name="T4">j:E1</text:span><text:span text:style-name="T4"><text:line-break/></text:span><text:span text:style-name="T4">{A2,B2}</text:span></text:p>
          </draw:text-box>
        </draw:frame>
        <draw:frame draw:style-name="gr33" draw:text-style-name="P10" draw:layer="layout" svg:width="1.4cm" svg:height="0.8cm" svg:x="8.8cm" svg:y="16cm">
          <draw:text-box>
            <text:p><text:span text:style-name="T4">i:A2</text:span></text:p>
          </draw:text-box>
        </draw:frame>
        <draw:frame draw:style-name="gr33" draw:text-style-name="P10" draw:layer="layout" svg:width="1.4cm" svg:height="0.8cm" svg:x="50.8cm" svg:y="16cm">
          <draw:text-box>
            <text:p><text:span text:style-name="T4">i:B2</text:span></text:p>
          </draw:text-box>
        </draw:frame>
        <draw:g>
          <draw:g xml:id="id144" draw:id="id144">
            <draw:g>
              <draw:g>
                <draw:custom-shape draw:style-name="gr2" draw:text-style-name="P3" draw:layer="layout" svg:width="1.172cm" svg:height="1.096cm" svg:x="47.404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49.161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50.915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52.674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47.421cm" svg:y="19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49.161cm" svg:y="19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50.915cm" svg:y="19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46.6cm" svg:y="17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46.805cm" svg:y="17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47.216cm" svg:y="17.913cm">
                  <draw:text-box>
                    <text:p text:style-name="P5"><text:span text:style-name="T2">A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48.96cm" svg:y="17.913cm">
                  <draw:text-box>
                    <text:p text:style-name="P5"><text:span text:style-name="T2">A2</text:span><text:span text:style-name="T2"><text:line-break/></text:span><text:span text:style-name="T2">{E1}</text:span></text:p>
                  </draw:text-box>
                </draw:frame>
                <draw:frame draw:style-name="gr11" draw:text-style-name="P6" draw:layer="layout" svg:width="1.539cm" svg:height="1.28cm" svg:x="50.704cm" svg:y="17.907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52.653cm" svg:y="17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47.216cm" svg:y="19.506cm">
                  <draw:text-box>
                    <text:p text:style-name="P5"><text:span text:style-name="T2">B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48.96cm" svg:y="19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50.909cm" svg:y="19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48.549cm" svg:y1="18.444cm" svg:x2="49.267cm" svg:y2="18.444cm">
                  <text:p/>
                </draw:line>
                <draw:line draw:style-name="gr14" draw:text-style-name="P7" draw:layer="layout" svg:x1="50.294cm" svg:y1="18.444cm" svg:x2="51.012cm" svg:y2="18.444cm">
                  <text:p/>
                </draw:line>
                <draw:line draw:style-name="gr14" draw:text-style-name="P7" draw:layer="layout" svg:x1="52.038cm" svg:y1="18.444cm" svg:x2="52.756cm" svg:y2="18.444cm">
                  <text:p/>
                </draw:line>
                <draw:line draw:style-name="gr14" draw:text-style-name="P7" draw:layer="layout" svg:x1="48.549cm" svg:y1="20.038cm" svg:x2="49.267cm" svg:y2="20.038cm">
                  <text:p/>
                </draw:line>
                <draw:line draw:style-name="gr14" draw:text-style-name="P7" draw:layer="layout" svg:x1="50.294cm" svg:y1="20.038cm" svg:x2="51.012cm" svg:y2="20.038cm">
                  <text:p/>
                </draw:line>
                <draw:frame draw:style-name="gr15" draw:text-style-name="P8" draw:layer="layout" svg:width="0.615cm" svg:height="0.536cm" svg:x="48.447cm" svg:y="18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50.191cm" svg:y="18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51.935cm" svg:y="18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48.447cm" svg:y="19.613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50.191cm" svg:y="19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54.5cm" svg:y="17cm">
                <draw:text-box>
                  <text:p text:style-name="P5"><text:span text:style-name="T2">I´= {A2,A3}</text:span></text:p>
                  <text:p text:style-name="P5"><text:span text:style-name="T2">J´= {E1,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49.3cm" svg:y1="19.499cm" svg:x2="48.5cm" svg:y2="18.899cm">
              <text:p/>
            </draw:line>
          </draw:g>
          <draw:line draw:style-name="gr31" draw:text-style-name="P7" draw:layer="layout" svg:x1="49.8cm" svg:y1="19cm" svg:x2="49.8cm" svg:y2="19.5cm">
            <text:p/>
          </draw:line>
        </draw:g>
        <draw:connector draw:style-name="gr32" draw:text-style-name="P5" xml:id="id148" draw:id="id148" draw:layer="layout" svg:x1="10.2cm" svg:y1="21.101cm" svg:x2="10.2cm" svg:y2="24cm" draw:start-shape="id146" draw:start-glue-point="2" draw:end-shape="id147" draw:end-glue-point="0" svg:d="M10200 21101v2899" svg:viewBox="0 0 1 2900">
          <text:p/>
        </draw:connector>
        <draw:frame draw:style-name="gr30" draw:text-style-name="P10" draw:layer="layout" svg:width="3cm" svg:height="1.433cm" svg:x="10.2cm" svg:y="21.1cm">
          <draw:text-box>
            <text:p><text:span text:style-name="T4">j:E1</text:span><text:span text:style-name="T4"><text:line-break/></text:span><text:span text:style-name="T4">{B2}</text:span></text:p>
          </draw:text-box>
        </draw:frame>
        <draw:frame draw:style-name="gr33" draw:text-style-name="P10" draw:layer="layout" svg:width="1.4cm" svg:height="0.8cm" svg:x="8.8cm" svg:y="23cm">
          <draw:text-box>
            <text:p><text:span text:style-name="T4">i:B2</text:span></text:p>
          </draw:text-box>
        </draw:frame>
        <draw:g>
          <draw:g xml:id="id147" draw:id="id147">
            <draw:g>
              <draw:g>
                <draw:custom-shape draw:style-name="gr2" draw:text-style-name="P3" draw:layer="layout" svg:width="1.172cm" svg:height="1.096cm" svg:x="5.40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7.161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8.915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10.67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5.421cm" svg:y="26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7.161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8.915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4.6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4.805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5.216cm" svg:y="24.913cm">
                  <draw:text-box>
                    <text:p text:style-name="P5"><text:span text:style-name="T2">A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6.96cm" svg:y="24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8.704cm" svg:y="24.907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10.653cm" svg:y="24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5.216cm" svg:y="26.506cm">
                  <draw:text-box>
                    <text:p text:style-name="P5"><text:span text:style-name="T2">B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6.96cm" svg:y="26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8.909cm" svg:y="26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6.549cm" svg:y1="25.444cm" svg:x2="7.267cm" svg:y2="25.444cm">
                  <text:p/>
                </draw:line>
                <draw:line draw:style-name="gr14" draw:text-style-name="P7" draw:layer="layout" svg:x1="8.294cm" svg:y1="25.444cm" svg:x2="9.012cm" svg:y2="25.444cm">
                  <text:p/>
                </draw:line>
                <draw:line draw:style-name="gr14" draw:text-style-name="P7" draw:layer="layout" svg:x1="10.038cm" svg:y1="25.444cm" svg:x2="10.756cm" svg:y2="25.444cm">
                  <text:p/>
                </draw:line>
                <draw:line draw:style-name="gr14" draw:text-style-name="P7" draw:layer="layout" svg:x1="6.549cm" svg:y1="27.038cm" svg:x2="7.267cm" svg:y2="27.038cm">
                  <text:p/>
                </draw:line>
                <draw:line draw:style-name="gr14" draw:text-style-name="P7" draw:layer="layout" svg:x1="8.294cm" svg:y1="27.038cm" svg:x2="9.012cm" svg:y2="27.038cm">
                  <text:p/>
                </draw:line>
                <draw:frame draw:style-name="gr15" draw:text-style-name="P8" draw:layer="layout" svg:width="0.615cm" svg:height="0.536cm" svg:x="6.447cm" svg:y="25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8.191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9.935cm" svg:y="25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6.447cm" svg:y="26.613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8.191cm" svg:y="26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12.5cm" svg:y="24cm">
                <draw:text-box>
                  <text:p text:style-name="P5"><text:span text:style-name="T2">I´= {A3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7.3cm" svg:y1="26.499cm" svg:x2="6.5cm" svg:y2="25.899cm">
              <text:p/>
            </draw:line>
          </draw:g>
          <draw:line draw:style-name="gr31" draw:text-style-name="P7" draw:layer="layout" svg:x1="9cm" svg:y1="25.8cm" svg:x2="8.1cm" svg:y2="26.5cm">
            <text:p/>
          </draw:line>
        </draw:g>
        <draw:g xml:id="id149" draw:id="id149">
          <draw:g>
            <draw:g>
              <draw:custom-shape draw:style-name="gr2" draw:text-style-name="P3" draw:layer="layout" svg:width="1.172cm" svg:height="1.096cm" svg:x="19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26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22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25.444cm" svg:x2="21.267cm" svg:y2="25.444cm">
                <text:p/>
              </draw:line>
              <draw:line draw:style-name="gr14" draw:text-style-name="P7" draw:layer="layout" svg:x1="22.294cm" svg:y1="25.444cm" svg:x2="23.012cm" svg:y2="25.444cm">
                <text:p/>
              </draw:line>
              <draw:line draw:style-name="gr14" draw:text-style-name="P7" draw:layer="layout" svg:x1="24.038cm" svg:y1="25.444cm" svg:x2="24.756cm" svg:y2="25.444cm">
                <text:p/>
              </draw:line>
              <draw:line draw:style-name="gr14" draw:text-style-name="P7" draw:layer="layout" svg:x1="20.549cm" svg:y1="27.038cm" svg:x2="21.267cm" svg:y2="27.038cm">
                <text:p/>
              </draw:line>
              <draw:line draw:style-name="gr14" draw:text-style-name="P7" draw:layer="layout" svg:x1="22.294cm" svg:y1="27.038cm" svg:x2="23.012cm" svg:y2="27.038cm">
                <text:p/>
              </draw:line>
              <draw:frame draw:style-name="gr15" draw:text-style-name="P8" draw:layer="layout" svg:width="0.615cm" svg:height="0.536cm" svg:x="20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24cm">
              <draw:text-box>
                <text:p text:style-name="P5"><text:span text:style-name="T2">I´= {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1.3cm" svg:y1="26.499cm" svg:x2="20.5cm" svg:y2="25.899cm">
            <text:p/>
          </draw:line>
        </draw:g>
        <draw:connector draw:style-name="gr34" draw:text-style-name="P5" draw:layer="layout" svg:x1="10.2cm" svg:y1="22.55cm" svg:x2="24.2cm" svg:y2="24cm" draw:start-shape="id148" draw:start-glue-point="0" draw:end-shape="id149" draw:end-glue-point="0" svg:d="M10200 22550h14000v1450" svg:viewBox="0 0 14001 1451">
          <text:p/>
        </draw:connector>
        <draw:frame draw:style-name="gr33" draw:text-style-name="P10" draw:layer="layout" svg:width="1.4cm" svg:height="0.8cm" svg:x="22.8cm" svg:y="30cm">
          <draw:text-box>
            <text:p><text:span text:style-name="T4">i:A3</text:span></text:p>
          </draw:text-box>
        </draw:frame>
        <draw:g xml:id="id150" draw:id="id150">
          <draw:g>
            <draw:g>
              <draw:custom-shape draw:style-name="gr2" draw:text-style-name="P3" draw:layer="layout" svg:width="1.172cm" svg:height="1.096cm" svg:x="19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1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33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33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22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32.444cm" svg:x2="21.267cm" svg:y2="32.444cm">
                <text:p/>
              </draw:line>
              <draw:line draw:style-name="gr14" draw:text-style-name="P7" draw:layer="layout" svg:x1="22.294cm" svg:y1="32.444cm" svg:x2="23.012cm" svg:y2="32.444cm">
                <text:p/>
              </draw:line>
              <draw:line draw:style-name="gr14" draw:text-style-name="P7" draw:layer="layout" svg:x1="24.038cm" svg:y1="32.444cm" svg:x2="24.756cm" svg:y2="32.444cm">
                <text:p/>
              </draw:line>
              <draw:line draw:style-name="gr14" draw:text-style-name="P7" draw:layer="layout" svg:x1="20.549cm" svg:y1="34.038cm" svg:x2="21.267cm" svg:y2="34.038cm">
                <text:p/>
              </draw:line>
              <draw:line draw:style-name="gr14" draw:text-style-name="P7" draw:layer="layout" svg:x1="22.294cm" svg:y1="34.038cm" svg:x2="23.012cm" svg:y2="34.038cm">
                <text:p/>
              </draw:line>
              <draw:frame draw:style-name="gr15" draw:text-style-name="P8" draw:layer="layout" svg:width="0.615cm" svg:height="0.536cm" svg:x="20.447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33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33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3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1.3cm" svg:y1="33.499cm" svg:x2="20.5cm" svg:y2="32.899cm">
            <text:p/>
          </draw:line>
        </draw:g>
        <draw:connector draw:style-name="gr32" draw:text-style-name="P5" xml:id="id151" draw:id="id151" draw:layer="layout" svg:x1="24.2cm" svg:y1="28.1cm" svg:x2="24.2cm" svg:y2="31cm" draw:start-shape="id149" draw:start-glue-point="2" draw:end-shape="id150" draw:end-glue-point="0" svg:d="M24200 28100v2900" svg:viewBox="0 0 1 2901">
          <text:p/>
        </draw:connector>
        <draw:frame draw:style-name="gr30" draw:text-style-name="P10" draw:layer="layout" svg:width="3cm" svg:height="1.433cm" svg:x="24.2cm" svg:y="28.1cm">
          <draw:text-box>
            <text:p><text:span text:style-name="T4">j:E2</text:span><text:span text:style-name="T4"><text:line-break/></text:span><text:span text:style-name="T4">{A3,B2}</text:span></text:p>
          </draw:text-box>
        </draw:frame>
        <draw:g xml:id="id152" draw:id="id152">
          <draw:g>
            <draw:g>
              <draw:custom-shape draw:style-name="gr2" draw:text-style-name="P3" draw:layer="layout" svg:width="1.172cm" svg:height="1.096cm" svg:x="33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31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31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33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33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36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32.445cm" svg:x2="35.267cm" svg:y2="32.445cm">
                <text:p/>
              </draw:line>
              <draw:line draw:style-name="gr14" draw:text-style-name="P7" draw:layer="layout" svg:x1="36.294cm" svg:y1="32.445cm" svg:x2="37.012cm" svg:y2="32.445cm">
                <text:p/>
              </draw:line>
              <draw:line draw:style-name="gr14" draw:text-style-name="P7" draw:layer="layout" svg:x1="38.038cm" svg:y1="32.445cm" svg:x2="38.756cm" svg:y2="32.445cm">
                <text:p/>
              </draw:line>
              <draw:line draw:style-name="gr14" draw:text-style-name="P7" draw:layer="layout" svg:x1="34.549cm" svg:y1="34.039cm" svg:x2="35.267cm" svg:y2="34.039cm">
                <text:p/>
              </draw:line>
              <draw:line draw:style-name="gr14" draw:text-style-name="P7" draw:layer="layout" svg:x1="36.294cm" svg:y1="34.039cm" svg:x2="37.012cm" svg:y2="34.039cm">
                <text:p/>
              </draw:line>
              <draw:frame draw:style-name="gr15" draw:text-style-name="P8" draw:layer="layout" svg:width="0.615cm" svg:height="0.536cm" svg:x="34.447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33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33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31.001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5.3cm" svg:y1="33.5cm" svg:x2="34.5cm" svg:y2="32.9cm">
            <text:p/>
          </draw:line>
        </draw:g>
        <draw:connector draw:style-name="gr32" draw:text-style-name="P5" draw:layer="layout" svg:x1="24.2cm" svg:y1="29.55cm" svg:x2="38.2cm" svg:y2="31.001cm" draw:start-shape="id151" draw:start-glue-point="0" draw:end-shape="id152" draw:end-glue-point="0" svg:d="M24200 29550h14000v1451" svg:viewBox="0 0 14001 1452">
          <text:p/>
        </draw:connector>
        <draw:frame draw:style-name="gr33" draw:text-style-name="P10" draw:layer="layout" svg:width="1.4cm" svg:height="0.8cm" svg:x="36.8cm" svg:y="30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22.8cm" svg:y="37cm">
          <draw:text-box>
            <text:p><text:span text:style-name="T4">i:B2</text:span></text:p>
          </draw:text-box>
        </draw:frame>
        <draw:g xml:id="id153" draw:id="id153">
          <draw:g>
            <draw:g>
              <draw:custom-shape draw:style-name="gr2" draw:text-style-name="P3" draw:layer="layout" svg:width="1.172cm" svg:height="1.096cm" svg:x="19.40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40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8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38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8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38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40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40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40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39.444cm" svg:x2="21.267cm" svg:y2="39.444cm">
                <text:p/>
              </draw:line>
              <draw:line draw:style-name="gr14" draw:text-style-name="P7" draw:layer="layout" svg:x1="22.294cm" svg:y1="39.444cm" svg:x2="23.012cm" svg:y2="39.444cm">
                <text:p/>
              </draw:line>
              <draw:line draw:style-name="gr14" draw:text-style-name="P7" draw:layer="layout" svg:x1="24.038cm" svg:y1="39.444cm" svg:x2="24.756cm" svg:y2="39.444cm">
                <text:p/>
              </draw:line>
              <draw:line draw:style-name="gr14" draw:text-style-name="P7" draw:layer="layout" svg:x1="20.549cm" svg:y1="41.038cm" svg:x2="21.267cm" svg:y2="41.038cm">
                <text:p/>
              </draw:line>
              <draw:line draw:style-name="gr14" draw:text-style-name="P7" draw:layer="layout" svg:x1="22.294cm" svg:y1="41.038cm" svg:x2="23.012cm" svg:y2="41.038cm">
                <text:p/>
              </draw:line>
              <draw:frame draw:style-name="gr15" draw:text-style-name="P8" draw:layer="layout" svg:width="0.615cm" svg:height="0.536cm" svg:x="20.447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40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40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38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/></text:p>
                <text:p text:style-name="P5"><text:span text:style-name="T2"/></text:p>
              </draw:text-box>
            </draw:frame>
          </draw:g>
          <draw:line draw:style-name="gr31" draw:text-style-name="P7" draw:layer="layout" svg:x1="21.3cm" svg:y1="40.499cm" svg:x2="20.5cm" svg:y2="39.899cm">
            <text:p/>
          </draw:line>
        </draw:g>
        <draw:g xml:id="id154" draw:id="id154">
          <draw:g>
            <draw:g>
              <draw:custom-shape draw:style-name="gr2" draw:text-style-name="P3" draw:layer="layout" svg:width="1.172cm" svg:height="1.096cm" svg:x="33.40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40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38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38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38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38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40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40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36.909cm" svg:y="40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39.444cm" svg:x2="35.267cm" svg:y2="39.444cm">
                <text:p/>
              </draw:line>
              <draw:line draw:style-name="gr14" draw:text-style-name="P7" draw:layer="layout" svg:x1="36.294cm" svg:y1="39.444cm" svg:x2="37.012cm" svg:y2="39.444cm">
                <text:p/>
              </draw:line>
              <draw:line draw:style-name="gr14" draw:text-style-name="P7" draw:layer="layout" svg:x1="38.038cm" svg:y1="39.444cm" svg:x2="38.756cm" svg:y2="39.444cm">
                <text:p/>
              </draw:line>
              <draw:line draw:style-name="gr14" draw:text-style-name="P7" draw:layer="layout" svg:x1="34.549cm" svg:y1="41.038cm" svg:x2="35.267cm" svg:y2="41.038cm">
                <text:p/>
              </draw:line>
              <draw:line draw:style-name="gr14" draw:text-style-name="P7" draw:layer="layout" svg:x1="36.294cm" svg:y1="41.038cm" svg:x2="37.012cm" svg:y2="41.038cm">
                <text:p/>
              </draw:line>
              <draw:frame draw:style-name="gr15" draw:text-style-name="P8" draw:layer="layout" svg:width="0.615cm" svg:height="0.536cm" svg:x="34.447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40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40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38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9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5.3cm" svg:y1="40.499cm" svg:x2="34.5cm" svg:y2="39.899cm">
            <text:p/>
          </draw:line>
        </draw:g>
        <draw:frame draw:style-name="gr33" draw:text-style-name="P10" draw:layer="layout" svg:width="1.4cm" svg:height="0.8cm" svg:x="36.8cm" svg:y="37cm">
          <draw:text-box>
            <text:p><text:span text:style-name="T4">i:A3</text:span></text:p>
          </draw:text-box>
        </draw:frame>
        <draw:connector draw:style-name="gr32" draw:text-style-name="P5" draw:layer="layout" svg:x1="24.2cm" svg:y1="35.1cm" svg:x2="24.2cm" svg:y2="38cm" draw:start-shape="id150" draw:start-glue-point="2" draw:end-shape="id153" draw:end-glue-point="0" svg:d="M24200 35100v2900" svg:viewBox="0 0 1 2901">
          <text:p/>
        </draw:connector>
        <draw:connector draw:style-name="gr32" draw:text-style-name="P5" draw:layer="layout" svg:x1="38.2cm" svg:y1="35.101cm" svg:x2="38.2cm" svg:y2="38cm" draw:start-shape="id152" draw:start-glue-point="2" draw:end-shape="id154" draw:end-glue-point="0" svg:d="M38200 35101v2899" svg:viewBox="0 0 1 2900">
          <text:p/>
        </draw:connector>
        <draw:frame draw:style-name="gr30" draw:text-style-name="P10" draw:layer="layout" svg:width="3cm" svg:height="1.433cm" svg:x="24.2cm" svg:y="35.067cm">
          <draw:text-box>
            <text:p><text:span text:style-name="T4">j:E2</text:span><text:span text:style-name="T4"><text:line-break/></text:span><text:span text:style-name="T4">{B2}</text:span></text:p>
          </draw:text-box>
        </draw:frame>
        <draw:frame draw:style-name="gr30" draw:text-style-name="P10" draw:layer="layout" svg:width="3cm" svg:height="1.433cm" svg:x="38.2cm" svg:y="35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line draw:style-name="gr31" draw:text-style-name="P7" draw:layer="layout" svg:x1="37.5cm" svg:y1="40.5cm" svg:x2="37.5cm" svg:y2="40cm">
          <text:p/>
        </draw:line>
        <draw:line draw:style-name="gr31" draw:text-style-name="P7" draw:layer="layout" svg:x1="24.7cm" svg:y1="39.8cm" svg:x2="22.2cm" svg:y2="40.6cm">
          <text:p/>
        </draw:line>
        <draw:custom-shape draw:style-name="gr37" draw:text-style-name="P12" draw:layer="layout" svg:width="1.6cm" svg:height="1.5cm" svg:x="66.9cm" svg:y="12.6cm">
          <text:p text:style-name="P5"><text:span text:style-name="T2">16.p.</text:span></text:p>
          <draw:enhanced-geometry svg:viewBox="0 0 21600 21600" draw:type="rectangle" draw:enhanced-path="M 0 0 L 21600 0 21600 21600 0 21600 0 0 Z N"/>
        </draw:custom-shape>
        <draw:connector draw:style-name="gr32" draw:text-style-name="P5" xml:id="id161" draw:id="id161" draw:layer="layout" svg:x1="80.2cm" svg:y1="14.101cm" svg:x2="80.2cm" svg:y2="17cm" draw:start-shape="id141" draw:start-glue-point="2" draw:end-shape="id155" draw:end-glue-point="0" svg:d="M80200 14101v2899" svg:viewBox="0 0 1 2900">
          <text:p/>
        </draw:connector>
        <draw:frame draw:style-name="gr30" draw:text-style-name="P10" draw:layer="layout" svg:width="3cm" svg:height="1.433cm" svg:x="80.2cm" svg:y="14.1cm">
          <draw:text-box>
            <text:p><text:span text:style-name="T4">j:E1</text:span><text:span text:style-name="T4"><text:line-break/></text:span><text:span text:style-name="T4">{A1,A2}</text:span></text:p>
          </draw:text-box>
        </draw:frame>
        <draw:frame draw:style-name="gr33" draw:text-style-name="P10" draw:layer="layout" svg:width="1.4cm" svg:height="0.8cm" svg:x="78.8cm" svg:y="16cm">
          <draw:text-box>
            <text:p><text:span text:style-name="T4">i:A2</text:span></text:p>
          </draw:text-box>
        </draw:frame>
        <draw:frame draw:style-name="gr33" draw:text-style-name="P10" draw:layer="layout" svg:width="1.4cm" svg:height="0.8cm" svg:x="64.8cm" svg:y="16cm">
          <draw:text-box>
            <text:p><text:span text:style-name="T4">i:A1</text:span></text:p>
          </draw:text-box>
        </draw:frame>
        <draw:g xml:id="id156" draw:id="id156">
          <draw:g>
            <draw:g>
              <draw:custom-shape draw:style-name="gr2" draw:text-style-name="P3" draw:layer="layout" svg:width="1.172cm" svg:height="1.096cm" svg:x="61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7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17.914cm">
                <draw:text-box>
                  <text:p text:style-name="P5"><text:span text:style-name="T2">A2</text:span><text:span text:style-name="T2"><text:line-break/></text:span><text:span text:style-name="T2">{E1}</text:span></text:p>
                </draw:text-box>
              </draw:frame>
              <draw:frame draw:style-name="gr11" draw:text-style-name="P6" draw:layer="layout" svg:width="1.539cm" svg:height="1.28cm" svg:x="64.704cm" svg:y="17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9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19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8.445cm" svg:x2="63.267cm" svg:y2="18.445cm">
                <text:p/>
              </draw:line>
              <draw:line draw:style-name="gr14" draw:text-style-name="P7" draw:layer="layout" svg:x1="64.294cm" svg:y1="18.445cm" svg:x2="65.012cm" svg:y2="18.445cm">
                <text:p/>
              </draw:line>
              <draw:line draw:style-name="gr14" draw:text-style-name="P7" draw:layer="layout" svg:x1="66.038cm" svg:y1="18.445cm" svg:x2="66.756cm" svg:y2="18.445cm">
                <text:p/>
              </draw:line>
              <draw:line draw:style-name="gr14" draw:text-style-name="P7" draw:layer="layout" svg:x1="62.549cm" svg:y1="20.039cm" svg:x2="63.267cm" svg:y2="20.039cm">
                <text:p/>
              </draw:line>
              <draw:line draw:style-name="gr14" draw:text-style-name="P7" draw:layer="layout" svg:x1="64.294cm" svg:y1="20.039cm" svg:x2="65.012cm" svg:y2="20.039cm">
                <text:p/>
              </draw:line>
              <draw:frame draw:style-name="gr15" draw:text-style-name="P8" draw:layer="layout" svg:width="0.615cm" svg:height="0.536cm" svg:x="62.447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9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9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17.001cm">
              <draw:text-box>
                <text:p text:style-name="P5"><text:span text:style-name="T2">I´= {A2,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2cm" svg:y1="19.6cm" svg:x2="62.6cm" svg:y2="18.9cm">
            <text:p/>
          </draw:line>
        </draw:g>
        <draw:g xml:id="id159" draw:id="id159">
          <draw:g xml:id="id155" draw:id="id155">
            <draw:g>
              <draw:custom-shape draw:style-name="gr2" draw:text-style-name="P3" draw:layer="layout" svg:width="1.172cm" svg:height="1.096cm" svg:x="75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17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76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80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19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18.444cm" svg:x2="77.267cm" svg:y2="18.444cm">
                <text:p/>
              </draw:line>
              <draw:line draw:style-name="gr14" draw:text-style-name="P7" draw:layer="layout" svg:x1="78.294cm" svg:y1="18.444cm" svg:x2="79.012cm" svg:y2="18.444cm">
                <text:p/>
              </draw:line>
              <draw:line draw:style-name="gr14" draw:text-style-name="P7" draw:layer="layout" svg:x1="80.038cm" svg:y1="18.444cm" svg:x2="80.756cm" svg:y2="18.444cm">
                <text:p/>
              </draw:line>
              <draw:line draw:style-name="gr14" draw:text-style-name="P7" draw:layer="layout" svg:x1="76.549cm" svg:y1="20.038cm" svg:x2="77.267cm" svg:y2="20.038cm">
                <text:p/>
              </draw:line>
              <draw:line draw:style-name="gr14" draw:text-style-name="P7" draw:layer="layout" svg:x1="78.294cm" svg:y1="20.038cm" svg:x2="79.012cm" svg:y2="20.038cm">
                <text:p/>
              </draw:line>
              <draw:frame draw:style-name="gr15" draw:text-style-name="P8" draw:layer="layout" svg:width="0.615cm" svg:height="0.536cm" svg:x="76.447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19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17cm">
              <draw:text-box>
                <text:p text:style-name="P5"><text:span text:style-name="T2">I´= {A1,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9.3cm" svg:y1="19.6cm" svg:x2="78.3cm" svg:y2="18.9cm">
            <text:p/>
          </draw:line>
        </draw:g>
        <draw:g xml:id="id157" draw:id="id157">
          <draw:g>
            <draw:g>
              <draw:custom-shape draw:style-name="gr2" draw:text-style-name="P3" draw:layer="layout" svg:width="1.172cm" svg:height="1.096cm" svg:x="61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26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25.444cm" svg:x2="63.267cm" svg:y2="25.444cm">
                <text:p/>
              </draw:line>
              <draw:line draw:style-name="gr14" draw:text-style-name="P7" draw:layer="layout" svg:x1="64.294cm" svg:y1="25.444cm" svg:x2="65.012cm" svg:y2="25.444cm">
                <text:p/>
              </draw:line>
              <draw:line draw:style-name="gr14" draw:text-style-name="P7" draw:layer="layout" svg:x1="66.038cm" svg:y1="25.444cm" svg:x2="66.756cm" svg:y2="25.444cm">
                <text:p/>
              </draw:line>
              <draw:line draw:style-name="gr14" draw:text-style-name="P7" draw:layer="layout" svg:x1="62.549cm" svg:y1="27.038cm" svg:x2="63.267cm" svg:y2="27.038cm">
                <text:p/>
              </draw:line>
              <draw:line draw:style-name="gr14" draw:text-style-name="P7" draw:layer="layout" svg:x1="64.294cm" svg:y1="27.038cm" svg:x2="65.012cm" svg:y2="27.038cm">
                <text:p/>
              </draw:line>
              <draw:frame draw:style-name="gr15" draw:text-style-name="P8" draw:layer="layout" svg:width="0.615cm" svg:height="0.536cm" svg:x="62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26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24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2cm" svg:y1="26.599cm" svg:x2="62.6cm" svg:y2="25.899cm">
            <text:p/>
          </draw:line>
        </draw:g>
        <draw:connector draw:style-name="gr32" draw:text-style-name="P5" draw:layer="layout" svg:x1="66.2cm" svg:y1="21.101cm" svg:x2="66.2cm" svg:y2="24cm" draw:start-shape="id156" draw:start-glue-point="2" draw:end-shape="id157" draw:end-glue-point="0" svg:d="M66200 21101v2899" svg:viewBox="0 0 1 2900">
          <text:p/>
        </draw:connector>
        <draw:frame draw:style-name="gr30" draw:text-style-name="P10" draw:layer="layout" svg:width="3cm" svg:height="1.433cm" svg:x="66.2cm" svg:y="21.1cm">
          <draw:text-box>
            <text:p><text:span text:style-name="T4">j:E1</text:span><text:span text:style-name="T4"><text:line-break/></text:span><text:span text:style-name="T4">{A2}</text:span></text:p>
          </draw:text-box>
        </draw:frame>
        <draw:frame draw:style-name="gr33" draw:text-style-name="P10" draw:layer="layout" svg:width="1.4cm" svg:height="0.8cm" svg:x="64.8cm" svg:y="23cm">
          <draw:text-box>
            <text:p><text:span text:style-name="T4">i:A2</text:span></text:p>
          </draw:text-box>
        </draw:frame>
        <draw:g xml:id="id158" draw:id="id158">
          <draw:g>
            <draw:g>
              <draw:custom-shape draw:style-name="gr2" draw:text-style-name="P3" draw:layer="layout" svg:width="1.172cm" svg:height="1.096cm" svg:x="61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31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33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32.444cm" svg:x2="63.267cm" svg:y2="32.444cm">
                <text:p/>
              </draw:line>
              <draw:line draw:style-name="gr14" draw:text-style-name="P7" draw:layer="layout" svg:x1="64.294cm" svg:y1="32.444cm" svg:x2="65.012cm" svg:y2="32.444cm">
                <text:p/>
              </draw:line>
              <draw:line draw:style-name="gr14" draw:text-style-name="P7" draw:layer="layout" svg:x1="66.038cm" svg:y1="32.444cm" svg:x2="66.756cm" svg:y2="32.444cm">
                <text:p/>
              </draw:line>
              <draw:line draw:style-name="gr14" draw:text-style-name="P7" draw:layer="layout" svg:x1="62.549cm" svg:y1="34.038cm" svg:x2="63.267cm" svg:y2="34.038cm">
                <text:p/>
              </draw:line>
              <draw:line draw:style-name="gr14" draw:text-style-name="P7" draw:layer="layout" svg:x1="64.294cm" svg:y1="34.038cm" svg:x2="65.012cm" svg:y2="34.038cm">
                <text:p/>
              </draw:line>
              <draw:frame draw:style-name="gr15" draw:text-style-name="P8" draw:layer="layout" svg:width="0.615cm" svg:height="0.536cm" svg:x="62.447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33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3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4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2cm" svg:y1="33.599cm" svg:x2="62.6cm" svg:y2="32.899cm">
            <text:p/>
          </draw:line>
        </draw:g>
        <draw:connector draw:style-name="gr32" draw:text-style-name="P5" draw:layer="layout" svg:x1="66.2cm" svg:y1="28.1cm" svg:x2="66.2cm" svg:y2="31cm" draw:start-shape="id157" draw:start-glue-point="2" draw:end-shape="id158" draw:end-glue-point="0" svg:d="M66200 28100v2900" svg:viewBox="0 0 1 2901">
          <text:p/>
        </draw:connector>
        <draw:frame draw:style-name="gr30" draw:text-style-name="P10" draw:layer="layout" svg:width="3cm" svg:height="1.433cm" svg:x="66.2cm" svg:y="28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64.8cm" svg:y="30cm">
          <draw:text-box>
            <text:p><text:span text:style-name="T4">i:A2</text:span></text:p>
          </draw:text-box>
        </draw:frame>
        <draw:g xml:id="id160" draw:id="id160">
          <draw:g>
            <draw:g>
              <draw:custom-shape draw:style-name="gr2" draw:text-style-name="P3" draw:layer="layout" svg:width="1.172cm" svg:height="1.096cm" svg:x="75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24.913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80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26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25.444cm" svg:x2="77.267cm" svg:y2="25.444cm">
                <text:p/>
              </draw:line>
              <draw:line draw:style-name="gr14" draw:text-style-name="P7" draw:layer="layout" svg:x1="78.294cm" svg:y1="25.444cm" svg:x2="79.012cm" svg:y2="25.444cm">
                <text:p/>
              </draw:line>
              <draw:line draw:style-name="gr14" draw:text-style-name="P7" draw:layer="layout" svg:x1="80.038cm" svg:y1="25.444cm" svg:x2="80.756cm" svg:y2="25.444cm">
                <text:p/>
              </draw:line>
              <draw:line draw:style-name="gr14" draw:text-style-name="P7" draw:layer="layout" svg:x1="76.549cm" svg:y1="27.038cm" svg:x2="77.267cm" svg:y2="27.038cm">
                <text:p/>
              </draw:line>
              <draw:line draw:style-name="gr14" draw:text-style-name="P7" draw:layer="layout" svg:x1="78.294cm" svg:y1="27.038cm" svg:x2="79.012cm" svg:y2="27.038cm">
                <text:p/>
              </draw:line>
              <draw:frame draw:style-name="gr15" draw:text-style-name="P8" draw:layer="layout" svg:width="0.615cm" svg:height="0.536cm" svg:x="76.447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26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24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9.3cm" svg:y1="26.6cm" svg:x2="78.3cm" svg:y2="25.9cm">
            <text:p/>
          </draw:line>
        </draw:g>
        <draw:connector draw:style-name="gr32" draw:text-style-name="P5" xml:id="id162" draw:id="id162" draw:layer="layout" svg:x1="80.2cm" svg:y1="21.1cm" svg:x2="80.2cm" svg:y2="24cm" draw:start-shape="id159" draw:start-glue-point="2" draw:end-shape="id160" draw:end-glue-point="0" svg:d="M80200 21100v2900" svg:viewBox="0 0 1 2901">
          <text:p/>
        </draw:connector>
        <draw:frame draw:style-name="gr30" draw:text-style-name="P10" draw:layer="layout" svg:width="3cm" svg:height="1.433cm" svg:x="80.2cm" svg:y="21.1cm">
          <draw:text-box>
            <text:p><text:span text:style-name="T4">j:E1</text:span><text:span text:style-name="T4"><text:line-break/></text:span><text:span text:style-name="T4">{A1}</text:span></text:p>
          </draw:text-box>
        </draw:frame>
        <draw:frame draw:style-name="gr33" draw:text-style-name="P10" draw:layer="layout" svg:width="1.4cm" svg:height="0.8cm" svg:x="78.8cm" svg:y="23cm">
          <draw:text-box>
            <text:p><text:span text:style-name="T4">i:A1</text:span></text:p>
          </draw:text-box>
        </draw:frame>
        <draw:g xml:id="id163" draw:id="id163">
          <draw:g>
            <draw:g>
              <draw:custom-shape draw:style-name="gr2" draw:text-style-name="P3" draw:layer="layout" svg:width="1.172cm" svg:height="1.096cm" svg:x="89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24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24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26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0.96cm" svg:y="26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25.445cm" svg:x2="91.267cm" svg:y2="25.445cm">
                <text:p/>
              </draw:line>
              <draw:line draw:style-name="gr14" draw:text-style-name="P7" draw:layer="layout" svg:x1="92.294cm" svg:y1="25.445cm" svg:x2="93.012cm" svg:y2="25.445cm">
                <text:p/>
              </draw:line>
              <draw:line draw:style-name="gr14" draw:text-style-name="P7" draw:layer="layout" svg:x1="94.038cm" svg:y1="25.445cm" svg:x2="94.756cm" svg:y2="25.445cm">
                <text:p/>
              </draw:line>
              <draw:line draw:style-name="gr14" draw:text-style-name="P7" draw:layer="layout" svg:x1="90.549cm" svg:y1="27.039cm" svg:x2="91.267cm" svg:y2="27.039cm">
                <text:p/>
              </draw:line>
              <draw:line draw:style-name="gr14" draw:text-style-name="P7" draw:layer="layout" svg:x1="92.294cm" svg:y1="27.039cm" svg:x2="93.012cm" svg:y2="27.039cm">
                <text:p/>
              </draw:line>
              <draw:frame draw:style-name="gr15" draw:text-style-name="P8" draw:layer="layout" svg:width="0.615cm" svg:height="0.536cm" svg:x="90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26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24.001cm">
              <draw:text-box>
                <text:p text:style-name="P5"><text:span text:style-name="T2">I´= {A1,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3.3cm" svg:y1="26.601cm" svg:x2="92.3cm" svg:y2="25.901cm">
            <text:p/>
          </draw:line>
        </draw:g>
        <draw:connector draw:style-name="gr32" draw:text-style-name="P5" draw:layer="layout" svg:x1="80.2cm" svg:y1="15.55cm" svg:x2="66.2cm" svg:y2="17.001cm" draw:start-shape="id161" draw:start-glue-point="0" draw:end-shape="id156" draw:end-glue-point="0" svg:d="M80200 15550h-14000v1451" svg:viewBox="0 0 14001 1452">
          <text:p/>
        </draw:connector>
        <draw:connector draw:style-name="gr34" draw:text-style-name="P5" draw:layer="layout" svg:x1="80.2cm" svg:y1="22.55cm" svg:x2="94.2cm" svg:y2="24.001cm" draw:start-shape="id162" draw:start-glue-point="0" draw:end-shape="id163" draw:end-glue-point="0" svg:d="M80200 22550h14000v1451" svg:viewBox="0 0 14001 1452">
          <text:p/>
        </draw:connector>
        <draw:line draw:style-name="gr39" draw:text-style-name="P7" draw:layer="layout" svg:x1="79.5cm" svg:y1="24.9cm" svg:x2="79.5cm" svg:y2="24.4cm">
          <text:p/>
        </draw:line>
        <draw:line draw:style-name="gr39" draw:text-style-name="P7" draw:layer="layout" svg:x1="79.5cm" svg:y1="24.4cm" svg:x2="76cm" svg:y2="24.4cm">
          <text:p/>
        </draw:line>
        <draw:line draw:style-name="gr31" draw:text-style-name="P7" draw:layer="layout" svg:x1="76cm" svg:y1="24.4cm" svg:x2="76cm" svg:y2="25cm">
          <text:p/>
        </draw:line>
        <draw:custom-shape draw:style-name="gr36" draw:text-style-name="P11" draw:layer="layout" svg:width="1.8cm" svg:height="1.7cm" svg:x="80.7cm" svg:y="26.4cm">
          <text:p/>
          <draw:enhanced-geometry svg:viewBox="0 0 21600 21600" draw:type="rectangle" draw:enhanced-path="M 0 0 L 21600 0 21600 21600 0 21600 0 0 Z N"/>
        </draw:custom-shape>
        <draw:g xml:id="id164" draw:id="id164">
          <draw:g>
            <draw:g>
              <draw:custom-shape draw:style-name="gr2" draw:text-style-name="P3" draw:layer="layout" svg:width="1.172cm" svg:height="1.096cm" svg:x="89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31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90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31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33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0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32.444cm" svg:x2="91.267cm" svg:y2="32.444cm">
                <text:p/>
              </draw:line>
              <draw:line draw:style-name="gr14" draw:text-style-name="P7" draw:layer="layout" svg:x1="92.294cm" svg:y1="32.444cm" svg:x2="93.012cm" svg:y2="32.444cm">
                <text:p/>
              </draw:line>
              <draw:line draw:style-name="gr14" draw:text-style-name="P7" draw:layer="layout" svg:x1="94.038cm" svg:y1="32.444cm" svg:x2="94.756cm" svg:y2="32.444cm">
                <text:p/>
              </draw:line>
              <draw:line draw:style-name="gr14" draw:text-style-name="P7" draw:layer="layout" svg:x1="90.549cm" svg:y1="34.038cm" svg:x2="91.267cm" svg:y2="34.038cm">
                <text:p/>
              </draw:line>
              <draw:line draw:style-name="gr14" draw:text-style-name="P7" draw:layer="layout" svg:x1="92.294cm" svg:y1="34.038cm" svg:x2="93.012cm" svg:y2="34.038cm">
                <text:p/>
              </draw:line>
              <draw:frame draw:style-name="gr15" draw:text-style-name="P8" draw:layer="layout" svg:width="0.615cm" svg:height="0.536cm" svg:x="90.447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33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31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3.3cm" svg:y1="33.6cm" svg:x2="92.3cm" svg:y2="32.9cm">
            <text:p/>
          </draw:line>
        </draw:g>
        <draw:connector draw:style-name="gr32" draw:text-style-name="P5" xml:id="id165" draw:id="id165" draw:layer="layout" svg:x1="94.2cm" svg:y1="28.101cm" svg:x2="94.2cm" svg:y2="31cm" draw:start-shape="id163" draw:start-glue-point="2" draw:end-shape="id164" draw:end-glue-point="0" svg:d="M94200 28101v2899" svg:viewBox="0 0 1 2900">
          <text:p/>
        </draw:connector>
        <draw:frame draw:style-name="gr30" draw:text-style-name="P10" draw:layer="layout" svg:width="3cm" svg:height="1.433cm" svg:x="94.2cm" svg:y="28.1cm">
          <draw:text-box>
            <text:p><text:span text:style-name="T4">j:E2</text:span><text:span text:style-name="T4"><text:line-break/></text:span><text:span text:style-name="T4">{A1,A3}</text:span></text:p>
          </draw:text-box>
        </draw:frame>
        <draw:frame draw:style-name="gr33" draw:text-style-name="P10" draw:layer="layout" svg:width="1.4cm" svg:height="0.8cm" svg:x="92.8cm" svg:y="30cm">
          <draw:text-box>
            <text:p><text:span text:style-name="T4">i:A1</text:span></text:p>
          </draw:text-box>
        </draw:frame>
        <draw:g xml:id="id166" draw:id="id166">
          <draw:g>
            <draw:g>
              <draw:custom-shape draw:style-name="gr2" draw:text-style-name="P3" draw:layer="layout" svg:width="1.172cm" svg:height="1.096cm" svg:x="103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105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106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8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03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105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106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02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02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03.216cm" svg:y="31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104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6.704cm" svg:y="31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8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03.216cm" svg:y="33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4.96cm" svg:y="33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106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104.549cm" svg:y1="32.445cm" svg:x2="105.267cm" svg:y2="32.445cm">
                <text:p/>
              </draw:line>
              <draw:line draw:style-name="gr14" draw:text-style-name="P7" draw:layer="layout" svg:x1="106.294cm" svg:y1="32.445cm" svg:x2="107.012cm" svg:y2="32.445cm">
                <text:p/>
              </draw:line>
              <draw:line draw:style-name="gr14" draw:text-style-name="P7" draw:layer="layout" svg:x1="108.038cm" svg:y1="32.445cm" svg:x2="108.756cm" svg:y2="32.445cm">
                <text:p/>
              </draw:line>
              <draw:line draw:style-name="gr14" draw:text-style-name="P7" draw:layer="layout" svg:x1="104.549cm" svg:y1="34.039cm" svg:x2="105.267cm" svg:y2="34.039cm">
                <text:p/>
              </draw:line>
              <draw:line draw:style-name="gr14" draw:text-style-name="P7" draw:layer="layout" svg:x1="106.294cm" svg:y1="34.039cm" svg:x2="107.012cm" svg:y2="34.039cm">
                <text:p/>
              </draw:line>
              <draw:frame draw:style-name="gr15" draw:text-style-name="P8" draw:layer="layout" svg:width="0.615cm" svg:height="0.536cm" svg:x="104.447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107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4.447cm" svg:y="33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6.191cm" svg:y="33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110.5cm" svg:y="31.001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7.3cm" svg:y1="33.601cm" svg:x2="106.3cm" svg:y2="32.901cm">
            <text:p/>
          </draw:line>
        </draw:g>
        <draw:connector draw:style-name="gr32" draw:text-style-name="P5" draw:layer="layout" svg:x1="94.2cm" svg:y1="29.55cm" svg:x2="108.2cm" svg:y2="31.001cm" draw:start-shape="id165" draw:start-glue-point="0" draw:end-shape="id166" draw:end-glue-point="0" svg:d="M94200 29550h14000v1451" svg:viewBox="0 0 14001 1452">
          <text:p/>
        </draw:connector>
        <draw:frame draw:style-name="gr33" draw:text-style-name="P10" draw:layer="layout" svg:width="1.4cm" svg:height="0.8cm" svg:x="106.8cm" svg:y="30cm">
          <draw:text-box>
            <text:p><text:span text:style-name="T4">i:A3</text:span></text:p>
          </draw:text-box>
        </draw:frame>
        <draw:g xml:id="id167" draw:id="id167">
          <draw:g>
            <draw:g>
              <draw:custom-shape draw:style-name="gr2" draw:text-style-name="P3" draw:layer="layout" svg:width="1.172cm" svg:height="1.096cm" svg:x="89.40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38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40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40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38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38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90.96cm" svg:y="38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38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94.653cm" svg:y="38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40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0.96cm" svg:y="40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40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39.444cm" svg:x2="91.267cm" svg:y2="39.444cm">
                <text:p/>
              </draw:line>
              <draw:line draw:style-name="gr14" draw:text-style-name="P7" draw:layer="layout" svg:x1="92.294cm" svg:y1="39.444cm" svg:x2="93.012cm" svg:y2="39.444cm">
                <text:p/>
              </draw:line>
              <draw:line draw:style-name="gr14" draw:text-style-name="P7" draw:layer="layout" svg:x1="94.038cm" svg:y1="39.444cm" svg:x2="94.756cm" svg:y2="39.444cm">
                <text:p/>
              </draw:line>
              <draw:line draw:style-name="gr14" draw:text-style-name="P7" draw:layer="layout" svg:x1="90.549cm" svg:y1="41.038cm" svg:x2="91.267cm" svg:y2="41.038cm">
                <text:p/>
              </draw:line>
              <draw:line draw:style-name="gr14" draw:text-style-name="P7" draw:layer="layout" svg:x1="92.294cm" svg:y1="41.038cm" svg:x2="93.012cm" svg:y2="41.038cm">
                <text:p/>
              </draw:line>
              <draw:frame draw:style-name="gr15" draw:text-style-name="P8" draw:layer="layout" svg:width="0.615cm" svg:height="0.536cm" svg:x="90.447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39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39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40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40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38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2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3.3cm" svg:y1="40.6cm" svg:x2="92.3cm" svg:y2="39.9cm">
            <text:p/>
          </draw:line>
        </draw:g>
        <draw:frame draw:style-name="gr33" draw:text-style-name="P10" draw:layer="layout" svg:width="1.4cm" svg:height="0.8cm" svg:x="92.8cm" svg:y="37cm">
          <draw:text-box>
            <text:p><text:span text:style-name="T4">i:A3</text:span></text:p>
          </draw:text-box>
        </draw:frame>
        <draw:g xml:id="id168" draw:id="id168">
          <draw:g>
            <draw:g>
              <draw:custom-shape draw:style-name="gr2" draw:text-style-name="P3" draw:layer="layout" svg:width="1.172cm" svg:height="1.096cm" svg:x="103.404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105.161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106.915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8.674cm" svg:y="38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03.421cm" svg:y="40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105.161cm" svg:y="40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106.915cm" svg:y="40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02.6cm" svg:y="38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02.805cm" svg:y="38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03.216cm" svg:y="38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104.96cm" svg:y="38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6.704cm" svg:y="38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8.653cm" svg:y="38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03.216cm" svg:y="40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4.96cm" svg:y="40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106.909cm" svg:y="40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104.549cm" svg:y1="39.445cm" svg:x2="105.267cm" svg:y2="39.445cm">
                <text:p/>
              </draw:line>
              <draw:line draw:style-name="gr14" draw:text-style-name="P7" draw:layer="layout" svg:x1="106.294cm" svg:y1="39.445cm" svg:x2="107.012cm" svg:y2="39.445cm">
                <text:p/>
              </draw:line>
              <draw:line draw:style-name="gr14" draw:text-style-name="P7" draw:layer="layout" svg:x1="108.038cm" svg:y1="39.445cm" svg:x2="108.756cm" svg:y2="39.445cm">
                <text:p/>
              </draw:line>
              <draw:line draw:style-name="gr14" draw:text-style-name="P7" draw:layer="layout" svg:x1="104.549cm" svg:y1="41.039cm" svg:x2="105.267cm" svg:y2="41.039cm">
                <text:p/>
              </draw:line>
              <draw:line draw:style-name="gr14" draw:text-style-name="P7" draw:layer="layout" svg:x1="106.294cm" svg:y1="41.039cm" svg:x2="107.012cm" svg:y2="41.039cm">
                <text:p/>
              </draw:line>
              <draw:frame draw:style-name="gr15" draw:text-style-name="P8" draw:layer="layout" svg:width="0.615cm" svg:height="0.536cm" svg:x="104.447cm" svg:y="39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39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107.935cm" svg:y="39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4.447cm" svg:y="40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6.191cm" svg:y="40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110.5cm" svg:y="38.00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7.3cm" svg:y1="40.601cm" svg:x2="106.3cm" svg:y2="39.901cm">
            <text:p/>
          </draw:line>
        </draw:g>
        <draw:frame draw:style-name="gr33" draw:text-style-name="P10" draw:layer="layout" svg:width="1.4cm" svg:height="0.8cm" svg:x="106.8cm" svg:y="37cm">
          <draw:text-box>
            <text:p><text:span text:style-name="T4">i:A1</text:span></text:p>
          </draw:text-box>
        </draw:frame>
        <draw:connector draw:style-name="gr32" draw:text-style-name="P5" draw:layer="layout" svg:x1="94.2cm" svg:y1="35.1cm" svg:x2="94.2cm" svg:y2="38cm" draw:start-shape="id164" draw:start-glue-point="2" draw:end-shape="id167" draw:end-glue-point="0" svg:d="M94200 35100v2900" svg:viewBox="0 0 1 2901">
          <text:p/>
        </draw:connector>
        <draw:connector draw:style-name="gr32" draw:text-style-name="P5" draw:layer="layout" svg:x1="108.2cm" svg:y1="35.101cm" svg:x2="108.2cm" svg:y2="38.001cm" draw:start-shape="id166" draw:start-glue-point="2" draw:end-shape="id168" draw:end-glue-point="0" svg:d="M108200 35101v2900" svg:viewBox="0 0 1 2901">
          <text:p/>
        </draw:connector>
        <draw:frame draw:style-name="gr30" draw:text-style-name="P10" draw:layer="layout" svg:width="3cm" svg:height="1.433cm" svg:x="94.2cm" svg:y="35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0" draw:text-style-name="P10" draw:layer="layout" svg:width="3cm" svg:height="1.433cm" svg:x="108.2cm" svg:y="35.1cm">
          <draw:text-box>
            <text:p><text:span text:style-name="T4">j:E2</text:span><text:span text:style-name="T4"><text:line-break/></text:span><text:span text:style-name="T4">{A1}</text:span></text:p>
          </draw:text-box>
        </draw:frame>
        <draw:line draw:style-name="gr39" draw:text-style-name="P7" draw:layer="layout" svg:x1="109.2cm" svg:y1="38.9cm" svg:x2="109.2cm" svg:y2="38.4cm">
          <text:p/>
        </draw:line>
        <draw:line draw:style-name="gr39" draw:text-style-name="P7" draw:layer="layout" svg:x1="109.2cm" svg:y1="38.4cm" svg:x2="104cm" svg:y2="38.4cm">
          <text:p/>
        </draw:line>
        <draw:line draw:style-name="gr31" draw:text-style-name="P7" draw:layer="layout" svg:x1="104cm" svg:y1="38.4cm" svg:x2="104cm" svg:y2="39cm">
          <text:p/>
        </draw:line>
        <draw:custom-shape draw:style-name="gr36" draw:text-style-name="P11" draw:layer="layout" svg:width="1.8cm" svg:height="1.7cm" svg:x="108.7cm" svg:y="40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10.7cm" svg:y="26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24.7cm" svg:y="40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52.7cm" svg:y="19.4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g xml:id="id169" draw:id="id169">
          <draw:g>
            <draw:g>
              <draw:custom-shape draw:style-name="gr2" draw:text-style-name="P3" draw:layer="layout" svg:width="1.172cm" svg:height="1.096cm" svg:x="19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20.96cm" svg:y="3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5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5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22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4.444cm" svg:x2="21.267cm" svg:y2="4.444cm">
                <text:p/>
              </draw:line>
              <draw:line draw:style-name="gr14" draw:text-style-name="P7" draw:layer="layout" svg:x1="22.294cm" svg:y1="4.444cm" svg:x2="23.012cm" svg:y2="4.444cm">
                <text:p/>
              </draw:line>
              <draw:line draw:style-name="gr14" draw:text-style-name="P7" draw:layer="layout" svg:x1="24.038cm" svg:y1="4.444cm" svg:x2="24.756cm" svg:y2="4.444cm">
                <text:p/>
              </draw:line>
              <draw:line draw:style-name="gr14" draw:text-style-name="P7" draw:layer="layout" svg:x1="20.549cm" svg:y1="6.038cm" svg:x2="21.267cm" svg:y2="6.038cm">
                <text:p/>
              </draw:line>
              <draw:line draw:style-name="gr14" draw:text-style-name="P7" draw:layer="layout" svg:x1="22.294cm" svg:y1="6.038cm" svg:x2="23.012cm" svg:y2="6.038cm">
                <text:p/>
              </draw:line>
              <draw:frame draw:style-name="gr15" draw:text-style-name="P8" draw:layer="layout" svg:width="0.615cm" svg:height="0.536cm" svg:x="20.447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5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5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3cm">
              <draw:text-box>
                <text:p text:style-name="P5"><text:span text:style-name="T2">I´= {A1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2.9cm" svg:y1="4.799cm" svg:x2="20.5cm" svg:y2="5.599cm">
            <text:p/>
          </draw:line>
        </draw:g>
        <draw:g xml:id="id170" draw:id="id170">
          <draw:g>
            <draw:g>
              <draw:custom-shape draw:style-name="gr2" draw:text-style-name="P3" draw:layer="layout" svg:width="1.172cm" svg:height="1.096cm" svg:x="19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0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20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0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2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2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1.444cm" svg:x2="21.267cm" svg:y2="11.444cm">
                <text:p/>
              </draw:line>
              <draw:line draw:style-name="gr14" draw:text-style-name="P7" draw:layer="layout" svg:x1="22.294cm" svg:y1="11.444cm" svg:x2="23.012cm" svg:y2="11.444cm">
                <text:p/>
              </draw:line>
              <draw:line draw:style-name="gr14" draw:text-style-name="P7" draw:layer="layout" svg:x1="24.038cm" svg:y1="11.444cm" svg:x2="24.756cm" svg:y2="11.444cm">
                <text:p/>
              </draw:line>
              <draw:line draw:style-name="gr14" draw:text-style-name="P7" draw:layer="layout" svg:x1="20.549cm" svg:y1="13.038cm" svg:x2="21.267cm" svg:y2="13.038cm">
                <text:p/>
              </draw:line>
              <draw:line draw:style-name="gr14" draw:text-style-name="P7" draw:layer="layout" svg:x1="22.294cm" svg:y1="13.038cm" svg:x2="23.012cm" svg:y2="13.038cm">
                <text:p/>
              </draw:line>
              <draw:frame draw:style-name="gr15" draw:text-style-name="P8" draw:layer="layout" svg:width="0.615cm" svg:height="0.536cm" svg:x="20.447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2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0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2.9cm" svg:y1="11.799cm" svg:x2="20.5cm" svg:y2="12.599cm">
            <text:p/>
          </draw:line>
        </draw:g>
        <draw:connector draw:style-name="gr32" draw:text-style-name="P5" xml:id="id171" draw:id="id171" draw:layer="layout" svg:x1="24.2cm" svg:y1="7.1cm" svg:x2="24.2cm" svg:y2="10cm" draw:start-shape="id169" draw:start-glue-point="2" draw:end-shape="id170" draw:end-glue-point="0" svg:d="M24200 7100v2900" svg:viewBox="0 0 1 2901">
          <text:p/>
        </draw:connector>
        <draw:g xml:id="id172" draw:id="id172">
          <draw:g>
            <draw:g>
              <draw:custom-shape draw:style-name="gr2" draw:text-style-name="P3" draw:layer="layout" svg:width="1.172cm" svg:height="1.096cm" svg:x="5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10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10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12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.96cm" svg:y="12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8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11.445cm" svg:x2="7.267cm" svg:y2="11.445cm">
                <text:p/>
              </draw:line>
              <draw:line draw:style-name="gr14" draw:text-style-name="P7" draw:layer="layout" svg:x1="8.294cm" svg:y1="11.445cm" svg:x2="9.012cm" svg:y2="11.445cm">
                <text:p/>
              </draw:line>
              <draw:line draw:style-name="gr14" draw:text-style-name="P7" draw:layer="layout" svg:x1="10.038cm" svg:y1="11.445cm" svg:x2="10.756cm" svg:y2="11.445cm">
                <text:p/>
              </draw:line>
              <draw:line draw:style-name="gr14" draw:text-style-name="P7" draw:layer="layout" svg:x1="6.549cm" svg:y1="13.039cm" svg:x2="7.267cm" svg:y2="13.039cm">
                <text:p/>
              </draw:line>
              <draw:line draw:style-name="gr14" draw:text-style-name="P7" draw:layer="layout" svg:x1="8.294cm" svg:y1="13.039cm" svg:x2="9.012cm" svg:y2="13.039cm">
                <text:p/>
              </draw:line>
              <draw:frame draw:style-name="gr15" draw:text-style-name="P8" draw:layer="layout" svg:width="0.615cm" svg:height="0.536cm" svg:x="6.447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12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8.191cm" svg:y="12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10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8.9cm" svg:y1="11.8cm" svg:x2="6.5cm" svg:y2="12.6cm">
            <text:p/>
          </draw:line>
        </draw:g>
        <draw:connector draw:style-name="gr32" draw:text-style-name="P5" draw:layer="layout" svg:x1="24.2cm" svg:y1="8.55cm" svg:x2="10.2cm" svg:y2="10.001cm" draw:start-shape="id171" draw:start-glue-point="0" draw:end-shape="id172" draw:end-glue-point="0" svg:d="M24200 8550h-14000v1451" svg:viewBox="0 0 14001 1452">
          <text:p/>
        </draw:connector>
        <draw:frame draw:style-name="gr30" draw:text-style-name="P10" draw:layer="layout" svg:width="3cm" svg:height="1.433cm" svg:x="24.2cm" svg:y="7.102cm">
          <draw:text-box>
            <text:p><text:span text:style-name="T4">j:E2</text:span><text:span text:style-name="T4"><text:line-break/></text:span><text:span text:style-name="T4">{A1,B2}</text:span></text:p>
          </draw:text-box>
        </draw:frame>
        <draw:frame draw:style-name="gr33" draw:text-style-name="P10" draw:layer="layout" svg:width="1.4cm" svg:height="0.8cm" svg:x="22.8cm" svg:y="9.1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8.8cm" svg:y="9.1cm">
          <draw:text-box>
            <text:p><text:span text:style-name="T4">i:A1</text:span></text:p>
          </draw:text-box>
        </draw:frame>
        <draw:line draw:style-name="gr39" draw:text-style-name="P7" draw:layer="layout" svg:x1="11.3cm" svg:y1="10.9cm" svg:x2="11.3cm" svg:y2="10.2cm">
          <text:p/>
        </draw:line>
        <draw:line draw:style-name="gr39" draw:text-style-name="P7" draw:layer="layout" svg:x1="11.3cm" svg:y1="10.2cm" svg:x2="6cm" svg:y2="10.2cm">
          <text:p/>
        </draw:line>
        <draw:line draw:style-name="gr31" draw:text-style-name="P7" draw:layer="layout" svg:x1="6cm" svg:y1="10.2cm" svg:x2="6cm" svg:y2="10.9cm">
          <text:p/>
        </draw:line>
        <draw:custom-shape draw:style-name="gr36" draw:text-style-name="P11" draw:layer="layout" svg:width="1.8cm" svg:height="1.7cm" svg:x="10.7cm" svg:y="12.4cm">
          <text:p/>
          <draw:enhanced-geometry svg:viewBox="0 0 21600 21600" draw:type="rectangle" draw:enhanced-path="M 0 0 L 21600 0 21600 21600 0 21600 0 0 Z N"/>
        </draw:custom-shape>
        <draw:g xml:id="id173" draw:id="id173">
          <draw:g>
            <draw:g>
              <draw:custom-shape draw:style-name="gr2" draw:text-style-name="P3" draw:layer="layout" svg:width="1.172cm" svg:height="1.096cm" svg:x="19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7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8.444cm" svg:x2="21.267cm" svg:y2="18.444cm">
                <text:p/>
              </draw:line>
              <draw:line draw:style-name="gr14" draw:text-style-name="P7" draw:layer="layout" svg:x1="22.294cm" svg:y1="18.444cm" svg:x2="23.012cm" svg:y2="18.444cm">
                <text:p/>
              </draw:line>
              <draw:line draw:style-name="gr14" draw:text-style-name="P7" draw:layer="layout" svg:x1="24.038cm" svg:y1="18.444cm" svg:x2="24.756cm" svg:y2="18.444cm">
                <text:p/>
              </draw:line>
              <draw:line draw:style-name="gr14" draw:text-style-name="P7" draw:layer="layout" svg:x1="20.549cm" svg:y1="20.038cm" svg:x2="21.267cm" svg:y2="20.038cm">
                <text:p/>
              </draw:line>
              <draw:line draw:style-name="gr14" draw:text-style-name="P7" draw:layer="layout" svg:x1="22.294cm" svg:y1="20.038cm" svg:x2="23.012cm" svg:y2="20.038cm">
                <text:p/>
              </draw:line>
              <draw:frame draw:style-name="gr15" draw:text-style-name="P8" draw:layer="layout" svg:width="0.615cm" svg:height="0.536cm" svg:x="20.447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7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2.9cm" svg:y1="18.799cm" svg:x2="20.5cm" svg:y2="19.599cm">
            <text:p/>
          </draw:line>
        </draw:g>
        <draw:connector draw:style-name="gr32" draw:text-style-name="P5" draw:layer="layout" svg:x1="24.2cm" svg:y1="14.1cm" svg:x2="24.2cm" svg:y2="17cm" draw:start-shape="id170" draw:start-glue-point="2" draw:end-shape="id173" draw:end-glue-point="0" svg:d="M24200 14100v2900" svg:viewBox="0 0 1 2901">
          <text:p/>
        </draw:connector>
        <draw:frame draw:style-name="gr30" draw:text-style-name="P10" draw:layer="layout" svg:width="3cm" svg:height="1.433cm" svg:x="24.2cm" svg:y="14.1cm">
          <draw:text-box>
            <text:p><text:span text:style-name="T4">j:E2</text:span><text:span text:style-name="T4"><text:line-break/></text:span><text:span text:style-name="T4">{A1}</text:span></text:p>
          </draw:text-box>
        </draw:frame>
        <draw:frame draw:style-name="gr33" draw:text-style-name="P10" draw:layer="layout" svg:width="1.4cm" svg:height="0.8cm" svg:x="22.8cm" svg:y="16cm">
          <draw:text-box>
            <text:p><text:span text:style-name="T4">i:A1</text:span></text:p>
          </draw:text-box>
        </draw:frame>
        <draw:line draw:style-name="gr39" draw:text-style-name="P7" draw:layer="layout" svg:x1="23.5cm" svg:y1="20.7cm" svg:x2="23.5cm" svg:y2="21.8cm">
          <text:p/>
        </draw:line>
        <draw:line draw:style-name="gr39" draw:text-style-name="P7" draw:layer="layout" svg:x1="23.5cm" svg:y1="21.8cm" svg:x2="18.3cm" svg:y2="21.8cm">
          <text:p/>
        </draw:line>
        <draw:line draw:style-name="gr39" draw:text-style-name="P7" draw:layer="layout" svg:x1="18.3cm" svg:y1="21.8cm" svg:x2="18.3cm" svg:y2="18.5cm">
          <text:p/>
        </draw:line>
        <draw:line draw:style-name="gr31" draw:text-style-name="P7" draw:layer="layout" svg:x1="18.3cm" svg:y1="18.5cm" svg:x2="19.4cm" svg:y2="18.5cm">
          <text:p/>
        </draw:line>
        <draw:custom-shape draw:style-name="gr36" draw:text-style-name="P11" draw:layer="layout" svg:width="1.8cm" svg:height="1.7cm" svg:x="24.7cm" svg:y="19.4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24.801cm" svg:y1="11.947cm" svg:x2="22.101cm" svg:y2="12.547cm">
          <text:p/>
        </draw:line>
        <draw:line draw:style-name="gr31" draw:text-style-name="P7" draw:layer="layout" svg:x1="24.802cm" svg:y1="18.994cm" svg:x2="22.102cm" svg:y2="19.594cm">
          <text:p/>
        </draw:line>
      </draw:page>
      <draw:page draw:name="page11" draw:style-name="dp1" draw:master-page-name="Default">
        <draw:g xml:id="id174" draw:id="id174">
          <draw:g>
            <draw:g>
              <draw:custom-shape draw:style-name="gr2" draw:text-style-name="P3" draw:layer="layout" svg:width="1.172cm" svg:height="1.096cm" svg:x="61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3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62.96cm" svg:y="3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3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5.506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62.96cm" svg:y="5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4.444cm" svg:x2="63.267cm" svg:y2="4.444cm">
                <text:p/>
              </draw:line>
              <draw:line draw:style-name="gr14" draw:text-style-name="P7" draw:layer="layout" svg:x1="64.294cm" svg:y1="4.444cm" svg:x2="65.012cm" svg:y2="4.444cm">
                <text:p/>
              </draw:line>
              <draw:line draw:style-name="gr14" draw:text-style-name="P7" draw:layer="layout" svg:x1="66.038cm" svg:y1="4.444cm" svg:x2="66.756cm" svg:y2="4.444cm">
                <text:p/>
              </draw:line>
              <draw:line draw:style-name="gr14" draw:text-style-name="P7" draw:layer="layout" svg:x1="62.549cm" svg:y1="6.038cm" svg:x2="63.267cm" svg:y2="6.038cm">
                <text:p/>
              </draw:line>
              <draw:line draw:style-name="gr14" draw:text-style-name="P7" draw:layer="layout" svg:x1="64.294cm" svg:y1="6.038cm" svg:x2="65.012cm" svg:y2="6.038cm">
                <text:p/>
              </draw:line>
              <draw:frame draw:style-name="gr15" draw:text-style-name="P8" draw:layer="layout" svg:width="0.615cm" svg:height="0.536cm" svg:x="62.447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5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5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3cm">
              <draw:text-box>
                <text:p text:style-name="P5"><text:span text:style-name="T2">I´= {A1,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4.9cm" svg:y1="4.8cm" svg:x2="64.1cm" svg:y2="5.6cm">
            <text:p/>
          </draw:line>
        </draw:g>
        <draw:g xml:id="id175" draw:id="id175">
          <draw:g>
            <draw:g>
              <draw:custom-shape draw:style-name="gr2" draw:text-style-name="P3" draw:layer="layout" svg:width="1.172cm" svg:height="1.096cm" svg:x="61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0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62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2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12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1.444cm" svg:x2="63.267cm" svg:y2="11.444cm">
                <text:p/>
              </draw:line>
              <draw:line draw:style-name="gr14" draw:text-style-name="P7" draw:layer="layout" svg:x1="64.294cm" svg:y1="11.444cm" svg:x2="65.012cm" svg:y2="11.444cm">
                <text:p/>
              </draw:line>
              <draw:line draw:style-name="gr14" draw:text-style-name="P7" draw:layer="layout" svg:x1="66.038cm" svg:y1="11.444cm" svg:x2="66.756cm" svg:y2="11.444cm">
                <text:p/>
              </draw:line>
              <draw:line draw:style-name="gr14" draw:text-style-name="P7" draw:layer="layout" svg:x1="62.549cm" svg:y1="13.038cm" svg:x2="63.267cm" svg:y2="13.038cm">
                <text:p/>
              </draw:line>
              <draw:line draw:style-name="gr14" draw:text-style-name="P7" draw:layer="layout" svg:x1="64.294cm" svg:y1="13.038cm" svg:x2="65.012cm" svg:y2="13.038cm">
                <text:p/>
              </draw:line>
              <draw:frame draw:style-name="gr15" draw:text-style-name="P8" draw:layer="layout" svg:width="0.615cm" svg:height="0.536cm" svg:x="62.447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12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10cm">
              <draw:text-box>
                <text:p text:style-name="P5"><text:span text:style-name="T2">I´= {A1,A3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4.9cm" svg:y1="11.8cm" svg:x2="64.1cm" svg:y2="12.6cm">
            <text:p/>
          </draw:line>
        </draw:g>
        <draw:g xml:id="id177" draw:id="id177">
          <draw:g>
            <draw:g>
              <draw:custom-shape draw:style-name="gr2" draw:text-style-name="P3" draw:layer="layout" svg:width="1.172cm" svg:height="1.096cm" svg:x="33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0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10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2.507cm">
                <draw:text-box>
                  <text:p text:style-name="P5"><text:span text:style-name="T2">B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34.96cm" svg:y="12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1.445cm" svg:x2="35.267cm" svg:y2="11.445cm">
                <text:p/>
              </draw:line>
              <draw:line draw:style-name="gr14" draw:text-style-name="P7" draw:layer="layout" svg:x1="36.294cm" svg:y1="11.445cm" svg:x2="37.012cm" svg:y2="11.445cm">
                <text:p/>
              </draw:line>
              <draw:line draw:style-name="gr14" draw:text-style-name="P7" draw:layer="layout" svg:x1="38.038cm" svg:y1="11.445cm" svg:x2="38.756cm" svg:y2="11.445cm">
                <text:p/>
              </draw:line>
              <draw:line draw:style-name="gr14" draw:text-style-name="P7" draw:layer="layout" svg:x1="34.549cm" svg:y1="13.039cm" svg:x2="35.267cm" svg:y2="13.039cm">
                <text:p/>
              </draw:line>
              <draw:line draw:style-name="gr14" draw:text-style-name="P7" draw:layer="layout" svg:x1="36.294cm" svg:y1="13.039cm" svg:x2="37.012cm" svg:y2="13.039cm">
                <text:p/>
              </draw:line>
              <draw:frame draw:style-name="gr15" draw:text-style-name="P8" draw:layer="layout" svg:width="0.615cm" svg:height="0.536cm" svg:x="34.447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2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12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10.001cm">
              <draw:text-box>
                <text:p text:style-name="P5"><text:span text:style-name="T2">I´= {A3,B1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6.9cm" svg:y1="11.801cm" svg:x2="36.1cm" svg:y2="12.601cm">
            <text:p/>
          </draw:line>
        </draw:g>
        <draw:connector draw:style-name="gr32" draw:text-style-name="P5" xml:id="id176" draw:id="id176" draw:layer="layout" svg:x1="66.2cm" svg:y1="7.1cm" svg:x2="66.2cm" svg:y2="10cm" draw:start-shape="id174" draw:start-glue-point="2" draw:end-shape="id175" draw:end-glue-point="0" svg:d="M66200 7100v2900" svg:viewBox="0 0 1 2901">
          <text:p/>
        </draw:connector>
        <draw:connector draw:style-name="gr32" draw:text-style-name="P5" draw:layer="layout" svg:x1="66.2cm" svg:y1="8.55cm" svg:x2="38.2cm" svg:y2="10.001cm" draw:start-shape="id176" draw:start-glue-point="0" draw:end-shape="id177" draw:end-glue-point="0" svg:d="M66200 8550h-28000v1451" svg:viewBox="0 0 28001 1452">
          <text:p/>
        </draw:connector>
        <draw:g xml:id="id178" draw:id="id178">
          <draw:g>
            <draw:g>
              <draw:custom-shape draw:style-name="gr2" draw:text-style-name="P3" draw:layer="layout" svg:width="1.172cm" svg:height="1.096cm" svg:x="89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10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10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12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12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11.445cm" svg:x2="91.267cm" svg:y2="11.445cm">
                <text:p/>
              </draw:line>
              <draw:line draw:style-name="gr14" draw:text-style-name="P7" draw:layer="layout" svg:x1="92.294cm" svg:y1="11.445cm" svg:x2="93.012cm" svg:y2="11.445cm">
                <text:p/>
              </draw:line>
              <draw:line draw:style-name="gr14" draw:text-style-name="P7" draw:layer="layout" svg:x1="94.038cm" svg:y1="11.445cm" svg:x2="94.756cm" svg:y2="11.445cm">
                <text:p/>
              </draw:line>
              <draw:line draw:style-name="gr14" draw:text-style-name="P7" draw:layer="layout" svg:x1="90.549cm" svg:y1="13.039cm" svg:x2="91.267cm" svg:y2="13.039cm">
                <text:p/>
              </draw:line>
              <draw:line draw:style-name="gr14" draw:text-style-name="P7" draw:layer="layout" svg:x1="92.294cm" svg:y1="13.039cm" svg:x2="93.012cm" svg:y2="13.039cm">
                <text:p/>
              </draw:line>
              <draw:frame draw:style-name="gr15" draw:text-style-name="P8" draw:layer="layout" svg:width="0.615cm" svg:height="0.536cm" svg:x="90.447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12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12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10.001cm">
              <draw:text-box>
                <text:p text:style-name="P5"><text:span text:style-name="T2">I´= {A1,A3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2.9cm" svg:y1="11.801cm" svg:x2="92.1cm" svg:y2="12.601cm">
            <text:p/>
          </draw:line>
        </draw:g>
        <draw:connector draw:style-name="gr34" draw:text-style-name="P5" draw:layer="layout" svg:x1="66.2cm" svg:y1="8.55cm" svg:x2="94.2cm" svg:y2="10.001cm" draw:start-shape="id176" draw:start-glue-point="0" draw:end-shape="id178" draw:end-glue-point="0" svg:d="M66200 8550h28000v1451" svg:viewBox="0 0 28001 1452">
          <text:p/>
        </draw:connector>
        <draw:frame draw:style-name="gr30" draw:text-style-name="P10" draw:layer="layout" svg:width="3cm" svg:height="1.433cm" svg:x="66.2cm" svg:y="7.1cm">
          <draw:text-box>
            <text:p><text:span text:style-name="T4">j:E1</text:span><text:span text:style-name="T4"><text:line-break/></text:span><text:span text:style-name="T4">{A1,B1}</text:span></text:p>
          </draw:text-box>
        </draw:frame>
        <draw:frame draw:style-name="gr33" draw:text-style-name="P10" draw:layer="layout" svg:width="1.4cm" svg:height="0.8cm" svg:x="36.8cm" svg:y="9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64.8cm" svg:y="9cm">
          <draw:text-box>
            <text:p><text:span text:style-name="T4">i:B1</text:span></text:p>
          </draw:text-box>
        </draw:frame>
        <draw:line draw:style-name="gr39" draw:text-style-name="P7" draw:layer="layout" svg:x1="37.5cm" svg:y1="13.7cm" svg:x2="37.5cm" svg:y2="14.7cm">
          <text:p/>
        </draw:line>
        <draw:line draw:style-name="gr39" draw:text-style-name="P7" draw:layer="layout" svg:x1="37.5cm" svg:y1="14.7cm" svg:x2="32.3cm" svg:y2="14.7cm">
          <text:p/>
        </draw:line>
        <draw:line draw:style-name="gr39" draw:text-style-name="P7" draw:layer="layout" svg:x1="32.3cm" svg:y1="14.7cm" svg:x2="32.3cm" svg:y2="11.4cm">
          <text:p/>
        </draw:line>
        <draw:line draw:style-name="gr31" draw:text-style-name="P7" draw:layer="layout" svg:x1="32.3cm" svg:y1="11.4cm" svg:x2="33.4cm" svg:y2="11.4cm">
          <text:p/>
        </draw:line>
        <draw:custom-shape draw:style-name="gr36" draw:text-style-name="P11" draw:layer="layout" svg:width="1.8cm" svg:height="1.7cm" svg:x="38.7cm" svg:y="12.4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65.5cm" svg:y1="13.7cm" svg:x2="65.5cm" svg:y2="14.7cm">
          <text:p/>
        </draw:line>
        <draw:line draw:style-name="gr39" draw:text-style-name="P7" draw:layer="layout" svg:x1="65.5cm" svg:y1="14.7cm" svg:x2="62cm" svg:y2="14.7cm">
          <text:p/>
        </draw:line>
        <draw:line draw:style-name="gr31" draw:text-style-name="P7" draw:layer="layout" svg:x1="62cm" svg:y1="14.7cm" svg:x2="62cm" svg:y2="13.7cm">
          <text:p/>
        </draw:line>
        <draw:custom-shape draw:style-name="gr36" draw:text-style-name="P11" draw:layer="layout" svg:width="1.8cm" svg:height="1.7cm" svg:x="66.7cm" svg:y="12.4cm">
          <text:p/>
          <draw:enhanced-geometry svg:viewBox="0 0 21600 21600" draw:type="rectangle" draw:enhanced-path="M 0 0 L 21600 0 21600 21600 0 21600 0 0 Z N"/>
        </draw:custom-shape>
        <draw:g xml:id="id179" draw:id="id179">
          <draw:g>
            <draw:g>
              <draw:custom-shape draw:style-name="gr2" draw:text-style-name="P3" draw:layer="layout" svg:width="1.172cm" svg:height="1.096cm" svg:x="89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17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19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90.96cm" svg:y="19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92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18.444cm" svg:x2="91.267cm" svg:y2="18.444cm">
                <text:p/>
              </draw:line>
              <draw:line draw:style-name="gr14" draw:text-style-name="P7" draw:layer="layout" svg:x1="92.294cm" svg:y1="18.444cm" svg:x2="93.012cm" svg:y2="18.444cm">
                <text:p/>
              </draw:line>
              <draw:line draw:style-name="gr14" draw:text-style-name="P7" draw:layer="layout" svg:x1="94.038cm" svg:y1="18.444cm" svg:x2="94.756cm" svg:y2="18.444cm">
                <text:p/>
              </draw:line>
              <draw:line draw:style-name="gr14" draw:text-style-name="P7" draw:layer="layout" svg:x1="90.549cm" svg:y1="20.038cm" svg:x2="91.267cm" svg:y2="20.038cm">
                <text:p/>
              </draw:line>
              <draw:line draw:style-name="gr14" draw:text-style-name="P7" draw:layer="layout" svg:x1="92.294cm" svg:y1="20.038cm" svg:x2="93.012cm" svg:y2="20.038cm">
                <text:p/>
              </draw:line>
              <draw:frame draw:style-name="gr15" draw:text-style-name="P8" draw:layer="layout" svg:width="0.615cm" svg:height="0.536cm" svg:x="90.447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19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96.5cm" svg:y="17cm">
              <draw:text-box>
                <text:p text:style-name="P5"><text:span text:style-name="T2">I´= {A1,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2.9cm" svg:y1="18.8cm" svg:x2="92.1cm" svg:y2="19.6cm">
            <text:p/>
          </draw:line>
        </draw:g>
        <draw:g xml:id="id183" draw:id="id183">
          <draw:g>
            <draw:g>
              <draw:custom-shape draw:style-name="gr2" draw:text-style-name="P3" draw:layer="layout" svg:width="1.172cm" svg:height="1.096cm" svg:x="47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7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17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9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48.96cm" svg:y="19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50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8.445cm" svg:x2="49.267cm" svg:y2="18.445cm">
                <text:p/>
              </draw:line>
              <draw:line draw:style-name="gr14" draw:text-style-name="P7" draw:layer="layout" svg:x1="50.294cm" svg:y1="18.445cm" svg:x2="51.012cm" svg:y2="18.445cm">
                <text:p/>
              </draw:line>
              <draw:line draw:style-name="gr14" draw:text-style-name="P7" draw:layer="layout" svg:x1="52.038cm" svg:y1="18.445cm" svg:x2="52.756cm" svg:y2="18.445cm">
                <text:p/>
              </draw:line>
              <draw:line draw:style-name="gr14" draw:text-style-name="P7" draw:layer="layout" svg:x1="48.549cm" svg:y1="20.039cm" svg:x2="49.267cm" svg:y2="20.039cm">
                <text:p/>
              </draw:line>
              <draw:line draw:style-name="gr14" draw:text-style-name="P7" draw:layer="layout" svg:x1="50.294cm" svg:y1="20.039cm" svg:x2="51.012cm" svg:y2="20.039cm">
                <text:p/>
              </draw:line>
              <draw:frame draw:style-name="gr15" draw:text-style-name="P8" draw:layer="layout" svg:width="0.615cm" svg:height="0.536cm" svg:x="48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9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54.5cm" svg:y="17.001cm">
              <draw:text-box>
                <text:p text:style-name="P5"><text:span text:style-name="T2">I´= {A3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50.9cm" svg:y1="18.801cm" svg:x2="50.1cm" svg:y2="19.601cm">
            <text:p/>
          </draw:line>
        </draw:g>
        <draw:g xml:id="id181" draw:id="id181">
          <draw:g>
            <draw:g>
              <draw:custom-shape draw:style-name="gr2" draw:text-style-name="P3" draw:layer="layout" svg:width="1.172cm" svg:height="1.096cm" svg:x="75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17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17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80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19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19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78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18.445cm" svg:x2="77.267cm" svg:y2="18.445cm">
                <text:p/>
              </draw:line>
              <draw:line draw:style-name="gr14" draw:text-style-name="P7" draw:layer="layout" svg:x1="78.294cm" svg:y1="18.445cm" svg:x2="79.012cm" svg:y2="18.445cm">
                <text:p/>
              </draw:line>
              <draw:line draw:style-name="gr14" draw:text-style-name="P7" draw:layer="layout" svg:x1="80.038cm" svg:y1="18.445cm" svg:x2="80.756cm" svg:y2="18.445cm">
                <text:p/>
              </draw:line>
              <draw:line draw:style-name="gr14" draw:text-style-name="P7" draw:layer="layout" svg:x1="76.549cm" svg:y1="20.039cm" svg:x2="77.267cm" svg:y2="20.039cm">
                <text:p/>
              </draw:line>
              <draw:line draw:style-name="gr14" draw:text-style-name="P7" draw:layer="layout" svg:x1="78.294cm" svg:y1="20.039cm" svg:x2="79.012cm" svg:y2="20.039cm">
                <text:p/>
              </draw:line>
              <draw:frame draw:style-name="gr15" draw:text-style-name="P8" draw:layer="layout" svg:width="0.615cm" svg:height="0.536cm" svg:x="76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9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82.5cm" svg:y="17.001cm">
              <draw:text-box>
                <text:p text:style-name="P5"><text:span text:style-name="T2">I´= {A1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8.9cm" svg:y1="18.801cm" svg:x2="78.1cm" svg:y2="19.601cm">
            <text:p/>
          </draw:line>
        </draw:g>
        <draw:connector draw:style-name="gr32" draw:text-style-name="P5" xml:id="id180" draw:id="id180" draw:layer="layout" svg:x1="94.2cm" svg:y1="14.101cm" svg:x2="94.2cm" svg:y2="17cm" draw:start-shape="id178" draw:start-glue-point="2" draw:end-shape="id179" draw:end-glue-point="0" svg:d="M94200 14101v2899" svg:viewBox="0 0 1 2900">
          <text:p/>
        </draw:connector>
        <draw:connector draw:style-name="gr32" draw:text-style-name="P5" xml:id="id182" draw:id="id182" draw:layer="layout" svg:x1="94.2cm" svg:y1="15.55cm" svg:x2="80.2cm" svg:y2="17.001cm" draw:start-shape="id180" draw:start-glue-point="0" draw:end-shape="id181" draw:end-glue-point="0" svg:d="M94200 15550h-14000v1451" svg:viewBox="0 0 14001 1452">
          <text:p/>
        </draw:connector>
        <draw:connector draw:style-name="gr32" draw:text-style-name="P5" draw:layer="layout" svg:x1="80.2cm" svg:y1="15.55cm" svg:x2="52.2cm" svg:y2="17.001cm" draw:start-shape="id182" draw:start-glue-point="0" draw:end-shape="id183" draw:end-glue-point="0" svg:d="M80200 15550h-28000v1451" svg:viewBox="0 0 28001 1452">
          <text:p/>
        </draw:connector>
        <draw:frame draw:style-name="gr30" draw:text-style-name="P10" draw:layer="layout" svg:width="3cm" svg:height="1.433cm" svg:x="94.2cm" svg:y="14.1cm">
          <draw:text-box>
            <text:p><text:span text:style-name="T4">j:E2</text:span><text:span text:style-name="T4"><text:line-break/></text:span><text:span text:style-name="T4">{A1,A3,B1}</text:span></text:p>
          </draw:text-box>
        </draw:frame>
        <draw:frame draw:style-name="gr33" draw:text-style-name="P10" draw:layer="layout" svg:width="1.4cm" svg:height="0.8cm" svg:x="50.8cm" svg:y="16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78.8cm" svg:y="16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92.8cm" svg:y="16cm">
          <draw:text-box>
            <text:p><text:span text:style-name="T4">i:B1</text:span></text:p>
          </draw:text-box>
        </draw:frame>
        <draw:connector draw:style-name="gr32" draw:text-style-name="P5" xml:id="id185" draw:id="id185" draw:layer="layout" svg:x1="94.2cm" svg:y1="21.1cm" svg:x2="94.2cm" svg:y2="24cm" draw:start-shape="id179" draw:start-glue-point="2" draw:end-shape="id184" draw:end-glue-point="0" svg:d="M94200 21100v2900" svg:viewBox="0 0 1 2901">
          <text:p/>
        </draw:connector>
        <draw:connector draw:style-name="gr32" draw:text-style-name="P5" draw:layer="layout" svg:x1="94.2cm" svg:y1="22.55cm" svg:x2="108.2cm" svg:y2="24.001cm" draw:start-shape="id185" draw:start-glue-point="0" draw:end-shape="id186" draw:end-glue-point="0" svg:d="M94200 22550h14000v1451" svg:viewBox="0 0 14001 1452">
          <text:p/>
        </draw:connector>
        <draw:frame draw:style-name="gr30" draw:text-style-name="P10" draw:layer="layout" svg:width="3cm" svg:height="1.433cm" svg:x="94.2cm" svg:y="21.1cm">
          <draw:text-box>
            <text:p><text:span text:style-name="T4">j:E2</text:span><text:span text:style-name="T4"><text:line-break/></text:span><text:span text:style-name="T4">{A1,A3}</text:span></text:p>
          </draw:text-box>
        </draw:frame>
        <draw:frame draw:style-name="gr33" draw:text-style-name="P10" draw:layer="layout" svg:width="1.4cm" svg:height="0.8cm" svg:x="92.8cm" svg:y="23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106.8cm" svg:y="23cm">
          <draw:text-box>
            <text:p><text:span text:style-name="T4">i:A3</text:span></text:p>
          </draw:text-box>
        </draw:frame>
        <draw:g>
          <draw:g xml:id="id184" draw:id="id184">
            <draw:g>
              <draw:g>
                <draw:custom-shape draw:style-name="gr2" draw:text-style-name="P3" draw:layer="layout" svg:width="1.172cm" svg:height="1.096cm" svg:x="89.40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91.161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92.915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94.67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89.421cm" svg:y="26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91.161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92.915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88.6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88.805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89.216cm" svg:y="24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90.96cm" svg:y="24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92.704cm" svg:y="24.907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94.653cm" svg:y="24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89.216cm" svg:y="26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90.96cm" svg:y="26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92.909cm" svg:y="26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90.549cm" svg:y1="25.444cm" svg:x2="91.267cm" svg:y2="25.444cm">
                  <text:p/>
                </draw:line>
                <draw:line draw:style-name="gr14" draw:text-style-name="P7" draw:layer="layout" svg:x1="92.294cm" svg:y1="25.444cm" svg:x2="93.012cm" svg:y2="25.444cm">
                  <text:p/>
                </draw:line>
                <draw:line draw:style-name="gr14" draw:text-style-name="P7" draw:layer="layout" svg:x1="94.038cm" svg:y1="25.444cm" svg:x2="94.756cm" svg:y2="25.444cm">
                  <text:p/>
                </draw:line>
                <draw:line draw:style-name="gr14" draw:text-style-name="P7" draw:layer="layout" svg:x1="90.549cm" svg:y1="27.038cm" svg:x2="91.267cm" svg:y2="27.038cm">
                  <text:p/>
                </draw:line>
                <draw:line draw:style-name="gr14" draw:text-style-name="P7" draw:layer="layout" svg:x1="92.294cm" svg:y1="27.038cm" svg:x2="93.012cm" svg:y2="27.038cm">
                  <text:p/>
                </draw:line>
                <draw:frame draw:style-name="gr15" draw:text-style-name="P8" draw:layer="layout" svg:width="0.615cm" svg:height="0.536cm" svg:x="90.447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92.191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93.935cm" svg:y="25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90.447cm" svg:y="26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92.191cm" svg:y="26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96.5cm" svg:y="24cm">
                <draw:text-box>
                  <text:p text:style-name="P5"><text:span text:style-name="T2">I´= {A3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92.9cm" svg:y1="25.8cm" svg:x2="92.1cm" svg:y2="26.6cm">
              <text:p/>
            </draw:line>
          </draw:g>
          <draw:line draw:style-name="gr31" draw:text-style-name="P7" draw:layer="layout" svg:x1="91.5cm" svg:y1="26.4cm" svg:x2="90.6cm" svg:y2="25.9cm">
            <text:p/>
          </draw:line>
        </draw:g>
        <draw:g>
          <draw:g xml:id="id186" draw:id="id186">
            <draw:g>
              <draw:g>
                <draw:custom-shape draw:style-name="gr2" draw:text-style-name="P3" draw:layer="layout" svg:width="1.172cm" svg:height="1.096cm" svg:x="103.404cm" svg:y="24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105.161cm" svg:y="24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106.915cm" svg:y="24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108.674cm" svg:y="24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103.421cm" svg:y="26.58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105.161cm" svg:y="26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106.915cm" svg:y="26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102.6cm" svg:y="24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102.805cm" svg:y="24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103.216cm" svg:y="24.914cm">
                  <draw:text-box>
                    <text:p text:style-name="P5"><text:span text:style-name="T2">A1</text:span><text:span text:style-name="T2"><text:line-break/></text:span><text:span text:style-name="T2">{E2}</text:span></text:p>
                  </draw:text-box>
                </draw:frame>
                <draw:frame draw:style-name="gr11" draw:text-style-name="P6" draw:layer="layout" svg:width="1.539cm" svg:height="1.28cm" svg:x="104.96cm" svg:y="24.914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106.704cm" svg:y="24.908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108.653cm" svg:y="24.914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103.216cm" svg:y="26.507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104.96cm" svg:y="26.507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106.909cm" svg:y="26.507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104.549cm" svg:y1="25.445cm" svg:x2="105.267cm" svg:y2="25.445cm">
                  <text:p/>
                </draw:line>
                <draw:line draw:style-name="gr14" draw:text-style-name="P7" draw:layer="layout" svg:x1="106.294cm" svg:y1="25.445cm" svg:x2="107.012cm" svg:y2="25.445cm">
                  <text:p/>
                </draw:line>
                <draw:line draw:style-name="gr14" draw:text-style-name="P7" draw:layer="layout" svg:x1="108.038cm" svg:y1="25.445cm" svg:x2="108.756cm" svg:y2="25.445cm">
                  <text:p/>
                </draw:line>
                <draw:line draw:style-name="gr14" draw:text-style-name="P7" draw:layer="layout" svg:x1="104.549cm" svg:y1="27.039cm" svg:x2="105.267cm" svg:y2="27.039cm">
                  <text:p/>
                </draw:line>
                <draw:line draw:style-name="gr14" draw:text-style-name="P7" draw:layer="layout" svg:x1="106.294cm" svg:y1="27.039cm" svg:x2="107.012cm" svg:y2="27.039cm">
                  <text:p/>
                </draw:line>
                <draw:frame draw:style-name="gr15" draw:text-style-name="P8" draw:layer="layout" svg:width="0.615cm" svg:height="0.536cm" svg:x="104.447cm" svg:y="25.02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106.191cm" svg:y="25.02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107.935cm" svg:y="25.02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104.447cm" svg:y="26.614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106.191cm" svg:y="26.614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110.5cm" svg:y="24.001cm">
                <draw:text-box>
                  <text:p text:style-name="P5"><text:span text:style-name="T2">I´= {A1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106.9cm" svg:y1="25.801cm" svg:x2="106.1cm" svg:y2="26.601cm">
              <text:p/>
            </draw:line>
          </draw:g>
          <draw:line draw:style-name="gr31" draw:text-style-name="P7" draw:layer="layout" svg:x1="105.8cm" svg:y1="26.5cm" svg:x2="106.7cm" svg:y2="25.7cm">
            <text:p/>
          </draw:line>
        </draw:g>
        <draw:g xml:id="id189" draw:id="id189">
          <draw:g>
            <draw:g>
              <draw:custom-shape draw:style-name="gr2" draw:text-style-name="P3" draw:layer="layout" svg:width="1.172cm" svg:height="1.096cm" svg:x="61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26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2.96cm" svg:y="26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64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25.445cm" svg:x2="63.267cm" svg:y2="25.445cm">
                <text:p/>
              </draw:line>
              <draw:line draw:style-name="gr14" draw:text-style-name="P7" draw:layer="layout" svg:x1="64.294cm" svg:y1="25.445cm" svg:x2="65.012cm" svg:y2="25.445cm">
                <text:p/>
              </draw:line>
              <draw:line draw:style-name="gr14" draw:text-style-name="P7" draw:layer="layout" svg:x1="66.038cm" svg:y1="25.445cm" svg:x2="66.756cm" svg:y2="25.445cm">
                <text:p/>
              </draw:line>
              <draw:line draw:style-name="gr14" draw:text-style-name="P7" draw:layer="layout" svg:x1="62.549cm" svg:y1="27.039cm" svg:x2="63.267cm" svg:y2="27.039cm">
                <text:p/>
              </draw:line>
              <draw:line draw:style-name="gr14" draw:text-style-name="P7" draw:layer="layout" svg:x1="64.294cm" svg:y1="27.039cm" svg:x2="65.012cm" svg:y2="27.039cm">
                <text:p/>
              </draw:line>
              <draw:frame draw:style-name="gr15" draw:text-style-name="P8" draw:layer="layout" svg:width="0.615cm" svg:height="0.536cm" svg:x="62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6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68.5cm" svg:y="24.001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4.9cm" svg:y1="25.801cm" svg:x2="64.1cm" svg:y2="26.601cm">
            <text:p/>
          </draw:line>
        </draw:g>
        <draw:connector draw:style-name="gr32" draw:text-style-name="P5" xml:id="id188" draw:id="id188" draw:layer="layout" svg:x1="80.2cm" svg:y1="21.101cm" svg:x2="80.2cm" svg:y2="24cm" draw:start-shape="id181" draw:start-glue-point="2" draw:end-shape="id187" draw:end-glue-point="0" svg:d="M80200 21101v2899" svg:viewBox="0 0 1 2900">
          <text:p/>
        </draw:connector>
        <draw:connector draw:style-name="gr32" draw:text-style-name="P5" draw:layer="layout" svg:x1="80.2cm" svg:y1="22.55cm" svg:x2="66.2cm" svg:y2="24.001cm" draw:start-shape="id188" draw:start-glue-point="0" draw:end-shape="id189" draw:end-glue-point="0" svg:d="M80200 22550h-14000v1451" svg:viewBox="0 0 14001 1452">
          <text:p/>
        </draw:connector>
        <draw:frame draw:style-name="gr30" draw:text-style-name="P10" draw:layer="layout" svg:width="3cm" svg:height="1.433cm" svg:x="80.2cm" svg:y="21.1cm">
          <draw:text-box>
            <text:p><text:span text:style-name="T4">j:E2</text:span><text:span text:style-name="T4"><text:line-break/></text:span><text:span text:style-name="T4">{A1,B1}</text:span></text:p>
          </draw:text-box>
        </draw:frame>
        <draw:frame draw:style-name="gr33" draw:text-style-name="P10" draw:layer="layout" svg:width="1.4cm" svg:height="0.8cm" svg:x="64.8cm" svg:y="23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78.8cm" svg:y="23cm">
          <draw:text-box>
            <text:p><text:span text:style-name="T4">i:B1</text:span></text:p>
          </draw:text-box>
        </draw:frame>
        <draw:line draw:style-name="gr39" draw:text-style-name="P7" draw:layer="layout" svg:x1="67.2cm" svg:y1="24.9cm" svg:x2="67.2cm" svg:y2="24.3cm">
          <text:p/>
        </draw:line>
        <draw:line draw:style-name="gr39" draw:text-style-name="P7" draw:layer="layout" svg:x1="67.2cm" svg:y1="24.3cm" svg:x2="62cm" svg:y2="24.3cm">
          <text:p/>
        </draw:line>
        <draw:line draw:style-name="gr31" draw:text-style-name="P7" draw:layer="layout" svg:x1="62cm" svg:y1="24.3cm" svg:x2="62cm" svg:y2="24.9cm">
          <text:p/>
        </draw:line>
        <draw:custom-shape draw:style-name="gr36" draw:text-style-name="P11" draw:layer="layout" svg:width="1.8cm" svg:height="1.7cm" svg:x="66.7cm" svg:y="26.4cm">
          <text:p/>
          <draw:enhanced-geometry svg:viewBox="0 0 21600 21600" draw:type="rectangle" draw:enhanced-path="M 0 0 L 21600 0 21600 21600 0 21600 0 0 Z N"/>
        </draw:custom-shape>
        <draw:g xml:id="id190" draw:id="id190">
          <draw:g xml:id="id187" draw:id="id187">
            <draw:g>
              <draw:g>
                <draw:custom-shape draw:style-name="gr2" draw:text-style-name="P3" draw:layer="layout" svg:width="1.172cm" svg:height="1.096cm" svg:x="75.40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77.161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78.915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80.67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75.421cm" svg:y="26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77.161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78.915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74.6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74.805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75.216cm" svg:y="24.913cm">
                  <draw:text-box>
                    <text:p text:style-name="P5"><text:span text:style-name="T2">A1</text:span><text:span text:style-name="T2"><text:line-break/></text:span><text:span text:style-name="T2">{E2}</text:span></text:p>
                  </draw:text-box>
                </draw:frame>
                <draw:frame draw:style-name="gr11" draw:text-style-name="P6" draw:layer="layout" svg:width="1.539cm" svg:height="1.28cm" svg:x="76.96cm" svg:y="24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78.704cm" svg:y="24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80.653cm" svg:y="24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75.216cm" svg:y="26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76.96cm" svg:y="26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78.909cm" svg:y="26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76.549cm" svg:y1="25.444cm" svg:x2="77.267cm" svg:y2="25.444cm">
                  <text:p/>
                </draw:line>
                <draw:line draw:style-name="gr14" draw:text-style-name="P7" draw:layer="layout" svg:x1="78.294cm" svg:y1="25.444cm" svg:x2="79.012cm" svg:y2="25.444cm">
                  <text:p/>
                </draw:line>
                <draw:line draw:style-name="gr14" draw:text-style-name="P7" draw:layer="layout" svg:x1="80.038cm" svg:y1="25.444cm" svg:x2="80.756cm" svg:y2="25.444cm">
                  <text:p/>
                </draw:line>
                <draw:line draw:style-name="gr14" draw:text-style-name="P7" draw:layer="layout" svg:x1="76.549cm" svg:y1="27.038cm" svg:x2="77.267cm" svg:y2="27.038cm">
                  <text:p/>
                </draw:line>
                <draw:line draw:style-name="gr14" draw:text-style-name="P7" draw:layer="layout" svg:x1="78.294cm" svg:y1="27.038cm" svg:x2="79.012cm" svg:y2="27.038cm">
                  <text:p/>
                </draw:line>
                <draw:frame draw:style-name="gr15" draw:text-style-name="P8" draw:layer="layout" svg:width="0.615cm" svg:height="0.536cm" svg:x="76.447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78.191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79.935cm" svg:y="25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76.447cm" svg:y="26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78.191cm" svg:y="26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82.5cm" svg:y="24cm">
                <draw:text-box>
                  <text:p text:style-name="P5"><text:span text:style-name="T2">I´= {A1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78.9cm" svg:y1="25.8cm" svg:x2="78.1cm" svg:y2="26.6cm">
              <text:p/>
            </draw:line>
          </draw:g>
          <draw:line draw:style-name="gr39" draw:text-style-name="P7" draw:layer="layout" svg:x1="81.3cm" svg:y1="24.9cm" svg:x2="81.3cm" svg:y2="24.4cm">
            <text:p/>
          </draw:line>
          <draw:line draw:style-name="gr39" draw:text-style-name="P7" draw:layer="layout" svg:x1="81.3cm" svg:y1="24.4cm" svg:x2="74.4cm" svg:y2="24.4cm">
            <text:p/>
          </draw:line>
          <draw:line draw:style-name="gr39" draw:text-style-name="P7" draw:layer="layout" svg:x1="74.4cm" svg:y1="24.4cm" svg:x2="74.4cm" svg:y2="27cm">
            <text:p/>
          </draw:line>
          <draw:line draw:style-name="gr31" draw:text-style-name="P7" draw:layer="layout" svg:x1="74.4cm" svg:y1="27cm" svg:x2="75.4cm" svg:y2="27cm">
            <text:p/>
          </draw:line>
        </draw:g>
        <draw:g xml:id="id191" draw:id="id191">
          <draw:g>
            <draw:g>
              <draw:g>
                <draw:custom-shape draw:style-name="gr2" draw:text-style-name="P3" draw:layer="layout" svg:width="1.172cm" svg:height="1.096cm" svg:x="75.40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77.161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78.915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80.67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75.421cm" svg:y="33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77.161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78.915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74.6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74.805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75.216cm" svg:y="31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76.96cm" svg:y="31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78.704cm" svg:y="31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80.653cm" svg:y="31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75.216cm" svg:y="33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76.96cm" svg:y="33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78.909cm" svg:y="33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76.549cm" svg:y1="32.444cm" svg:x2="77.267cm" svg:y2="32.444cm">
                  <text:p/>
                </draw:line>
                <draw:line draw:style-name="gr14" draw:text-style-name="P7" draw:layer="layout" svg:x1="78.294cm" svg:y1="32.444cm" svg:x2="79.012cm" svg:y2="32.444cm">
                  <text:p/>
                </draw:line>
                <draw:line draw:style-name="gr14" draw:text-style-name="P7" draw:layer="layout" svg:x1="80.038cm" svg:y1="32.444cm" svg:x2="80.756cm" svg:y2="32.444cm">
                  <text:p/>
                </draw:line>
                <draw:line draw:style-name="gr14" draw:text-style-name="P7" draw:layer="layout" svg:x1="76.549cm" svg:y1="34.038cm" svg:x2="77.267cm" svg:y2="34.038cm">
                  <text:p/>
                </draw:line>
                <draw:line draw:style-name="gr14" draw:text-style-name="P7" draw:layer="layout" svg:x1="78.294cm" svg:y1="34.038cm" svg:x2="79.012cm" svg:y2="34.038cm">
                  <text:p/>
                </draw:line>
                <draw:frame draw:style-name="gr15" draw:text-style-name="P8" draw:layer="layout" svg:width="0.615cm" svg:height="0.536cm" svg:x="76.447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78.191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79.935cm" svg:y="32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76.447cm" svg:y="33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78.191cm" svg:y="33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82.5cm" svg:y="31cm">
                <draw:text-box>
                  <text:p text:style-name="P5"><text:span text:style-name="T2">I´= {}</text:span></text:p>
                  <text:p text:style-name="P5"><text:span text:style-name="T2">J´= {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78.9cm" svg:y1="32.8cm" svg:x2="78.1cm" svg:y2="33.6cm">
              <text:p/>
            </draw:line>
          </draw:g>
          <draw:line draw:style-name="gr39" draw:text-style-name="P7" draw:layer="layout" svg:x1="81.3cm" svg:y1="31.9cm" svg:x2="81.3cm" svg:y2="31.4cm">
            <text:p/>
          </draw:line>
          <draw:line draw:style-name="gr39" draw:text-style-name="P7" draw:layer="layout" svg:x1="81.3cm" svg:y1="31.4cm" svg:x2="74.4cm" svg:y2="31.4cm">
            <text:p/>
          </draw:line>
          <draw:line draw:style-name="gr39" draw:text-style-name="P7" draw:layer="layout" svg:x1="74.4cm" svg:y1="31.4cm" svg:x2="74.4cm" svg:y2="34cm">
            <text:p/>
          </draw:line>
          <draw:line draw:style-name="gr31" draw:text-style-name="P7" draw:layer="layout" svg:x1="74.4cm" svg:y1="34cm" svg:x2="75.4cm" svg:y2="34cm">
            <text:p/>
          </draw:line>
        </draw:g>
        <draw:connector draw:style-name="gr32" draw:text-style-name="P5" draw:layer="layout" svg:x1="80.1cm" svg:y1="28.1cm" svg:x2="80.1cm" svg:y2="31cm" draw:start-shape="id190" draw:start-glue-point="2" draw:end-shape="id191" draw:end-glue-point="0" svg:d="M80100 28100v2900" svg:viewBox="0 0 1 2901">
          <text:p/>
        </draw:connector>
        <draw:frame draw:style-name="gr30" draw:text-style-name="P10" draw:layer="layout" svg:width="3cm" svg:height="1.433cm" svg:x="80.1cm" svg:y="28.1cm">
          <draw:text-box>
            <text:p><text:span text:style-name="T4">j:E2</text:span><text:span text:style-name="T4"><text:line-break/></text:span><text:span text:style-name="T4">{A1}</text:span></text:p>
          </draw:text-box>
        </draw:frame>
        <draw:frame draw:style-name="gr33" draw:text-style-name="P10" draw:layer="layout" svg:width="1.4cm" svg:height="0.8cm" svg:x="78.7cm" svg:y="30cm">
          <draw:text-box>
            <text:p><text:span text:style-name="T4">i:A1</text:span></text:p>
          </draw:text-box>
        </draw:frame>
        <draw:line draw:style-name="gr31" draw:text-style-name="P7" draw:layer="layout" svg:x1="77.3cm" svg:y1="33.6cm" svg:x2="76.5cm" svg:y2="32.9cm">
          <text:p/>
        </draw:line>
        <draw:custom-shape draw:style-name="gr36" draw:text-style-name="P11" draw:layer="layout" svg:width="1.8cm" svg:height="1.7cm" svg:x="80.7cm" svg:y="33.4cm">
          <text:p/>
          <draw:enhanced-geometry svg:viewBox="0 0 21600 21600" draw:type="rectangle" draw:enhanced-path="M 0 0 L 21600 0 21600 21600 0 21600 0 0 Z N"/>
        </draw:custom-shape>
        <draw:g xml:id="id194" draw:id="id194">
          <draw:g>
            <draw:g>
              <draw:custom-shape draw:style-name="gr2" draw:text-style-name="P3" draw:layer="layout" svg:width="1.172cm" svg:height="1.096cm" svg:x="33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26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34.96cm" svg:y="26.507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25.445cm" svg:x2="35.267cm" svg:y2="25.445cm">
                <text:p/>
              </draw:line>
              <draw:line draw:style-name="gr14" draw:text-style-name="P7" draw:layer="layout" svg:x1="36.294cm" svg:y1="25.445cm" svg:x2="37.012cm" svg:y2="25.445cm">
                <text:p/>
              </draw:line>
              <draw:line draw:style-name="gr14" draw:text-style-name="P7" draw:layer="layout" svg:x1="38.038cm" svg:y1="25.445cm" svg:x2="38.756cm" svg:y2="25.445cm">
                <text:p/>
              </draw:line>
              <draw:line draw:style-name="gr14" draw:text-style-name="P7" draw:layer="layout" svg:x1="34.549cm" svg:y1="27.039cm" svg:x2="35.267cm" svg:y2="27.039cm">
                <text:p/>
              </draw:line>
              <draw:line draw:style-name="gr14" draw:text-style-name="P7" draw:layer="layout" svg:x1="36.294cm" svg:y1="27.039cm" svg:x2="37.012cm" svg:y2="27.039cm">
                <text:p/>
              </draw:line>
              <draw:frame draw:style-name="gr15" draw:text-style-name="P8" draw:layer="layout" svg:width="0.615cm" svg:height="0.536cm" svg:x="34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26.614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24.001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6.9cm" svg:y1="25.801cm" svg:x2="36.1cm" svg:y2="26.601cm">
            <text:p/>
          </draw:line>
        </draw:g>
        <draw:connector draw:style-name="gr32" draw:text-style-name="P5" xml:id="id193" draw:id="id193" draw:layer="layout" svg:x1="52.2cm" svg:y1="21.101cm" svg:x2="52.2cm" svg:y2="24cm" draw:start-shape="id183" draw:start-glue-point="2" draw:end-shape="id192" draw:end-glue-point="0" svg:d="M52200 21101v2899" svg:viewBox="0 0 1 2900">
          <text:p/>
        </draw:connector>
        <draw:connector draw:style-name="gr32" draw:text-style-name="P5" draw:layer="layout" svg:x1="52.2cm" svg:y1="22.55cm" svg:x2="38.2cm" svg:y2="24.001cm" draw:start-shape="id193" draw:start-glue-point="0" draw:end-shape="id194" draw:end-glue-point="0" svg:d="M52200 22550h-14000v1451" svg:viewBox="0 0 14001 1452">
          <text:p/>
        </draw:connector>
        <draw:frame draw:style-name="gr30" draw:text-style-name="P10" draw:layer="layout" svg:width="3cm" svg:height="1.433cm" svg:x="52.2cm" svg:y="21.1cm">
          <draw:text-box>
            <text:p><text:span text:style-name="T4">j:E2</text:span><text:span text:style-name="T4"><text:line-break/></text:span><text:span text:style-name="T4">{A3,B1}</text:span></text:p>
          </draw:text-box>
        </draw:frame>
        <draw:frame draw:style-name="gr33" draw:text-style-name="P10" draw:layer="layout" svg:width="1.4cm" svg:height="0.8cm" svg:x="36.8cm" svg:y="23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50.8cm" svg:y="23cm">
          <draw:text-box>
            <text:p><text:span text:style-name="T4">i:B1</text:span></text:p>
          </draw:text-box>
        </draw:frame>
        <draw:g xml:id="id196" draw:id="id196">
          <draw:g xml:id="id192" draw:id="id192">
            <draw:g>
              <draw:g>
                <draw:custom-shape draw:style-name="gr2" draw:text-style-name="P3" draw:layer="layout" svg:width="1.172cm" svg:height="1.096cm" svg:x="47.40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49.161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50.915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52.67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47.421cm" svg:y="26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49.161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50.915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46.6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46.805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47.216cm" svg:y="24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48.96cm" svg:y="24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50.704cm" svg:y="24.907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52.653cm" svg:y="24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47.216cm" svg:y="26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48.96cm" svg:y="26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50.909cm" svg:y="26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48.549cm" svg:y1="25.444cm" svg:x2="49.267cm" svg:y2="25.444cm">
                  <text:p/>
                </draw:line>
                <draw:line draw:style-name="gr14" draw:text-style-name="P7" draw:layer="layout" svg:x1="50.294cm" svg:y1="25.444cm" svg:x2="51.012cm" svg:y2="25.444cm">
                  <text:p/>
                </draw:line>
                <draw:line draw:style-name="gr14" draw:text-style-name="P7" draw:layer="layout" svg:x1="52.038cm" svg:y1="25.444cm" svg:x2="52.756cm" svg:y2="25.444cm">
                  <text:p/>
                </draw:line>
                <draw:line draw:style-name="gr14" draw:text-style-name="P7" draw:layer="layout" svg:x1="48.549cm" svg:y1="27.038cm" svg:x2="49.267cm" svg:y2="27.038cm">
                  <text:p/>
                </draw:line>
                <draw:line draw:style-name="gr14" draw:text-style-name="P7" draw:layer="layout" svg:x1="50.294cm" svg:y1="27.038cm" svg:x2="51.012cm" svg:y2="27.038cm">
                  <text:p/>
                </draw:line>
                <draw:frame draw:style-name="gr15" draw:text-style-name="P8" draw:layer="layout" svg:width="0.615cm" svg:height="0.536cm" svg:x="48.447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50.191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51.935cm" svg:y="25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48.447cm" svg:y="26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50.191cm" svg:y="26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54.5cm" svg:y="24cm">
                <draw:text-box>
                  <text:p text:style-name="P5"><text:span text:style-name="T2">I´= {A3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50.9cm" svg:y1="25.8cm" svg:x2="50.1cm" svg:y2="26.6cm">
              <text:p/>
            </draw:line>
          </draw:g>
          <draw:line draw:style-name="gr31" draw:text-style-name="P7" draw:layer="layout" svg:x1="49.2cm" svg:y1="25.9cm" svg:x2="48.3cm" svg:y2="26.6cm">
            <text:p/>
          </draw:line>
        </draw:g>
        <draw:g xml:id="id195" draw:id="id195">
          <draw:g>
            <draw:g>
              <draw:custom-shape draw:style-name="gr2" draw:text-style-name="P3" draw:layer="layout" svg:width="1.172cm" svg:height="1.096cm" svg:x="33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31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33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33.506cm">
                <draw:text-box>
                  <text:p text:style-name="P5"><text:span text:style-name="T2">B2</text:span><text:span text:style-name="T2"><text:line-break/></text:span><text:span text:style-name="T2">E1</text:span></text:p>
                </draw:text-box>
              </draw:frame>
              <draw:frame draw:style-name="gr13" draw:text-style-name="P6" draw:layer="layout" svg:width="1.231cm" svg:height="1.17cm" svg:x="36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32.444cm" svg:x2="35.267cm" svg:y2="32.444cm">
                <text:p/>
              </draw:line>
              <draw:line draw:style-name="gr14" draw:text-style-name="P7" draw:layer="layout" svg:x1="36.294cm" svg:y1="32.444cm" svg:x2="37.012cm" svg:y2="32.444cm">
                <text:p/>
              </draw:line>
              <draw:line draw:style-name="gr14" draw:text-style-name="P7" draw:layer="layout" svg:x1="38.038cm" svg:y1="32.444cm" svg:x2="38.756cm" svg:y2="32.444cm">
                <text:p/>
              </draw:line>
              <draw:line draw:style-name="gr14" draw:text-style-name="P7" draw:layer="layout" svg:x1="34.549cm" svg:y1="34.038cm" svg:x2="35.267cm" svg:y2="34.038cm">
                <text:p/>
              </draw:line>
              <draw:line draw:style-name="gr14" draw:text-style-name="P7" draw:layer="layout" svg:x1="36.294cm" svg:y1="34.038cm" svg:x2="37.012cm" svg:y2="34.038cm">
                <text:p/>
              </draw:line>
              <draw:frame draw:style-name="gr15" draw:text-style-name="P8" draw:layer="layout" svg:width="0.615cm" svg:height="0.536cm" svg:x="34.447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33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33.613cm">
                <draw:text-box>
                  <text:p text:style-name="P5"><text:span text:style-name="T3">5</text:span></text:p>
                </draw:text-box>
              </draw:frame>
            </draw:g>
            <draw:frame draw:style-name="gr16" draw:text-style-name="P6" draw:layer="layout" svg:width="3.3cm" svg:height="1.9cm" svg:x="40.5cm" svg:y="3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6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6.9cm" svg:y1="32.8cm" svg:x2="36.1cm" svg:y2="33.6cm">
            <text:p/>
          </draw:line>
        </draw:g>
        <draw:connector draw:style-name="gr32" draw:text-style-name="P5" draw:layer="layout" svg:x1="38.2cm" svg:y1="28.101cm" svg:x2="38.2cm" svg:y2="31cm" draw:start-shape="id194" draw:start-glue-point="2" draw:end-shape="id195" draw:end-glue-point="0" svg:d="M38200 28101v2899" svg:viewBox="0 0 1 2900">
          <text:p/>
        </draw:connector>
        <draw:frame draw:style-name="gr30" draw:text-style-name="P10" draw:layer="layout" svg:width="3cm" svg:height="1.433cm" svg:x="38.2cm" svg:y="28.1cm">
          <draw:text-box>
            <text:p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36.8cm" svg:y="30cm">
          <draw:text-box>
            <text:p><text:span text:style-name="T4">i:B1</text:span></text:p>
          </draw:text-box>
        </draw:frame>
        <draw:g xml:id="id197" draw:id="id197">
          <draw:g>
            <draw:g>
              <draw:g>
                <draw:custom-shape draw:style-name="gr2" draw:text-style-name="P3" draw:layer="layout" svg:width="1.172cm" svg:height="1.096cm" svg:x="47.40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49.161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50.915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52.67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47.421cm" svg:y="33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49.161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50.915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46.6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46.805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47.216cm" svg:y="31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48.96cm" svg:y="31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50.704cm" svg:y="31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52.653cm" svg:y="31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47.216cm" svg:y="33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48.96cm" svg:y="33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50.909cm" svg:y="33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48.549cm" svg:y1="32.444cm" svg:x2="49.267cm" svg:y2="32.444cm">
                  <text:p/>
                </draw:line>
                <draw:line draw:style-name="gr14" draw:text-style-name="P7" draw:layer="layout" svg:x1="50.294cm" svg:y1="32.444cm" svg:x2="51.012cm" svg:y2="32.444cm">
                  <text:p/>
                </draw:line>
                <draw:line draw:style-name="gr14" draw:text-style-name="P7" draw:layer="layout" svg:x1="52.038cm" svg:y1="32.444cm" svg:x2="52.756cm" svg:y2="32.444cm">
                  <text:p/>
                </draw:line>
                <draw:line draw:style-name="gr14" draw:text-style-name="P7" draw:layer="layout" svg:x1="48.549cm" svg:y1="34.038cm" svg:x2="49.267cm" svg:y2="34.038cm">
                  <text:p/>
                </draw:line>
                <draw:line draw:style-name="gr14" draw:text-style-name="P7" draw:layer="layout" svg:x1="50.294cm" svg:y1="34.038cm" svg:x2="51.012cm" svg:y2="34.038cm">
                  <text:p/>
                </draw:line>
                <draw:frame draw:style-name="gr15" draw:text-style-name="P8" draw:layer="layout" svg:width="0.615cm" svg:height="0.536cm" svg:x="48.447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50.191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51.935cm" svg:y="32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48.447cm" svg:y="33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50.191cm" svg:y="33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54.5cm" svg:y="31cm">
                <draw:text-box>
                  <text:p text:style-name="P5"><text:span text:style-name="T2">I´= {}</text:span></text:p>
                  <text:p text:style-name="P5"><text:span text:style-name="T2">J´= {}</text:span></text:p>
                  <text:p text:style-name="P5"><text:span text:style-name="T5"/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50.9cm" svg:y1="32.8cm" svg:x2="50.1cm" svg:y2="33.6cm">
              <text:p/>
            </draw:line>
          </draw:g>
          <draw:line draw:style-name="gr31" draw:text-style-name="P7" draw:layer="layout" svg:x1="49.2cm" svg:y1="32.9cm" svg:x2="48.3cm" svg:y2="33.6cm">
            <text:p/>
          </draw:line>
        </draw:g>
        <draw:connector draw:style-name="gr32" draw:text-style-name="P5" draw:layer="layout" svg:x1="52.2cm" svg:y1="28.1cm" svg:x2="52.2cm" svg:y2="31cm" draw:start-shape="id196" draw:start-glue-point="2" draw:end-shape="id197" draw:end-glue-point="0" svg:d="M52200 28100v2900" svg:viewBox="0 0 1 2901">
          <text:p/>
        </draw:connector>
        <draw:frame draw:style-name="gr30" draw:text-style-name="P10" draw:layer="layout" svg:width="3cm" svg:height="1.433cm" svg:x="52.2cm" svg:y="28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50.8cm" svg:y="30cm">
          <draw:text-box>
            <text:p><text:span text:style-name="T4">i:A3</text:span></text:p>
          </draw:text-box>
        </draw:frame>
        <draw:line draw:style-name="gr31" draw:text-style-name="P7" draw:layer="layout" svg:x1="49.8cm" svg:y1="33.4cm" svg:x2="50.8cm" svg:y2="32.6cm">
          <text:p/>
        </draw:line>
        <draw:line draw:style-name="gr39" draw:text-style-name="P7" draw:layer="layout" svg:x1="39.2cm" svg:y1="31.9cm" svg:x2="39.2cm" svg:y2="31.2cm">
          <text:p/>
        </draw:line>
        <draw:line draw:style-name="gr39" draw:text-style-name="P7" draw:layer="layout" svg:x1="39.2cm" svg:y1="31.2cm" svg:x2="32.3cm" svg:y2="31.2cm">
          <text:p/>
        </draw:line>
        <draw:line draw:style-name="gr39" draw:text-style-name="P7" draw:layer="layout" svg:x1="32.3cm" svg:y1="31.2cm" svg:x2="32.3cm" svg:y2="34.1cm">
          <text:p/>
        </draw:line>
        <draw:line draw:style-name="gr31" draw:text-style-name="P7" draw:layer="layout" svg:x1="32.3cm" svg:y1="34.1cm" svg:x2="33.4cm" svg:y2="34.1cm">
          <text:p/>
        </draw:line>
        <draw:custom-shape draw:style-name="gr36" draw:text-style-name="P11" draw:layer="layout" svg:width="1.8cm" svg:height="1.7cm" svg:x="52.7cm" svg:y="33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94.7cm" svg:y="26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108.7cm" svg:y="26.4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g xml:id="id198" draw:id="id198">
          <draw:g>
            <draw:custom-shape draw:style-name="gr2" draw:text-style-name="P3" draw:layer="layout" svg:width="1.172cm" svg:height="1.096cm" svg:x="33.40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35.161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36.915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38.67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33.421cm" svg:y="5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35.161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36.915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32.6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32.805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33.216cm" svg:y="3.913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34.96cm" svg:y="3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36.704cm" svg:y="3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38.653cm" svg:y="3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33.216cm" svg:y="5.506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34.96cm" svg:y="5.506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36.909cm" svg:y="5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34.549cm" svg:y1="4.444cm" svg:x2="35.267cm" svg:y2="4.444cm">
              <text:p/>
            </draw:line>
            <draw:line draw:style-name="gr14" draw:text-style-name="P7" draw:layer="layout" svg:x1="36.294cm" svg:y1="4.444cm" svg:x2="37.012cm" svg:y2="4.444cm">
              <text:p/>
            </draw:line>
            <draw:line draw:style-name="gr14" draw:text-style-name="P7" draw:layer="layout" svg:x1="38.038cm" svg:y1="4.444cm" svg:x2="38.756cm" svg:y2="4.444cm">
              <text:p/>
            </draw:line>
            <draw:line draw:style-name="gr14" draw:text-style-name="P7" draw:layer="layout" svg:x1="34.549cm" svg:y1="6.038cm" svg:x2="35.267cm" svg:y2="6.038cm">
              <text:p/>
            </draw:line>
            <draw:line draw:style-name="gr14" draw:text-style-name="P7" draw:layer="layout" svg:x1="36.294cm" svg:y1="6.038cm" svg:x2="37.012cm" svg:y2="6.038cm">
              <text:p/>
            </draw:line>
            <draw:frame draw:style-name="gr15" draw:text-style-name="P8" draw:layer="layout" svg:width="0.615cm" svg:height="0.536cm" svg:x="34.447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36.191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37.935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34.447cm" svg:y="5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36.191cm" svg:y="5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40.5cm" svg:y="3cm">
            <draw:text-box>
              <text:p text:style-name="P5"><text:span text:style-name="T2">I´= {A1,A3,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202" draw:id="id202">
          <draw:g>
            <draw:custom-shape draw:style-name="gr2" draw:text-style-name="P3" draw:layer="layout" svg:width="1.172cm" svg:height="1.096cm" svg:x="61.404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63.161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64.915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66.674cm" svg:y="10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61.421cm" svg:y="12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63.161cm" svg:y="1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64.915cm" svg:y="1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60.6cm" svg:y="10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60.805cm" svg:y="10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61.216cm" svg:y="10.913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62.96cm" svg:y="10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64.704cm" svg:y="10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66.653cm" svg:y="10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61.216cm" svg:y="12.506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62.96cm" svg:y="12.506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64.909cm" svg:y="12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62.549cm" svg:y1="11.444cm" svg:x2="63.267cm" svg:y2="11.444cm">
              <text:p/>
            </draw:line>
            <draw:line draw:style-name="gr14" draw:text-style-name="P7" draw:layer="layout" svg:x1="64.294cm" svg:y1="11.444cm" svg:x2="65.012cm" svg:y2="11.444cm">
              <text:p/>
            </draw:line>
            <draw:line draw:style-name="gr14" draw:text-style-name="P7" draw:layer="layout" svg:x1="66.038cm" svg:y1="11.444cm" svg:x2="66.756cm" svg:y2="11.444cm">
              <text:p/>
            </draw:line>
            <draw:line draw:style-name="gr14" draw:text-style-name="P7" draw:layer="layout" svg:x1="62.549cm" svg:y1="13.038cm" svg:x2="63.267cm" svg:y2="13.038cm">
              <text:p/>
            </draw:line>
            <draw:line draw:style-name="gr14" draw:text-style-name="P7" draw:layer="layout" svg:x1="64.294cm" svg:y1="13.038cm" svg:x2="65.012cm" svg:y2="13.038cm">
              <text:p/>
            </draw:line>
            <draw:frame draw:style-name="gr15" draw:text-style-name="P8" draw:layer="layout" svg:width="0.615cm" svg:height="0.536cm" svg:x="62.447cm" svg:y="11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64.191cm" svg:y="11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65.935cm" svg:y="11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2.447cm" svg:y="12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64.191cm" svg:y="12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68.5cm" svg:y="10cm">
            <draw:text-box>
              <text:p text:style-name="P5"><text:span text:style-name="T2">I´= {A1,A3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199" draw:id="id199">
          <draw:g>
            <draw:custom-shape draw:style-name="gr2" draw:text-style-name="P3" draw:layer="layout" svg:width="1.172cm" svg:height="1.096cm" svg:x="33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35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36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38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33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35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36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32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32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33.216cm" svg:y="10.914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34.96cm" svg:y="10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36.704cm" svg:y="10.908cm">
              <draw:text-box>
                <text:p text:style-name="P5"><text:span text:style-name="T2">A3</text:span><text:span text:style-name="T2"><text:line-break/></text:span><text:span text:style-name="T2">E2</text:span></text:p>
              </draw:text-box>
            </draw:frame>
            <draw:frame draw:style-name="gr12" draw:text-style-name="P6" draw:layer="layout" svg:width="1.231cm" svg:height="1.168cm" svg:x="38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33.216cm" svg:y="12.507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34.96cm" svg:y="12.507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36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34.549cm" svg:y1="11.445cm" svg:x2="35.267cm" svg:y2="11.445cm">
              <text:p/>
            </draw:line>
            <draw:line draw:style-name="gr14" draw:text-style-name="P7" draw:layer="layout" svg:x1="36.294cm" svg:y1="11.445cm" svg:x2="37.012cm" svg:y2="11.445cm">
              <text:p/>
            </draw:line>
            <draw:line draw:style-name="gr14" draw:text-style-name="P7" draw:layer="layout" svg:x1="38.038cm" svg:y1="11.445cm" svg:x2="38.756cm" svg:y2="11.445cm">
              <text:p/>
            </draw:line>
            <draw:line draw:style-name="gr14" draw:text-style-name="P7" draw:layer="layout" svg:x1="34.549cm" svg:y1="13.039cm" svg:x2="35.267cm" svg:y2="13.039cm">
              <text:p/>
            </draw:line>
            <draw:line draw:style-name="gr14" draw:text-style-name="P7" draw:layer="layout" svg:x1="36.294cm" svg:y1="13.039cm" svg:x2="37.012cm" svg:y2="13.039cm">
              <text:p/>
            </draw:line>
            <draw:frame draw:style-name="gr15" draw:text-style-name="P8" draw:layer="layout" svg:width="0.615cm" svg:height="0.536cm" svg:x="34.447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36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37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34.447cm" svg:y="12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36.191cm" svg:y="12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40.5cm" svg:y="10.001cm">
            <draw:text-box>
              <text:p text:style-name="P5"><text:span text:style-name="T2">I´= {A1,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201" draw:id="id201">
          <draw:g>
            <draw:custom-shape draw:style-name="gr2" draw:text-style-name="P3" draw:layer="layout" svg:width="1.172cm" svg:height="1.096cm" svg:x="5.404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7.161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8.915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10.674cm" svg:y="10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5.421cm" svg:y="12.5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7.161cm" svg:y="12.5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8.915cm" svg:y="12.5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4.6cm" svg:y="10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4.805cm" svg:y="10.7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5.216cm" svg:y="10.915cm">
              <draw:text-box>
                <text:p text:style-name="P5"><text:span text:style-name="T2">A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6.96cm" svg:y="10.915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8.704cm" svg:y="10.909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10.653cm" svg:y="10.915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5.216cm" svg:y="12.508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6.96cm" svg:y="12.508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8.909cm" svg:y="12.508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6.549cm" svg:y1="11.446cm" svg:x2="7.267cm" svg:y2="11.446cm">
              <text:p/>
            </draw:line>
            <draw:line draw:style-name="gr14" draw:text-style-name="P7" draw:layer="layout" svg:x1="8.294cm" svg:y1="11.446cm" svg:x2="9.012cm" svg:y2="11.446cm">
              <text:p/>
            </draw:line>
            <draw:line draw:style-name="gr14" draw:text-style-name="P7" draw:layer="layout" svg:x1="10.038cm" svg:y1="11.446cm" svg:x2="10.756cm" svg:y2="11.446cm">
              <text:p/>
            </draw:line>
            <draw:line draw:style-name="gr14" draw:text-style-name="P7" draw:layer="layout" svg:x1="6.549cm" svg:y1="13.04cm" svg:x2="7.267cm" svg:y2="13.04cm">
              <text:p/>
            </draw:line>
            <draw:line draw:style-name="gr14" draw:text-style-name="P7" draw:layer="layout" svg:x1="8.294cm" svg:y1="13.04cm" svg:x2="9.012cm" svg:y2="13.04cm">
              <text:p/>
            </draw:line>
            <draw:frame draw:style-name="gr15" draw:text-style-name="P8" draw:layer="layout" svg:width="0.615cm" svg:height="0.536cm" svg:x="6.447cm" svg:y="11.021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8.191cm" svg:y="11.021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9.935cm" svg:y="11.021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.447cm" svg:y="12.615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8.191cm" svg:y="12.615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12.5cm" svg:y="10.002cm">
            <draw:text-box>
              <text:p text:style-name="P5"><text:span text:style-name="T2">I´= {A3,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204" draw:id="id204">
          <draw:g>
            <draw:custom-shape draw:style-name="gr2" draw:text-style-name="P3" draw:layer="layout" svg:width="1.172cm" svg:height="1.096cm" svg:x="89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91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92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94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89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91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92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88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88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89.216cm" svg:y="10.914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90.96cm" svg:y="10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92.704cm" svg:y="10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94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89.216cm" svg:y="12.507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90.96cm" svg:y="12.507cm">
              <draw:text-box>
                <text:p text:style-name="P5"><text:span text:style-name="T2">B2</text:span><text:span text:style-name="T2"><text:line-break/></text:span><text:span text:style-name="T2">E2</text:span></text:p>
              </draw:text-box>
            </draw:frame>
            <draw:frame draw:style-name="gr13" draw:text-style-name="P6" draw:layer="layout" svg:width="1.231cm" svg:height="1.17cm" svg:x="92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90.549cm" svg:y1="11.445cm" svg:x2="91.267cm" svg:y2="11.445cm">
              <text:p/>
            </draw:line>
            <draw:line draw:style-name="gr14" draw:text-style-name="P7" draw:layer="layout" svg:x1="92.294cm" svg:y1="11.445cm" svg:x2="93.012cm" svg:y2="11.445cm">
              <text:p/>
            </draw:line>
            <draw:line draw:style-name="gr14" draw:text-style-name="P7" draw:layer="layout" svg:x1="94.038cm" svg:y1="11.445cm" svg:x2="94.756cm" svg:y2="11.445cm">
              <text:p/>
            </draw:line>
            <draw:line draw:style-name="gr14" draw:text-style-name="P7" draw:layer="layout" svg:x1="90.549cm" svg:y1="13.039cm" svg:x2="91.267cm" svg:y2="13.039cm">
              <text:p/>
            </draw:line>
            <draw:line draw:style-name="gr14" draw:text-style-name="P7" draw:layer="layout" svg:x1="92.294cm" svg:y1="13.039cm" svg:x2="93.012cm" svg:y2="13.039cm">
              <text:p/>
            </draw:line>
            <draw:frame draw:style-name="gr15" draw:text-style-name="P8" draw:layer="layout" svg:width="0.615cm" svg:height="0.536cm" svg:x="90.447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92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93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90.447cm" svg:y="12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92.191cm" svg:y="12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96.5cm" svg:y="10.001cm">
            <draw:text-box>
              <text:p text:style-name="P5"><text:span text:style-name="T2">I´= {A1,A3,B1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2" draw:text-style-name="P5" xml:id="id200" draw:id="id200" draw:layer="layout" svg:x1="38.2cm" svg:y1="7.1cm" svg:x2="38.2cm" svg:y2="10.001cm" draw:start-shape="id198" draw:start-glue-point="2" draw:end-shape="id199" draw:end-glue-point="0" svg:d="M38200 7100v2901" svg:viewBox="0 0 1 2902">
          <text:p/>
        </draw:connector>
        <draw:connector draw:style-name="gr32" draw:text-style-name="P5" draw:layer="layout" svg:x1="38.2cm" svg:y1="8.55cm" svg:x2="10.2cm" svg:y2="10.002cm" draw:start-shape="id200" draw:start-glue-point="0" draw:end-shape="id201" draw:end-glue-point="0" svg:d="M38200 8550h-28000v1452" svg:viewBox="0 0 28001 1453">
          <text:p/>
        </draw:connector>
        <draw:connector draw:style-name="gr32" draw:text-style-name="P5" xml:id="id203" draw:id="id203" draw:layer="layout" svg:x1="38.2cm" svg:y1="8.55cm" svg:x2="66.2cm" svg:y2="10cm" draw:start-shape="id200" draw:start-glue-point="0" draw:end-shape="id202" draw:end-glue-point="0" svg:d="M38200 8550h28000v1450" svg:viewBox="0 0 28001 1451">
          <text:p/>
        </draw:connector>
        <draw:connector draw:style-name="gr32" draw:text-style-name="P5" draw:layer="layout" svg:x1="66.2cm" svg:y1="8.55cm" svg:x2="94.2cm" svg:y2="10.001cm" draw:start-shape="id203" draw:start-glue-point="0" draw:end-shape="id204" draw:end-glue-point="0" svg:d="M66200 8550h28000v1451" svg:viewBox="0 0 28001 1452">
          <text:p/>
        </draw:connector>
        <draw:frame draw:style-name="gr30" draw:text-style-name="P10" draw:layer="layout" svg:width="3cm" svg:height="1.433cm" svg:x="38.2cm" svg:y="7.1cm">
          <draw:text-box>
            <text:p text:style-name="P14"><text:span text:style-name="T4">j:E2</text:span><text:span text:style-name="T4"><text:line-break/></text:span><text:span text:style-name="T4">{A1,A3,B1,B2}</text:span></text:p>
          </draw:text-box>
        </draw:frame>
        <draw:frame draw:style-name="gr33" draw:text-style-name="P10" draw:layer="layout" svg:width="1.4cm" svg:height="0.8cm" svg:x="36.8cm" svg:y="9cm">
          <draw:text-box>
            <text:p text:style-name="P14"><text:span text:style-name="T4">i:A3</text:span></text:p>
          </draw:text-box>
        </draw:frame>
        <draw:frame draw:style-name="gr33" draw:text-style-name="P10" draw:layer="layout" svg:width="1.4cm" svg:height="0.8cm" svg:x="8.8cm" svg:y="9cm">
          <draw:text-box>
            <text:p text:style-name="P14"><text:span text:style-name="T4">i:A1</text:span></text:p>
          </draw:text-box>
        </draw:frame>
        <draw:frame draw:style-name="gr33" draw:text-style-name="P10" draw:layer="layout" svg:width="1.4cm" svg:height="0.8cm" svg:x="64.8cm" svg:y="9cm">
          <draw:text-box>
            <text:p text:style-name="P14"><text:span text:style-name="T4">i:B1</text:span></text:p>
          </draw:text-box>
        </draw:frame>
        <draw:frame draw:style-name="gr33" draw:text-style-name="P10" draw:layer="layout" svg:width="1.4cm" svg:height="0.8cm" svg:x="92.8cm" svg:y="9cm">
          <draw:text-box>
            <text:p text:style-name="P14"><text:span text:style-name="T4">i:B2</text:span></text:p>
          </draw:text-box>
        </draw:frame>
        <draw:g xml:id="id205" draw:id="id205">
          <draw:g>
            <draw:custom-shape draw:style-name="gr2" draw:text-style-name="P3" draw:layer="layout" svg:width="1.172cm" svg:height="1.096cm" svg:x="5.404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7.161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8.915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10.674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5.421cm" svg:y="19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7.161cm" svg:y="19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8.915cm" svg:y="19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4.6cm" svg:y="1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4.805cm" svg:y="1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5.216cm" svg:y="17.913cm">
              <draw:text-box>
                <text:p text:style-name="P5"><text:span text:style-name="T2">A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6.96cm" svg:y="17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8.704cm" svg:y="17.907cm">
              <draw:text-box>
                <text:p text:style-name="P5"><text:span text:style-name="T2">A3</text:span><text:span text:style-name="T2"><text:line-break/></text:span><text:span text:style-name="T2">E2</text:span></text:p>
              </draw:text-box>
            </draw:frame>
            <draw:frame draw:style-name="gr12" draw:text-style-name="P6" draw:layer="layout" svg:width="1.231cm" svg:height="1.168cm" svg:x="10.653cm" svg:y="17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5.216cm" svg:y="19.506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6.96cm" svg:y="19.506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8.909cm" svg:y="19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6.549cm" svg:y1="18.444cm" svg:x2="7.267cm" svg:y2="18.444cm">
              <text:p/>
            </draw:line>
            <draw:line draw:style-name="gr14" draw:text-style-name="P7" draw:layer="layout" svg:x1="8.294cm" svg:y1="18.444cm" svg:x2="9.012cm" svg:y2="18.444cm">
              <text:p/>
            </draw:line>
            <draw:line draw:style-name="gr14" draw:text-style-name="P7" draw:layer="layout" svg:x1="10.038cm" svg:y1="18.444cm" svg:x2="10.756cm" svg:y2="18.444cm">
              <text:p/>
            </draw:line>
            <draw:line draw:style-name="gr14" draw:text-style-name="P7" draw:layer="layout" svg:x1="6.549cm" svg:y1="20.038cm" svg:x2="7.267cm" svg:y2="20.038cm">
              <text:p/>
            </draw:line>
            <draw:line draw:style-name="gr14" draw:text-style-name="P7" draw:layer="layout" svg:x1="8.294cm" svg:y1="20.038cm" svg:x2="9.012cm" svg:y2="20.038cm">
              <text:p/>
            </draw:line>
            <draw:frame draw:style-name="gr15" draw:text-style-name="P8" draw:layer="layout" svg:width="0.615cm" svg:height="0.536cm" svg:x="6.447cm" svg:y="18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8.191cm" svg:y="18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9.935cm" svg:y="18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6.447cm" svg:y="19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8.191cm" svg:y="19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12.5cm" svg:y="17cm">
            <draw:text-box>
              <text:p text:style-name="P5"><text:span text:style-name="T2">I´= {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2" draw:text-style-name="P5" xml:id="id206" draw:id="id206" draw:layer="layout" svg:x1="10.2cm" svg:y1="14.102cm" svg:x2="10.2cm" svg:y2="17cm" draw:start-shape="id201" draw:start-glue-point="2" draw:end-shape="id205" draw:end-glue-point="0" svg:d="M10200 14102v2898" svg:viewBox="0 0 1 2899">
          <text:p/>
        </draw:connector>
        <draw:connector draw:style-name="gr32" draw:text-style-name="P5" xml:id="id208" draw:id="id208" draw:layer="layout" svg:x1="10.2cm" svg:y1="15.551cm" svg:x2="24.2cm" svg:y2="17.001cm" draw:start-shape="id206" draw:start-glue-point="0" draw:end-shape="id207" draw:end-glue-point="0" svg:d="M10200 15551h14000v1450" svg:viewBox="0 0 14001 1451">
          <text:p/>
        </draw:connector>
        <draw:connector draw:style-name="gr32" draw:text-style-name="P5" draw:layer="layout" svg:x1="24.2cm" svg:y1="15.551cm" svg:x2="38.2cm" svg:y2="17.002cm" draw:start-shape="id208" draw:start-glue-point="0" draw:end-shape="id209" draw:end-glue-point="0" svg:d="M24200 15551h14000v1451" svg:viewBox="0 0 14001 1452">
          <text:p/>
        </draw:connector>
        <draw:frame draw:style-name="gr30" draw:text-style-name="P10" draw:layer="layout" svg:width="3cm" svg:height="1.433cm" svg:x="10.2cm" svg:y="14.1cm">
          <draw:text-box>
            <text:p text:style-name="P14"><text:span text:style-name="T4">j:E2</text:span><text:span text:style-name="T4"><text:line-break/></text:span><text:span text:style-name="T4">{A3,B1,B2}</text:span></text:p>
          </draw:text-box>
        </draw:frame>
        <draw:frame draw:style-name="gr33" draw:text-style-name="P10" draw:layer="layout" svg:width="1.4cm" svg:height="0.8cm" svg:x="8.8cm" svg:y="16cm">
          <draw:text-box>
            <text:p text:style-name="P14"><text:span text:style-name="T4">i:A3</text:span></text:p>
          </draw:text-box>
        </draw:frame>
        <draw:frame draw:style-name="gr33" draw:text-style-name="P10" draw:layer="layout" svg:width="1.4cm" svg:height="0.8cm" svg:x="22.8cm" svg:y="16cm">
          <draw:text-box>
            <text:p text:style-name="P14"><text:span text:style-name="T4">i:B1</text:span></text:p>
          </draw:text-box>
        </draw:frame>
        <draw:frame draw:style-name="gr33" draw:text-style-name="P10" draw:layer="layout" svg:width="1.4cm" svg:height="0.8cm" svg:x="36.8cm" svg:y="16cm">
          <draw:text-box>
            <text:p text:style-name="P14"><text:span text:style-name="T4">i:B2</text:span></text:p>
          </draw:text-box>
        </draw:frame>
        <draw:g xml:id="id207" draw:id="id207">
          <draw:g>
            <draw:g>
              <draw:custom-shape draw:style-name="gr2" draw:text-style-name="P3" draw:layer="layout" svg:width="1.172cm" svg:height="1.096cm" svg:x="19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7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7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9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9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22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8.445cm" svg:x2="21.267cm" svg:y2="18.445cm">
                <text:p/>
              </draw:line>
              <draw:line draw:style-name="gr14" draw:text-style-name="P7" draw:layer="layout" svg:x1="22.294cm" svg:y1="18.445cm" svg:x2="23.012cm" svg:y2="18.445cm">
                <text:p/>
              </draw:line>
              <draw:line draw:style-name="gr14" draw:text-style-name="P7" draw:layer="layout" svg:x1="24.038cm" svg:y1="18.445cm" svg:x2="24.756cm" svg:y2="18.445cm">
                <text:p/>
              </draw:line>
              <draw:line draw:style-name="gr14" draw:text-style-name="P7" draw:layer="layout" svg:x1="20.549cm" svg:y1="20.039cm" svg:x2="21.267cm" svg:y2="20.039cm">
                <text:p/>
              </draw:line>
              <draw:line draw:style-name="gr14" draw:text-style-name="P7" draw:layer="layout" svg:x1="22.294cm" svg:y1="20.039cm" svg:x2="23.012cm" svg:y2="20.039cm">
                <text:p/>
              </draw:line>
              <draw:frame draw:style-name="gr15" draw:text-style-name="P8" draw:layer="layout" svg:width="0.615cm" svg:height="0.536cm" svg:x="20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7.001cm">
              <draw:text-box>
                <text:p text:style-name="P5"><text:span text:style-name="T2">I´= {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1.5cm" svg:y1="19cm" svg:x2="20.3cm" svg:y2="19.5cm">
            <text:p/>
          </draw:line>
        </draw:g>
        <draw:g xml:id="id209" draw:id="id209">
          <draw:g>
            <draw:g>
              <draw:custom-shape draw:style-name="gr2" draw:text-style-name="P3" draw:layer="layout" svg:width="1.172cm" svg:height="1.096cm" svg:x="33.40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9.5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7.915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17.915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17.909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17.915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9.508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34.96cm" svg:y="19.508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36.909cm" svg:y="19.508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8.446cm" svg:x2="35.267cm" svg:y2="18.446cm">
                <text:p/>
              </draw:line>
              <draw:line draw:style-name="gr14" draw:text-style-name="P7" draw:layer="layout" svg:x1="36.294cm" svg:y1="18.446cm" svg:x2="37.012cm" svg:y2="18.446cm">
                <text:p/>
              </draw:line>
              <draw:line draw:style-name="gr14" draw:text-style-name="P7" draw:layer="layout" svg:x1="38.038cm" svg:y1="18.446cm" svg:x2="38.756cm" svg:y2="18.446cm">
                <text:p/>
              </draw:line>
              <draw:line draw:style-name="gr14" draw:text-style-name="P7" draw:layer="layout" svg:x1="34.549cm" svg:y1="20.04cm" svg:x2="35.267cm" svg:y2="20.04cm">
                <text:p/>
              </draw:line>
              <draw:line draw:style-name="gr14" draw:text-style-name="P7" draw:layer="layout" svg:x1="36.294cm" svg:y1="20.04cm" svg:x2="37.012cm" svg:y2="20.04cm">
                <text:p/>
              </draw:line>
              <draw:frame draw:style-name="gr15" draw:text-style-name="P8" draw:layer="layout" svg:width="0.615cm" svg:height="0.536cm" svg:x="34.447cm" svg:y="18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18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8.021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9.615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19.615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17.002cm">
              <draw:text-box>
                <text:p text:style-name="P5"><text:span text:style-name="T2">I´= {A3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5.7cm" svg:y1="19cm" svg:x2="35.7cm" svg:y2="19.6cm">
            <text:p/>
          </draw:line>
        </draw:g>
        <draw:connector draw:style-name="gr32" draw:text-style-name="P5" xml:id="id210" draw:id="id210" draw:layer="layout" svg:x1="10.2cm" svg:y1="21.1cm" svg:x2="10.2cm" svg:y2="24cm" draw:start-shape="id205" draw:start-glue-point="2" svg:d="M10200 21100v2900" svg:viewBox="0 0 1 2901">
          <text:p/>
        </draw:connector>
        <draw:connector draw:style-name="gr32" draw:text-style-name="P5" draw:layer="layout" svg:x1="10.2cm" svg:y1="22.55cm" svg:x2="24.2cm" svg:y2="24.001cm" draw:start-shape="id210" draw:start-glue-point="0" draw:end-shape="id211" draw:end-glue-point="0" svg:d="M10200 22550h14000v1451" svg:viewBox="0 0 14001 1452">
          <text:p/>
        </draw:connector>
        <draw:frame draw:style-name="gr30" draw:text-style-name="P10" draw:layer="layout" svg:width="3cm" svg:height="1.433cm" svg:x="10.2cm" svg:y="21.1cm">
          <draw:text-box>
            <text:p text:style-name="P14"><text:span text:style-name="T4">j:E2</text:span><text:span text:style-name="T4"><text:line-break/></text:span><text:span text:style-name="T4">{B1,B2}</text:span></text:p>
          </draw:text-box>
        </draw:frame>
        <draw:frame draw:style-name="gr33" draw:text-style-name="P10" draw:layer="layout" svg:width="1.4cm" svg:height="0.8cm" svg:x="8.8cm" svg:y="23cm">
          <draw:text-box>
            <text:p text:style-name="P14"><text:span text:style-name="T4">i:B1</text:span></text:p>
          </draw:text-box>
        </draw:frame>
        <draw:frame draw:style-name="gr33" draw:text-style-name="P10" draw:layer="layout" svg:width="1.4cm" svg:height="0.8cm" svg:x="22.8cm" svg:y="23cm">
          <draw:text-box>
            <text:p text:style-name="P14"><text:span text:style-name="T4">i:B2</text:span></text:p>
          </draw:text-box>
        </draw:frame>
        <draw:g xml:id="id212" draw:id="id212">
          <draw:g>
            <draw:g>
              <draw:custom-shape draw:style-name="gr2" draw:text-style-name="P3" draw:layer="layout" svg:width="1.172cm" svg:height="1.096cm" svg:x="5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24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26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8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25.444cm" svg:x2="7.267cm" svg:y2="25.444cm">
                <text:p/>
              </draw:line>
              <draw:line draw:style-name="gr14" draw:text-style-name="P7" draw:layer="layout" svg:x1="8.294cm" svg:y1="25.444cm" svg:x2="9.012cm" svg:y2="25.444cm">
                <text:p/>
              </draw:line>
              <draw:line draw:style-name="gr14" draw:text-style-name="P7" draw:layer="layout" svg:x1="10.038cm" svg:y1="25.444cm" svg:x2="10.756cm" svg:y2="25.444cm">
                <text:p/>
              </draw:line>
              <draw:line draw:style-name="gr14" draw:text-style-name="P7" draw:layer="layout" svg:x1="6.549cm" svg:y1="27.038cm" svg:x2="7.267cm" svg:y2="27.038cm">
                <text:p/>
              </draw:line>
              <draw:line draw:style-name="gr14" draw:text-style-name="P7" draw:layer="layout" svg:x1="8.294cm" svg:y1="27.038cm" svg:x2="9.012cm" svg:y2="27.038cm">
                <text:p/>
              </draw:line>
              <draw:frame draw:style-name="gr15" draw:text-style-name="P8" draw:layer="layout" svg:width="0.615cm" svg:height="0.536cm" svg:x="6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24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.7cm" svg:y1="25.8cm" svg:x2="6.4cm" svg:y2="26.7cm">
            <text:p/>
          </draw:line>
        </draw:g>
        <draw:g xml:id="id211" draw:id="id211">
          <draw:g>
            <draw:g>
              <draw:custom-shape draw:style-name="gr2" draw:text-style-name="P3" draw:layer="layout" svg:width="1.172cm" svg:height="1.096cm" svg:x="19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26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20.96cm" svg:y="26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25.445cm" svg:x2="21.267cm" svg:y2="25.445cm">
                <text:p/>
              </draw:line>
              <draw:line draw:style-name="gr14" draw:text-style-name="P7" draw:layer="layout" svg:x1="22.294cm" svg:y1="25.445cm" svg:x2="23.012cm" svg:y2="25.445cm">
                <text:p/>
              </draw:line>
              <draw:line draw:style-name="gr14" draw:text-style-name="P7" draw:layer="layout" svg:x1="24.038cm" svg:y1="25.445cm" svg:x2="24.756cm" svg:y2="25.445cm">
                <text:p/>
              </draw:line>
              <draw:line draw:style-name="gr14" draw:text-style-name="P7" draw:layer="layout" svg:x1="20.549cm" svg:y1="27.039cm" svg:x2="21.267cm" svg:y2="27.039cm">
                <text:p/>
              </draw:line>
              <draw:line draw:style-name="gr14" draw:text-style-name="P7" draw:layer="layout" svg:x1="22.294cm" svg:y1="27.039cm" svg:x2="23.012cm" svg:y2="27.039cm">
                <text:p/>
              </draw:line>
              <draw:frame draw:style-name="gr15" draw:text-style-name="P8" draw:layer="layout" svg:width="0.615cm" svg:height="0.536cm" svg:x="20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24.001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4.7cm" svg:y1="25.9cm" svg:x2="22.2cm" svg:y2="26.6cm">
            <text:p/>
          </draw:line>
        </draw:g>
        <draw:g xml:id="id213" draw:id="id213">
          <draw:g>
            <draw:g>
              <draw:custom-shape draw:style-name="gr2" draw:text-style-name="P3" draw:layer="layout" svg:width="1.172cm" svg:height="1.096cm" svg:x="5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31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33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33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8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32.444cm" svg:x2="7.267cm" svg:y2="32.444cm">
                <text:p/>
              </draw:line>
              <draw:line draw:style-name="gr14" draw:text-style-name="P7" draw:layer="layout" svg:x1="8.294cm" svg:y1="32.444cm" svg:x2="9.012cm" svg:y2="32.444cm">
                <text:p/>
              </draw:line>
              <draw:line draw:style-name="gr14" draw:text-style-name="P7" draw:layer="layout" svg:x1="10.038cm" svg:y1="32.444cm" svg:x2="10.756cm" svg:y2="32.444cm">
                <text:p/>
              </draw:line>
              <draw:line draw:style-name="gr14" draw:text-style-name="P7" draw:layer="layout" svg:x1="6.549cm" svg:y1="34.038cm" svg:x2="7.267cm" svg:y2="34.038cm">
                <text:p/>
              </draw:line>
              <draw:line draw:style-name="gr14" draw:text-style-name="P7" draw:layer="layout" svg:x1="8.294cm" svg:y1="34.038cm" svg:x2="9.012cm" svg:y2="34.038cm">
                <text:p/>
              </draw:line>
              <draw:frame draw:style-name="gr15" draw:text-style-name="P8" draw:layer="layout" svg:width="0.615cm" svg:height="0.536cm" svg:x="6.447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33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33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3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4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.7cm" svg:y1="32.8cm" svg:x2="6.4cm" svg:y2="33.7cm">
            <text:p/>
          </draw:line>
        </draw:g>
        <draw:connector draw:style-name="gr32" draw:text-style-name="P5" draw:layer="layout" svg:x1="10.2cm" svg:y1="28.1cm" svg:x2="10.2cm" svg:y2="31cm" draw:start-shape="id212" draw:start-glue-point="2" draw:end-shape="id213" draw:end-glue-point="0" svg:d="M10200 28100v2900" svg:viewBox="0 0 1 2901">
          <text:p/>
        </draw:connector>
        <draw:g xml:id="id214" draw:id="id214">
          <draw:g>
            <draw:g>
              <draw:custom-shape draw:style-name="gr2" draw:text-style-name="P3" draw:layer="layout" svg:width="1.172cm" svg:height="1.096cm" svg:x="19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1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33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33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32.444cm" svg:x2="21.267cm" svg:y2="32.444cm">
                <text:p/>
              </draw:line>
              <draw:line draw:style-name="gr14" draw:text-style-name="P7" draw:layer="layout" svg:x1="22.294cm" svg:y1="32.444cm" svg:x2="23.012cm" svg:y2="32.444cm">
                <text:p/>
              </draw:line>
              <draw:line draw:style-name="gr14" draw:text-style-name="P7" draw:layer="layout" svg:x1="24.038cm" svg:y1="32.444cm" svg:x2="24.756cm" svg:y2="32.444cm">
                <text:p/>
              </draw:line>
              <draw:line draw:style-name="gr14" draw:text-style-name="P7" draw:layer="layout" svg:x1="20.549cm" svg:y1="34.038cm" svg:x2="21.267cm" svg:y2="34.038cm">
                <text:p/>
              </draw:line>
              <draw:line draw:style-name="gr14" draw:text-style-name="P7" draw:layer="layout" svg:x1="22.294cm" svg:y1="34.038cm" svg:x2="23.012cm" svg:y2="34.038cm">
                <text:p/>
              </draw:line>
              <draw:frame draw:style-name="gr15" draw:text-style-name="P8" draw:layer="layout" svg:width="0.615cm" svg:height="0.536cm" svg:x="20.447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33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33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3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4.7cm" svg:y1="32.899cm" svg:x2="22.2cm" svg:y2="33.599cm">
            <text:p/>
          </draw:line>
        </draw:g>
        <draw:connector draw:style-name="gr32" draw:text-style-name="P5" draw:layer="layout" svg:x1="24.2cm" svg:y1="28.101cm" svg:x2="24.2cm" svg:y2="31cm" draw:start-shape="id211" draw:start-glue-point="2" draw:end-shape="id214" draw:end-glue-point="0" svg:d="M24200 28101v2899" svg:viewBox="0 0 1 2900">
          <text:p/>
        </draw:connector>
        <draw:frame draw:style-name="gr30" draw:text-style-name="P10" draw:layer="layout" svg:width="3cm" svg:height="1.433cm" svg:x="10.2cm" svg:y="28.1cm">
          <draw:text-box>
            <text:p text:style-name="P14"><text:span text:style-name="T4">j:E2</text:span><text:span text:style-name="T4"><text:line-break/></text:span><text:span text:style-name="T4">{B2}</text:span></text:p>
          </draw:text-box>
        </draw:frame>
        <draw:frame draw:style-name="gr33" draw:text-style-name="P10" draw:layer="layout" svg:width="1.4cm" svg:height="0.8cm" svg:x="8.8cm" svg:y="30cm">
          <draw:text-box>
            <text:p text:style-name="P14"><text:span text:style-name="T4">i:B2</text:span></text:p>
          </draw:text-box>
        </draw:frame>
        <draw:frame draw:style-name="gr30" draw:text-style-name="P10" draw:layer="layout" svg:width="3cm" svg:height="1.433cm" svg:x="24.2cm" svg:y="28.1cm">
          <draw:text-box>
            <text:p text:style-name="P14"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22.8cm" svg:y="30cm">
          <draw:text-box>
            <text:p text:style-name="P14"><text:span text:style-name="T4">i:B1</text:span></text:p>
          </draw:text-box>
        </draw:frame>
        <draw:line draw:style-name="gr39" draw:text-style-name="P7" draw:layer="layout" svg:x1="23.5cm" svg:y1="34.7cm" svg:x2="23.5cm" svg:y2="35.3cm">
          <text:p/>
        </draw:line>
        <draw:line draw:style-name="gr39" draw:text-style-name="P7" draw:layer="layout" svg:x1="23.5cm" svg:y1="35.3cm" svg:x2="20cm" svg:y2="35.3cm">
          <text:p/>
        </draw:line>
        <draw:line draw:style-name="gr31" draw:text-style-name="P7" draw:layer="layout" svg:x1="20cm" svg:y1="35.3cm" svg:x2="20cm" svg:y2="34.7cm">
          <text:p/>
        </draw:line>
        <draw:custom-shape draw:style-name="gr36" draw:text-style-name="P11" draw:layer="layout" svg:width="1.8cm" svg:height="1.7cm" svg:x="24.7cm" svg:y="33.4cm">
          <text:p/>
          <draw:enhanced-geometry svg:viewBox="0 0 21600 21600" draw:type="rectangle" draw:enhanced-path="M 0 0 L 21600 0 21600 21600 0 21600 0 0 Z N"/>
        </draw:custom-shape>
        <draw:connector draw:style-name="gr32" draw:text-style-name="P5" xml:id="id215" draw:id="id215" draw:layer="layout" svg:x1="38.2cm" svg:y1="21.102cm" svg:x2="38.2cm" svg:y2="24cm" draw:start-shape="id209" draw:start-glue-point="2" svg:d="M38200 21102v2898" svg:viewBox="0 0 1 2899">
          <text:p/>
        </draw:connector>
        <draw:frame draw:style-name="gr30" draw:text-style-name="P10" draw:layer="layout" svg:width="3cm" svg:height="1.433cm" svg:x="38.2cm" svg:y="21.1cm">
          <draw:text-box>
            <text:p text:style-name="P14"><text:span text:style-name="T4">j:E2</text:span><text:span text:style-name="T4"><text:line-break/></text:span><text:span text:style-name="T4">{A3,B1}</text:span></text:p>
          </draw:text-box>
        </draw:frame>
        <draw:frame draw:style-name="gr33" draw:text-style-name="P10" draw:layer="layout" svg:width="1.4cm" svg:height="0.8cm" svg:x="36.8cm" svg:y="23cm">
          <draw:text-box>
            <text:p text:style-name="P14"><text:span text:style-name="T4">i:A3</text:span></text:p>
          </draw:text-box>
        </draw:frame>
        <draw:g xml:id="id216" draw:id="id216">
          <draw:g>
            <draw:g>
              <draw:custom-shape draw:style-name="gr2" draw:text-style-name="P3" draw:layer="layout" svg:width="1.172cm" svg:height="1.096cm" svg:x="47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24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26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26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50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25.445cm" svg:x2="49.267cm" svg:y2="25.445cm">
                <text:p/>
              </draw:line>
              <draw:line draw:style-name="gr14" draw:text-style-name="P7" draw:layer="layout" svg:x1="50.294cm" svg:y1="25.445cm" svg:x2="51.012cm" svg:y2="25.445cm">
                <text:p/>
              </draw:line>
              <draw:line draw:style-name="gr14" draw:text-style-name="P7" draw:layer="layout" svg:x1="52.038cm" svg:y1="25.445cm" svg:x2="52.756cm" svg:y2="25.445cm">
                <text:p/>
              </draw:line>
              <draw:line draw:style-name="gr14" draw:text-style-name="P7" draw:layer="layout" svg:x1="48.549cm" svg:y1="27.039cm" svg:x2="49.267cm" svg:y2="27.039cm">
                <text:p/>
              </draw:line>
              <draw:line draw:style-name="gr14" draw:text-style-name="P7" draw:layer="layout" svg:x1="50.294cm" svg:y1="27.039cm" svg:x2="51.012cm" svg:y2="27.039cm">
                <text:p/>
              </draw:line>
              <draw:frame draw:style-name="gr15" draw:text-style-name="P8" draw:layer="layout" svg:width="0.615cm" svg:height="0.536cm" svg:x="48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24.001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7cm" svg:y1="25.999cm" svg:x2="49.7cm" svg:y2="26.599cm">
            <text:p/>
          </draw:line>
        </draw:g>
        <draw:connector draw:style-name="gr32" draw:text-style-name="P5" draw:layer="layout" svg:x1="38.2cm" svg:y1="22.551cm" svg:x2="52.2cm" svg:y2="24.001cm" draw:start-shape="id215" draw:start-glue-point="0" draw:end-shape="id216" draw:end-glue-point="0" svg:d="M38200 22551h14000v1450" svg:viewBox="0 0 14001 1451">
          <text:p/>
        </draw:connector>
        <draw:frame draw:style-name="gr33" draw:text-style-name="P10" draw:layer="layout" svg:width="1.4cm" svg:height="0.8cm" svg:x="50.8cm" svg:y="23cm">
          <draw:text-box>
            <text:p text:style-name="P14"><text:span text:style-name="T4">i:B1</text:span></text:p>
          </draw:text-box>
        </draw:frame>
        <draw:g xml:id="id217" draw:id="id217">
          <draw:g>
            <draw:g>
              <draw:g>
                <draw:custom-shape draw:style-name="gr2" draw:text-style-name="P3" draw:layer="layout" svg:width="1.172cm" svg:height="1.096cm" svg:x="33.40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35.161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36.915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38.67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33.421cm" svg:y="26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35.161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36.915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32.6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32.805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33.216cm" svg:y="24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34.96cm" svg:y="24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6.704cm" svg:y="24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38.653cm" svg:y="24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33.216cm" svg:y="26.506cm">
                  <draw:text-box>
                    <text:p text:style-name="P5"><text:span text:style-name="T2">B1</text:span><text:span text:style-name="T2"><text:line-break/></text:span><text:span text:style-name="T2">{E2}</text:span></text:p>
                  </draw:text-box>
                </draw:frame>
                <draw:frame draw:style-name="gr11" draw:text-style-name="P6" draw:layer="layout" svg:width="1.539cm" svg:height="1.28cm" svg:x="34.96cm" svg:y="26.506cm">
                  <draw:text-box>
                    <text:p text:style-name="P5"><text:span text:style-name="T2">B2</text:span><text:span text:style-name="T2"><text:line-break/></text:span><text:span text:style-name="T2">E2</text:span></text:p>
                  </draw:text-box>
                </draw:frame>
                <draw:frame draw:style-name="gr13" draw:text-style-name="P6" draw:layer="layout" svg:width="1.231cm" svg:height="1.17cm" svg:x="36.909cm" svg:y="26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34.549cm" svg:y1="25.444cm" svg:x2="35.267cm" svg:y2="25.444cm">
                  <text:p/>
                </draw:line>
                <draw:line draw:style-name="gr14" draw:text-style-name="P7" draw:layer="layout" svg:x1="36.294cm" svg:y1="25.444cm" svg:x2="37.012cm" svg:y2="25.444cm">
                  <text:p/>
                </draw:line>
                <draw:line draw:style-name="gr14" draw:text-style-name="P7" draw:layer="layout" svg:x1="38.038cm" svg:y1="25.444cm" svg:x2="38.756cm" svg:y2="25.444cm">
                  <text:p/>
                </draw:line>
                <draw:line draw:style-name="gr14" draw:text-style-name="P7" draw:layer="layout" svg:x1="34.549cm" svg:y1="27.038cm" svg:x2="35.267cm" svg:y2="27.038cm">
                  <text:p/>
                </draw:line>
                <draw:line draw:style-name="gr14" draw:text-style-name="P7" draw:layer="layout" svg:x1="36.294cm" svg:y1="27.038cm" svg:x2="37.012cm" svg:y2="27.038cm">
                  <text:p/>
                </draw:line>
                <draw:frame draw:style-name="gr15" draw:text-style-name="P8" draw:layer="layout" svg:width="0.615cm" svg:height="0.536cm" svg:x="34.447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36.191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37.935cm" svg:y="25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4.447cm" svg:y="26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36.191cm" svg:y="26.613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40.5cm" svg:y="24cm">
                <draw:text-box>
                  <text:p text:style-name="P5"><text:span text:style-name="T2">I´= {B1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35.7cm" svg:y1="25.998cm" svg:x2="35.7cm" svg:y2="26.598cm">
              <text:p/>
            </draw:line>
          </draw:g>
          <draw:line draw:style-name="gr31" draw:text-style-name="P7" draw:layer="layout" svg:x1="37.5cm" svg:y1="26.6cm" svg:x2="37.5cm" svg:y2="26cm">
            <text:p/>
          </draw:line>
        </draw:g>
        <draw:line draw:style-name="gr39" draw:text-style-name="P7" draw:layer="layout" svg:x1="51.5cm" svg:y1="27.7cm" svg:x2="51.5cm" svg:y2="28.5cm">
          <text:p/>
        </draw:line>
        <draw:line draw:style-name="gr39" draw:text-style-name="P7" draw:layer="layout" svg:x1="51.5cm" svg:y1="28.5cm" svg:x2="48cm" svg:y2="28.5cm">
          <text:p/>
        </draw:line>
        <draw:line draw:style-name="gr31" draw:text-style-name="P7" draw:layer="layout" svg:x1="48cm" svg:y1="28.5cm" svg:x2="48cm" svg:y2="27.7cm">
          <text:p/>
        </draw:line>
        <draw:custom-shape draw:style-name="gr36" draw:text-style-name="P11" draw:layer="layout" svg:width="1.8cm" svg:height="1.7cm" svg:x="52.7cm" svg:y="26.4cm">
          <text:p/>
          <draw:enhanced-geometry svg:viewBox="0 0 21600 21600" draw:type="rectangle" draw:enhanced-path="M 0 0 L 21600 0 21600 21600 0 21600 0 0 Z N"/>
        </draw:custom-shape>
        <draw:g xml:id="id218" draw:id="id218">
          <draw:g>
            <draw:g>
              <draw:g>
                <draw:custom-shape draw:style-name="gr2" draw:text-style-name="P3" draw:layer="layout" svg:width="1.172cm" svg:height="1.096cm" svg:x="33.40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35.161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36.915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38.674cm" svg:y="31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33.421cm" svg:y="33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35.161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36.915cm" svg:y="33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32.6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32.805cm" svg:y="31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33.216cm" svg:y="31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34.96cm" svg:y="31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6.704cm" svg:y="31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38.653cm" svg:y="31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33.216cm" svg:y="33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34.96cm" svg:y="33.506cm">
                  <draw:text-box>
                    <text:p text:style-name="P5"><text:span text:style-name="T2">B2</text:span><text:span text:style-name="T2"><text:line-break/></text:span><text:span text:style-name="T2">E2</text:span></text:p>
                  </draw:text-box>
                </draw:frame>
                <draw:frame draw:style-name="gr13" draw:text-style-name="P6" draw:layer="layout" svg:width="1.231cm" svg:height="1.17cm" svg:x="36.909cm" svg:y="33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34.549cm" svg:y1="32.444cm" svg:x2="35.267cm" svg:y2="32.444cm">
                  <text:p/>
                </draw:line>
                <draw:line draw:style-name="gr14" draw:text-style-name="P7" draw:layer="layout" svg:x1="36.294cm" svg:y1="32.444cm" svg:x2="37.012cm" svg:y2="32.444cm">
                  <text:p/>
                </draw:line>
                <draw:line draw:style-name="gr14" draw:text-style-name="P7" draw:layer="layout" svg:x1="38.038cm" svg:y1="32.444cm" svg:x2="38.756cm" svg:y2="32.444cm">
                  <text:p/>
                </draw:line>
                <draw:line draw:style-name="gr14" draw:text-style-name="P7" draw:layer="layout" svg:x1="34.549cm" svg:y1="34.038cm" svg:x2="35.267cm" svg:y2="34.038cm">
                  <text:p/>
                </draw:line>
                <draw:line draw:style-name="gr14" draw:text-style-name="P7" draw:layer="layout" svg:x1="36.294cm" svg:y1="34.038cm" svg:x2="37.012cm" svg:y2="34.038cm">
                  <text:p/>
                </draw:line>
                <draw:frame draw:style-name="gr15" draw:text-style-name="P8" draw:layer="layout" svg:width="0.615cm" svg:height="0.536cm" svg:x="34.447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36.191cm" svg:y="32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37.935cm" svg:y="32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4.447cm" svg:y="33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36.191cm" svg:y="33.613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40.5cm" svg:y="31cm">
                <draw:text-box>
                  <text:p text:style-name="P5"><text:span text:style-name="T2">I´= {}</text:span></text:p>
                  <text:p text:style-name="P5"><text:span text:style-name="T2">J´= {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35.7cm" svg:y1="32.998cm" svg:x2="35.7cm" svg:y2="33.598cm">
              <text:p/>
            </draw:line>
          </draw:g>
          <draw:line draw:style-name="gr31" draw:text-style-name="P7" draw:layer="layout" svg:x1="37.5cm" svg:y1="33.6cm" svg:x2="37.5cm" svg:y2="33cm">
            <text:p/>
          </draw:line>
        </draw:g>
        <draw:connector draw:style-name="gr32" draw:text-style-name="P5" draw:layer="layout" svg:x1="38.2cm" svg:y1="28.1cm" svg:x2="38.2cm" svg:y2="31cm" draw:start-shape="id217" draw:start-glue-point="2" draw:end-shape="id218" draw:end-glue-point="0" svg:d="M38200 28100v2900" svg:viewBox="0 0 1 2901">
          <text:p/>
        </draw:connector>
        <draw:frame draw:style-name="gr30" draw:text-style-name="P10" draw:layer="layout" svg:width="3cm" svg:height="1.433cm" svg:x="38.2cm" svg:y="28.1cm">
          <draw:text-box>
            <text:p text:style-name="P14"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36.8cm" svg:y="30cm">
          <draw:text-box>
            <text:p text:style-name="P14"><text:span text:style-name="T4">i:B1</text:span></text:p>
          </draw:text-box>
        </draw:frame>
        <draw:line draw:style-name="gr39" draw:text-style-name="P7" draw:layer="layout" svg:x1="39.9cm" svg:y1="32.5cm" svg:x2="41cm" svg:y2="32.5cm">
          <text:p/>
        </draw:line>
        <draw:line draw:style-name="gr39" draw:text-style-name="P7" draw:layer="layout" svg:x1="41cm" svg:y1="32.5cm" svg:x2="41cm" svg:y2="35.6cm">
          <text:p/>
        </draw:line>
        <draw:line draw:style-name="gr39" draw:text-style-name="P7" draw:layer="layout" svg:x1="41cm" svg:y1="35.6cm" svg:x2="34cm" svg:y2="35.6cm">
          <text:p/>
        </draw:line>
        <draw:line draw:style-name="gr31" draw:text-style-name="P7" draw:layer="layout" svg:x1="34cm" svg:y1="35.6cm" svg:x2="34cm" svg:y2="34.6cm">
          <text:p/>
        </draw:line>
        <draw:custom-shape draw:style-name="gr36" draw:text-style-name="P11" draw:layer="layout" svg:width="1.8cm" svg:height="1.7cm" svg:x="38.7cm" svg:y="33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24.9cm" svg:y="19.6cm">
          <text:p text:style-name="P15"><text:span text:style-name="T2">13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38.9cm" svg:y="12.6cm">
          <text:p text:style-name="P15"><text:span text:style-name="T2">14.p.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6cm" svg:height="1.5cm" svg:x="66.9cm" svg:y="12.6cm">
          <text:p text:style-name="P15"><text:span text:style-name="T2">15.p.</text:span></text:p>
          <draw:enhanced-geometry svg:viewBox="0 0 21600 21600" draw:type="rectangle" draw:enhanced-path="M 0 0 L 21600 0 21600 21600 0 21600 0 0 Z N"/>
        </draw:custom-shape>
        <draw:g xml:id="id219" draw:id="id219">
          <draw:g>
            <draw:custom-shape draw:style-name="gr2" draw:text-style-name="P3" draw:layer="layout" svg:width="1.172cm" svg:height="1.096cm" svg:x="103.404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105.161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106.915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108.674cm" svg:y="17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103.421cm" svg:y="19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105.161cm" svg:y="19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106.915cm" svg:y="19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102.6cm" svg:y="1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102.805cm" svg:y="1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103.216cm" svg:y="17.913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104.96cm" svg:y="17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106.704cm" svg:y="17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108.653cm" svg:y="17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103.216cm" svg:y="19.506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104.96cm" svg:y="19.506cm">
              <draw:text-box>
                <text:p text:style-name="P5"><text:span text:style-name="T2">B2</text:span><text:span text:style-name="T2"><text:line-break/></text:span><text:span text:style-name="T2">E2</text:span></text:p>
              </draw:text-box>
            </draw:frame>
            <draw:frame draw:style-name="gr13" draw:text-style-name="P6" draw:layer="layout" svg:width="1.231cm" svg:height="1.17cm" svg:x="106.909cm" svg:y="19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104.549cm" svg:y1="18.444cm" svg:x2="105.267cm" svg:y2="18.444cm">
              <text:p/>
            </draw:line>
            <draw:line draw:style-name="gr14" draw:text-style-name="P7" draw:layer="layout" svg:x1="106.294cm" svg:y1="18.444cm" svg:x2="107.012cm" svg:y2="18.444cm">
              <text:p/>
            </draw:line>
            <draw:line draw:style-name="gr14" draw:text-style-name="P7" draw:layer="layout" svg:x1="108.038cm" svg:y1="18.444cm" svg:x2="108.756cm" svg:y2="18.444cm">
              <text:p/>
            </draw:line>
            <draw:line draw:style-name="gr14" draw:text-style-name="P7" draw:layer="layout" svg:x1="104.549cm" svg:y1="20.038cm" svg:x2="105.267cm" svg:y2="20.038cm">
              <text:p/>
            </draw:line>
            <draw:line draw:style-name="gr14" draw:text-style-name="P7" draw:layer="layout" svg:x1="106.294cm" svg:y1="20.038cm" svg:x2="107.012cm" svg:y2="20.038cm">
              <text:p/>
            </draw:line>
            <draw:frame draw:style-name="gr15" draw:text-style-name="P8" draw:layer="layout" svg:width="0.615cm" svg:height="0.536cm" svg:x="104.447cm" svg:y="18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106.191cm" svg:y="18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107.935cm" svg:y="18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104.447cm" svg:y="19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106.191cm" svg:y="19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110.5cm" svg:y="17cm">
            <draw:text-box>
              <text:p text:style-name="P5"><text:span text:style-name="T2">I´= {A1,A3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2" draw:text-style-name="P5" draw:layer="layout" svg:x1="94.2cm" svg:y1="14.101cm" svg:x2="108.2cm" svg:y2="17cm" draw:start-shape="id204" draw:start-glue-point="2" draw:end-shape="id219" draw:end-glue-point="0" svg:d="M94200 14101v1450h14000v1449" svg:viewBox="0 0 14001 2900">
          <text:p/>
        </draw:connector>
        <draw:frame draw:style-name="gr30" draw:text-style-name="P10" draw:layer="layout" svg:width="3cm" svg:height="1.433cm" svg:x="94.2cm" svg:y="14.1cm">
          <draw:text-box>
            <text:p text:style-name="P14"><text:span text:style-name="T4">j:E2</text:span><text:span text:style-name="T4"><text:line-break/></text:span><text:span text:style-name="T4">{A1,A3,B1}</text:span></text:p>
          </draw:text-box>
        </draw:frame>
        <draw:frame draw:style-name="gr33" draw:text-style-name="P10" draw:layer="layout" svg:width="1.4cm" svg:height="0.8cm" svg:x="106.8cm" svg:y="16cm">
          <draw:text-box>
            <text:p text:style-name="P14"><text:span text:style-name="T4">i:B1</text:span></text:p>
          </draw:text-box>
        </draw:frame>
        <draw:frame draw:style-name="gr33" draw:text-style-name="P10" draw:layer="layout" svg:width="1.4cm" svg:height="0.8cm" svg:x="92.8cm" svg:y="16cm">
          <draw:text-box>
            <text:p text:style-name="P14"><text:span text:style-name="T4">i:A3</text:span></text:p>
          </draw:text-box>
        </draw:frame>
        <draw:frame draw:style-name="gr33" draw:text-style-name="P10" draw:layer="layout" svg:width="1.4cm" svg:height="0.8cm" svg:x="64.8cm" svg:y="16cm">
          <draw:text-box>
            <text:p text:style-name="P14"><text:span text:style-name="T4">i:A1</text:span></text:p>
          </draw:text-box>
        </draw:frame>
        <draw:line draw:style-name="gr39" draw:text-style-name="P7" draw:layer="layout" svg:x1="107.5cm" svg:y1="20.7cm" svg:x2="107.5cm" svg:y2="21.5cm">
          <text:p/>
        </draw:line>
        <draw:line draw:style-name="gr39" draw:text-style-name="P7" draw:layer="layout" svg:x1="105.7cm" svg:y1="21.5cm" svg:x2="104cm" svg:y2="21.5cm">
          <text:p/>
        </draw:line>
        <draw:line draw:style-name="gr31" draw:text-style-name="P7" draw:layer="layout" svg:x1="104cm" svg:y1="21.5cm" svg:x2="104cm" svg:y2="20.7cm">
          <text:p/>
        </draw:line>
        <draw:custom-shape draw:style-name="gr36" draw:text-style-name="P11" draw:layer="layout" svg:width="1.8cm" svg:height="1.7cm" svg:x="108.7cm" svg:y="19.4cm">
          <text:p/>
          <draw:enhanced-geometry svg:viewBox="0 0 21600 21600" draw:type="rectangle" draw:enhanced-path="M 0 0 L 21600 0 21600 21600 0 21600 0 0 Z N"/>
        </draw:custom-shape>
        <draw:g xml:id="id220" draw:id="id220">
          <draw:g>
            <draw:g>
              <draw:custom-shape draw:style-name="gr2" draw:text-style-name="P3" draw:layer="layout" svg:width="1.172cm" svg:height="1.096cm" svg:x="89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17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17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94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19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19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92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18.445cm" svg:x2="91.267cm" svg:y2="18.445cm">
                <text:p/>
              </draw:line>
              <draw:line draw:style-name="gr14" draw:text-style-name="P7" draw:layer="layout" svg:x1="92.294cm" svg:y1="18.445cm" svg:x2="93.012cm" svg:y2="18.445cm">
                <text:p/>
              </draw:line>
              <draw:line draw:style-name="gr14" draw:text-style-name="P7" draw:layer="layout" svg:x1="94.038cm" svg:y1="18.445cm" svg:x2="94.756cm" svg:y2="18.445cm">
                <text:p/>
              </draw:line>
              <draw:line draw:style-name="gr14" draw:text-style-name="P7" draw:layer="layout" svg:x1="90.549cm" svg:y1="20.039cm" svg:x2="91.267cm" svg:y2="20.039cm">
                <text:p/>
              </draw:line>
              <draw:line draw:style-name="gr14" draw:text-style-name="P7" draw:layer="layout" svg:x1="92.294cm" svg:y1="20.039cm" svg:x2="93.012cm" svg:y2="20.039cm">
                <text:p/>
              </draw:line>
              <draw:frame draw:style-name="gr15" draw:text-style-name="P8" draw:layer="layout" svg:width="0.615cm" svg:height="0.536cm" svg:x="90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96.5cm" svg:y="17.001cm">
              <draw:text-box>
                <text:p text:style-name="P5"><text:span text:style-name="T2">I´= {A1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3.5cm" svg:y1="19.5cm" svg:x2="93.5cm" svg:y2="19cm">
            <text:p/>
          </draw:line>
        </draw:g>
        <draw:g xml:id="id222" draw:id="id222">
          <draw:g>
            <draw:g>
              <draw:custom-shape draw:style-name="gr2" draw:text-style-name="P3" draw:layer="layout" svg:width="1.172cm" svg:height="1.096cm" svg:x="61.40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9.5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7.915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17.915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17.909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17.915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9.508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2.96cm" svg:y="19.508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64.909cm" svg:y="19.508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8.446cm" svg:x2="63.267cm" svg:y2="18.446cm">
                <text:p/>
              </draw:line>
              <draw:line draw:style-name="gr14" draw:text-style-name="P7" draw:layer="layout" svg:x1="64.294cm" svg:y1="18.446cm" svg:x2="65.012cm" svg:y2="18.446cm">
                <text:p/>
              </draw:line>
              <draw:line draw:style-name="gr14" draw:text-style-name="P7" draw:layer="layout" svg:x1="66.038cm" svg:y1="18.446cm" svg:x2="66.756cm" svg:y2="18.446cm">
                <text:p/>
              </draw:line>
              <draw:line draw:style-name="gr14" draw:text-style-name="P7" draw:layer="layout" svg:x1="62.549cm" svg:y1="20.04cm" svg:x2="63.267cm" svg:y2="20.04cm">
                <text:p/>
              </draw:line>
              <draw:line draw:style-name="gr14" draw:text-style-name="P7" draw:layer="layout" svg:x1="64.294cm" svg:y1="20.04cm" svg:x2="65.012cm" svg:y2="20.04cm">
                <text:p/>
              </draw:line>
              <draw:frame draw:style-name="gr15" draw:text-style-name="P8" draw:layer="layout" svg:width="0.615cm" svg:height="0.536cm" svg:x="62.447cm" svg:y="18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18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8.021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9.615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19.615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17.002cm">
              <draw:text-box>
                <text:p text:style-name="P5"><text:span text:style-name="T2">I´= {A3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1cm" svg:y1="19.6cm" svg:x2="62.5cm" svg:y2="18.9cm">
            <text:p/>
          </draw:line>
        </draw:g>
        <draw:connector draw:style-name="gr32" draw:text-style-name="P5" xml:id="id221" draw:id="id221" draw:layer="layout" svg:x1="94.2cm" svg:y1="14.101cm" svg:x2="94.2cm" svg:y2="17.001cm" draw:start-shape="id204" draw:start-glue-point="2" draw:end-shape="id220" draw:end-glue-point="0" svg:d="M94200 14101v2900" svg:viewBox="0 0 1 2901">
          <text:p/>
        </draw:connector>
        <draw:connector draw:style-name="gr32" draw:text-style-name="P5" draw:layer="layout" svg:x1="94.2cm" svg:y1="15.551cm" svg:x2="66.2cm" svg:y2="17.002cm" draw:start-shape="id221" draw:start-glue-point="0" draw:end-shape="id222" draw:end-glue-point="0" svg:d="M94200 15551h-28000v1451" svg:viewBox="0 0 28001 1452">
          <text:p/>
        </draw:connector>
        <draw:g xml:id="id223" draw:id="id223">
          <draw:g>
            <draw:g>
              <draw:custom-shape draw:style-name="gr2" draw:text-style-name="P3" draw:layer="layout" svg:width="1.172cm" svg:height="1.096cm" svg:x="61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24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26.506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2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64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25.444cm" svg:x2="63.267cm" svg:y2="25.444cm">
                <text:p/>
              </draw:line>
              <draw:line draw:style-name="gr14" draw:text-style-name="P7" draw:layer="layout" svg:x1="64.294cm" svg:y1="25.444cm" svg:x2="65.012cm" svg:y2="25.444cm">
                <text:p/>
              </draw:line>
              <draw:line draw:style-name="gr14" draw:text-style-name="P7" draw:layer="layout" svg:x1="66.038cm" svg:y1="25.444cm" svg:x2="66.756cm" svg:y2="25.444cm">
                <text:p/>
              </draw:line>
              <draw:line draw:style-name="gr14" draw:text-style-name="P7" draw:layer="layout" svg:x1="62.549cm" svg:y1="27.038cm" svg:x2="63.267cm" svg:y2="27.038cm">
                <text:p/>
              </draw:line>
              <draw:line draw:style-name="gr14" draw:text-style-name="P7" draw:layer="layout" svg:x1="64.294cm" svg:y1="27.038cm" svg:x2="65.012cm" svg:y2="27.038cm">
                <text:p/>
              </draw:line>
              <draw:frame draw:style-name="gr15" draw:text-style-name="P8" draw:layer="layout" svg:width="0.615cm" svg:height="0.536cm" svg:x="62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24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1cm" svg:y1="26.598cm" svg:x2="62.5cm" svg:y2="25.898cm">
            <text:p/>
          </draw:line>
        </draw:g>
        <draw:g xml:id="id225" draw:id="id225">
          <draw:g>
            <draw:g>
              <draw:custom-shape draw:style-name="gr2" draw:text-style-name="P3" draw:layer="layout" svg:width="1.172cm" svg:height="1.096cm" svg:x="75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76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24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80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26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76.96cm" svg:y="26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78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25.445cm" svg:x2="77.267cm" svg:y2="25.445cm">
                <text:p/>
              </draw:line>
              <draw:line draw:style-name="gr14" draw:text-style-name="P7" draw:layer="layout" svg:x1="78.294cm" svg:y1="25.445cm" svg:x2="79.012cm" svg:y2="25.445cm">
                <text:p/>
              </draw:line>
              <draw:line draw:style-name="gr14" draw:text-style-name="P7" draw:layer="layout" svg:x1="80.038cm" svg:y1="25.445cm" svg:x2="80.756cm" svg:y2="25.445cm">
                <text:p/>
              </draw:line>
              <draw:line draw:style-name="gr14" draw:text-style-name="P7" draw:layer="layout" svg:x1="76.549cm" svg:y1="27.039cm" svg:x2="77.267cm" svg:y2="27.039cm">
                <text:p/>
              </draw:line>
              <draw:line draw:style-name="gr14" draw:text-style-name="P7" draw:layer="layout" svg:x1="78.294cm" svg:y1="27.039cm" svg:x2="79.012cm" svg:y2="27.039cm">
                <text:p/>
              </draw:line>
              <draw:frame draw:style-name="gr15" draw:text-style-name="P8" draw:layer="layout" svg:width="0.615cm" svg:height="0.536cm" svg:x="76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82.5cm" svg:y="24.001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9.1cm" svg:y1="26.599cm" svg:x2="76.5cm" svg:y2="25.899cm">
            <text:p/>
          </draw:line>
        </draw:g>
        <draw:connector draw:style-name="gr32" draw:text-style-name="P5" xml:id="id224" draw:id="id224" draw:layer="layout" svg:x1="66.2cm" svg:y1="21.102cm" svg:x2="66.2cm" svg:y2="24cm" draw:start-shape="id222" draw:start-glue-point="2" draw:end-shape="id223" draw:end-glue-point="0" svg:d="M66200 21102v2898" svg:viewBox="0 0 1 2899">
          <text:p/>
        </draw:connector>
        <draw:connector draw:style-name="gr32" draw:text-style-name="P5" draw:layer="layout" svg:x1="66.2cm" svg:y1="22.551cm" svg:x2="80.2cm" svg:y2="24.001cm" draw:start-shape="id224" draw:start-glue-point="0" draw:end-shape="id225" draw:end-glue-point="0" svg:d="M66200 22551h14000v1450" svg:viewBox="0 0 14001 1451">
          <text:p/>
        </draw:connector>
        <draw:frame draw:style-name="gr30" draw:text-style-name="P10" draw:layer="layout" svg:width="3cm" svg:height="1.433cm" svg:x="66.2cm" svg:y="21.1cm">
          <draw:text-box>
            <text:p text:style-name="P14"><text:span text:style-name="T4">j:E2</text:span><text:span text:style-name="T4"><text:line-break/></text:span><text:span text:style-name="T4">{A3,B1}</text:span></text:p>
          </draw:text-box>
        </draw:frame>
        <draw:frame draw:style-name="gr33" draw:text-style-name="P10" draw:layer="layout" svg:width="1.4cm" svg:height="0.8cm" svg:x="64.8cm" svg:y="23cm">
          <draw:text-box>
            <text:p text:style-name="P14"><text:span text:style-name="T4">i:A3</text:span></text:p>
          </draw:text-box>
        </draw:frame>
        <draw:frame draw:style-name="gr33" draw:text-style-name="P10" draw:layer="layout" svg:width="1.4cm" svg:height="0.8cm" svg:x="78.8cm" svg:y="23cm">
          <draw:text-box>
            <text:p text:style-name="P14"><text:span text:style-name="T4">i:B1</text:span></text:p>
          </draw:text-box>
        </draw:frame>
        <draw:line draw:style-name="gr39" draw:text-style-name="P7" draw:layer="layout" svg:x1="77.7cm" svg:y1="24.9cm" svg:x2="77.7cm" svg:y2="24.3cm">
          <text:p/>
        </draw:line>
        <draw:line draw:style-name="gr39" draw:text-style-name="P7" draw:layer="layout" svg:x1="77.7cm" svg:y1="24.3cm" svg:x2="74.3cm" svg:y2="24.3cm">
          <text:p/>
        </draw:line>
        <draw:line draw:style-name="gr39" draw:text-style-name="P7" draw:layer="layout" svg:x1="74.3cm" svg:y1="24.3cm" svg:x2="74.3cm" svg:y2="27.1cm">
          <text:p/>
        </draw:line>
        <draw:line draw:style-name="gr31" draw:text-style-name="P7" draw:layer="layout" svg:x1="74.3cm" svg:y1="27.1cm" svg:x2="75.4cm" svg:y2="27.1cm">
          <text:p/>
        </draw:line>
        <draw:custom-shape draw:style-name="gr36" draw:text-style-name="P11" draw:layer="layout" svg:width="1.8cm" svg:height="1.7cm" svg:x="80.7cm" svg:y="26.4cm">
          <text:p/>
          <draw:enhanced-geometry svg:viewBox="0 0 21600 21600" draw:type="rectangle" draw:enhanced-path="M 0 0 L 21600 0 21600 21600 0 21600 0 0 Z N"/>
        </draw:custom-shape>
        <draw:g xml:id="id226" draw:id="id226">
          <draw:g>
            <draw:g>
              <draw:custom-shape draw:style-name="gr2" draw:text-style-name="P3" draw:layer="layout" svg:width="1.172cm" svg:height="1.096cm" svg:x="61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31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33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33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64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32.444cm" svg:x2="63.267cm" svg:y2="32.444cm">
                <text:p/>
              </draw:line>
              <draw:line draw:style-name="gr14" draw:text-style-name="P7" draw:layer="layout" svg:x1="64.294cm" svg:y1="32.444cm" svg:x2="65.012cm" svg:y2="32.444cm">
                <text:p/>
              </draw:line>
              <draw:line draw:style-name="gr14" draw:text-style-name="P7" draw:layer="layout" svg:x1="66.038cm" svg:y1="32.444cm" svg:x2="66.756cm" svg:y2="32.444cm">
                <text:p/>
              </draw:line>
              <draw:line draw:style-name="gr14" draw:text-style-name="P7" draw:layer="layout" svg:x1="62.549cm" svg:y1="34.038cm" svg:x2="63.267cm" svg:y2="34.038cm">
                <text:p/>
              </draw:line>
              <draw:line draw:style-name="gr14" draw:text-style-name="P7" draw:layer="layout" svg:x1="64.294cm" svg:y1="34.038cm" svg:x2="65.012cm" svg:y2="34.038cm">
                <text:p/>
              </draw:line>
              <draw:frame draw:style-name="gr15" draw:text-style-name="P8" draw:layer="layout" svg:width="0.615cm" svg:height="0.536cm" svg:x="62.447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33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33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3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1cm" svg:y1="33.598cm" svg:x2="62.5cm" svg:y2="32.898cm">
            <text:p/>
          </draw:line>
        </draw:g>
        <draw:connector draw:style-name="gr32" draw:text-style-name="P5" draw:layer="layout" svg:x1="66.2cm" svg:y1="28.1cm" svg:x2="66.2cm" svg:y2="31cm" draw:start-shape="id223" draw:start-glue-point="2" draw:end-shape="id226" draw:end-glue-point="0" svg:d="M66200 28100v2900" svg:viewBox="0 0 1 2901">
          <text:p/>
        </draw:connector>
        <draw:frame draw:style-name="gr30" draw:text-style-name="P10" draw:layer="layout" svg:width="3cm" svg:height="1.433cm" svg:x="66.2cm" svg:y="28.1cm">
          <draw:text-box>
            <text:p text:style-name="P14"><text:span text:style-name="T4">j:E2</text:span><text:span text:style-name="T4"><text:line-break/></text:span><text:span text:style-name="T4">{B1}</text:span></text:p>
          </draw:text-box>
        </draw:frame>
        <draw:frame draw:style-name="gr33" draw:text-style-name="P10" draw:layer="layout" svg:width="1.4cm" svg:height="0.8cm" svg:x="64.8cm" svg:y="30cm">
          <draw:text-box>
            <text:p text:style-name="P14"><text:span text:style-name="T4">i:B1</text:span></text:p>
          </draw:text-box>
        </draw:frame>
        <draw:line draw:style-name="gr39" draw:text-style-name="P7" draw:layer="layout" svg:x1="67.3cm" svg:y1="31.9cm" svg:x2="67.3cm" svg:y2="31.3cm">
          <text:p/>
        </draw:line>
        <draw:line draw:style-name="gr39" draw:text-style-name="P7" draw:layer="layout" svg:x1="67.3cm" svg:y1="31.3cm" svg:x2="60.3cm" svg:y2="31.3cm">
          <text:p/>
        </draw:line>
        <draw:line draw:style-name="gr39" draw:text-style-name="P7" draw:layer="layout" svg:x1="60.3cm" svg:y1="31.3cm" svg:x2="60.3cm" svg:y2="34.1cm">
          <text:p/>
        </draw:line>
        <draw:line draw:style-name="gr31" draw:text-style-name="P7" draw:layer="layout" svg:x1="60.3cm" svg:y1="34.1cm" svg:x2="61.5cm" svg:y2="34.1cm">
          <text:p/>
        </draw:line>
        <draw:custom-shape draw:style-name="gr36" draw:text-style-name="P11" draw:layer="layout" svg:width="1.8cm" svg:height="1.7cm" svg:x="66.7cm" svg:y="33.4cm">
          <text:p/>
          <draw:enhanced-geometry svg:viewBox="0 0 21600 21600" draw:type="rectangle" draw:enhanced-path="M 0 0 L 21600 0 21600 21600 0 21600 0 0 Z N"/>
        </draw:custom-shape>
        <draw:g xml:id="id227" draw:id="id227">
          <draw:g>
            <draw:g>
              <draw:custom-shape draw:style-name="gr2" draw:text-style-name="P3" draw:layer="layout" svg:width="1.172cm" svg:height="1.096cm" svg:x="89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24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90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94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26.506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92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25.444cm" svg:x2="91.267cm" svg:y2="25.444cm">
                <text:p/>
              </draw:line>
              <draw:line draw:style-name="gr14" draw:text-style-name="P7" draw:layer="layout" svg:x1="92.294cm" svg:y1="25.444cm" svg:x2="93.012cm" svg:y2="25.444cm">
                <text:p/>
              </draw:line>
              <draw:line draw:style-name="gr14" draw:text-style-name="P7" draw:layer="layout" svg:x1="94.038cm" svg:y1="25.444cm" svg:x2="94.756cm" svg:y2="25.444cm">
                <text:p/>
              </draw:line>
              <draw:line draw:style-name="gr14" draw:text-style-name="P7" draw:layer="layout" svg:x1="90.549cm" svg:y1="27.038cm" svg:x2="91.267cm" svg:y2="27.038cm">
                <text:p/>
              </draw:line>
              <draw:line draw:style-name="gr14" draw:text-style-name="P7" draw:layer="layout" svg:x1="92.294cm" svg:y1="27.038cm" svg:x2="93.012cm" svg:y2="27.038cm">
                <text:p/>
              </draw:line>
              <draw:frame draw:style-name="gr15" draw:text-style-name="P8" draw:layer="layout" svg:width="0.615cm" svg:height="0.536cm" svg:x="90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96.5cm" svg:y="24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3.5cm" svg:y1="26.499cm" svg:x2="93.5cm" svg:y2="25.999cm">
            <text:p/>
          </draw:line>
        </draw:g>
        <draw:connector draw:style-name="gr32" draw:text-style-name="P5" xml:id="id228" draw:id="id228" draw:layer="layout" svg:x1="94.2cm" svg:y1="21.101cm" svg:x2="94.2cm" svg:y2="24cm" draw:start-shape="id220" draw:start-glue-point="2" draw:end-shape="id227" draw:end-glue-point="0" svg:d="M94200 21101v2899" svg:viewBox="0 0 1 2900">
          <text:p/>
        </draw:connector>
        <draw:g xml:id="id229" draw:id="id229">
          <draw:g>
            <draw:g>
              <draw:custom-shape draw:style-name="gr2" draw:text-style-name="P3" draw:layer="layout" svg:width="1.172cm" svg:height="1.096cm" svg:x="103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105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106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8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03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105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106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02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02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03.216cm" svg:y="24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104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6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8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03.216cm" svg:y="26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104.96cm" svg:y="26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106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104.549cm" svg:y1="25.445cm" svg:x2="105.267cm" svg:y2="25.445cm">
                <text:p/>
              </draw:line>
              <draw:line draw:style-name="gr14" draw:text-style-name="P7" draw:layer="layout" svg:x1="106.294cm" svg:y1="25.445cm" svg:x2="107.012cm" svg:y2="25.445cm">
                <text:p/>
              </draw:line>
              <draw:line draw:style-name="gr14" draw:text-style-name="P7" draw:layer="layout" svg:x1="108.038cm" svg:y1="25.445cm" svg:x2="108.756cm" svg:y2="25.445cm">
                <text:p/>
              </draw:line>
              <draw:line draw:style-name="gr14" draw:text-style-name="P7" draw:layer="layout" svg:x1="104.549cm" svg:y1="27.039cm" svg:x2="105.267cm" svg:y2="27.039cm">
                <text:p/>
              </draw:line>
              <draw:line draw:style-name="gr14" draw:text-style-name="P7" draw:layer="layout" svg:x1="106.294cm" svg:y1="27.039cm" svg:x2="107.012cm" svg:y2="27.039cm">
                <text:p/>
              </draw:line>
              <draw:frame draw:style-name="gr15" draw:text-style-name="P8" draw:layer="layout" svg:width="0.615cm" svg:height="0.536cm" svg:x="104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107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4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10.5cm" svg:y="24.001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7.5cm" svg:y1="26.5cm" svg:x2="107.5cm" svg:y2="26cm">
            <text:p/>
          </draw:line>
        </draw:g>
        <draw:connector draw:style-name="gr32" draw:text-style-name="P5" draw:layer="layout" svg:x1="94.2cm" svg:y1="22.55cm" svg:x2="108.2cm" svg:y2="24.001cm" draw:start-shape="id228" draw:start-glue-point="0" draw:end-shape="id229" draw:end-glue-point="0" svg:d="M94200 22550h14000v1451" svg:viewBox="0 0 14001 1452">
          <text:p/>
        </draw:connector>
        <draw:frame draw:style-name="gr30" draw:text-style-name="P10" draw:layer="layout" svg:width="3cm" svg:height="1.433cm" svg:x="94.2cm" svg:y="21.1cm">
          <draw:text-box>
            <text:p text:style-name="P14"><text:span text:style-name="T4">j:E2</text:span><text:span text:style-name="T4"><text:line-break/></text:span><text:span text:style-name="T4">{A1,B1}</text:span></text:p>
          </draw:text-box>
        </draw:frame>
        <draw:frame draw:style-name="gr33" draw:text-style-name="P10" draw:layer="layout" svg:width="1.4cm" svg:height="0.8cm" svg:x="92.8cm" svg:y="23cm">
          <draw:text-box>
            <text:p text:style-name="P14"><text:span text:style-name="T4">i:A1</text:span></text:p>
          </draw:text-box>
        </draw:frame>
        <draw:frame draw:style-name="gr33" draw:text-style-name="P10" draw:layer="layout" svg:width="1.4cm" svg:height="0.8cm" svg:x="106.8cm" svg:y="23cm">
          <draw:text-box>
            <text:p text:style-name="P14"><text:span text:style-name="T4">i:B1</text:span></text:p>
          </draw:text-box>
        </draw:frame>
        <draw:line draw:style-name="gr39" draw:text-style-name="P7" draw:layer="layout" svg:x1="95.3cm" svg:y1="24.9cm" svg:x2="95.3cm" svg:y2="24.3cm">
          <text:p/>
        </draw:line>
        <draw:line draw:style-name="gr39" draw:text-style-name="P7" draw:layer="layout" svg:x1="95.3cm" svg:y1="24.3cm" svg:x2="90cm" svg:y2="24.3cm">
          <text:p/>
        </draw:line>
        <draw:line draw:style-name="gr31" draw:text-style-name="P7" draw:layer="layout" svg:x1="90cm" svg:y1="24.3cm" svg:x2="90cm" svg:y2="24.9cm">
          <text:p/>
        </draw:line>
        <draw:custom-shape draw:style-name="gr36" draw:text-style-name="P11" draw:layer="layout" svg:width="1.8cm" svg:height="1.7cm" svg:x="94.7cm" svg:y="26.4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109.3cm" svg:y1="24.9cm" svg:x2="109.3cm" svg:y2="24.3cm">
          <text:p/>
        </draw:line>
        <draw:line draw:style-name="gr39" draw:text-style-name="P7" draw:layer="layout" svg:x1="109.3cm" svg:y1="24.3cm" svg:x2="102.5cm" svg:y2="24.3cm">
          <text:p/>
        </draw:line>
        <draw:line draw:style-name="gr39" draw:text-style-name="P7" draw:layer="layout" svg:x1="102.5cm" svg:y1="24.3cm" svg:x2="102.5cm" svg:y2="27.2cm">
          <text:p/>
        </draw:line>
        <draw:line draw:style-name="gr31" draw:text-style-name="P7" draw:layer="layout" svg:x1="102.5cm" svg:y1="27.2cm" svg:x2="103.4cm" svg:y2="27.2cm">
          <text:p/>
        </draw:line>
        <draw:custom-shape draw:style-name="gr36" draw:text-style-name="P11" draw:layer="layout" svg:width="1.8cm" svg:height="1.7cm" svg:x="108.7cm" svg:y="26.4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105.6cm" svg:y1="21.5cm" svg:x2="107.5cm" svg:y2="21.5cm">
          <text:p/>
        </draw:line>
      </draw:page>
      <draw:page draw:name="page13" draw:style-name="dp1" draw:master-page-name="Default">
        <draw:g xml:id="id230" draw:id="id230">
          <draw:g>
            <draw:g>
              <draw:custom-shape draw:style-name="gr2" draw:text-style-name="P3" draw:layer="layout" svg:width="1.172cm" svg:height="1.096cm" svg:x="19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3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3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3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5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5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22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4.444cm" svg:x2="21.267cm" svg:y2="4.444cm">
                <text:p/>
              </draw:line>
              <draw:line draw:style-name="gr14" draw:text-style-name="P7" draw:layer="layout" svg:x1="22.294cm" svg:y1="4.444cm" svg:x2="23.012cm" svg:y2="4.444cm">
                <text:p/>
              </draw:line>
              <draw:line draw:style-name="gr14" draw:text-style-name="P7" draw:layer="layout" svg:x1="24.038cm" svg:y1="4.444cm" svg:x2="24.756cm" svg:y2="4.444cm">
                <text:p/>
              </draw:line>
              <draw:line draw:style-name="gr14" draw:text-style-name="P7" draw:layer="layout" svg:x1="20.549cm" svg:y1="6.038cm" svg:x2="21.267cm" svg:y2="6.038cm">
                <text:p/>
              </draw:line>
              <draw:line draw:style-name="gr14" draw:text-style-name="P7" draw:layer="layout" svg:x1="22.294cm" svg:y1="6.038cm" svg:x2="23.012cm" svg:y2="6.038cm">
                <text:p/>
              </draw:line>
              <draw:frame draw:style-name="gr15" draw:text-style-name="P8" draw:layer="layout" svg:width="0.615cm" svg:height="0.536cm" svg:x="20.447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5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5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3cm">
              <draw:text-box>
                <text:p text:style-name="P5"><text:span text:style-name="T2">I´= {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1.5cm" svg:y1="4.999cm" svg:x2="20.3cm" svg:y2="5.499cm">
            <text:p/>
          </draw:line>
        </draw:g>
        <draw:g xml:id="id231" draw:id="id231">
          <draw:g>
            <draw:g>
              <draw:custom-shape draw:style-name="gr2" draw:text-style-name="P3" draw:layer="layout" svg:width="1.172cm" svg:height="1.096cm" svg:x="19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0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2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2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1.444cm" svg:x2="21.267cm" svg:y2="11.444cm">
                <text:p/>
              </draw:line>
              <draw:line draw:style-name="gr14" draw:text-style-name="P7" draw:layer="layout" svg:x1="22.294cm" svg:y1="11.444cm" svg:x2="23.012cm" svg:y2="11.444cm">
                <text:p/>
              </draw:line>
              <draw:line draw:style-name="gr14" draw:text-style-name="P7" draw:layer="layout" svg:x1="24.038cm" svg:y1="11.444cm" svg:x2="24.756cm" svg:y2="11.444cm">
                <text:p/>
              </draw:line>
              <draw:line draw:style-name="gr14" draw:text-style-name="P7" draw:layer="layout" svg:x1="20.549cm" svg:y1="13.038cm" svg:x2="21.267cm" svg:y2="13.038cm">
                <text:p/>
              </draw:line>
              <draw:line draw:style-name="gr14" draw:text-style-name="P7" draw:layer="layout" svg:x1="22.294cm" svg:y1="13.038cm" svg:x2="23.012cm" svg:y2="13.038cm">
                <text:p/>
              </draw:line>
              <draw:frame draw:style-name="gr15" draw:text-style-name="P8" draw:layer="layout" svg:width="0.615cm" svg:height="0.536cm" svg:x="20.447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2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2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0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1.5cm" svg:y1="11.999cm" svg:x2="20.3cm" svg:y2="12.499cm">
            <text:p/>
          </draw:line>
        </draw:g>
        <draw:connector draw:style-name="gr32" draw:text-style-name="P5" xml:id="id232" draw:id="id232" draw:layer="layout" svg:x1="24.2cm" svg:y1="7.1cm" svg:x2="24.2cm" svg:y2="10cm" draw:start-shape="id230" draw:start-glue-point="2" draw:end-shape="id231" draw:end-glue-point="0" svg:d="M24200 7100v2900" svg:viewBox="0 0 1 2901">
          <text:p/>
        </draw:connector>
        <draw:connector draw:style-name="gr32" draw:text-style-name="P5" draw:layer="layout" svg:x1="24.2cm" svg:y1="8.55cm" svg:x2="10.2cm" svg:y2="10.001cm" draw:start-shape="id232" draw:start-glue-point="0" draw:end-shape="id233" draw:end-glue-point="0" svg:d="M24200 8550h-14000v1451" svg:viewBox="0 0 14001 1452">
          <text:p/>
        </draw:connector>
        <draw:frame draw:style-name="gr30" draw:text-style-name="P10" draw:layer="layout" svg:width="3cm" svg:height="1.433cm" svg:x="24.2cm" svg:y="7.1cm">
          <draw:text-box>
            <text:p><text:span text:style-name="T4">j:E2</text:span><text:span text:style-name="T4"><text:line-break/></text:span><text:span text:style-name="T4">{A3,B2}</text:span></text:p>
          </draw:text-box>
        </draw:frame>
        <draw:frame draw:style-name="gr33" draw:text-style-name="P10" draw:layer="layout" svg:width="1.4cm" svg:height="0.8cm" svg:x="8.8cm" svg:y="9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22.8cm" svg:y="9cm">
          <draw:text-box>
            <text:p><text:span text:style-name="T4">i:B2</text:span></text:p>
          </draw:text-box>
        </draw:frame>
        <draw:g>
          <draw:g xml:id="id233" draw:id="id233">
            <draw:g>
              <draw:g>
                <draw:custom-shape draw:style-name="gr2" draw:text-style-name="P3" draw:layer="layout" svg:width="1.172cm" svg:height="1.096cm" svg:x="5.404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7.161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8.915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10.674cm" svg:y="10.92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5.421cm" svg:y="12.58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7.161cm" svg:y="12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8.915cm" svg:y="12.57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4.6cm" svg:y="10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4.805cm" svg:y="10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5.216cm" svg:y="10.914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6.96cm" svg:y="10.914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8.704cm" svg:y="10.908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10.653cm" svg:y="10.914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5.216cm" svg:y="12.507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6.96cm" svg:y="12.507cm">
                  <draw:text-box>
                    <text:p text:style-name="P5"><text:span text:style-name="T2">B2</text:span><text:span text:style-name="T2"><text:line-break/></text:span><text:span text:style-name="T2">{E2}</text:span></text:p>
                  </draw:text-box>
                </draw:frame>
                <draw:frame draw:style-name="gr13" draw:text-style-name="P6" draw:layer="layout" svg:width="1.231cm" svg:height="1.17cm" svg:x="8.909cm" svg:y="12.507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6.549cm" svg:y1="11.445cm" svg:x2="7.267cm" svg:y2="11.445cm">
                  <text:p/>
                </draw:line>
                <draw:line draw:style-name="gr14" draw:text-style-name="P7" draw:layer="layout" svg:x1="8.294cm" svg:y1="11.445cm" svg:x2="9.012cm" svg:y2="11.445cm">
                  <text:p/>
                </draw:line>
                <draw:line draw:style-name="gr14" draw:text-style-name="P7" draw:layer="layout" svg:x1="10.038cm" svg:y1="11.445cm" svg:x2="10.756cm" svg:y2="11.445cm">
                  <text:p/>
                </draw:line>
                <draw:line draw:style-name="gr14" draw:text-style-name="P7" draw:layer="layout" svg:x1="6.549cm" svg:y1="13.039cm" svg:x2="7.267cm" svg:y2="13.039cm">
                  <text:p/>
                </draw:line>
                <draw:line draw:style-name="gr14" draw:text-style-name="P7" draw:layer="layout" svg:x1="8.294cm" svg:y1="13.039cm" svg:x2="9.012cm" svg:y2="13.039cm">
                  <text:p/>
                </draw:line>
                <draw:frame draw:style-name="gr15" draw:text-style-name="P8" draw:layer="layout" svg:width="0.615cm" svg:height="0.536cm" svg:x="6.447cm" svg:y="11.02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8.191cm" svg:y="11.02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9.935cm" svg:y="11.02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6.447cm" svg:y="12.614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8.191cm" svg:y="12.614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12.5cm" svg:y="10.001cm">
                <draw:text-box>
                  <text:p text:style-name="P5"><text:span text:style-name="T2">I´= {B2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7.5cm" svg:y1="12cm" svg:x2="6.3cm" svg:y2="12.5cm">
              <text:p/>
            </draw:line>
          </draw:g>
          <draw:line draw:style-name="gr31" draw:text-style-name="P7" draw:layer="layout" svg:x1="7.8cm" svg:y1="12.5cm" svg:x2="8.9cm" svg:y2="11.8cm">
            <text:p/>
          </draw:line>
        </draw:g>
        <draw:g xml:id="id234" draw:id="id234">
          <draw:g>
            <draw:g>
              <draw:custom-shape draw:style-name="gr2" draw:text-style-name="P3" draw:layer="layout" svg:width="1.172cm" svg:height="1.096cm" svg:x="19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7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24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9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22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8.444cm" svg:x2="21.267cm" svg:y2="18.444cm">
                <text:p/>
              </draw:line>
              <draw:line draw:style-name="gr14" draw:text-style-name="P7" draw:layer="layout" svg:x1="22.294cm" svg:y1="18.444cm" svg:x2="23.012cm" svg:y2="18.444cm">
                <text:p/>
              </draw:line>
              <draw:line draw:style-name="gr14" draw:text-style-name="P7" draw:layer="layout" svg:x1="24.038cm" svg:y1="18.444cm" svg:x2="24.756cm" svg:y2="18.444cm">
                <text:p/>
              </draw:line>
              <draw:line draw:style-name="gr14" draw:text-style-name="P7" draw:layer="layout" svg:x1="20.549cm" svg:y1="20.038cm" svg:x2="21.267cm" svg:y2="20.038cm">
                <text:p/>
              </draw:line>
              <draw:line draw:style-name="gr14" draw:text-style-name="P7" draw:layer="layout" svg:x1="22.294cm" svg:y1="20.038cm" svg:x2="23.012cm" svg:y2="20.038cm">
                <text:p/>
              </draw:line>
              <draw:frame draw:style-name="gr15" draw:text-style-name="P8" draw:layer="layout" svg:width="0.615cm" svg:height="0.536cm" svg:x="20.447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7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1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1.5cm" svg:y1="18.999cm" svg:x2="20.3cm" svg:y2="19.499cm">
            <text:p/>
          </draw:line>
        </draw:g>
        <draw:connector draw:style-name="gr32" draw:text-style-name="P5" draw:layer="layout" svg:x1="24.2cm" svg:y1="14.1cm" svg:x2="24.2cm" svg:y2="17cm" draw:start-shape="id231" draw:start-glue-point="2" draw:end-shape="id234" draw:end-glue-point="0" svg:d="M24200 14100v2900" svg:viewBox="0 0 1 2901">
          <text:p/>
        </draw:connector>
        <draw:frame draw:style-name="gr30" draw:text-style-name="P10" draw:layer="layout" svg:width="3cm" svg:height="1.433cm" svg:x="24.2cm" svg:y="14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frame draw:style-name="gr33" draw:text-style-name="P10" draw:layer="layout" svg:width="1.4cm" svg:height="0.8cm" svg:x="22.8cm" svg:y="16cm">
          <draw:text-box>
            <text:p><text:span text:style-name="T4">i:A3</text:span></text:p>
          </draw:text-box>
        </draw:frame>
        <draw:line draw:style-name="gr31" draw:text-style-name="P7" draw:layer="layout" svg:x1="23.5cm" svg:y1="19.5cm" svg:x2="23.5cm" svg:y2="19cm">
          <text:p/>
        </draw:line>
        <draw:custom-shape draw:style-name="gr36" draw:text-style-name="P11" draw:layer="layout" svg:width="1.8cm" svg:height="1.7cm" svg:x="10.7cm" svg:y="12.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g xml:id="id235" draw:id="id235">
          <draw:g>
            <draw:custom-shape draw:style-name="gr2" draw:text-style-name="P3" draw:layer="layout" svg:width="1.172cm" svg:height="1.096cm" svg:x="47.40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49.161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50.915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52.67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47.421cm" svg:y="5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49.161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50.915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46.6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46.805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47.216cm" svg:y="3.913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48.96cm" svg:y="3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50.704cm" svg:y="3.907cm">
              <draw:text-box>
                <text:p text:style-name="P5"><text:span text:style-name="T2">A3</text:span><text:span text:style-name="T2"><text:line-break/></text:span><text:span text:style-name="T2">E2</text:span></text:p>
              </draw:text-box>
            </draw:frame>
            <draw:frame draw:style-name="gr12" draw:text-style-name="P6" draw:layer="layout" svg:width="1.231cm" svg:height="1.168cm" svg:x="52.653cm" svg:y="3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47.216cm" svg:y="5.506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48.96cm" svg:y="5.506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50.909cm" svg:y="5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48.549cm" svg:y1="4.444cm" svg:x2="49.267cm" svg:y2="4.444cm">
              <text:p/>
            </draw:line>
            <draw:line draw:style-name="gr14" draw:text-style-name="P7" draw:layer="layout" svg:x1="50.294cm" svg:y1="4.444cm" svg:x2="51.012cm" svg:y2="4.444cm">
              <text:p/>
            </draw:line>
            <draw:line draw:style-name="gr14" draw:text-style-name="P7" draw:layer="layout" svg:x1="52.038cm" svg:y1="4.444cm" svg:x2="52.756cm" svg:y2="4.444cm">
              <text:p/>
            </draw:line>
            <draw:line draw:style-name="gr14" draw:text-style-name="P7" draw:layer="layout" svg:x1="48.549cm" svg:y1="6.038cm" svg:x2="49.267cm" svg:y2="6.038cm">
              <text:p/>
            </draw:line>
            <draw:line draw:style-name="gr14" draw:text-style-name="P7" draw:layer="layout" svg:x1="50.294cm" svg:y1="6.038cm" svg:x2="51.012cm" svg:y2="6.038cm">
              <text:p/>
            </draw:line>
            <draw:frame draw:style-name="gr15" draw:text-style-name="P8" draw:layer="layout" svg:width="0.615cm" svg:height="0.536cm" svg:x="48.447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50.191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51.935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48.447cm" svg:y="5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50.191cm" svg:y="5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54.5cm" svg:y="3cm">
            <draw:text-box>
              <text:p text:style-name="P5"><text:span text:style-name="T2">I´= {A1,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238" draw:id="id238">
          <draw:g>
            <draw:custom-shape draw:style-name="gr2" draw:text-style-name="P3" draw:layer="layout" svg:width="1.172cm" svg:height="1.096cm" svg:x="19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21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22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24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19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21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22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18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18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19.216cm" svg:y="10.914cm">
              <draw:text-box>
                <text:p text:style-name="P5"><text:span text:style-name="T2">A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20.96cm" svg:y="10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22.704cm" svg:y="10.908cm">
              <draw:text-box>
                <text:p text:style-name="P5"><text:span text:style-name="T2">A3</text:span><text:span text:style-name="T2"><text:line-break/></text:span><text:span text:style-name="T2">E2</text:span></text:p>
              </draw:text-box>
            </draw:frame>
            <draw:frame draw:style-name="gr12" draw:text-style-name="P6" draw:layer="layout" svg:width="1.231cm" svg:height="1.168cm" svg:x="24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19.216cm" svg:y="12.507cm">
              <draw:text-box>
                <text:p text:style-name="P5"><text:span text:style-name="T2">B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20.96cm" svg:y="12.507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22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20.549cm" svg:y1="11.445cm" svg:x2="21.267cm" svg:y2="11.445cm">
              <text:p/>
            </draw:line>
            <draw:line draw:style-name="gr14" draw:text-style-name="P7" draw:layer="layout" svg:x1="22.294cm" svg:y1="11.445cm" svg:x2="23.012cm" svg:y2="11.445cm">
              <text:p/>
            </draw:line>
            <draw:line draw:style-name="gr14" draw:text-style-name="P7" draw:layer="layout" svg:x1="24.038cm" svg:y1="11.445cm" svg:x2="24.756cm" svg:y2="11.445cm">
              <text:p/>
            </draw:line>
            <draw:line draw:style-name="gr14" draw:text-style-name="P7" draw:layer="layout" svg:x1="20.549cm" svg:y1="13.039cm" svg:x2="21.267cm" svg:y2="13.039cm">
              <text:p/>
            </draw:line>
            <draw:line draw:style-name="gr14" draw:text-style-name="P7" draw:layer="layout" svg:x1="22.294cm" svg:y1="13.039cm" svg:x2="23.012cm" svg:y2="13.039cm">
              <text:p/>
            </draw:line>
            <draw:frame draw:style-name="gr15" draw:text-style-name="P8" draw:layer="layout" svg:width="0.615cm" svg:height="0.536cm" svg:x="20.447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22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23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20.447cm" svg:y="12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22.191cm" svg:y="12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26.5cm" svg:y="10.001cm">
            <draw:text-box>
              <text:p text:style-name="P5"><text:span text:style-name="T2">I´= {B1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2" draw:text-style-name="P5" xml:id="id237" draw:id="id237" draw:layer="layout" svg:x1="52.2cm" svg:y1="7.1cm" svg:x2="52.2cm" svg:y2="10cm" draw:start-shape="id235" draw:start-glue-point="2" draw:end-shape="id236" draw:end-glue-point="0" svg:d="M52200 7100v2900" svg:viewBox="0 0 1 2901">
          <text:p/>
        </draw:connector>
        <draw:connector draw:style-name="gr40" draw:text-style-name="P5" draw:layer="layout" svg:x1="52.2cm" svg:y1="8.55cm" svg:x2="24.2cm" svg:y2="10.001cm" draw:start-shape="id237" draw:start-glue-point="0" draw:end-shape="id238" draw:end-glue-point="0" svg:d="M52200 8550h-28000v1451" svg:viewBox="0 0 28001 1452">
          <text:p/>
        </draw:connector>
        <draw:connector draw:style-name="gr32" draw:text-style-name="P5" draw:layer="layout" svg:x1="52.2cm" svg:y1="8.55cm" svg:x2="80.2cm" svg:y2="10.001cm" draw:start-shape="id237" draw:start-glue-point="0" draw:end-shape="id239" draw:end-glue-point="0" svg:d="M52200 8550h28000v1451" svg:viewBox="0 0 28001 1452">
          <text:p/>
        </draw:connector>
        <draw:frame draw:style-name="gr30" draw:text-style-name="P10" draw:layer="layout" svg:width="3cm" svg:height="1.433cm" svg:x="52.2cm" svg:y="7.1cm">
          <draw:text-box>
            <text:p><text:span text:style-name="T4">j:E2</text:span><text:span text:style-name="T4"><text:line-break/></text:span><text:span text:style-name="T4">{A1,B1,B2}</text:span></text:p>
          </draw:text-box>
        </draw:frame>
        <draw:frame draw:style-name="gr33" draw:text-style-name="P10" draw:layer="layout" svg:width="1.4cm" svg:height="0.8cm" svg:x="22.8cm" svg:y="9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50.8cm" svg:y="9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78.8cm" svg:y="9cm">
          <draw:text-box>
            <text:p><text:span text:style-name="T4">i:B2</text:span></text:p>
          </draw:text-box>
        </draw:frame>
        <draw:line draw:style-name="gr39" draw:text-style-name="P7" draw:layer="layout" svg:x1="25.3cm" svg:y1="10.9cm" svg:x2="25.3cm" svg:y2="10.3cm">
          <text:p/>
        </draw:line>
        <draw:line draw:style-name="gr39" draw:text-style-name="P7" draw:layer="layout" svg:x1="25.3cm" svg:y1="10.3cm" svg:x2="20cm" svg:y2="10.3cm">
          <text:p/>
        </draw:line>
        <draw:line draw:style-name="gr31" draw:text-style-name="P7" draw:layer="layout" svg:x1="20cm" svg:y1="10.3cm" svg:x2="20cm" svg:y2="10.9cm">
          <text:p/>
        </draw:line>
        <draw:custom-shape draw:style-name="gr36" draw:text-style-name="P11" draw:layer="layout" svg:width="1.8cm" svg:height="1.7cm" svg:x="24.7cm" svg:y="12.4cm">
          <text:p/>
          <draw:enhanced-geometry svg:viewBox="0 0 21600 21600" draw:type="rectangle" draw:enhanced-path="M 0 0 L 21600 0 21600 21600 0 21600 0 0 Z N"/>
        </draw:custom-shape>
        <draw:g xml:id="id240" draw:id="id240">
          <draw:g xml:id="id236" draw:id="id236">
            <draw:g>
              <draw:custom-shape draw:style-name="gr2" draw:text-style-name="P3" draw:layer="layout" svg:width="1.172cm" svg:height="1.096cm" svg:x="47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0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48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10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52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2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12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50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1.444cm" svg:x2="49.267cm" svg:y2="11.444cm">
                <text:p/>
              </draw:line>
              <draw:line draw:style-name="gr14" draw:text-style-name="P7" draw:layer="layout" svg:x1="50.294cm" svg:y1="11.444cm" svg:x2="51.012cm" svg:y2="11.444cm">
                <text:p/>
              </draw:line>
              <draw:line draw:style-name="gr14" draw:text-style-name="P7" draw:layer="layout" svg:x1="52.038cm" svg:y1="11.444cm" svg:x2="52.756cm" svg:y2="11.444cm">
                <text:p/>
              </draw:line>
              <draw:line draw:style-name="gr14" draw:text-style-name="P7" draw:layer="layout" svg:x1="48.549cm" svg:y1="13.038cm" svg:x2="49.267cm" svg:y2="13.038cm">
                <text:p/>
              </draw:line>
              <draw:line draw:style-name="gr14" draw:text-style-name="P7" draw:layer="layout" svg:x1="50.294cm" svg:y1="13.038cm" svg:x2="51.012cm" svg:y2="13.038cm">
                <text:p/>
              </draw:line>
              <draw:frame draw:style-name="gr15" draw:text-style-name="P8" draw:layer="layout" svg:width="0.615cm" svg:height="0.536cm" svg:x="48.447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2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2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10cm">
              <draw:text-box>
                <text:p text:style-name="P5"><text:span text:style-name="T2">I´= {A1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9" draw:text-style-name="P7" draw:layer="layout" svg:x1="53.3cm" svg:y1="10.9cm" svg:x2="53.3cm" svg:y2="10.4cm">
            <text:p/>
          </draw:line>
          <draw:line draw:style-name="gr39" draw:text-style-name="P7" draw:layer="layout" svg:x1="53.3cm" svg:y1="10.4cm" svg:x2="46.4cm" svg:y2="10.4cm">
            <text:p/>
          </draw:line>
          <draw:line draw:style-name="gr39" draw:text-style-name="P7" draw:layer="layout" svg:x1="46.4cm" svg:y1="10.4cm" svg:x2="46.4cm" svg:y2="13.1cm">
            <text:p/>
          </draw:line>
          <draw:line draw:style-name="gr31" draw:text-style-name="P7" draw:layer="layout" svg:x1="46.4cm" svg:y1="13.1cm" svg:x2="47.4cm" svg:y2="13.1cm">
            <text:p/>
          </draw:line>
        </draw:g>
        <draw:g xml:id="id245" draw:id="id245">
          <draw:g xml:id="id239" draw:id="id239">
            <draw:g>
              <draw:custom-shape draw:style-name="gr2" draw:text-style-name="P3" draw:layer="layout" svg:width="1.172cm" svg:height="1.096cm" svg:x="75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10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10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80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12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12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78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11.445cm" svg:x2="77.267cm" svg:y2="11.445cm">
                <text:p/>
              </draw:line>
              <draw:line draw:style-name="gr14" draw:text-style-name="P7" draw:layer="layout" svg:x1="78.294cm" svg:y1="11.445cm" svg:x2="79.012cm" svg:y2="11.445cm">
                <text:p/>
              </draw:line>
              <draw:line draw:style-name="gr14" draw:text-style-name="P7" draw:layer="layout" svg:x1="80.038cm" svg:y1="11.445cm" svg:x2="80.756cm" svg:y2="11.445cm">
                <text:p/>
              </draw:line>
              <draw:line draw:style-name="gr14" draw:text-style-name="P7" draw:layer="layout" svg:x1="76.549cm" svg:y1="13.039cm" svg:x2="77.267cm" svg:y2="13.039cm">
                <text:p/>
              </draw:line>
              <draw:line draw:style-name="gr14" draw:text-style-name="P7" draw:layer="layout" svg:x1="78.294cm" svg:y1="13.039cm" svg:x2="79.012cm" svg:y2="13.039cm">
                <text:p/>
              </draw:line>
              <draw:frame draw:style-name="gr15" draw:text-style-name="P8" draw:layer="layout" svg:width="0.615cm" svg:height="0.536cm" svg:x="76.447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12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2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82.5cm" svg:y="10.001cm">
              <draw:text-box>
                <text:p text:style-name="P5"><text:span text:style-name="T2">I´= {A1,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80.7cm" svg:y1="11.8cm" svg:x2="77.9cm" svg:y2="12.6cm">
            <text:p/>
          </draw:line>
        </draw:g>
        <draw:g xml:id="id241" draw:id="id241">
          <draw:g>
            <draw:g>
              <draw:custom-shape draw:style-name="gr2" draw:text-style-name="P3" draw:layer="layout" svg:width="1.172cm" svg:height="1.096cm" svg:x="47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7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48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52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9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50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8.444cm" svg:x2="49.267cm" svg:y2="18.444cm">
                <text:p/>
              </draw:line>
              <draw:line draw:style-name="gr14" draw:text-style-name="P7" draw:layer="layout" svg:x1="50.294cm" svg:y1="18.444cm" svg:x2="51.012cm" svg:y2="18.444cm">
                <text:p/>
              </draw:line>
              <draw:line draw:style-name="gr14" draw:text-style-name="P7" draw:layer="layout" svg:x1="52.038cm" svg:y1="18.444cm" svg:x2="52.756cm" svg:y2="18.444cm">
                <text:p/>
              </draw:line>
              <draw:line draw:style-name="gr14" draw:text-style-name="P7" draw:layer="layout" svg:x1="48.549cm" svg:y1="20.038cm" svg:x2="49.267cm" svg:y2="20.038cm">
                <text:p/>
              </draw:line>
              <draw:line draw:style-name="gr14" draw:text-style-name="P7" draw:layer="layout" svg:x1="50.294cm" svg:y1="20.038cm" svg:x2="51.012cm" svg:y2="20.038cm">
                <text:p/>
              </draw:line>
              <draw:frame draw:style-name="gr15" draw:text-style-name="P8" draw:layer="layout" svg:width="0.615cm" svg:height="0.536cm" svg:x="48.447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17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9" draw:text-style-name="P7" draw:layer="layout" svg:x1="53.3cm" svg:y1="17.9cm" svg:x2="53.3cm" svg:y2="17.4cm">
            <text:p/>
          </draw:line>
          <draw:line draw:style-name="gr39" draw:text-style-name="P7" draw:layer="layout" svg:x1="53.3cm" svg:y1="17.4cm" svg:x2="46.4cm" svg:y2="17.4cm">
            <text:p/>
          </draw:line>
          <draw:line draw:style-name="gr39" draw:text-style-name="P7" draw:layer="layout" svg:x1="46.4cm" svg:y1="17.4cm" svg:x2="46.4cm" svg:y2="20.1cm">
            <text:p/>
          </draw:line>
          <draw:line draw:style-name="gr31" draw:text-style-name="P7" draw:layer="layout" svg:x1="46.4cm" svg:y1="20.1cm" svg:x2="47.4cm" svg:y2="20.1cm">
            <text:p/>
          </draw:line>
        </draw:g>
        <draw:g xml:id="id243" draw:id="id243">
          <draw:g>
            <draw:g>
              <draw:custom-shape draw:style-name="gr2" draw:text-style-name="P3" draw:layer="layout" svg:width="1.172cm" svg:height="1.096cm" svg:x="33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7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17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9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19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36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8.445cm" svg:x2="35.267cm" svg:y2="18.445cm">
                <text:p/>
              </draw:line>
              <draw:line draw:style-name="gr14" draw:text-style-name="P7" draw:layer="layout" svg:x1="36.294cm" svg:y1="18.445cm" svg:x2="37.012cm" svg:y2="18.445cm">
                <text:p/>
              </draw:line>
              <draw:line draw:style-name="gr14" draw:text-style-name="P7" draw:layer="layout" svg:x1="38.038cm" svg:y1="18.445cm" svg:x2="38.756cm" svg:y2="18.445cm">
                <text:p/>
              </draw:line>
              <draw:line draw:style-name="gr14" draw:text-style-name="P7" draw:layer="layout" svg:x1="34.549cm" svg:y1="20.039cm" svg:x2="35.267cm" svg:y2="20.039cm">
                <text:p/>
              </draw:line>
              <draw:line draw:style-name="gr14" draw:text-style-name="P7" draw:layer="layout" svg:x1="36.294cm" svg:y1="20.039cm" svg:x2="37.012cm" svg:y2="20.039cm">
                <text:p/>
              </draw:line>
              <draw:frame draw:style-name="gr15" draw:text-style-name="P8" draw:layer="layout" svg:width="0.615cm" svg:height="0.536cm" svg:x="34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17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9" draw:text-style-name="P7" draw:layer="layout" svg:x1="39.3cm" svg:y1="17.901cm" svg:x2="39.3cm" svg:y2="17.401cm">
            <text:p/>
          </draw:line>
          <draw:line draw:style-name="gr39" draw:text-style-name="P7" draw:layer="layout" svg:x1="39.3cm" svg:y1="17.401cm" svg:x2="32.4cm" svg:y2="17.401cm">
            <text:p/>
          </draw:line>
          <draw:line draw:style-name="gr39" draw:text-style-name="P7" draw:layer="layout" svg:x1="32.4cm" svg:y1="17.401cm" svg:x2="32.4cm" svg:y2="20.101cm">
            <text:p/>
          </draw:line>
          <draw:line draw:style-name="gr31" draw:text-style-name="P7" draw:layer="layout" svg:x1="32.4cm" svg:y1="20.101cm" svg:x2="33.4cm" svg:y2="20.101cm">
            <text:p/>
          </draw:line>
        </draw:g>
        <draw:connector draw:style-name="gr32" draw:text-style-name="P5" xml:id="id242" draw:id="id242" draw:layer="layout" svg:x1="52.1cm" svg:y1="14.1cm" svg:x2="52.1cm" svg:y2="17cm" draw:start-shape="id240" draw:start-glue-point="2" draw:end-shape="id241" draw:end-glue-point="0" svg:d="M52100 14100v2900" svg:viewBox="0 0 1 2901">
          <text:p/>
        </draw:connector>
        <draw:connector draw:style-name="gr32" draw:text-style-name="P5" draw:layer="layout" svg:x1="52.1cm" svg:y1="15.55cm" svg:x2="38.1cm" svg:y2="17.001cm" draw:start-shape="id242" draw:start-glue-point="0" draw:end-shape="id243" draw:end-glue-point="0" svg:d="M52100 15550h-14000v1451" svg:viewBox="0 0 14001 1452">
          <text:p/>
        </draw:connector>
        <draw:frame draw:style-name="gr30" draw:text-style-name="P10" draw:layer="layout" svg:width="3cm" svg:height="1.433cm" svg:x="52.1cm" svg:y="14.1cm">
          <draw:text-box>
            <text:p><text:span text:style-name="T4">j:E2</text:span><text:span text:style-name="T4"><text:line-break/></text:span><text:span text:style-name="T4">{A1,B2}</text:span></text:p>
          </draw:text-box>
        </draw:frame>
        <draw:frame draw:style-name="gr33" draw:text-style-name="P10" draw:layer="layout" svg:width="1.4cm" svg:height="0.8cm" svg:x="50.7cm" svg:y="16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36.7cm" svg:y="16cm">
          <draw:text-box>
            <text:p><text:span text:style-name="T4">i:A1</text:span></text:p>
          </draw:text-box>
        </draw:frame>
        <draw:line draw:style-name="gr31" draw:text-style-name="P7" draw:layer="layout" svg:x1="35.3cm" svg:y1="19.6cm" svg:x2="34.4cm" svg:y2="19cm">
          <text:p/>
        </draw:line>
        <draw:custom-shape draw:style-name="gr36" draw:text-style-name="P11" draw:layer="layout" svg:width="1.8cm" svg:height="1.7cm" svg:x="38.7cm" svg:y="19.4cm">
          <text:p/>
          <draw:enhanced-geometry svg:viewBox="0 0 21600 21600" draw:type="rectangle" draw:enhanced-path="M 0 0 L 21600 0 21600 21600 0 21600 0 0 Z N"/>
        </draw:custom-shape>
        <draw:g xml:id="id244" draw:id="id244">
          <draw:g>
            <draw:g>
              <draw:custom-shape draw:style-name="gr2" draw:text-style-name="P3" draw:layer="layout" svg:width="1.172cm" svg:height="1.096cm" svg:x="47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24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52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50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25.444cm" svg:x2="49.267cm" svg:y2="25.444cm">
                <text:p/>
              </draw:line>
              <draw:line draw:style-name="gr14" draw:text-style-name="P7" draw:layer="layout" svg:x1="50.294cm" svg:y1="25.444cm" svg:x2="51.012cm" svg:y2="25.444cm">
                <text:p/>
              </draw:line>
              <draw:line draw:style-name="gr14" draw:text-style-name="P7" draw:layer="layout" svg:x1="52.038cm" svg:y1="25.444cm" svg:x2="52.756cm" svg:y2="25.444cm">
                <text:p/>
              </draw:line>
              <draw:line draw:style-name="gr14" draw:text-style-name="P7" draw:layer="layout" svg:x1="48.549cm" svg:y1="27.038cm" svg:x2="49.267cm" svg:y2="27.038cm">
                <text:p/>
              </draw:line>
              <draw:line draw:style-name="gr14" draw:text-style-name="P7" draw:layer="layout" svg:x1="50.294cm" svg:y1="27.038cm" svg:x2="51.012cm" svg:y2="27.038cm">
                <text:p/>
              </draw:line>
              <draw:frame draw:style-name="gr15" draw:text-style-name="P8" draw:layer="layout" svg:width="0.615cm" svg:height="0.536cm" svg:x="48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24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9" draw:text-style-name="P7" draw:layer="layout" svg:x1="53.3cm" svg:y1="24.9cm" svg:x2="53.3cm" svg:y2="24.4cm">
            <text:p/>
          </draw:line>
          <draw:line draw:style-name="gr39" draw:text-style-name="P7" draw:layer="layout" svg:x1="53.3cm" svg:y1="24.4cm" svg:x2="46.4cm" svg:y2="24.4cm">
            <text:p/>
          </draw:line>
          <draw:line draw:style-name="gr39" draw:text-style-name="P7" draw:layer="layout" svg:x1="46.4cm" svg:y1="24.4cm" svg:x2="46.4cm" svg:y2="27.1cm">
            <text:p/>
          </draw:line>
          <draw:line draw:style-name="gr31" draw:text-style-name="P7" draw:layer="layout" svg:x1="46.4cm" svg:y1="27.1cm" svg:x2="47.4cm" svg:y2="27.1cm">
            <text:p/>
          </draw:line>
        </draw:g>
        <draw:connector draw:style-name="gr32" draw:text-style-name="P5" draw:layer="layout" svg:x1="52.1cm" svg:y1="21.1cm" svg:x2="52.1cm" svg:y2="24cm" draw:start-shape="id241" draw:start-glue-point="2" draw:end-shape="id244" draw:end-glue-point="0" svg:d="M52100 21100v2900" svg:viewBox="0 0 1 2901">
          <text:p/>
        </draw:connector>
        <draw:frame draw:style-name="gr30" draw:text-style-name="P10" draw:layer="layout" svg:width="3cm" svg:height="1.433cm" svg:x="52.1cm" svg:y="21.1cm">
          <draw:text-box>
            <text:p><text:span text:style-name="T4">j:E2</text:span><text:span text:style-name="T4"><text:line-break/></text:span><text:span text:style-name="T4">{A1}</text:span></text:p>
          </draw:text-box>
        </draw:frame>
        <draw:frame draw:style-name="gr33" draw:text-style-name="P10" draw:layer="layout" svg:width="1.4cm" svg:height="0.8cm" svg:x="50.7cm" svg:y="23cm">
          <draw:text-box>
            <text:p><text:span text:style-name="T4">i:A1</text:span></text:p>
          </draw:text-box>
        </draw:frame>
        <draw:line draw:style-name="gr31" draw:text-style-name="P7" draw:layer="layout" svg:x1="51.2cm" svg:y1="26.6cm" svg:x2="48.5cm" svg:y2="25.9cm">
          <text:p/>
        </draw:line>
        <draw:custom-shape draw:style-name="gr36" draw:text-style-name="P11" draw:layer="layout" svg:width="1.8cm" svg:height="1.7cm" svg:x="52.7cm" svg:y="26.4cm">
          <text:p/>
          <draw:enhanced-geometry svg:viewBox="0 0 21600 21600" draw:type="rectangle" draw:enhanced-path="M 0 0 L 21600 0 21600 21600 0 21600 0 0 Z N"/>
        </draw:custom-shape>
        <draw:g xml:id="id246" draw:id="id246">
          <draw:g>
            <draw:g>
              <draw:custom-shape draw:style-name="gr2" draw:text-style-name="P3" draw:layer="layout" svg:width="1.172cm" svg:height="1.096cm" svg:x="75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17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80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19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76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78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18.444cm" svg:x2="77.267cm" svg:y2="18.444cm">
                <text:p/>
              </draw:line>
              <draw:line draw:style-name="gr14" draw:text-style-name="P7" draw:layer="layout" svg:x1="78.294cm" svg:y1="18.444cm" svg:x2="79.012cm" svg:y2="18.444cm">
                <text:p/>
              </draw:line>
              <draw:line draw:style-name="gr14" draw:text-style-name="P7" draw:layer="layout" svg:x1="80.038cm" svg:y1="18.444cm" svg:x2="80.756cm" svg:y2="18.444cm">
                <text:p/>
              </draw:line>
              <draw:line draw:style-name="gr14" draw:text-style-name="P7" draw:layer="layout" svg:x1="76.549cm" svg:y1="20.038cm" svg:x2="77.267cm" svg:y2="20.038cm">
                <text:p/>
              </draw:line>
              <draw:line draw:style-name="gr14" draw:text-style-name="P7" draw:layer="layout" svg:x1="78.294cm" svg:y1="20.038cm" svg:x2="79.012cm" svg:y2="20.038cm">
                <text:p/>
              </draw:line>
              <draw:frame draw:style-name="gr15" draw:text-style-name="P8" draw:layer="layout" svg:width="0.615cm" svg:height="0.536cm" svg:x="76.447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82.5cm" svg:y="17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80.7cm" svg:y1="18.799cm" svg:x2="77.9cm" svg:y2="19.599cm">
            <text:p/>
          </draw:line>
        </draw:g>
        <draw:g xml:id="id248" draw:id="id248">
          <draw:g>
            <draw:g>
              <draw:custom-shape draw:style-name="gr2" draw:text-style-name="P3" draw:layer="layout" svg:width="1.172cm" svg:height="1.096cm" svg:x="61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7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17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9.507cm">
                <draw:text-box>
                  <text:p text:style-name="P5"><text:span text:style-name="T2">B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62.96cm" svg:y="19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64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8.445cm" svg:x2="63.267cm" svg:y2="18.445cm">
                <text:p/>
              </draw:line>
              <draw:line draw:style-name="gr14" draw:text-style-name="P7" draw:layer="layout" svg:x1="64.294cm" svg:y1="18.445cm" svg:x2="65.012cm" svg:y2="18.445cm">
                <text:p/>
              </draw:line>
              <draw:line draw:style-name="gr14" draw:text-style-name="P7" draw:layer="layout" svg:x1="66.038cm" svg:y1="18.445cm" svg:x2="66.756cm" svg:y2="18.445cm">
                <text:p/>
              </draw:line>
              <draw:line draw:style-name="gr14" draw:text-style-name="P7" draw:layer="layout" svg:x1="62.549cm" svg:y1="20.039cm" svg:x2="63.267cm" svg:y2="20.039cm">
                <text:p/>
              </draw:line>
              <draw:line draw:style-name="gr14" draw:text-style-name="P7" draw:layer="layout" svg:x1="64.294cm" svg:y1="20.039cm" svg:x2="65.012cm" svg:y2="20.039cm">
                <text:p/>
              </draw:line>
              <draw:frame draw:style-name="gr15" draw:text-style-name="P8" draw:layer="layout" svg:width="0.615cm" svg:height="0.536cm" svg:x="62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17.001cm">
              <draw:text-box>
                <text:p text:style-name="P5"><text:span text:style-name="T2">I´= {B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6.7cm" svg:y1="18.8cm" svg:x2="63.9cm" svg:y2="19.6cm">
            <text:p/>
          </draw:line>
        </draw:g>
        <draw:connector draw:style-name="gr32" draw:text-style-name="P5" xml:id="id247" draw:id="id247" draw:layer="layout" svg:x1="80.2cm" svg:y1="14.101cm" svg:x2="80.2cm" svg:y2="17cm" draw:start-shape="id245" draw:start-glue-point="2" draw:end-shape="id246" draw:end-glue-point="0" svg:d="M80200 14101v2899" svg:viewBox="0 0 1 2900">
          <text:p/>
        </draw:connector>
        <draw:connector draw:style-name="gr32" draw:text-style-name="P5" draw:layer="layout" svg:x1="80.2cm" svg:y1="15.55cm" svg:x2="66.2cm" svg:y2="17.001cm" draw:start-shape="id247" draw:start-glue-point="0" draw:end-shape="id248" draw:end-glue-point="0" svg:d="M80200 15550h-14000v1451" svg:viewBox="0 0 14001 1452">
          <text:p/>
        </draw:connector>
        <draw:frame draw:style-name="gr30" draw:text-style-name="P10" draw:layer="layout" svg:width="3cm" svg:height="1.433cm" svg:x="80.2cm" svg:y="14.1cm">
          <draw:text-box>
            <text:p><text:span text:style-name="T4">j:E2</text:span><text:span text:style-name="T4"><text:line-break/></text:span><text:span text:style-name="T4">{A1,B1}</text:span></text:p>
          </draw:text-box>
        </draw:frame>
        <draw:frame draw:style-name="gr33" draw:text-style-name="P10" draw:layer="layout" svg:width="1.4cm" svg:height="0.8cm" svg:x="78.8cm" svg:y="16cm">
          <draw:text-box>
            <text:p><text:span text:style-name="T4">i:B1</text:span></text:p>
          </draw:text-box>
        </draw:frame>
        <draw:frame draw:style-name="gr33" draw:text-style-name="P10" draw:layer="layout" svg:width="1.4cm" svg:height="0.8cm" svg:x="64.8cm" svg:y="16cm">
          <draw:text-box>
            <text:p><text:span text:style-name="T4">i:A1</text:span></text:p>
          </draw:text-box>
        </draw:frame>
        <draw:line draw:style-name="gr31" draw:text-style-name="P7" draw:layer="layout" svg:x1="65.2cm" svg:y1="19.6cm" svg:x2="62.6cm" svg:y2="18.9cm">
          <text:p/>
        </draw:line>
        <draw:custom-shape draw:style-name="gr36" draw:text-style-name="P11" draw:layer="layout" svg:width="1.8cm" svg:height="1.7cm" svg:x="66.7cm" svg:y="19.4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79.5cm" svg:y1="20.7cm" svg:x2="79.5cm" svg:y2="21.6cm">
          <text:p/>
        </draw:line>
        <draw:line draw:style-name="gr39" draw:text-style-name="P7" draw:layer="layout" svg:x1="79.5cm" svg:y1="21.6cm" svg:x2="76cm" svg:y2="21.6cm">
          <text:p/>
        </draw:line>
        <draw:line draw:style-name="gr31" draw:text-style-name="P7" draw:layer="layout" svg:x1="76cm" svg:y1="21.6cm" svg:x2="76cm" svg:y2="20.6cm">
          <text:p/>
        </draw:line>
        <draw:custom-shape draw:style-name="gr36" draw:text-style-name="P11" draw:layer="layout" svg:width="1.8cm" svg:height="1.7cm" svg:x="80.7cm" svg:y="19.4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g xml:id="id249" draw:id="id249">
          <draw:g>
            <draw:custom-shape draw:style-name="gr2" draw:text-style-name="P3" draw:layer="layout" svg:width="1.172cm" svg:height="1.096cm" svg:x="47.40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49.161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50.915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52.674cm" svg:y="3.9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47.421cm" svg:y="5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49.161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50.915cm" svg:y="5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46.6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46.805cm" svg:y="3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47.216cm" svg:y="3.913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48.96cm" svg:y="3.913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50.704cm" svg:y="3.907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52.653cm" svg:y="3.913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47.216cm" svg:y="5.506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48.96cm" svg:y="5.506cm">
              <draw:text-box>
                <text:p text:style-name="P5"><text:span text:style-name="T2">B2</text:span><text:span text:style-name="T2"><text:line-break/></text:span><text:span text:style-name="T2">{E2}</text:span></text:p>
              </draw:text-box>
            </draw:frame>
            <draw:frame draw:style-name="gr13" draw:text-style-name="P6" draw:layer="layout" svg:width="1.231cm" svg:height="1.17cm" svg:x="50.909cm" svg:y="5.506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48.549cm" svg:y1="4.444cm" svg:x2="49.267cm" svg:y2="4.444cm">
              <text:p/>
            </draw:line>
            <draw:line draw:style-name="gr14" draw:text-style-name="P7" draw:layer="layout" svg:x1="50.294cm" svg:y1="4.444cm" svg:x2="51.012cm" svg:y2="4.444cm">
              <text:p/>
            </draw:line>
            <draw:line draw:style-name="gr14" draw:text-style-name="P7" draw:layer="layout" svg:x1="52.038cm" svg:y1="4.444cm" svg:x2="52.756cm" svg:y2="4.444cm">
              <text:p/>
            </draw:line>
            <draw:line draw:style-name="gr14" draw:text-style-name="P7" draw:layer="layout" svg:x1="48.549cm" svg:y1="6.038cm" svg:x2="49.267cm" svg:y2="6.038cm">
              <text:p/>
            </draw:line>
            <draw:line draw:style-name="gr14" draw:text-style-name="P7" draw:layer="layout" svg:x1="50.294cm" svg:y1="6.038cm" svg:x2="51.012cm" svg:y2="6.038cm">
              <text:p/>
            </draw:line>
            <draw:frame draw:style-name="gr15" draw:text-style-name="P8" draw:layer="layout" svg:width="0.615cm" svg:height="0.536cm" svg:x="48.447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50.191cm" svg:y="4.019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51.935cm" svg:y="4.019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48.447cm" svg:y="5.613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50.191cm" svg:y="5.613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54.5cm" svg:y="3cm">
            <draw:text-box>
              <text:p text:style-name="P5"><text:span text:style-name="T2">I´= {A1,A3,B2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g xml:id="id253" draw:id="id253">
          <draw:g>
            <draw:custom-shape draw:style-name="gr2" draw:text-style-name="P3" draw:layer="layout" svg:width="1.172cm" svg:height="1.096cm" svg:x="75.40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draw:layer="layout" svg:width="1.169cm" svg:height="1.096cm" svg:x="77.161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1.172cm" svg:height="1.096cm" svg:x="78.915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1.167cm" svg:height="1.096cm" svg:x="80.674cm" svg:y="10.9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171cm" svg:height="1.094cm" svg:x="75.421cm" svg:y="12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169cm" svg:height="1.094cm" svg:x="77.161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3" draw:layer="layout" svg:width="1.172cm" svg:height="1.094cm" svg:x="78.915cm" svg:y="1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5" draw:layer="layout" svg:width="7.9cm" svg:height="3.4cm" svg:x="74.6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7.695cm" svg:height="3.4cm" svg:x="74.805cm" svg:y="10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6" draw:layer="layout" svg:width="1.539cm" svg:height="1.28cm" svg:x="75.216cm" svg:y="10.914cm">
              <draw:text-box>
                <text:p text:style-name="P5"><text:span text:style-name="T2">A1</text:span><text:span text:style-name="T2"><text:line-break/></text:span><text:span text:style-name="T2">{E2}</text:span></text:p>
              </draw:text-box>
            </draw:frame>
            <draw:frame draw:style-name="gr11" draw:text-style-name="P6" draw:layer="layout" svg:width="1.539cm" svg:height="1.28cm" svg:x="76.96cm" svg:y="10.914cm">
              <draw:text-box>
                <text:p text:style-name="P5"><text:span text:style-name="T2">A2</text:span><text:span text:style-name="T2"><text:line-break/></text:span><text:span text:style-name="T2">E1</text:span></text:p>
              </draw:text-box>
            </draw:frame>
            <draw:frame draw:style-name="gr11" draw:text-style-name="P6" draw:layer="layout" svg:width="1.539cm" svg:height="1.28cm" svg:x="78.704cm" svg:y="10.908cm">
              <draw:text-box>
                <text:p text:style-name="P5"><text:span text:style-name="T2">A3</text:span><text:span text:style-name="T2"><text:line-break/></text:span><text:span text:style-name="T2">{E2}</text:span></text:p>
              </draw:text-box>
            </draw:frame>
            <draw:frame draw:style-name="gr12" draw:text-style-name="P6" draw:layer="layout" svg:width="1.231cm" svg:height="1.168cm" svg:x="80.653cm" svg:y="10.914cm">
              <draw:text-box>
                <text:p text:style-name="P5"><text:span text:style-name="T2">A</text:span><text:span text:style-name="T2"><text:line-break/></text:span><text:span text:style-name="T2"/></text:p>
              </draw:text-box>
            </draw:frame>
            <draw:frame draw:style-name="gr11" draw:text-style-name="P6" draw:layer="layout" svg:width="1.539cm" svg:height="1.28cm" svg:x="75.216cm" svg:y="12.507cm">
              <draw:text-box>
                <text:p text:style-name="P5"><text:span text:style-name="T2">B1</text:span><text:span text:style-name="T2"><text:line-break/></text:span><text:span text:style-name="T2">E2</text:span></text:p>
              </draw:text-box>
            </draw:frame>
            <draw:frame draw:style-name="gr11" draw:text-style-name="P6" draw:layer="layout" svg:width="1.539cm" svg:height="1.28cm" svg:x="76.96cm" svg:y="12.507cm">
              <draw:text-box>
                <text:p text:style-name="P5"><text:span text:style-name="T2">B2</text:span><text:span text:style-name="T2"><text:line-break/></text:span><text:span text:style-name="T2">E2</text:span></text:p>
              </draw:text-box>
            </draw:frame>
            <draw:frame draw:style-name="gr13" draw:text-style-name="P6" draw:layer="layout" svg:width="1.231cm" svg:height="1.17cm" svg:x="78.909cm" svg:y="12.507cm">
              <draw:text-box>
                <text:p text:style-name="P5"><text:span text:style-name="T2">B</text:span><text:span text:style-name="T2"><text:line-break/></text:span><text:span text:style-name="T2"/></text:p>
              </draw:text-box>
            </draw:frame>
            <draw:line draw:style-name="gr14" draw:text-style-name="P7" draw:layer="layout" svg:x1="76.549cm" svg:y1="11.445cm" svg:x2="77.267cm" svg:y2="11.445cm">
              <text:p/>
            </draw:line>
            <draw:line draw:style-name="gr14" draw:text-style-name="P7" draw:layer="layout" svg:x1="78.294cm" svg:y1="11.445cm" svg:x2="79.012cm" svg:y2="11.445cm">
              <text:p/>
            </draw:line>
            <draw:line draw:style-name="gr14" draw:text-style-name="P7" draw:layer="layout" svg:x1="80.038cm" svg:y1="11.445cm" svg:x2="80.756cm" svg:y2="11.445cm">
              <text:p/>
            </draw:line>
            <draw:line draw:style-name="gr14" draw:text-style-name="P7" draw:layer="layout" svg:x1="76.549cm" svg:y1="13.039cm" svg:x2="77.267cm" svg:y2="13.039cm">
              <text:p/>
            </draw:line>
            <draw:line draw:style-name="gr14" draw:text-style-name="P7" draw:layer="layout" svg:x1="78.294cm" svg:y1="13.039cm" svg:x2="79.012cm" svg:y2="13.039cm">
              <text:p/>
            </draw:line>
            <draw:frame draw:style-name="gr15" draw:text-style-name="P8" draw:layer="layout" svg:width="0.615cm" svg:height="0.536cm" svg:x="76.447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78.191cm" svg:y="11.02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6cm" svg:height="0.536cm" svg:x="79.935cm" svg:y="11.02cm">
              <draw:text-box>
                <text:p text:style-name="P5"><text:span text:style-name="T3">2</text:span></text:p>
              </draw:text-box>
            </draw:frame>
            <draw:frame draw:style-name="gr15" draw:text-style-name="P8" draw:layer="layout" svg:width="0.615cm" svg:height="0.536cm" svg:x="76.447cm" svg:y="12.614cm">
              <draw:text-box>
                <text:p text:style-name="P5"><text:span text:style-name="T3">3</text:span></text:p>
              </draw:text-box>
            </draw:frame>
            <draw:frame draw:style-name="gr15" draw:text-style-name="P8" draw:layer="layout" svg:width="0.615cm" svg:height="0.536cm" svg:x="78.191cm" svg:y="12.614cm">
              <draw:text-box>
                <text:p text:style-name="P5"><text:span text:style-name="T3">3</text:span></text:p>
              </draw:text-box>
            </draw:frame>
          </draw:g>
          <draw:frame draw:style-name="gr16" draw:text-style-name="P6" draw:layer="layout" svg:width="3.3cm" svg:height="1.9cm" svg:x="82.5cm" svg:y="10.001cm">
            <draw:text-box>
              <text:p text:style-name="P5"><text:span text:style-name="T2">I´= {A1,A3}</text:span></text:p>
              <text:p text:style-name="P5"><text:span text:style-name="T2">J´= {E2}</text:span></text:p>
              <text:p text:style-name="P5"><text:span text:style-name="T2"/></text:p>
            </draw:text-box>
          </draw:frame>
        </draw:g>
        <draw:connector draw:style-name="gr32" draw:text-style-name="P5" xml:id="id251" draw:id="id251" draw:layer="layout" svg:x1="52.2cm" svg:y1="7.1cm" svg:x2="52.2cm" svg:y2="10cm" draw:start-shape="id249" draw:start-glue-point="2" draw:end-shape="id250" draw:end-glue-point="0" svg:d="M52200 7100v2900" svg:viewBox="0 0 1 2901">
          <text:p/>
        </draw:connector>
        <draw:connector draw:style-name="gr32" draw:text-style-name="P5" draw:layer="layout" svg:x1="52.2cm" svg:y1="8.55cm" svg:x2="24.2cm" svg:y2="10.001cm" draw:start-shape="id251" draw:start-glue-point="0" draw:end-shape="id252" draw:end-glue-point="0" svg:d="M52200 8550h-28000v1451" svg:viewBox="0 0 28001 1452">
          <text:p/>
        </draw:connector>
        <draw:connector draw:style-name="gr32" draw:text-style-name="P5" draw:layer="layout" svg:x1="52.2cm" svg:y1="8.55cm" svg:x2="80.2cm" svg:y2="10.001cm" draw:start-shape="id251" draw:start-glue-point="0" draw:end-shape="id253" draw:end-glue-point="0" svg:d="M52200 8550h28000v1451" svg:viewBox="0 0 28001 1452">
          <text:p/>
        </draw:connector>
        <draw:frame draw:style-name="gr30" draw:text-style-name="P10" draw:layer="layout" svg:width="3cm" svg:height="1.433cm" svg:x="52.2cm" svg:y="7.101cm">
          <draw:text-box>
            <text:p><text:span text:style-name="T4">j:E2</text:span><text:span text:style-name="T4"><text:line-break/></text:span><text:span text:style-name="T4">{A1,A3,B2}</text:span></text:p>
          </draw:text-box>
        </draw:frame>
        <draw:frame draw:style-name="gr33" draw:text-style-name="P10" draw:layer="layout" svg:width="1.4cm" svg:height="0.8cm" svg:x="50.8cm" svg:y="9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22.8cm" svg:y="9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78.8cm" svg:y="9cm">
          <draw:text-box>
            <text:p><text:span text:style-name="T4">i:B2</text:span></text:p>
          </draw:text-box>
        </draw:frame>
        <draw:g xml:id="id254" draw:id="id254">
          <draw:g xml:id="id252" draw:id="id252">
            <draw:g>
              <draw:custom-shape draw:style-name="gr2" draw:text-style-name="P3" draw:layer="layout" svg:width="1.172cm" svg:height="1.096cm" svg:x="19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0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0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2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20.96cm" svg:y="12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22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1.445cm" svg:x2="21.267cm" svg:y2="11.445cm">
                <text:p/>
              </draw:line>
              <draw:line draw:style-name="gr14" draw:text-style-name="P7" draw:layer="layout" svg:x1="22.294cm" svg:y1="11.445cm" svg:x2="23.012cm" svg:y2="11.445cm">
                <text:p/>
              </draw:line>
              <draw:line draw:style-name="gr14" draw:text-style-name="P7" draw:layer="layout" svg:x1="24.038cm" svg:y1="11.445cm" svg:x2="24.756cm" svg:y2="11.445cm">
                <text:p/>
              </draw:line>
              <draw:line draw:style-name="gr14" draw:text-style-name="P7" draw:layer="layout" svg:x1="20.549cm" svg:y1="13.039cm" svg:x2="21.267cm" svg:y2="13.039cm">
                <text:p/>
              </draw:line>
              <draw:line draw:style-name="gr14" draw:text-style-name="P7" draw:layer="layout" svg:x1="22.294cm" svg:y1="13.039cm" svg:x2="23.012cm" svg:y2="13.039cm">
                <text:p/>
              </draw:line>
              <draw:frame draw:style-name="gr15" draw:text-style-name="P8" draw:layer="layout" svg:width="0.615cm" svg:height="0.536cm" svg:x="20.447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2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22.191cm" svg:y="12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0.001cm">
              <draw:text-box>
                <text:p text:style-name="P5"><text:span text:style-name="T2">I´= {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1.5cm" svg:y1="12.6cm" svg:x2="20.5cm" svg:y2="11.9cm">
            <text:p/>
          </draw:line>
        </draw:g>
        <draw:g xml:id="id259" draw:id="id259">
          <draw:g xml:id="id250" draw:id="id250">
            <draw:g>
              <draw:custom-shape draw:style-name="gr2" draw:text-style-name="P3" draw:layer="layout" svg:width="1.172cm" svg:height="1.096cm" svg:x="47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0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48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10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52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2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12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50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1.444cm" svg:x2="49.267cm" svg:y2="11.444cm">
                <text:p/>
              </draw:line>
              <draw:line draw:style-name="gr14" draw:text-style-name="P7" draw:layer="layout" svg:x1="50.294cm" svg:y1="11.444cm" svg:x2="51.012cm" svg:y2="11.444cm">
                <text:p/>
              </draw:line>
              <draw:line draw:style-name="gr14" draw:text-style-name="P7" draw:layer="layout" svg:x1="52.038cm" svg:y1="11.444cm" svg:x2="52.756cm" svg:y2="11.444cm">
                <text:p/>
              </draw:line>
              <draw:line draw:style-name="gr14" draw:text-style-name="P7" draw:layer="layout" svg:x1="48.549cm" svg:y1="13.038cm" svg:x2="49.267cm" svg:y2="13.038cm">
                <text:p/>
              </draw:line>
              <draw:line draw:style-name="gr14" draw:text-style-name="P7" draw:layer="layout" svg:x1="50.294cm" svg:y1="13.038cm" svg:x2="51.012cm" svg:y2="13.038cm">
                <text:p/>
              </draw:line>
              <draw:frame draw:style-name="gr15" draw:text-style-name="P8" draw:layer="layout" svg:width="0.615cm" svg:height="0.536cm" svg:x="48.447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2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2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10cm">
              <draw:text-box>
                <text:p text:style-name="P5"><text:span text:style-name="T2">I´= {A1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50cm" svg:y1="12.6cm" svg:x2="50.9cm" svg:y2="11.9cm">
            <text:p/>
          </draw:line>
        </draw:g>
        <draw:connector draw:style-name="gr32" draw:text-style-name="P5" xml:id="id256" draw:id="id256" draw:layer="layout" svg:x1="24.2cm" svg:y1="14.101cm" svg:x2="24.2cm" svg:y2="17cm" draw:start-shape="id254" draw:start-glue-point="2" draw:end-shape="id255" draw:end-glue-point="0" svg:d="M24200 14101v2899" svg:viewBox="0 0 1 2900">
          <text:p/>
        </draw:connector>
        <draw:g xml:id="id257" draw:id="id257">
          <draw:g>
            <draw:g>
              <draw:custom-shape draw:style-name="gr2" draw:text-style-name="P3" draw:layer="layout" svg:width="1.172cm" svg:height="1.096cm" svg:x="5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17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17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19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19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8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18.445cm" svg:x2="7.267cm" svg:y2="18.445cm">
                <text:p/>
              </draw:line>
              <draw:line draw:style-name="gr14" draw:text-style-name="P7" draw:layer="layout" svg:x1="8.294cm" svg:y1="18.445cm" svg:x2="9.012cm" svg:y2="18.445cm">
                <text:p/>
              </draw:line>
              <draw:line draw:style-name="gr14" draw:text-style-name="P7" draw:layer="layout" svg:x1="10.038cm" svg:y1="18.445cm" svg:x2="10.756cm" svg:y2="18.445cm">
                <text:p/>
              </draw:line>
              <draw:line draw:style-name="gr14" draw:text-style-name="P7" draw:layer="layout" svg:x1="6.549cm" svg:y1="20.039cm" svg:x2="7.267cm" svg:y2="20.039cm">
                <text:p/>
              </draw:line>
              <draw:line draw:style-name="gr14" draw:text-style-name="P7" draw:layer="layout" svg:x1="8.294cm" svg:y1="20.039cm" svg:x2="9.012cm" svg:y2="20.039cm">
                <text:p/>
              </draw:line>
              <draw:frame draw:style-name="gr15" draw:text-style-name="P8" draw:layer="layout" svg:width="0.615cm" svg:height="0.536cm" svg:x="6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17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.5cm" svg:y1="19.6cm" svg:x2="6.5cm" svg:y2="18.9cm">
            <text:p/>
          </draw:line>
        </draw:g>
        <draw:connector draw:style-name="gr32" draw:text-style-name="P5" draw:layer="layout" svg:x1="24.2cm" svg:y1="15.55cm" svg:x2="10.2cm" svg:y2="17.001cm" draw:start-shape="id256" draw:start-glue-point="0" draw:end-shape="id257" draw:end-glue-point="0" svg:d="M24200 15550h-14000v1451" svg:viewBox="0 0 14001 1452">
          <text:p/>
        </draw:connector>
        <draw:frame draw:style-name="gr33" draw:text-style-name="P10" draw:layer="layout" svg:width="1.4cm" svg:height="0.8cm" svg:x="8.8cm" svg:y="16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22.8cm" svg:y="16cm">
          <draw:text-box>
            <text:p><text:span text:style-name="T4">i:B2</text:span></text:p>
          </draw:text-box>
        </draw:frame>
        <draw:frame draw:style-name="gr30" draw:text-style-name="P10" draw:layer="layout" svg:width="3cm" svg:height="1.433cm" svg:x="24.2cm" svg:y="14.1cm">
          <draw:text-box>
            <text:p><text:span text:style-name="T4">j:E2</text:span><text:span text:style-name="T4"><text:line-break/></text:span><text:span text:style-name="T4">{A3,B2}</text:span></text:p>
          </draw:text-box>
        </draw:frame>
        <draw:g>
          <draw:g xml:id="id255" draw:id="id255">
            <draw:g>
              <draw:g>
                <draw:custom-shape draw:style-name="gr2" draw:text-style-name="P3" draw:layer="layout" svg:width="1.172cm" svg:height="1.096cm" svg:x="19.404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21.161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22.915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24.674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19.421cm" svg:y="19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21.161cm" svg:y="19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22.915cm" svg:y="19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18.6cm" svg:y="17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18.805cm" svg:y="17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19.216cm" svg:y="17.913cm">
                  <draw:text-box>
                    <text:p text:style-name="P5"><text:span text:style-name="T2">A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20.96cm" svg:y="17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22.704cm" svg:y="17.907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24.653cm" svg:y="17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19.216cm" svg:y="19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20.96cm" svg:y="19.506cm">
                  <draw:text-box>
                    <text:p text:style-name="P5"><text:span text:style-name="T2">B2</text:span><text:span text:style-name="T2"><text:line-break/></text:span><text:span text:style-name="T2">E2</text:span></text:p>
                  </draw:text-box>
                </draw:frame>
                <draw:frame draw:style-name="gr13" draw:text-style-name="P6" draw:layer="layout" svg:width="1.231cm" svg:height="1.17cm" svg:x="22.909cm" svg:y="19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20.549cm" svg:y1="18.444cm" svg:x2="21.267cm" svg:y2="18.444cm">
                  <text:p/>
                </draw:line>
                <draw:line draw:style-name="gr14" draw:text-style-name="P7" draw:layer="layout" svg:x1="22.294cm" svg:y1="18.444cm" svg:x2="23.012cm" svg:y2="18.444cm">
                  <text:p/>
                </draw:line>
                <draw:line draw:style-name="gr14" draw:text-style-name="P7" draw:layer="layout" svg:x1="24.038cm" svg:y1="18.444cm" svg:x2="24.756cm" svg:y2="18.444cm">
                  <text:p/>
                </draw:line>
                <draw:line draw:style-name="gr14" draw:text-style-name="P7" draw:layer="layout" svg:x1="20.549cm" svg:y1="20.038cm" svg:x2="21.267cm" svg:y2="20.038cm">
                  <text:p/>
                </draw:line>
                <draw:line draw:style-name="gr14" draw:text-style-name="P7" draw:layer="layout" svg:x1="22.294cm" svg:y1="20.038cm" svg:x2="23.012cm" svg:y2="20.038cm">
                  <text:p/>
                </draw:line>
                <draw:frame draw:style-name="gr15" draw:text-style-name="P8" draw:layer="layout" svg:width="0.615cm" svg:height="0.536cm" svg:x="20.447cm" svg:y="18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22.191cm" svg:y="18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23.935cm" svg:y="18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20.447cm" svg:y="19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22.191cm" svg:y="19.613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26.5cm" svg:y="17cm">
                <draw:text-box>
                  <text:p text:style-name="P5"><text:span text:style-name="T2">I´= {A3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21.5cm" svg:y1="19.599cm" svg:x2="20.5cm" svg:y2="18.899cm">
              <text:p/>
            </draw:line>
          </draw:g>
          <draw:line draw:style-name="gr31" draw:text-style-name="P7" draw:layer="layout" svg:x1="21.8cm" svg:y1="19.1cm" svg:x2="21.8cm" svg:y2="19.6cm">
            <text:p/>
          </draw:line>
        </draw:g>
        <draw:g xml:id="id258" draw:id="id258">
          <draw:g>
            <draw:g>
              <draw:custom-shape draw:style-name="gr2" draw:text-style-name="P3" draw:layer="layout" svg:width="1.172cm" svg:height="1.096cm" svg:x="5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8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5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8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5.216cm" svg:y="24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8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5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8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.549cm" svg:y1="25.444cm" svg:x2="7.267cm" svg:y2="25.444cm">
                <text:p/>
              </draw:line>
              <draw:line draw:style-name="gr14" draw:text-style-name="P7" draw:layer="layout" svg:x1="8.294cm" svg:y1="25.444cm" svg:x2="9.012cm" svg:y2="25.444cm">
                <text:p/>
              </draw:line>
              <draw:line draw:style-name="gr14" draw:text-style-name="P7" draw:layer="layout" svg:x1="10.038cm" svg:y1="25.444cm" svg:x2="10.756cm" svg:y2="25.444cm">
                <text:p/>
              </draw:line>
              <draw:line draw:style-name="gr14" draw:text-style-name="P7" draw:layer="layout" svg:x1="6.549cm" svg:y1="27.038cm" svg:x2="7.267cm" svg:y2="27.038cm">
                <text:p/>
              </draw:line>
              <draw:line draw:style-name="gr14" draw:text-style-name="P7" draw:layer="layout" svg:x1="8.294cm" svg:y1="27.038cm" svg:x2="9.012cm" svg:y2="27.038cm">
                <text:p/>
              </draw:line>
              <draw:frame draw:style-name="gr15" draw:text-style-name="P8" draw:layer="layout" svg:width="0.615cm" svg:height="0.536cm" svg:x="6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8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2.5cm" svg:y="24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/></text:p>
                <text:p text:style-name="P5"><text:span text:style-name="T2"/></text:p>
              </draw:text-box>
            </draw:frame>
          </draw:g>
          <draw:line draw:style-name="gr31" draw:text-style-name="P7" draw:layer="layout" svg:x1="7.5cm" svg:y1="26.599cm" svg:x2="6.5cm" svg:y2="25.899cm">
            <text:p/>
          </draw:line>
        </draw:g>
        <draw:connector draw:style-name="gr32" draw:text-style-name="P5" draw:layer="layout" svg:x1="10.2cm" svg:y1="21.101cm" svg:x2="10.2cm" svg:y2="24cm" draw:start-shape="id257" draw:start-glue-point="2" draw:end-shape="id258" draw:end-glue-point="0" svg:d="M10200 21101v2899" svg:viewBox="0 0 1 2900">
          <text:p/>
        </draw:connector>
        <draw:frame draw:style-name="gr30" draw:text-style-name="P10" draw:layer="layout" svg:width="3cm" svg:height="1.433cm" svg:x="10.2cm" svg:y="21.1cm">
          <draw:text-box>
            <text:p><text:span text:style-name="T4">j:E2</text:span><text:span text:style-name="T4"><text:line-break/></text:span><text:span text:style-name="T4">{B2}</text:span></text:p>
          </draw:text-box>
        </draw:frame>
        <draw:frame draw:style-name="gr33" draw:text-style-name="P10" draw:layer="layout" svg:width="1.4cm" svg:height="0.8cm" svg:x="8.8cm" svg:y="23cm">
          <draw:text-box>
            <text:p><text:span text:style-name="T4">i:B2</text:span></text:p>
          </draw:text-box>
        </draw:frame>
        <draw:line draw:style-name="gr31" draw:text-style-name="P7" draw:layer="layout" svg:x1="10.8cm" svg:y1="25.8cm" svg:x2="8.1cm" svg:y2="26.6cm">
          <text:p/>
        </draw:line>
        <draw:connector draw:style-name="gr32" draw:text-style-name="P5" xml:id="id261" draw:id="id261" draw:layer="layout" svg:x1="52.2cm" svg:y1="14.1cm" svg:x2="52.2cm" svg:y2="17cm" draw:start-shape="id259" draw:start-glue-point="2" draw:end-shape="id260" draw:end-glue-point="0" svg:d="M52200 14100v2900" svg:viewBox="0 0 1 2901">
          <text:p/>
        </draw:connector>
        <draw:g xml:id="id262" draw:id="id262">
          <draw:g>
            <draw:g>
              <draw:custom-shape draw:style-name="gr2" draw:text-style-name="P3" draw:layer="layout" svg:width="1.172cm" svg:height="1.096cm" svg:x="33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17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17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19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19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36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18.445cm" svg:x2="35.267cm" svg:y2="18.445cm">
                <text:p/>
              </draw:line>
              <draw:line draw:style-name="gr14" draw:text-style-name="P7" draw:layer="layout" svg:x1="36.294cm" svg:y1="18.445cm" svg:x2="37.012cm" svg:y2="18.445cm">
                <text:p/>
              </draw:line>
              <draw:line draw:style-name="gr14" draw:text-style-name="P7" draw:layer="layout" svg:x1="38.038cm" svg:y1="18.445cm" svg:x2="38.756cm" svg:y2="18.445cm">
                <text:p/>
              </draw:line>
              <draw:line draw:style-name="gr14" draw:text-style-name="P7" draw:layer="layout" svg:x1="34.549cm" svg:y1="20.039cm" svg:x2="35.267cm" svg:y2="20.039cm">
                <text:p/>
              </draw:line>
              <draw:line draw:style-name="gr14" draw:text-style-name="P7" draw:layer="layout" svg:x1="36.294cm" svg:y1="20.039cm" svg:x2="37.012cm" svg:y2="20.039cm">
                <text:p/>
              </draw:line>
              <draw:frame draw:style-name="gr15" draw:text-style-name="P8" draw:layer="layout" svg:width="0.615cm" svg:height="0.536cm" svg:x="34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17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6cm" svg:y1="19.601cm" svg:x2="36.9cm" svg:y2="18.901cm">
            <text:p/>
          </draw:line>
        </draw:g>
        <draw:connector draw:style-name="gr32" draw:text-style-name="P5" draw:layer="layout" svg:x1="52.2cm" svg:y1="15.55cm" svg:x2="38.2cm" svg:y2="17.001cm" draw:start-shape="id261" draw:start-glue-point="0" draw:end-shape="id262" draw:end-glue-point="0" svg:d="M52200 15550h-14000v1451" svg:viewBox="0 0 14001 1452">
          <text:p/>
        </draw:connector>
        <draw:frame draw:style-name="gr30" draw:text-style-name="P10" draw:layer="layout" svg:width="3cm" svg:height="1.433cm" svg:x="52.2cm" svg:y="14.1cm">
          <draw:text-box>
            <text:p><text:span text:style-name="T4">j:E2</text:span><text:span text:style-name="T4"><text:line-break/></text:span><text:span text:style-name="T4">{A1,B2}</text:span></text:p>
          </draw:text-box>
        </draw:frame>
        <draw:frame draw:style-name="gr33" draw:text-style-name="P10" draw:layer="layout" svg:width="1.4cm" svg:height="0.8cm" svg:x="50.8cm" svg:y="16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36.8cm" svg:y="16cm">
          <draw:text-box>
            <text:p><text:span text:style-name="T4">i:A1</text:span></text:p>
          </draw:text-box>
        </draw:frame>
        <draw:line draw:style-name="gr39" draw:text-style-name="P7" draw:layer="layout" svg:x1="39.3cm" svg:y1="17.9cm" svg:x2="39.3cm" svg:y2="17.3cm">
          <text:p/>
        </draw:line>
        <draw:line draw:style-name="gr39" draw:text-style-name="P7" draw:layer="layout" svg:x1="39.3cm" svg:y1="17.3cm" svg:x2="34cm" svg:y2="17.3cm">
          <text:p/>
        </draw:line>
        <draw:line draw:style-name="gr31" draw:text-style-name="P7" draw:layer="layout" svg:x1="34cm" svg:y1="17.3cm" svg:x2="34cm" svg:y2="18cm">
          <text:p/>
        </draw:line>
        <draw:custom-shape draw:style-name="gr36" draw:text-style-name="P11" draw:layer="layout" svg:width="1.8cm" svg:height="1.7cm" svg:x="38.7cm" svg:y="19.4cm">
          <text:p/>
          <draw:enhanced-geometry svg:viewBox="0 0 21600 21600" draw:type="rectangle" draw:enhanced-path="M 0 0 L 21600 0 21600 21600 0 21600 0 0 Z N"/>
        </draw:custom-shape>
        <draw:g>
          <draw:g xml:id="id260" draw:id="id260">
            <draw:g>
              <draw:g>
                <draw:custom-shape draw:style-name="gr2" draw:text-style-name="P3" draw:layer="layout" svg:width="1.172cm" svg:height="1.096cm" svg:x="47.404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49.161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50.915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52.674cm" svg:y="17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47.421cm" svg:y="19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49.161cm" svg:y="19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50.915cm" svg:y="19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46.6cm" svg:y="17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46.805cm" svg:y="17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47.216cm" svg:y="17.913cm">
                  <draw:text-box>
                    <text:p text:style-name="P5"><text:span text:style-name="T2">A1</text:span><text:span text:style-name="T2"><text:line-break/></text:span><text:span text:style-name="T2">{E2}</text:span></text:p>
                  </draw:text-box>
                </draw:frame>
                <draw:frame draw:style-name="gr11" draw:text-style-name="P6" draw:layer="layout" svg:width="1.539cm" svg:height="1.28cm" svg:x="48.96cm" svg:y="17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50.704cm" svg:y="17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52.653cm" svg:y="17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47.216cm" svg:y="19.506cm">
                  <draw:text-box>
                    <text:p text:style-name="P5"><text:span text:style-name="T2">B1</text:span><text:span text:style-name="T2"><text:line-break/></text:span><text:span text:style-name="T2">E2</text:span></text:p>
                  </draw:text-box>
                </draw:frame>
                <draw:frame draw:style-name="gr11" draw:text-style-name="P6" draw:layer="layout" svg:width="1.539cm" svg:height="1.28cm" svg:x="48.96cm" svg:y="19.506cm">
                  <draw:text-box>
                    <text:p text:style-name="P5"><text:span text:style-name="T2">B2</text:span><text:span text:style-name="T2"><text:line-break/></text:span><text:span text:style-name="T2">E2</text:span></text:p>
                  </draw:text-box>
                </draw:frame>
                <draw:frame draw:style-name="gr13" draw:text-style-name="P6" draw:layer="layout" svg:width="1.231cm" svg:height="1.17cm" svg:x="50.909cm" svg:y="19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48.549cm" svg:y1="18.444cm" svg:x2="49.267cm" svg:y2="18.444cm">
                  <text:p/>
                </draw:line>
                <draw:line draw:style-name="gr14" draw:text-style-name="P7" draw:layer="layout" svg:x1="50.294cm" svg:y1="18.444cm" svg:x2="51.012cm" svg:y2="18.444cm">
                  <text:p/>
                </draw:line>
                <draw:line draw:style-name="gr14" draw:text-style-name="P7" draw:layer="layout" svg:x1="52.038cm" svg:y1="18.444cm" svg:x2="52.756cm" svg:y2="18.444cm">
                  <text:p/>
                </draw:line>
                <draw:line draw:style-name="gr14" draw:text-style-name="P7" draw:layer="layout" svg:x1="48.549cm" svg:y1="20.038cm" svg:x2="49.267cm" svg:y2="20.038cm">
                  <text:p/>
                </draw:line>
                <draw:line draw:style-name="gr14" draw:text-style-name="P7" draw:layer="layout" svg:x1="50.294cm" svg:y1="20.038cm" svg:x2="51.012cm" svg:y2="20.038cm">
                  <text:p/>
                </draw:line>
                <draw:frame draw:style-name="gr15" draw:text-style-name="P8" draw:layer="layout" svg:width="0.615cm" svg:height="0.536cm" svg:x="48.447cm" svg:y="18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50.191cm" svg:y="18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51.935cm" svg:y="18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48.447cm" svg:y="19.613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50.191cm" svg:y="19.613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54.5cm" svg:y="17cm">
                <draw:text-box>
                  <text:p text:style-name="P5"><text:span text:style-name="T2">I´= {A1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50cm" svg:y1="19.6cm" svg:x2="50.9cm" svg:y2="18.9cm">
              <text:p/>
            </draw:line>
          </draw:g>
          <draw:line draw:style-name="gr39" draw:text-style-name="P7" draw:layer="layout" svg:x1="53.3cm" svg:y1="17.9cm" svg:x2="53.3cm" svg:y2="17.1cm">
            <text:p/>
          </draw:line>
          <draw:line draw:style-name="gr39" draw:text-style-name="P7" draw:layer="layout" svg:x1="53.3cm" svg:y1="17.1cm" svg:x2="55cm" svg:y2="17.1cm">
            <text:p/>
          </draw:line>
          <draw:line draw:style-name="gr39" draw:text-style-name="P7" draw:layer="layout" svg:x1="55cm" svg:y1="17.1cm" svg:x2="55cm" svg:y2="21.8cm">
            <text:p/>
          </draw:line>
          <draw:line draw:style-name="gr39" draw:text-style-name="P7" draw:layer="layout" svg:x1="55cm" svg:y1="21.8cm" svg:x2="49.7cm" svg:y2="21.8cm">
            <text:p/>
          </draw:line>
          <draw:line draw:style-name="gr31" draw:text-style-name="P7" draw:layer="layout" svg:x1="49.7cm" svg:y1="21.8cm" svg:x2="49.7cm" svg:y2="20.7cm">
            <text:p/>
          </draw:line>
        </draw:g>
        <draw:connector draw:style-name="gr32" draw:text-style-name="P5" xml:id="id264" draw:id="id264" draw:layer="layout" svg:x1="80.2cm" svg:y1="14.101cm" svg:x2="80.2cm" svg:y2="17cm" draw:start-shape="id253" draw:start-glue-point="2" draw:end-shape="id263" draw:end-glue-point="0" svg:d="M80200 14101v2899" svg:viewBox="0 0 1 2900">
          <text:p/>
        </draw:connector>
        <draw:connector draw:style-name="gr32" draw:text-style-name="P5" draw:layer="layout" svg:x1="80.2cm" svg:y1="15.55cm" svg:x2="66.2cm" svg:y2="17.001cm" draw:start-shape="id264" draw:start-glue-point="0" draw:end-shape="id265" draw:end-glue-point="0" svg:d="M80200 15550h-14000v1451" svg:viewBox="0 0 14001 1452">
          <text:p/>
        </draw:connector>
        <draw:frame draw:style-name="gr33" draw:text-style-name="P10" draw:layer="layout" svg:width="1.4cm" svg:height="0.8cm" svg:x="78.8cm" svg:y="16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64.8cm" svg:y="16cm">
          <draw:text-box>
            <text:p><text:span text:style-name="T4">i:A1</text:span></text:p>
          </draw:text-box>
        </draw:frame>
        <draw:frame draw:style-name="gr30" draw:text-style-name="P10" draw:layer="layout" svg:width="3cm" svg:height="1.433cm" svg:x="80.2cm" svg:y="14.1cm">
          <draw:text-box>
            <text:p><text:span text:style-name="T4">j:E2</text:span><text:span text:style-name="T4"><text:line-break/></text:span><text:span text:style-name="T4">{A1,A3}</text:span></text:p>
          </draw:text-box>
        </draw:frame>
        <draw:g xml:id="id266" draw:id="id266">
          <draw:g xml:id="id265" draw:id="id265">
            <draw:g>
              <draw:custom-shape draw:style-name="gr2" draw:text-style-name="P3" draw:layer="layout" svg:width="1.172cm" svg:height="1.096cm" svg:x="61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17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17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66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19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19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64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18.445cm" svg:x2="63.267cm" svg:y2="18.445cm">
                <text:p/>
              </draw:line>
              <draw:line draw:style-name="gr14" draw:text-style-name="P7" draw:layer="layout" svg:x1="64.294cm" svg:y1="18.445cm" svg:x2="65.012cm" svg:y2="18.445cm">
                <text:p/>
              </draw:line>
              <draw:line draw:style-name="gr14" draw:text-style-name="P7" draw:layer="layout" svg:x1="66.038cm" svg:y1="18.445cm" svg:x2="66.756cm" svg:y2="18.445cm">
                <text:p/>
              </draw:line>
              <draw:line draw:style-name="gr14" draw:text-style-name="P7" draw:layer="layout" svg:x1="62.549cm" svg:y1="20.039cm" svg:x2="63.267cm" svg:y2="20.039cm">
                <text:p/>
              </draw:line>
              <draw:line draw:style-name="gr14" draw:text-style-name="P7" draw:layer="layout" svg:x1="64.294cm" svg:y1="20.039cm" svg:x2="65.012cm" svg:y2="20.039cm">
                <text:p/>
              </draw:line>
              <draw:frame draw:style-name="gr15" draw:text-style-name="P8" draw:layer="layout" svg:width="0.615cm" svg:height="0.536cm" svg:x="62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19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17.001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2cm" svg:y1="19.6cm" svg:x2="62.6cm" svg:y2="18.9cm">
            <text:p/>
          </draw:line>
        </draw:g>
        <draw:g xml:id="id268" draw:id="id268">
          <draw:g xml:id="id263" draw:id="id263">
            <draw:g>
              <draw:custom-shape draw:style-name="gr2" draw:text-style-name="P3" draw:layer="layout" svg:width="1.172cm" svg:height="1.096cm" svg:x="75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17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17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80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19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76.96cm" svg:y="19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78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18.444cm" svg:x2="77.267cm" svg:y2="18.444cm">
                <text:p/>
              </draw:line>
              <draw:line draw:style-name="gr14" draw:text-style-name="P7" draw:layer="layout" svg:x1="78.294cm" svg:y1="18.444cm" svg:x2="79.012cm" svg:y2="18.444cm">
                <text:p/>
              </draw:line>
              <draw:line draw:style-name="gr14" draw:text-style-name="P7" draw:layer="layout" svg:x1="80.038cm" svg:y1="18.444cm" svg:x2="80.756cm" svg:y2="18.444cm">
                <text:p/>
              </draw:line>
              <draw:line draw:style-name="gr14" draw:text-style-name="P7" draw:layer="layout" svg:x1="76.549cm" svg:y1="20.038cm" svg:x2="77.267cm" svg:y2="20.038cm">
                <text:p/>
              </draw:line>
              <draw:line draw:style-name="gr14" draw:text-style-name="P7" draw:layer="layout" svg:x1="78.294cm" svg:y1="20.038cm" svg:x2="79.012cm" svg:y2="20.038cm">
                <text:p/>
              </draw:line>
              <draw:frame draw:style-name="gr15" draw:text-style-name="P8" draw:layer="layout" svg:width="0.615cm" svg:height="0.536cm" svg:x="76.447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19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82.5cm" svg:y="17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9.5cm" svg:y1="19.5cm" svg:x2="79.5cm" svg:y2="19cm">
            <text:p/>
          </draw:line>
        </draw:g>
        <draw:g xml:id="id267" draw:id="id267">
          <draw:g>
            <draw:g>
              <draw:custom-shape draw:style-name="gr2" draw:text-style-name="P3" draw:layer="layout" svg:width="1.172cm" svg:height="1.096cm" svg:x="61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26.507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26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64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25.445cm" svg:x2="63.267cm" svg:y2="25.445cm">
                <text:p/>
              </draw:line>
              <draw:line draw:style-name="gr14" draw:text-style-name="P7" draw:layer="layout" svg:x1="64.294cm" svg:y1="25.445cm" svg:x2="65.012cm" svg:y2="25.445cm">
                <text:p/>
              </draw:line>
              <draw:line draw:style-name="gr14" draw:text-style-name="P7" draw:layer="layout" svg:x1="66.038cm" svg:y1="25.445cm" svg:x2="66.756cm" svg:y2="25.445cm">
                <text:p/>
              </draw:line>
              <draw:line draw:style-name="gr14" draw:text-style-name="P7" draw:layer="layout" svg:x1="62.549cm" svg:y1="27.039cm" svg:x2="63.267cm" svg:y2="27.039cm">
                <text:p/>
              </draw:line>
              <draw:line draw:style-name="gr14" draw:text-style-name="P7" draw:layer="layout" svg:x1="64.294cm" svg:y1="27.039cm" svg:x2="65.012cm" svg:y2="27.039cm">
                <text:p/>
              </draw:line>
              <draw:frame draw:style-name="gr15" draw:text-style-name="P8" draw:layer="layout" svg:width="0.615cm" svg:height="0.536cm" svg:x="62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26.614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24.00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4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5.2cm" svg:y1="26.6cm" svg:x2="62.6cm" svg:y2="25.9cm">
            <text:p/>
          </draw:line>
        </draw:g>
        <draw:g xml:id="id269" draw:id="id269">
          <draw:g>
            <draw:g>
              <draw:custom-shape draw:style-name="gr2" draw:text-style-name="P3" draw:layer="layout" svg:width="1.172cm" svg:height="1.096cm" svg:x="75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24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76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24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80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26.506cm">
                <draw:text-box>
                  <text:p text:style-name="P5"><text:span text:style-name="T2">B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76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78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25.444cm" svg:x2="77.267cm" svg:y2="25.444cm">
                <text:p/>
              </draw:line>
              <draw:line draw:style-name="gr14" draw:text-style-name="P7" draw:layer="layout" svg:x1="78.294cm" svg:y1="25.444cm" svg:x2="79.012cm" svg:y2="25.444cm">
                <text:p/>
              </draw:line>
              <draw:line draw:style-name="gr14" draw:text-style-name="P7" draw:layer="layout" svg:x1="80.038cm" svg:y1="25.444cm" svg:x2="80.756cm" svg:y2="25.444cm">
                <text:p/>
              </draw:line>
              <draw:line draw:style-name="gr14" draw:text-style-name="P7" draw:layer="layout" svg:x1="76.549cm" svg:y1="27.038cm" svg:x2="77.267cm" svg:y2="27.038cm">
                <text:p/>
              </draw:line>
              <draw:line draw:style-name="gr14" draw:text-style-name="P7" draw:layer="layout" svg:x1="78.294cm" svg:y1="27.038cm" svg:x2="79.012cm" svg:y2="27.038cm">
                <text:p/>
              </draw:line>
              <draw:frame draw:style-name="gr15" draw:text-style-name="P8" draw:layer="layout" svg:width="0.615cm" svg:height="0.536cm" svg:x="76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26.613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82.5cm" svg:y="24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9.5cm" svg:y1="26.5cm" svg:x2="79.5cm" svg:y2="26cm">
            <text:p/>
          </draw:line>
        </draw:g>
        <draw:connector draw:style-name="gr32" draw:text-style-name="P5" draw:layer="layout" svg:x1="66.2cm" svg:y1="21.101cm" svg:x2="66.2cm" svg:y2="24.001cm" draw:start-shape="id266" draw:start-glue-point="2" draw:end-shape="id267" draw:end-glue-point="0" svg:d="M66200 21101v2900" svg:viewBox="0 0 1 2901">
          <text:p/>
        </draw:connector>
        <draw:connector draw:style-name="gr32" draw:text-style-name="P5" draw:layer="layout" svg:x1="80.2cm" svg:y1="21.1cm" svg:x2="80.2cm" svg:y2="24cm" draw:start-shape="id268" draw:start-glue-point="2" draw:end-shape="id269" draw:end-glue-point="0" svg:d="M80200 21100v2900" svg:viewBox="0 0 1 2901">
          <text:p/>
        </draw:connector>
        <draw:frame draw:style-name="gr30" draw:text-style-name="P10" draw:layer="layout" svg:width="3cm" svg:height="1.433cm" svg:x="80.2cm" svg:y="21.1cm">
          <draw:text-box>
            <text:p><text:span text:style-name="T4">j:E2</text:span><text:span text:style-name="T4"><text:line-break/></text:span><text:span text:style-name="T4">{A1}</text:span></text:p>
          </draw:text-box>
        </draw:frame>
        <draw:frame draw:style-name="gr33" draw:text-style-name="P10" draw:layer="layout" svg:width="1.4cm" svg:height="0.8cm" svg:x="78.8cm" svg:y="23cm">
          <draw:text-box>
            <text:p><text:span text:style-name="T4">i:A1</text:span></text:p>
          </draw:text-box>
        </draw:frame>
        <draw:line draw:style-name="gr39" draw:text-style-name="P7" draw:layer="layout" svg:x1="81.3cm" svg:y1="24.9cm" svg:x2="81.3cm" svg:y2="24.3cm">
          <text:p/>
        </draw:line>
        <draw:line draw:style-name="gr39" draw:text-style-name="P7" draw:layer="layout" svg:x1="81.3cm" svg:y1="24.3cm" svg:x2="76cm" svg:y2="24.3cm">
          <text:p/>
        </draw:line>
        <draw:line draw:style-name="gr31" draw:text-style-name="P7" draw:layer="layout" svg:x1="76cm" svg:y1="24.3cm" svg:x2="76cm" svg:y2="24.9cm">
          <text:p/>
        </draw:line>
        <draw:custom-shape draw:style-name="gr36" draw:text-style-name="P11" draw:layer="layout" svg:width="1.8cm" svg:height="1.7cm" svg:x="80.7cm" svg:y="26.4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.4cm" svg:height="0.8cm" svg:x="64.8cm" svg:y="23cm">
          <draw:text-box>
            <text:p><text:span text:style-name="T4">i:A3</text:span></text:p>
          </draw:text-box>
        </draw:frame>
        <draw:custom-shape draw:style-name="gr36" draw:text-style-name="P11" draw:layer="layout" svg:width="1.8cm" svg:height="1.7cm" svg:x="10.7cm" svg:y="26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24.7cm" svg:y="19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52.7cm" svg:y="19.4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g xml:id="id270" draw:id="id270">
          <draw:g>
            <draw:g>
              <draw:custom-shape draw:style-name="gr2" draw:text-style-name="P3" draw:layer="layout" svg:width="1.172cm" svg:height="1.096cm" svg:x="33.40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3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5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5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3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3.913cm">
                <draw:text-box>
                  <text:p text:style-name="P5"><text:span text:style-name="T2">A1</text:span><text:span text:style-name="T2"><text:line-break/></text:span><text:span text:style-name="T2">{E1,E2}</text:span></text:p>
                </draw:text-box>
              </draw:frame>
              <draw:frame draw:style-name="gr11" draw:text-style-name="P6" draw:layer="layout" svg:width="1.539cm" svg:height="1.28cm" svg:x="34.96cm" svg:y="3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3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38.653cm" svg:y="3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5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5.506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36.909cm" svg:y="5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4.444cm" svg:x2="35.267cm" svg:y2="4.444cm">
                <text:p/>
              </draw:line>
              <draw:line draw:style-name="gr14" draw:text-style-name="P7" draw:layer="layout" svg:x1="36.294cm" svg:y1="4.444cm" svg:x2="37.012cm" svg:y2="4.444cm">
                <text:p/>
              </draw:line>
              <draw:line draw:style-name="gr14" draw:text-style-name="P7" draw:layer="layout" svg:x1="38.038cm" svg:y1="4.444cm" svg:x2="38.756cm" svg:y2="4.444cm">
                <text:p/>
              </draw:line>
              <draw:line draw:style-name="gr14" draw:text-style-name="P7" draw:layer="layout" svg:x1="34.549cm" svg:y1="6.038cm" svg:x2="35.267cm" svg:y2="6.038cm">
                <text:p/>
              </draw:line>
              <draw:line draw:style-name="gr14" draw:text-style-name="P7" draw:layer="layout" svg:x1="36.294cm" svg:y1="6.038cm" svg:x2="37.012cm" svg:y2="6.038cm">
                <text:p/>
              </draw:line>
              <draw:frame draw:style-name="gr15" draw:text-style-name="P8" draw:layer="layout" svg:width="0.615cm" svg:height="0.536cm" svg:x="34.447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4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4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5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5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3cm">
              <draw:text-box>
                <text:p text:style-name="P5"><text:span text:style-name="T2">I´= {A1,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5.8cm" svg:y1="5.6cm" svg:x2="35.8cm" svg:y2="5cm">
            <text:p/>
          </draw:line>
        </draw:g>
        <draw:connector draw:style-name="gr32" draw:text-style-name="P5" xml:id="id272" draw:id="id272" draw:layer="layout" svg:x1="38.2cm" svg:y1="7.1cm" svg:x2="38.2cm" svg:y2="10cm" draw:start-shape="id270" draw:start-glue-point="2" draw:end-shape="id271" draw:end-glue-point="0" svg:d="M38200 7100v2900" svg:viewBox="0 0 1 2901">
          <text:p/>
        </draw:connector>
        <draw:g xml:id="id273" draw:id="id273">
          <draw:g>
            <draw:g>
              <draw:custom-shape draw:style-name="gr2" draw:text-style-name="P3" draw:layer="layout" svg:width="1.172cm" svg:height="1.096cm" svg:x="19.40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21.161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22.915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24.674cm" svg:y="10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9.421cm" svg:y="12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21.161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22.915cm" svg:y="12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8.6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8.805cm" svg:y="10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9.216cm" svg:y="10.914cm">
                <draw:text-box>
                  <text:p text:style-name="P5"><text:span text:style-name="T2">A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0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2.704cm" svg:y="10.908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24.653cm" svg:y="10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9.216cm" svg:y="12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20.96cm" svg:y="12.507cm">
                <draw:text-box>
                  <text:p text:style-name="P5"><text:span text:style-name="T2">B2</text:span><text:span text:style-name="T2"><text:line-break/></text:span><text:span text:style-name="T2">{E1,E2}</text:span></text:p>
                </draw:text-box>
              </draw:frame>
              <draw:frame draw:style-name="gr13" draw:text-style-name="P6" draw:layer="layout" svg:width="1.231cm" svg:height="1.17cm" svg:x="22.909cm" svg:y="12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20.549cm" svg:y1="11.445cm" svg:x2="21.267cm" svg:y2="11.445cm">
                <text:p/>
              </draw:line>
              <draw:line draw:style-name="gr14" draw:text-style-name="P7" draw:layer="layout" svg:x1="22.294cm" svg:y1="11.445cm" svg:x2="23.012cm" svg:y2="11.445cm">
                <text:p/>
              </draw:line>
              <draw:line draw:style-name="gr14" draw:text-style-name="P7" draw:layer="layout" svg:x1="24.038cm" svg:y1="11.445cm" svg:x2="24.756cm" svg:y2="11.445cm">
                <text:p/>
              </draw:line>
              <draw:line draw:style-name="gr14" draw:text-style-name="P7" draw:layer="layout" svg:x1="20.549cm" svg:y1="13.039cm" svg:x2="21.267cm" svg:y2="13.039cm">
                <text:p/>
              </draw:line>
              <draw:line draw:style-name="gr14" draw:text-style-name="P7" draw:layer="layout" svg:x1="22.294cm" svg:y1="13.039cm" svg:x2="23.012cm" svg:y2="13.039cm">
                <text:p/>
              </draw:line>
              <draw:frame draw:style-name="gr15" draw:text-style-name="P8" draw:layer="layout" svg:width="0.615cm" svg:height="0.536cm" svg:x="20.447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1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23.935cm" svg:y="11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0.447cm" svg:y="12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22.191cm" svg:y="12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26.5cm" svg:y="10.001cm">
              <draw:text-box>
                <text:p text:style-name="P5"><text:span text:style-name="T2">I´= {A3,B2}</text:span></text:p>
                <text:p text:style-name="P5"><text:span text:style-name="T2">J´= {E1,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21.8cm" svg:y1="12.601cm" svg:x2="21.8cm" svg:y2="12.001cm">
            <text:p/>
          </draw:line>
        </draw:g>
        <draw:connector draw:style-name="gr32" draw:text-style-name="P5" draw:layer="layout" svg:x1="38.2cm" svg:y1="8.55cm" svg:x2="24.2cm" svg:y2="10.001cm" draw:start-shape="id272" draw:start-glue-point="0" draw:end-shape="id273" draw:end-glue-point="0" svg:d="M38200 8550h-14000v1451" svg:viewBox="0 0 14001 1452">
          <text:p/>
        </draw:connector>
        <draw:frame draw:style-name="gr30" draw:text-style-name="P10" draw:layer="layout" svg:width="3cm" svg:height="1.433cm" svg:x="38.2cm" svg:y="7.102cm">
          <draw:text-box>
            <text:p><text:span text:style-name="T4">j:E1</text:span><text:span text:style-name="T4"><text:line-break/></text:span><text:span text:style-name="T4">{A1,B2}</text:span></text:p>
          </draw:text-box>
        </draw:frame>
        <draw:frame draw:style-name="gr33" draw:text-style-name="P10" draw:layer="layout" svg:width="1.4cm" svg:height="0.8cm" svg:x="36.8cm" svg:y="9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22.8cm" svg:y="9.048cm">
          <draw:text-box>
            <text:p><text:span text:style-name="T4">i:A1</text:span></text:p>
          </draw:text-box>
        </draw:frame>
        <draw:line draw:style-name="gr39" draw:text-style-name="P7" draw:layer="layout" svg:x1="23.5cm" svg:y1="10.9cm" svg:x2="23.5cm" svg:y2="10.3cm">
          <text:p/>
        </draw:line>
        <draw:line draw:style-name="gr39" draw:text-style-name="P7" draw:layer="layout" svg:x1="23.5cm" svg:y1="10.3cm" svg:x2="20cm" svg:y2="10.3cm">
          <text:p/>
        </draw:line>
        <draw:line draw:style-name="gr31" draw:text-style-name="P7" draw:layer="layout" svg:x1="20cm" svg:y1="10.3cm" svg:x2="20cm" svg:y2="10.9cm">
          <text:p/>
        </draw:line>
        <draw:custom-shape draw:style-name="gr36" draw:text-style-name="P11" draw:layer="layout" svg:width="1.8cm" svg:height="1.7cm" svg:x="24.7cm" svg:y="12.4cm">
          <text:p/>
          <draw:enhanced-geometry svg:viewBox="0 0 21600 21600" draw:type="rectangle" draw:enhanced-path="M 0 0 L 21600 0 21600 21600 0 21600 0 0 Z N"/>
        </draw:custom-shape>
        <draw:g>
          <draw:g xml:id="id271" draw:id="id271">
            <draw:g>
              <draw:g>
                <draw:custom-shape draw:style-name="gr2" draw:text-style-name="P3" draw:layer="layout" svg:width="1.172cm" svg:height="1.096cm" svg:x="33.404cm" svg:y="10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35.161cm" svg:y="10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36.915cm" svg:y="10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38.674cm" svg:y="10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33.421cm" svg:y="12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35.161cm" svg:y="12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36.915cm" svg:y="12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32.6cm" svg:y="10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32.805cm" svg:y="10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33.216cm" svg:y="10.913cm">
                  <draw:text-box>
                    <text:p text:style-name="P5"><text:span text:style-name="T2">A1</text:span><text:span text:style-name="T2"><text:line-break/></text:span><text:span text:style-name="T2">{E1,E2}</text:span></text:p>
                  </draw:text-box>
                </draw:frame>
                <draw:frame draw:style-name="gr11" draw:text-style-name="P6" draw:layer="layout" svg:width="1.539cm" svg:height="1.28cm" svg:x="34.96cm" svg:y="10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6.704cm" svg:y="10.907cm">
                  <draw:text-box>
                    <text:p text:style-name="P5"><text:span text:style-name="T2">A3</text:span><text:span text:style-name="T2"><text:line-break/></text:span><text:span text:style-name="T2">{E2}</text:span></text:p>
                  </draw:text-box>
                </draw:frame>
                <draw:frame draw:style-name="gr12" draw:text-style-name="P6" draw:layer="layout" svg:width="1.231cm" svg:height="1.168cm" svg:x="38.653cm" svg:y="10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33.216cm" svg:y="12.506cm">
                  <draw:text-box>
                    <text:p text:style-name="P5"><text:span text:style-name="T2">B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34.96cm" svg:y="12.506cm">
                  <draw:text-box>
                    <text:p text:style-name="P5"><text:span text:style-name="T2">B2</text:span><text:span text:style-name="T2"><text:line-break/></text:span><text:span text:style-name="T2">E1</text:span></text:p>
                  </draw:text-box>
                </draw:frame>
                <draw:frame draw:style-name="gr13" draw:text-style-name="P6" draw:layer="layout" svg:width="1.231cm" svg:height="1.17cm" svg:x="36.909cm" svg:y="12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34.549cm" svg:y1="11.444cm" svg:x2="35.267cm" svg:y2="11.444cm">
                  <text:p/>
                </draw:line>
                <draw:line draw:style-name="gr14" draw:text-style-name="P7" draw:layer="layout" svg:x1="36.294cm" svg:y1="11.444cm" svg:x2="37.012cm" svg:y2="11.444cm">
                  <text:p/>
                </draw:line>
                <draw:line draw:style-name="gr14" draw:text-style-name="P7" draw:layer="layout" svg:x1="38.038cm" svg:y1="11.444cm" svg:x2="38.756cm" svg:y2="11.444cm">
                  <text:p/>
                </draw:line>
                <draw:line draw:style-name="gr14" draw:text-style-name="P7" draw:layer="layout" svg:x1="34.549cm" svg:y1="13.038cm" svg:x2="35.267cm" svg:y2="13.038cm">
                  <text:p/>
                </draw:line>
                <draw:line draw:style-name="gr14" draw:text-style-name="P7" draw:layer="layout" svg:x1="36.294cm" svg:y1="13.038cm" svg:x2="37.012cm" svg:y2="13.038cm">
                  <text:p/>
                </draw:line>
                <draw:frame draw:style-name="gr15" draw:text-style-name="P8" draw:layer="layout" svg:width="0.615cm" svg:height="0.536cm" svg:x="34.447cm" svg:y="11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6.191cm" svg:y="11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37.935cm" svg:y="11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4.447cm" svg:y="12.613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36.191cm" svg:y="12.613cm">
                  <draw:text-box>
                    <text:p text:style-name="P5"><text:span text:style-name="T3">5</text:span></text:p>
                  </draw:text-box>
                </draw:frame>
              </draw:g>
              <draw:frame draw:style-name="gr16" draw:text-style-name="P6" draw:layer="layout" svg:width="3.3cm" svg:height="1.9cm" svg:x="40.5cm" svg:y="10cm">
                <draw:text-box>
                  <text:p text:style-name="P5"><text:span text:style-name="T2">I´= {A1,A3}</text:span></text:p>
                  <text:p text:style-name="P5"><text:span text:style-name="T2">J´= {E1,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35.8cm" svg:y1="12.6cm" svg:x2="35.8cm" svg:y2="12cm">
              <text:p/>
            </draw:line>
          </draw:g>
          <draw:line draw:style-name="gr31" draw:text-style-name="P7" draw:layer="layout" svg:x1="37cm" svg:y1="11.9cm" svg:x2="36.2cm" svg:y2="12.6cm">
            <text:p/>
          </draw:line>
        </draw:g>
        <draw:g xml:id="id274" draw:id="id274">
          <draw:g>
            <draw:g>
              <draw:custom-shape draw:style-name="gr2" draw:text-style-name="P3" draw:layer="layout" svg:width="1.172cm" svg:height="1.096cm" svg:x="47.40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0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2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2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0.913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48.96cm" svg:y="10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10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0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2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2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50.909cm" svg:y="12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1.444cm" svg:x2="49.267cm" svg:y2="11.444cm">
                <text:p/>
              </draw:line>
              <draw:line draw:style-name="gr14" draw:text-style-name="P7" draw:layer="layout" svg:x1="50.294cm" svg:y1="11.444cm" svg:x2="51.012cm" svg:y2="11.444cm">
                <text:p/>
              </draw:line>
              <draw:line draw:style-name="gr14" draw:text-style-name="P7" draw:layer="layout" svg:x1="52.038cm" svg:y1="11.444cm" svg:x2="52.756cm" svg:y2="11.444cm">
                <text:p/>
              </draw:line>
              <draw:line draw:style-name="gr14" draw:text-style-name="P7" draw:layer="layout" svg:x1="48.549cm" svg:y1="13.038cm" svg:x2="49.267cm" svg:y2="13.038cm">
                <text:p/>
              </draw:line>
              <draw:line draw:style-name="gr14" draw:text-style-name="P7" draw:layer="layout" svg:x1="50.294cm" svg:y1="13.038cm" svg:x2="51.012cm" svg:y2="13.038cm">
                <text:p/>
              </draw:line>
              <draw:frame draw:style-name="gr15" draw:text-style-name="P8" draw:layer="layout" svg:width="0.615cm" svg:height="0.536cm" svg:x="48.447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1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1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2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2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10cm">
              <draw:text-box>
                <text:p text:style-name="P5"><text:span text:style-name="T2">I´= {A1,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8cm" svg:y1="12.6cm" svg:x2="49.8cm" svg:y2="12cm">
            <text:p/>
          </draw:line>
        </draw:g>
        <draw:connector draw:style-name="gr34" draw:text-style-name="P5" draw:layer="layout" svg:x1="38.2cm" svg:y1="8.55cm" svg:x2="52.2cm" svg:y2="10cm" draw:start-shape="id272" draw:start-glue-point="0" draw:end-shape="id274" draw:end-glue-point="0" svg:d="M38200 8550h14000v1450" svg:viewBox="0 0 14001 1451">
          <text:p/>
        </draw:connector>
        <draw:g xml:id="id275" draw:id="id275">
          <draw:g>
            <draw:g>
              <draw:custom-shape draw:style-name="gr2" draw:text-style-name="P3" draw:layer="layout" svg:width="1.172cm" svg:height="1.096cm" svg:x="47.40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17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19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19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17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17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17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17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17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19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19.506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50.909cm" svg:y="19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18.444cm" svg:x2="49.267cm" svg:y2="18.444cm">
                <text:p/>
              </draw:line>
              <draw:line draw:style-name="gr14" draw:text-style-name="P7" draw:layer="layout" svg:x1="50.294cm" svg:y1="18.444cm" svg:x2="51.012cm" svg:y2="18.444cm">
                <text:p/>
              </draw:line>
              <draw:line draw:style-name="gr14" draw:text-style-name="P7" draw:layer="layout" svg:x1="52.038cm" svg:y1="18.444cm" svg:x2="52.756cm" svg:y2="18.444cm">
                <text:p/>
              </draw:line>
              <draw:line draw:style-name="gr14" draw:text-style-name="P7" draw:layer="layout" svg:x1="48.549cm" svg:y1="20.038cm" svg:x2="49.267cm" svg:y2="20.038cm">
                <text:p/>
              </draw:line>
              <draw:line draw:style-name="gr14" draw:text-style-name="P7" draw:layer="layout" svg:x1="50.294cm" svg:y1="20.038cm" svg:x2="51.012cm" svg:y2="20.038cm">
                <text:p/>
              </draw:line>
              <draw:frame draw:style-name="gr15" draw:text-style-name="P8" draw:layer="layout" svg:width="0.615cm" svg:height="0.536cm" svg:x="48.447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18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18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19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19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17cm">
              <draw:text-box>
                <text:p text:style-name="P5"><text:span text:style-name="T2">I´= {A3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8cm" svg:y1="19.6cm" svg:x2="49.8cm" svg:y2="19cm">
            <text:p/>
          </draw:line>
        </draw:g>
        <draw:connector draw:style-name="gr32" draw:text-style-name="P5" xml:id="id276" draw:id="id276" draw:layer="layout" svg:x1="52.2cm" svg:y1="14.1cm" svg:x2="52.2cm" svg:y2="17cm" draw:start-shape="id274" draw:start-glue-point="2" draw:end-shape="id275" draw:end-glue-point="0" svg:d="M52200 14100v2900" svg:viewBox="0 0 1 2901">
          <text:p/>
        </draw:connector>
        <draw:g xml:id="id277" draw:id="id277">
          <draw:g>
            <draw:g>
              <draw:custom-shape draw:style-name="gr2" draw:text-style-name="P3" draw:layer="layout" svg:width="1.172cm" svg:height="1.096cm" svg:x="75.40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77.161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78.915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80.674cm" svg:y="17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75.421cm" svg:y="19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77.161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78.915cm" svg:y="19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74.6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74.805cm" svg:y="17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75.216cm" svg:y="17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76.96cm" svg:y="17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8.704cm" svg:y="17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80.653cm" svg:y="17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75.216cm" svg:y="19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76.96cm" svg:y="19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78.909cm" svg:y="19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76.549cm" svg:y1="18.445cm" svg:x2="77.267cm" svg:y2="18.445cm">
                <text:p/>
              </draw:line>
              <draw:line draw:style-name="gr14" draw:text-style-name="P7" draw:layer="layout" svg:x1="78.294cm" svg:y1="18.445cm" svg:x2="79.012cm" svg:y2="18.445cm">
                <text:p/>
              </draw:line>
              <draw:line draw:style-name="gr14" draw:text-style-name="P7" draw:layer="layout" svg:x1="80.038cm" svg:y1="18.445cm" svg:x2="80.756cm" svg:y2="18.445cm">
                <text:p/>
              </draw:line>
              <draw:line draw:style-name="gr14" draw:text-style-name="P7" draw:layer="layout" svg:x1="76.549cm" svg:y1="20.039cm" svg:x2="77.267cm" svg:y2="20.039cm">
                <text:p/>
              </draw:line>
              <draw:line draw:style-name="gr14" draw:text-style-name="P7" draw:layer="layout" svg:x1="78.294cm" svg:y1="20.039cm" svg:x2="79.012cm" svg:y2="20.039cm">
                <text:p/>
              </draw:line>
              <draw:frame draw:style-name="gr15" draw:text-style-name="P8" draw:layer="layout" svg:width="0.615cm" svg:height="0.536cm" svg:x="76.447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78.191cm" svg:y="18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79.935cm" svg:y="18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6.447cm" svg:y="19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78.191cm" svg:y="19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82.5cm" svg:y="17.001cm">
              <draw:text-box>
                <text:p text:style-name="P5"><text:span text:style-name="T2">I´= {A1,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77.8cm" svg:y1="19.601cm" svg:x2="77.8cm" svg:y2="19.001cm">
            <text:p/>
          </draw:line>
        </draw:g>
        <draw:g xml:id="id279" draw:id="id279">
          <draw:g>
            <draw:g>
              <draw:custom-shape draw:style-name="gr2" draw:text-style-name="P3" draw:layer="layout" svg:width="1.172cm" svg:height="1.096cm" svg:x="89.40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17.9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19.5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19.5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17.7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17.915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90.96cm" svg:y="17.915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17.909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17.915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19.508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0.96cm" svg:y="19.508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92.909cm" svg:y="19.508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18.446cm" svg:x2="91.267cm" svg:y2="18.446cm">
                <text:p/>
              </draw:line>
              <draw:line draw:style-name="gr14" draw:text-style-name="P7" draw:layer="layout" svg:x1="92.294cm" svg:y1="18.446cm" svg:x2="93.012cm" svg:y2="18.446cm">
                <text:p/>
              </draw:line>
              <draw:line draw:style-name="gr14" draw:text-style-name="P7" draw:layer="layout" svg:x1="94.038cm" svg:y1="18.446cm" svg:x2="94.756cm" svg:y2="18.446cm">
                <text:p/>
              </draw:line>
              <draw:line draw:style-name="gr14" draw:text-style-name="P7" draw:layer="layout" svg:x1="90.549cm" svg:y1="20.04cm" svg:x2="91.267cm" svg:y2="20.04cm">
                <text:p/>
              </draw:line>
              <draw:line draw:style-name="gr14" draw:text-style-name="P7" draw:layer="layout" svg:x1="92.294cm" svg:y1="20.04cm" svg:x2="93.012cm" svg:y2="20.04cm">
                <text:p/>
              </draw:line>
              <draw:frame draw:style-name="gr15" draw:text-style-name="P8" draw:layer="layout" svg:width="0.615cm" svg:height="0.536cm" svg:x="90.447cm" svg:y="18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18.021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18.021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19.615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19.615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96.5cm" svg:y="17.002cm">
              <draw:text-box>
                <text:p text:style-name="P5"><text:span text:style-name="T2">I´= {A1,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1.8cm" svg:y1="19.602cm" svg:x2="91.8cm" svg:y2="19.002cm">
            <text:p/>
          </draw:line>
        </draw:g>
        <draw:connector draw:style-name="gr32" draw:text-style-name="P5" xml:id="id278" draw:id="id278" draw:layer="layout" svg:x1="52.2cm" svg:y1="15.55cm" svg:x2="80.2cm" svg:y2="17.001cm" draw:start-shape="id276" draw:start-glue-point="0" draw:end-shape="id277" draw:end-glue-point="0" svg:d="M52200 15550h28000v1451" svg:viewBox="0 0 28001 1452">
          <text:p/>
        </draw:connector>
        <draw:connector draw:style-name="gr32" draw:text-style-name="P5" draw:layer="layout" svg:x1="80.2cm" svg:y1="15.55cm" svg:x2="94.2cm" svg:y2="17.002cm" draw:start-shape="id278" draw:start-glue-point="0" draw:end-shape="id279" draw:end-glue-point="0" svg:d="M80200 15550h14000v1452" svg:viewBox="0 0 14001 1453">
          <text:p/>
        </draw:connector>
        <draw:frame draw:style-name="gr30" draw:text-style-name="P10" draw:layer="layout" svg:width="3cm" svg:height="1.433cm" svg:x="52.2cm" svg:y="14.1cm">
          <draw:text-box>
            <text:p><text:span text:style-name="T4">j:E2</text:span><text:span text:style-name="T4"><text:line-break/></text:span><text:span text:style-name="T4">{A1,A3,B2}</text:span></text:p>
          </draw:text-box>
        </draw:frame>
        <draw:frame draw:style-name="gr33" draw:text-style-name="P10" draw:layer="layout" svg:width="1.4cm" svg:height="0.8cm" svg:x="50.8cm" svg:y="16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78.8cm" svg:y="16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92.8cm" svg:y="16cm">
          <draw:text-box>
            <text:p><text:span text:style-name="T4">i:B2</text:span></text:p>
          </draw:text-box>
        </draw:frame>
        <draw:g xml:id="id280" draw:id="id280">
          <draw:g>
            <draw:g>
              <draw:custom-shape draw:style-name="gr2" draw:text-style-name="P3" draw:layer="layout" svg:width="1.172cm" svg:height="1.096cm" svg:x="47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49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50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52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47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49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50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46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46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47.216cm" svg:y="24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48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50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52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47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48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50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48.549cm" svg:y1="25.444cm" svg:x2="49.267cm" svg:y2="25.444cm">
                <text:p/>
              </draw:line>
              <draw:line draw:style-name="gr14" draw:text-style-name="P7" draw:layer="layout" svg:x1="50.294cm" svg:y1="25.444cm" svg:x2="51.012cm" svg:y2="25.444cm">
                <text:p/>
              </draw:line>
              <draw:line draw:style-name="gr14" draw:text-style-name="P7" draw:layer="layout" svg:x1="52.038cm" svg:y1="25.444cm" svg:x2="52.756cm" svg:y2="25.444cm">
                <text:p/>
              </draw:line>
              <draw:line draw:style-name="gr14" draw:text-style-name="P7" draw:layer="layout" svg:x1="48.549cm" svg:y1="27.038cm" svg:x2="49.267cm" svg:y2="27.038cm">
                <text:p/>
              </draw:line>
              <draw:line draw:style-name="gr14" draw:text-style-name="P7" draw:layer="layout" svg:x1="50.294cm" svg:y1="27.038cm" svg:x2="51.012cm" svg:y2="27.038cm">
                <text:p/>
              </draw:line>
              <draw:frame draw:style-name="gr15" draw:text-style-name="P8" draw:layer="layout" svg:width="0.615cm" svg:height="0.536cm" svg:x="48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50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51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48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50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54.5cm" svg:y="24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49.8cm" svg:y1="26.6cm" svg:x2="49.8cm" svg:y2="26cm">
            <text:p/>
          </draw:line>
        </draw:g>
        <draw:connector draw:style-name="gr32" draw:text-style-name="P5" xml:id="id281" draw:id="id281" draw:layer="layout" svg:x1="52.2cm" svg:y1="21.1cm" svg:x2="52.2cm" svg:y2="24cm" draw:start-shape="id275" draw:start-glue-point="2" draw:end-shape="id280" draw:end-glue-point="0" svg:d="M52200 21100v2900" svg:viewBox="0 0 1 2901">
          <text:p/>
        </draw:connector>
        <draw:frame draw:style-name="gr30" draw:text-style-name="P10" draw:layer="layout" svg:width="3cm" svg:height="1.433cm" svg:x="52.2cm" svg:y="21.1cm">
          <draw:text-box>
            <text:p><text:span text:style-name="T4">j:E2</text:span><text:span text:style-name="T4"><text:line-break/></text:span><text:span text:style-name="T4">{A3,B2}</text:span></text:p>
          </draw:text-box>
        </draw:frame>
        <draw:g xml:id="id282" draw:id="id282">
          <draw:g>
            <draw:g>
              <draw:custom-shape draw:style-name="gr2" draw:text-style-name="P3" draw:layer="layout" svg:width="1.172cm" svg:height="1.096cm" svg:x="33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26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26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36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25.445cm" svg:x2="35.267cm" svg:y2="25.445cm">
                <text:p/>
              </draw:line>
              <draw:line draw:style-name="gr14" draw:text-style-name="P7" draw:layer="layout" svg:x1="36.294cm" svg:y1="25.445cm" svg:x2="37.012cm" svg:y2="25.445cm">
                <text:p/>
              </draw:line>
              <draw:line draw:style-name="gr14" draw:text-style-name="P7" draw:layer="layout" svg:x1="38.038cm" svg:y1="25.445cm" svg:x2="38.756cm" svg:y2="25.445cm">
                <text:p/>
              </draw:line>
              <draw:line draw:style-name="gr14" draw:text-style-name="P7" draw:layer="layout" svg:x1="34.549cm" svg:y1="27.039cm" svg:x2="35.267cm" svg:y2="27.039cm">
                <text:p/>
              </draw:line>
              <draw:line draw:style-name="gr14" draw:text-style-name="P7" draw:layer="layout" svg:x1="36.294cm" svg:y1="27.039cm" svg:x2="37.012cm" svg:y2="27.039cm">
                <text:p/>
              </draw:line>
              <draw:frame draw:style-name="gr15" draw:text-style-name="P8" draw:layer="layout" svg:width="0.615cm" svg:height="0.536cm" svg:x="34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24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35.8cm" svg:y1="26.601cm" svg:x2="35.8cm" svg:y2="26.001cm">
            <text:p/>
          </draw:line>
        </draw:g>
        <draw:connector draw:style-name="gr32" draw:text-style-name="P5" draw:layer="layout" svg:x1="52.2cm" svg:y1="22.55cm" svg:x2="38.2cm" svg:y2="24.001cm" draw:start-shape="id281" draw:start-glue-point="0" draw:end-shape="id282" draw:end-glue-point="0" svg:d="M52200 22550h-14000v1451" svg:viewBox="0 0 14001 1452">
          <text:p/>
        </draw:connector>
        <draw:frame draw:style-name="gr33" draw:text-style-name="P10" draw:layer="layout" svg:width="1.4cm" svg:height="0.8cm" svg:x="50.8cm" svg:y="23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36.8cm" svg:y="23cm">
          <draw:text-box>
            <text:p><text:span text:style-name="T4">i:A3</text:span></text:p>
          </draw:text-box>
        </draw:frame>
        <draw:line draw:style-name="gr31" draw:text-style-name="P7" draw:layer="layout" svg:x1="49.5cm" svg:y1="26cm" svg:x2="49.5cm" svg:y2="26.7cm">
          <text:p/>
        </draw:line>
        <draw:g xml:id="id283" draw:id="id283">
          <draw:g>
            <draw:g>
              <draw:custom-shape draw:style-name="gr2" draw:text-style-name="P3" draw:layer="layout" svg:width="1.172cm" svg:height="1.096cm" svg:x="33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35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36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38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33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35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36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32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32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33.216cm" svg:y="31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34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6.704cm" svg:y="31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38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33.216cm" svg:y="33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34.96cm" svg:y="33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36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34.549cm" svg:y1="32.445cm" svg:x2="35.267cm" svg:y2="32.445cm">
                <text:p/>
              </draw:line>
              <draw:line draw:style-name="gr14" draw:text-style-name="P7" draw:layer="layout" svg:x1="36.294cm" svg:y1="32.445cm" svg:x2="37.012cm" svg:y2="32.445cm">
                <text:p/>
              </draw:line>
              <draw:line draw:style-name="gr14" draw:text-style-name="P7" draw:layer="layout" svg:x1="38.038cm" svg:y1="32.445cm" svg:x2="38.756cm" svg:y2="32.445cm">
                <text:p/>
              </draw:line>
              <draw:line draw:style-name="gr14" draw:text-style-name="P7" draw:layer="layout" svg:x1="34.549cm" svg:y1="34.039cm" svg:x2="35.267cm" svg:y2="34.039cm">
                <text:p/>
              </draw:line>
              <draw:line draw:style-name="gr14" draw:text-style-name="P7" draw:layer="layout" svg:x1="36.294cm" svg:y1="34.039cm" svg:x2="37.012cm" svg:y2="34.039cm">
                <text:p/>
              </draw:line>
              <draw:frame draw:style-name="gr15" draw:text-style-name="P8" draw:layer="layout" svg:width="0.615cm" svg:height="0.536cm" svg:x="34.447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36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37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4.447cm" svg:y="33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36.191cm" svg:y="33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40.5cm" svg:y="31.00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/></text:p>
                <text:p text:style-name="P5"><text:span text:style-name="T2"/></text:p>
              </draw:text-box>
            </draw:frame>
          </draw:g>
          <draw:line draw:style-name="gr31" draw:text-style-name="P7" draw:layer="layout" svg:x1="35.8cm" svg:y1="33.601cm" svg:x2="35.8cm" svg:y2="33.001cm">
            <text:p/>
          </draw:line>
        </draw:g>
        <draw:frame draw:style-name="gr33" draw:text-style-name="P10" draw:layer="layout" svg:width="1.4cm" svg:height="0.8cm" svg:x="36.8cm" svg:y="30cm">
          <draw:text-box>
            <text:p><text:span text:style-name="T4">i:B2</text:span></text:p>
          </draw:text-box>
        </draw:frame>
        <draw:connector draw:style-name="gr32" draw:text-style-name="P5" draw:layer="layout" svg:x1="38.2cm" svg:y1="28.101cm" svg:x2="38.2cm" svg:y2="31.001cm" draw:start-shape="id282" draw:start-glue-point="2" draw:end-shape="id283" draw:end-glue-point="0" svg:d="M38200 28101v2900" svg:viewBox="0 0 1 2901">
          <text:p/>
        </draw:connector>
        <draw:frame draw:style-name="gr30" draw:text-style-name="P10" draw:layer="layout" svg:width="3cm" svg:height="1.433cm" svg:x="38.2cm" svg:y="28.1cm">
          <draw:text-box>
            <text:p><text:span text:style-name="T4">j:E2</text:span><text:span text:style-name="T4"><text:line-break/></text:span><text:span text:style-name="T4">{B2}</text:span></text:p>
          </draw:text-box>
        </draw:frame>
        <draw:line draw:style-name="gr31" draw:text-style-name="P7" draw:layer="layout" svg:x1="38.7cm" svg:y1="32.8cm" svg:x2="36.1cm" svg:y2="33.6cm">
          <text:p/>
        </draw:line>
        <draw:connector draw:style-name="gr32" draw:text-style-name="P5" xml:id="id285" draw:id="id285" draw:layer="layout" svg:x1="80.2cm" svg:y1="21.101cm" svg:x2="80.2cm" svg:y2="24cm" draw:start-shape="id277" draw:start-glue-point="2" draw:end-shape="id284" draw:end-glue-point="0" svg:d="M80200 21101v2899" svg:viewBox="0 0 1 2900">
          <text:p/>
        </draw:connector>
        <draw:g xml:id="id286" draw:id="id286">
          <draw:g>
            <draw:g>
              <draw:custom-shape draw:style-name="gr2" draw:text-style-name="P3" draw:layer="layout" svg:width="1.172cm" svg:height="1.096cm" svg:x="61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63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64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66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61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63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64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60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60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61.216cm" svg:y="24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62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4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66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61.216cm" svg:y="26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62.96cm" svg:y="26.507cm">
                <draw:text-box>
                  <text:p text:style-name="P5"><text:span text:style-name="T2">B2</text:span><text:span text:style-name="T2"><text:line-break/></text:span><text:span text:style-name="T2">{E2}</text:span></text:p>
                </draw:text-box>
              </draw:frame>
              <draw:frame draw:style-name="gr13" draw:text-style-name="P6" draw:layer="layout" svg:width="1.231cm" svg:height="1.17cm" svg:x="64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62.549cm" svg:y1="25.445cm" svg:x2="63.267cm" svg:y2="25.445cm">
                <text:p/>
              </draw:line>
              <draw:line draw:style-name="gr14" draw:text-style-name="P7" draw:layer="layout" svg:x1="64.294cm" svg:y1="25.445cm" svg:x2="65.012cm" svg:y2="25.445cm">
                <text:p/>
              </draw:line>
              <draw:line draw:style-name="gr14" draw:text-style-name="P7" draw:layer="layout" svg:x1="66.038cm" svg:y1="25.445cm" svg:x2="66.756cm" svg:y2="25.445cm">
                <text:p/>
              </draw:line>
              <draw:line draw:style-name="gr14" draw:text-style-name="P7" draw:layer="layout" svg:x1="62.549cm" svg:y1="27.039cm" svg:x2="63.267cm" svg:y2="27.039cm">
                <text:p/>
              </draw:line>
              <draw:line draw:style-name="gr14" draw:text-style-name="P7" draw:layer="layout" svg:x1="64.294cm" svg:y1="27.039cm" svg:x2="65.012cm" svg:y2="27.039cm">
                <text:p/>
              </draw:line>
              <draw:frame draw:style-name="gr15" draw:text-style-name="P8" draw:layer="layout" svg:width="0.615cm" svg:height="0.536cm" svg:x="62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64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65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2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64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68.5cm" svg:y="24.001cm">
              <draw:text-box>
                <text:p text:style-name="P5"><text:span text:style-name="T2">I´= {B2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63.8cm" svg:y1="26.601cm" svg:x2="63.8cm" svg:y2="26.001cm">
            <text:p/>
          </draw:line>
        </draw:g>
        <draw:connector draw:style-name="gr32" draw:text-style-name="P5" draw:layer="layout" svg:x1="80.2cm" svg:y1="22.55cm" svg:x2="66.2cm" svg:y2="24.001cm" draw:start-shape="id285" draw:start-glue-point="0" draw:end-shape="id286" draw:end-glue-point="0" svg:d="M80200 22550h-14000v1451" svg:viewBox="0 0 14001 1452">
          <text:p/>
        </draw:connector>
        <draw:frame draw:style-name="gr33" draw:text-style-name="P10" draw:layer="layout" svg:width="1.4cm" svg:height="0.8cm" svg:x="78.8cm" svg:y="23cm">
          <draw:text-box>
            <text:p><text:span text:style-name="T4">i:B2</text:span></text:p>
          </draw:text-box>
        </draw:frame>
        <draw:frame draw:style-name="gr33" draw:text-style-name="P10" draw:layer="layout" svg:width="1.4cm" svg:height="0.8cm" svg:x="64.8cm" svg:y="23cm">
          <draw:text-box>
            <text:p><text:span text:style-name="T4">i:A1</text:span></text:p>
          </draw:text-box>
        </draw:frame>
        <draw:frame draw:style-name="gr30" draw:text-style-name="P10" draw:layer="layout" svg:width="3cm" svg:height="1.433cm" svg:x="80.2cm" svg:y="21.1cm">
          <draw:text-box>
            <text:p><text:span text:style-name="T4">j:E2</text:span><text:span text:style-name="T4"><text:line-break/></text:span><text:span text:style-name="T4">{A1,B2}</text:span></text:p>
          </draw:text-box>
        </draw:frame>
        <draw:line draw:style-name="gr39" draw:text-style-name="P7" draw:layer="layout" svg:x1="67.3cm" svg:y1="24.9cm" svg:x2="67.3cm" svg:y2="24.5cm">
          <text:p/>
        </draw:line>
        <draw:line draw:style-name="gr39" draw:text-style-name="P7" draw:layer="layout" svg:x1="67.3cm" svg:y1="24.5cm" svg:x2="62cm" svg:y2="24.5cm">
          <text:p/>
        </draw:line>
        <draw:line draw:style-name="gr31" draw:text-style-name="P7" draw:layer="layout" svg:x1="62cm" svg:y1="24.5cm" svg:x2="62cm" svg:y2="25.1cm">
          <text:p/>
        </draw:line>
        <draw:custom-shape draw:style-name="gr36" draw:text-style-name="P11" draw:layer="layout" svg:width="1.8cm" svg:height="1.7cm" svg:x="66.7cm" svg:y="26.4cm">
          <text:p/>
          <draw:enhanced-geometry svg:viewBox="0 0 21600 21600" draw:type="rectangle" draw:enhanced-path="M 0 0 L 21600 0 21600 21600 0 21600 0 0 Z N"/>
        </draw:custom-shape>
        <draw:g>
          <draw:g xml:id="id284" draw:id="id284">
            <draw:g>
              <draw:g>
                <draw:custom-shape draw:style-name="gr2" draw:text-style-name="P3" draw:layer="layout" svg:width="1.172cm" svg:height="1.096cm" svg:x="75.40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4" draw:layer="layout" svg:width="1.169cm" svg:height="1.096cm" svg:x="77.161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172cm" svg:height="1.096cm" svg:x="78.915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1.167cm" svg:height="1.096cm" svg:x="80.674cm" svg:y="24.92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3" draw:layer="layout" svg:width="1.171cm" svg:height="1.094cm" svg:x="75.421cm" svg:y="26.58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3" draw:layer="layout" svg:width="1.169cm" svg:height="1.094cm" svg:x="77.161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3" draw:layer="layout" svg:width="1.172cm" svg:height="1.094cm" svg:x="78.915cm" svg:y="26.5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5" draw:layer="layout" svg:width="7.9cm" svg:height="3.4cm" svg:x="74.6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5" draw:layer="layout" svg:width="7.695cm" svg:height="3.4cm" svg:x="74.805cm" svg:y="24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6" draw:layer="layout" svg:width="1.539cm" svg:height="1.28cm" svg:x="75.216cm" svg:y="24.913cm">
                  <draw:text-box>
                    <text:p text:style-name="P5"><text:span text:style-name="T2">A1</text:span><text:span text:style-name="T2"><text:line-break/></text:span><text:span text:style-name="T2">{E2}</text:span></text:p>
                  </draw:text-box>
                </draw:frame>
                <draw:frame draw:style-name="gr11" draw:text-style-name="P6" draw:layer="layout" svg:width="1.539cm" svg:height="1.28cm" svg:x="76.96cm" svg:y="24.913cm">
                  <draw:text-box>
                    <text:p text:style-name="P5"><text:span text:style-name="T2">A2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78.704cm" svg:y="24.907cm">
                  <draw:text-box>
                    <text:p text:style-name="P5"><text:span text:style-name="T2">A3</text:span><text:span text:style-name="T2"><text:line-break/></text:span><text:span text:style-name="T2">E2</text:span></text:p>
                  </draw:text-box>
                </draw:frame>
                <draw:frame draw:style-name="gr12" draw:text-style-name="P6" draw:layer="layout" svg:width="1.231cm" svg:height="1.168cm" svg:x="80.653cm" svg:y="24.913cm">
                  <draw:text-box>
                    <text:p text:style-name="P5"><text:span text:style-name="T2">A</text:span><text:span text:style-name="T2"><text:line-break/></text:span><text:span text:style-name="T2"/></text:p>
                  </draw:text-box>
                </draw:frame>
                <draw:frame draw:style-name="gr11" draw:text-style-name="P6" draw:layer="layout" svg:width="1.539cm" svg:height="1.28cm" svg:x="75.216cm" svg:y="26.506cm">
                  <draw:text-box>
                    <text:p text:style-name="P5"><text:span text:style-name="T2">B1</text:span><text:span text:style-name="T2"><text:line-break/></text:span><text:span text:style-name="T2">E1</text:span></text:p>
                  </draw:text-box>
                </draw:frame>
                <draw:frame draw:style-name="gr11" draw:text-style-name="P6" draw:layer="layout" svg:width="1.539cm" svg:height="1.28cm" svg:x="76.96cm" svg:y="26.506cm">
                  <draw:text-box>
                    <text:p text:style-name="P5"><text:span text:style-name="T2">B2</text:span><text:span text:style-name="T2"><text:line-break/></text:span><text:span text:style-name="T2">E2</text:span></text:p>
                  </draw:text-box>
                </draw:frame>
                <draw:frame draw:style-name="gr13" draw:text-style-name="P6" draw:layer="layout" svg:width="1.231cm" svg:height="1.17cm" svg:x="78.909cm" svg:y="26.506cm">
                  <draw:text-box>
                    <text:p text:style-name="P5"><text:span text:style-name="T2">B</text:span><text:span text:style-name="T2"><text:line-break/></text:span><text:span text:style-name="T2"/></text:p>
                  </draw:text-box>
                </draw:frame>
                <draw:line draw:style-name="gr14" draw:text-style-name="P7" draw:layer="layout" svg:x1="76.549cm" svg:y1="25.444cm" svg:x2="77.267cm" svg:y2="25.444cm">
                  <text:p/>
                </draw:line>
                <draw:line draw:style-name="gr14" draw:text-style-name="P7" draw:layer="layout" svg:x1="78.294cm" svg:y1="25.444cm" svg:x2="79.012cm" svg:y2="25.444cm">
                  <text:p/>
                </draw:line>
                <draw:line draw:style-name="gr14" draw:text-style-name="P7" draw:layer="layout" svg:x1="80.038cm" svg:y1="25.444cm" svg:x2="80.756cm" svg:y2="25.444cm">
                  <text:p/>
                </draw:line>
                <draw:line draw:style-name="gr14" draw:text-style-name="P7" draw:layer="layout" svg:x1="76.549cm" svg:y1="27.038cm" svg:x2="77.267cm" svg:y2="27.038cm">
                  <text:p/>
                </draw:line>
                <draw:line draw:style-name="gr14" draw:text-style-name="P7" draw:layer="layout" svg:x1="78.294cm" svg:y1="27.038cm" svg:x2="79.012cm" svg:y2="27.038cm">
                  <text:p/>
                </draw:line>
                <draw:frame draw:style-name="gr15" draw:text-style-name="P8" draw:layer="layout" svg:width="0.615cm" svg:height="0.536cm" svg:x="76.447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5cm" svg:height="0.536cm" svg:x="78.191cm" svg:y="25.019cm">
                  <draw:text-box>
                    <text:p text:style-name="P5"><text:span text:style-name="T3">3</text:span></text:p>
                  </draw:text-box>
                </draw:frame>
                <draw:frame draw:style-name="gr15" draw:text-style-name="P8" draw:layer="layout" svg:width="0.616cm" svg:height="0.536cm" svg:x="79.935cm" svg:y="25.019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76.447cm" svg:y="26.613cm">
                  <draw:text-box>
                    <text:p text:style-name="P5"><text:span text:style-name="T3">2</text:span></text:p>
                  </draw:text-box>
                </draw:frame>
                <draw:frame draw:style-name="gr15" draw:text-style-name="P8" draw:layer="layout" svg:width="0.615cm" svg:height="0.536cm" svg:x="78.191cm" svg:y="26.613cm">
                  <draw:text-box>
                    <text:p text:style-name="P5"><text:span text:style-name="T3">3</text:span></text:p>
                  </draw:text-box>
                </draw:frame>
              </draw:g>
              <draw:frame draw:style-name="gr16" draw:text-style-name="P6" draw:layer="layout" svg:width="3.3cm" svg:height="1.9cm" svg:x="82.5cm" svg:y="24cm">
                <draw:text-box>
                  <text:p text:style-name="P5"><text:span text:style-name="T2">I´= {A1}</text:span></text:p>
                  <text:p text:style-name="P5"><text:span text:style-name="T2">J´= {E2}</text:span></text:p>
                  <text:p text:style-name="P5"><text:span text:style-name="T2"/></text:p>
                </draw:text-box>
              </draw:frame>
            </draw:g>
            <draw:line draw:style-name="gr31" draw:text-style-name="P7" draw:layer="layout" svg:x1="77.8cm" svg:y1="26.6cm" svg:x2="77.8cm" svg:y2="26cm">
              <text:p/>
            </draw:line>
          </draw:g>
          <draw:line draw:style-name="gr31" draw:text-style-name="P7" draw:layer="layout" svg:x1="80.7cm" svg:y1="25.9cm" svg:x2="78.1cm" svg:y2="26.6cm">
            <text:p/>
          </draw:line>
        </draw:g>
        <draw:g xml:id="id287" draw:id="id287">
          <draw:g>
            <draw:g>
              <draw:custom-shape draw:style-name="gr2" draw:text-style-name="P3" draw:layer="layout" svg:width="1.172cm" svg:height="1.096cm" svg:x="89.40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24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26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26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24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24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90.96cm" svg:y="24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24.907cm">
                <draw:text-box>
                  <text:p text:style-name="P5"><text:span text:style-name="T2">A3</text:span><text:span text:style-name="T2"><text:line-break/></text:span><text:span text:style-name="T2">{E2}</text:span></text:p>
                </draw:text-box>
              </draw:frame>
              <draw:frame draw:style-name="gr12" draw:text-style-name="P6" draw:layer="layout" svg:width="1.231cm" svg:height="1.168cm" svg:x="94.653cm" svg:y="24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26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0.96cm" svg:y="26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92.909cm" svg:y="26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25.444cm" svg:x2="91.267cm" svg:y2="25.444cm">
                <text:p/>
              </draw:line>
              <draw:line draw:style-name="gr14" draw:text-style-name="P7" draw:layer="layout" svg:x1="92.294cm" svg:y1="25.444cm" svg:x2="93.012cm" svg:y2="25.444cm">
                <text:p/>
              </draw:line>
              <draw:line draw:style-name="gr14" draw:text-style-name="P7" draw:layer="layout" svg:x1="94.038cm" svg:y1="25.444cm" svg:x2="94.756cm" svg:y2="25.444cm">
                <text:p/>
              </draw:line>
              <draw:line draw:style-name="gr14" draw:text-style-name="P7" draw:layer="layout" svg:x1="90.549cm" svg:y1="27.038cm" svg:x2="91.267cm" svg:y2="27.038cm">
                <text:p/>
              </draw:line>
              <draw:line draw:style-name="gr14" draw:text-style-name="P7" draw:layer="layout" svg:x1="92.294cm" svg:y1="27.038cm" svg:x2="93.012cm" svg:y2="27.038cm">
                <text:p/>
              </draw:line>
              <draw:frame draw:style-name="gr15" draw:text-style-name="P8" draw:layer="layout" svg:width="0.615cm" svg:height="0.536cm" svg:x="90.447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25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25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26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26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96.5cm" svg:y="24cm">
              <draw:text-box>
                <text:p text:style-name="P5"><text:span text:style-name="T2">I´= {A3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1.8cm" svg:y1="26.6cm" svg:x2="91.8cm" svg:y2="26cm">
            <text:p/>
          </draw:line>
        </draw:g>
        <draw:connector draw:style-name="gr32" draw:text-style-name="P5" xml:id="id288" draw:id="id288" draw:layer="layout" svg:x1="94.2cm" svg:y1="21.102cm" svg:x2="94.2cm" svg:y2="24cm" draw:start-shape="id279" draw:start-glue-point="2" draw:end-shape="id287" draw:end-glue-point="0" svg:d="M94200 21102v2898" svg:viewBox="0 0 1 2899">
          <text:p/>
        </draw:connector>
        <draw:g xml:id="id289" draw:id="id289">
          <draw:g>
            <draw:g>
              <draw:custom-shape draw:style-name="gr2" draw:text-style-name="P3" draw:layer="layout" svg:width="1.172cm" svg:height="1.096cm" svg:x="103.40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105.161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106.915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8.674cm" svg:y="24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03.421cm" svg:y="26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105.161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106.915cm" svg:y="26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02.6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02.805cm" svg:y="24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03.216cm" svg:y="24.914cm">
                <draw:text-box>
                  <text:p text:style-name="P5"><text:span text:style-name="T2">A1</text:span><text:span text:style-name="T2"><text:line-break/></text:span><text:span text:style-name="T2">{E2}</text:span></text:p>
                </draw:text-box>
              </draw:frame>
              <draw:frame draw:style-name="gr11" draw:text-style-name="P6" draw:layer="layout" svg:width="1.539cm" svg:height="1.28cm" svg:x="104.96cm" svg:y="24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6.704cm" svg:y="24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8.653cm" svg:y="24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03.216cm" svg:y="26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4.96cm" svg:y="26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106.909cm" svg:y="26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104.549cm" svg:y1="25.445cm" svg:x2="105.267cm" svg:y2="25.445cm">
                <text:p/>
              </draw:line>
              <draw:line draw:style-name="gr14" draw:text-style-name="P7" draw:layer="layout" svg:x1="106.294cm" svg:y1="25.445cm" svg:x2="107.012cm" svg:y2="25.445cm">
                <text:p/>
              </draw:line>
              <draw:line draw:style-name="gr14" draw:text-style-name="P7" draw:layer="layout" svg:x1="108.038cm" svg:y1="25.445cm" svg:x2="108.756cm" svg:y2="25.445cm">
                <text:p/>
              </draw:line>
              <draw:line draw:style-name="gr14" draw:text-style-name="P7" draw:layer="layout" svg:x1="104.549cm" svg:y1="27.039cm" svg:x2="105.267cm" svg:y2="27.039cm">
                <text:p/>
              </draw:line>
              <draw:line draw:style-name="gr14" draw:text-style-name="P7" draw:layer="layout" svg:x1="106.294cm" svg:y1="27.039cm" svg:x2="107.012cm" svg:y2="27.039cm">
                <text:p/>
              </draw:line>
              <draw:frame draw:style-name="gr15" draw:text-style-name="P8" draw:layer="layout" svg:width="0.615cm" svg:height="0.536cm" svg:x="104.447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25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107.935cm" svg:y="25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4.447cm" svg:y="26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6.191cm" svg:y="26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10.5cm" svg:y="24.001cm">
              <draw:text-box>
                <text:p text:style-name="P5"><text:span text:style-name="T2">I´= {A1}</text:span></text:p>
                <text:p text:style-name="P5"><text:span text:style-name="T2">J´= {E2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5.8cm" svg:y1="26.601cm" svg:x2="105.8cm" svg:y2="26.001cm">
            <text:p/>
          </draw:line>
        </draw:g>
        <draw:connector draw:style-name="gr32" draw:text-style-name="P5" draw:layer="layout" svg:x1="94.2cm" svg:y1="22.551cm" svg:x2="108.2cm" svg:y2="24.001cm" draw:start-shape="id288" draw:start-glue-point="0" draw:end-shape="id289" draw:end-glue-point="0" svg:d="M94200 22551h14000v1450" svg:viewBox="0 0 14001 1451">
          <text:p/>
        </draw:connector>
        <draw:frame draw:style-name="gr30" draw:text-style-name="P10" draw:layer="layout" svg:width="3cm" svg:height="1.433cm" svg:x="94.2cm" svg:y="21.1cm">
          <draw:text-box>
            <text:p><text:span text:style-name="T4">j:E2</text:span><text:span text:style-name="T4"><text:line-break/></text:span><text:span text:style-name="T4">{A1,A3}</text:span></text:p>
          </draw:text-box>
        </draw:frame>
        <draw:frame draw:style-name="gr33" draw:text-style-name="P10" draw:layer="layout" svg:width="1.4cm" svg:height="0.8cm" svg:x="106.8cm" svg:y="23cm">
          <draw:text-box>
            <text:p><text:span text:style-name="T4">i:A3</text:span></text:p>
          </draw:text-box>
        </draw:frame>
        <draw:frame draw:style-name="gr33" draw:text-style-name="P10" draw:layer="layout" svg:width="1.4cm" svg:height="0.8cm" svg:x="92.8cm" svg:y="23cm">
          <draw:text-box>
            <text:p><text:span text:style-name="T4">i:A1</text:span></text:p>
          </draw:text-box>
        </draw:frame>
        <draw:line draw:style-name="gr39" draw:text-style-name="P7" draw:layer="layout" svg:x1="93.5cm" svg:y1="27.7cm" svg:x2="93.5cm" svg:y2="28.8cm">
          <text:p/>
        </draw:line>
        <draw:line draw:style-name="gr39" draw:text-style-name="P7" draw:layer="layout" svg:x1="93.5cm" svg:y1="28.8cm" svg:x2="88.3cm" svg:y2="28.8cm">
          <text:p/>
        </draw:line>
        <draw:line draw:style-name="gr41" draw:text-style-name="P7" draw:layer="layout" svg:x1="88.3cm" svg:y1="28.8cm" svg:x2="88.3cm" svg:y2="25.6cm">
          <text:p/>
        </draw:line>
        <draw:line draw:style-name="gr31" draw:text-style-name="P7" draw:layer="layout" svg:x1="88.3cm" svg:y1="25.6cm" svg:x2="89.4cm" svg:y2="25.6cm">
          <text:p/>
        </draw:line>
        <draw:line draw:style-name="gr31" draw:text-style-name="P7" draw:layer="layout" svg:x1="107.5cm" svg:y1="26.5cm" svg:x2="107.5cm" svg:y2="26cm">
          <text:p/>
        </draw:line>
        <draw:g xml:id="id290" draw:id="id290">
          <draw:g>
            <draw:g>
              <draw:custom-shape draw:style-name="gr2" draw:text-style-name="P3" draw:layer="layout" svg:width="1.172cm" svg:height="1.096cm" svg:x="89.40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91.161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92.915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94.674cm" svg:y="31.9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89.421cm" svg:y="33.58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91.161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92.915cm" svg:y="33.5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88.6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88.805cm" svg:y="31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89.216cm" svg:y="31.913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90.96cm" svg:y="31.913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2.704cm" svg:y="31.907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94.653cm" svg:y="31.913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89.216cm" svg:y="33.506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90.96cm" svg:y="33.506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92.909cm" svg:y="33.506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90.549cm" svg:y1="32.444cm" svg:x2="91.267cm" svg:y2="32.444cm">
                <text:p/>
              </draw:line>
              <draw:line draw:style-name="gr14" draw:text-style-name="P7" draw:layer="layout" svg:x1="92.294cm" svg:y1="32.444cm" svg:x2="93.012cm" svg:y2="32.444cm">
                <text:p/>
              </draw:line>
              <draw:line draw:style-name="gr14" draw:text-style-name="P7" draw:layer="layout" svg:x1="94.038cm" svg:y1="32.444cm" svg:x2="94.756cm" svg:y2="32.444cm">
                <text:p/>
              </draw:line>
              <draw:line draw:style-name="gr14" draw:text-style-name="P7" draw:layer="layout" svg:x1="90.549cm" svg:y1="34.038cm" svg:x2="91.267cm" svg:y2="34.038cm">
                <text:p/>
              </draw:line>
              <draw:line draw:style-name="gr14" draw:text-style-name="P7" draw:layer="layout" svg:x1="92.294cm" svg:y1="34.038cm" svg:x2="93.012cm" svg:y2="34.038cm">
                <text:p/>
              </draw:line>
              <draw:frame draw:style-name="gr15" draw:text-style-name="P8" draw:layer="layout" svg:width="0.615cm" svg:height="0.536cm" svg:x="90.447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92.191cm" svg:y="32.019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93.935cm" svg:y="32.019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0.447cm" svg:y="33.613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92.191cm" svg:y="33.613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96.5cm" svg:y="3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5">Makespan=13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91.8cm" svg:y1="33.6cm" svg:x2="91.8cm" svg:y2="33cm">
            <text:p/>
          </draw:line>
        </draw:g>
        <draw:g xml:id="id291" draw:id="id291">
          <draw:g>
            <draw:g>
              <draw:custom-shape draw:style-name="gr2" draw:text-style-name="P3" draw:layer="layout" svg:width="1.172cm" svg:height="1.096cm" svg:x="103.40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draw:layer="layout" svg:width="1.169cm" svg:height="1.096cm" svg:x="105.161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1.172cm" svg:height="1.096cm" svg:x="106.915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4" draw:layer="layout" svg:width="1.167cm" svg:height="1.096cm" svg:x="108.674cm" svg:y="31.92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1.171cm" svg:height="1.094cm" svg:x="103.421cm" svg:y="33.5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3" draw:layer="layout" svg:width="1.169cm" svg:height="1.094cm" svg:x="105.161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3" draw:layer="layout" svg:width="1.172cm" svg:height="1.094cm" svg:x="106.915cm" svg:y="33.5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draw:layer="layout" svg:width="7.9cm" svg:height="3.4cm" svg:x="102.6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5" draw:layer="layout" svg:width="7.695cm" svg:height="3.4cm" svg:x="102.805cm" svg:y="31.7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6" draw:layer="layout" svg:width="1.539cm" svg:height="1.28cm" svg:x="103.216cm" svg:y="31.914cm">
                <draw:text-box>
                  <text:p text:style-name="P5"><text:span text:style-name="T2">A1</text:span><text:span text:style-name="T2"><text:line-break/></text:span><text:span text:style-name="T2">E2</text:span></text:p>
                </draw:text-box>
              </draw:frame>
              <draw:frame draw:style-name="gr11" draw:text-style-name="P6" draw:layer="layout" svg:width="1.539cm" svg:height="1.28cm" svg:x="104.96cm" svg:y="31.914cm">
                <draw:text-box>
                  <text:p text:style-name="P5"><text:span text:style-name="T2">A2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6.704cm" svg:y="31.908cm">
                <draw:text-box>
                  <text:p text:style-name="P5"><text:span text:style-name="T2">A3</text:span><text:span text:style-name="T2"><text:line-break/></text:span><text:span text:style-name="T2">E2</text:span></text:p>
                </draw:text-box>
              </draw:frame>
              <draw:frame draw:style-name="gr12" draw:text-style-name="P6" draw:layer="layout" svg:width="1.231cm" svg:height="1.168cm" svg:x="108.653cm" svg:y="31.914cm">
                <draw:text-box>
                  <text:p text:style-name="P5"><text:span text:style-name="T2">A</text:span><text:span text:style-name="T2"><text:line-break/></text:span><text:span text:style-name="T2"/></text:p>
                </draw:text-box>
              </draw:frame>
              <draw:frame draw:style-name="gr11" draw:text-style-name="P6" draw:layer="layout" svg:width="1.539cm" svg:height="1.28cm" svg:x="103.216cm" svg:y="33.507cm">
                <draw:text-box>
                  <text:p text:style-name="P5"><text:span text:style-name="T2">B1</text:span><text:span text:style-name="T2"><text:line-break/></text:span><text:span text:style-name="T2">E1</text:span></text:p>
                </draw:text-box>
              </draw:frame>
              <draw:frame draw:style-name="gr11" draw:text-style-name="P6" draw:layer="layout" svg:width="1.539cm" svg:height="1.28cm" svg:x="104.96cm" svg:y="33.507cm">
                <draw:text-box>
                  <text:p text:style-name="P5"><text:span text:style-name="T2">B2</text:span><text:span text:style-name="T2"><text:line-break/></text:span><text:span text:style-name="T2">E2</text:span></text:p>
                </draw:text-box>
              </draw:frame>
              <draw:frame draw:style-name="gr13" draw:text-style-name="P6" draw:layer="layout" svg:width="1.231cm" svg:height="1.17cm" svg:x="106.909cm" svg:y="33.507cm">
                <draw:text-box>
                  <text:p text:style-name="P5"><text:span text:style-name="T2">B</text:span><text:span text:style-name="T2"><text:line-break/></text:span><text:span text:style-name="T2"/></text:p>
                </draw:text-box>
              </draw:frame>
              <draw:line draw:style-name="gr14" draw:text-style-name="P7" draw:layer="layout" svg:x1="104.549cm" svg:y1="32.445cm" svg:x2="105.267cm" svg:y2="32.445cm">
                <text:p/>
              </draw:line>
              <draw:line draw:style-name="gr14" draw:text-style-name="P7" draw:layer="layout" svg:x1="106.294cm" svg:y1="32.445cm" svg:x2="107.012cm" svg:y2="32.445cm">
                <text:p/>
              </draw:line>
              <draw:line draw:style-name="gr14" draw:text-style-name="P7" draw:layer="layout" svg:x1="108.038cm" svg:y1="32.445cm" svg:x2="108.756cm" svg:y2="32.445cm">
                <text:p/>
              </draw:line>
              <draw:line draw:style-name="gr14" draw:text-style-name="P7" draw:layer="layout" svg:x1="104.549cm" svg:y1="34.039cm" svg:x2="105.267cm" svg:y2="34.039cm">
                <text:p/>
              </draw:line>
              <draw:line draw:style-name="gr14" draw:text-style-name="P7" draw:layer="layout" svg:x1="106.294cm" svg:y1="34.039cm" svg:x2="107.012cm" svg:y2="34.039cm">
                <text:p/>
              </draw:line>
              <draw:frame draw:style-name="gr15" draw:text-style-name="P8" draw:layer="layout" svg:width="0.615cm" svg:height="0.536cm" svg:x="104.447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5cm" svg:height="0.536cm" svg:x="106.191cm" svg:y="32.02cm">
                <draw:text-box>
                  <text:p text:style-name="P5"><text:span text:style-name="T3">3</text:span></text:p>
                </draw:text-box>
              </draw:frame>
              <draw:frame draw:style-name="gr15" draw:text-style-name="P8" draw:layer="layout" svg:width="0.616cm" svg:height="0.536cm" svg:x="107.935cm" svg:y="32.02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4.447cm" svg:y="33.614cm">
                <draw:text-box>
                  <text:p text:style-name="P5"><text:span text:style-name="T3">2</text:span></text:p>
                </draw:text-box>
              </draw:frame>
              <draw:frame draw:style-name="gr15" draw:text-style-name="P8" draw:layer="layout" svg:width="0.615cm" svg:height="0.536cm" svg:x="106.191cm" svg:y="33.614cm">
                <draw:text-box>
                  <text:p text:style-name="P5"><text:span text:style-name="T3">3</text:span></text:p>
                </draw:text-box>
              </draw:frame>
            </draw:g>
            <draw:frame draw:style-name="gr16" draw:text-style-name="P6" draw:layer="layout" svg:width="3.3cm" svg:height="1.9cm" svg:x="110.5cm" svg:y="31.001cm">
              <draw:text-box>
                <text:p text:style-name="P5"><text:span text:style-name="T2">I´= {}</text:span></text:p>
                <text:p text:style-name="P5"><text:span text:style-name="T2">J´= {}</text:span></text:p>
                <text:p text:style-name="P5"><text:span text:style-name="T2"/></text:p>
              </draw:text-box>
            </draw:frame>
          </draw:g>
          <draw:line draw:style-name="gr31" draw:text-style-name="P7" draw:layer="layout" svg:x1="105.8cm" svg:y1="33.601cm" svg:x2="105.8cm" svg:y2="33.001cm">
            <text:p/>
          </draw:line>
        </draw:g>
        <draw:frame draw:style-name="gr33" draw:text-style-name="P10" draw:layer="layout" svg:width="1.4cm" svg:height="0.8cm" svg:x="106.8cm" svg:y="30cm">
          <draw:text-box>
            <text:p><text:span text:style-name="T4">i:A1</text:span></text:p>
          </draw:text-box>
        </draw:frame>
        <draw:frame draw:style-name="gr33" draw:text-style-name="P10" draw:layer="layout" svg:width="1.4cm" svg:height="0.8cm" svg:x="92.8cm" svg:y="30cm">
          <draw:text-box>
            <text:p><text:span text:style-name="T4">i:A3</text:span></text:p>
          </draw:text-box>
        </draw:frame>
        <draw:line draw:style-name="gr39" draw:text-style-name="P7" draw:layer="layout" svg:x1="93.5cm" svg:y1="34.7cm" svg:x2="93.5cm" svg:y2="35.8cm">
          <text:p/>
        </draw:line>
        <draw:line draw:style-name="gr39" draw:text-style-name="P7" draw:layer="layout" svg:x1="93.5cm" svg:y1="35.8cm" svg:x2="88.3cm" svg:y2="35.8cm">
          <text:p/>
        </draw:line>
        <draw:line draw:style-name="gr41" draw:text-style-name="P7" draw:layer="layout" svg:x1="88.3cm" svg:y1="35.8cm" svg:x2="88.3cm" svg:y2="32.6cm">
          <text:p/>
        </draw:line>
        <draw:line draw:style-name="gr31" draw:text-style-name="P7" draw:layer="layout" svg:x1="88.3cm" svg:y1="32.6cm" svg:x2="89.4cm" svg:y2="32.6cm">
          <text:p/>
        </draw:line>
        <draw:line draw:style-name="gr31" draw:text-style-name="P7" draw:layer="layout" svg:x1="107.5cm" svg:y1="33.5cm" svg:x2="107.5cm" svg:y2="33cm">
          <text:p/>
        </draw:line>
        <draw:connector draw:style-name="gr32" draw:text-style-name="P5" draw:layer="layout" svg:x1="94.2cm" svg:y1="28.1cm" svg:x2="94.2cm" svg:y2="31cm" draw:start-shape="id287" draw:start-glue-point="2" draw:end-shape="id290" draw:end-glue-point="0" svg:d="M94200 28100v2900" svg:viewBox="0 0 1 2901">
          <text:p/>
        </draw:connector>
        <draw:frame draw:style-name="gr30" draw:text-style-name="P10" draw:layer="layout" svg:width="3cm" svg:height="1.433cm" svg:x="94.2cm" svg:y="28.1cm">
          <draw:text-box>
            <text:p><text:span text:style-name="T4">j:E2</text:span><text:span text:style-name="T4"><text:line-break/></text:span><text:span text:style-name="T4">{A3}</text:span></text:p>
          </draw:text-box>
        </draw:frame>
        <draw:connector draw:style-name="gr32" draw:text-style-name="P5" draw:layer="layout" svg:x1="108.2cm" svg:y1="28.101cm" svg:x2="108.2cm" svg:y2="31.001cm" draw:start-shape="id289" draw:start-glue-point="2" draw:end-shape="id291" draw:end-glue-point="0" svg:d="M108200 28101v2900" svg:viewBox="0 0 1 2901">
          <text:p/>
        </draw:connector>
        <draw:frame draw:style-name="gr30" draw:text-style-name="P10" draw:layer="layout" svg:width="3cm" svg:height="1.433cm" svg:x="108.2cm" svg:y="28.1cm">
          <draw:text-box>
            <text:p><text:span text:style-name="T4">j:E2</text:span><text:span text:style-name="T4"><text:line-break/></text:span><text:span text:style-name="T4">{A1}</text:span></text:p>
          </draw:text-box>
        </draw:frame>
        <draw:line draw:style-name="gr39" draw:text-style-name="P7" draw:layer="layout" svg:x1="109.3cm" svg:y1="31.9cm" svg:x2="109.3cm" svg:y2="31.2cm">
          <text:p/>
        </draw:line>
        <draw:line draw:style-name="gr39" draw:text-style-name="P7" draw:layer="layout" svg:x1="109.3cm" svg:y1="31.2cm" svg:x2="104cm" svg:y2="31.2cm">
          <text:p/>
        </draw:line>
        <draw:line draw:style-name="gr31" draw:text-style-name="P7" draw:layer="layout" svg:x1="104cm" svg:y1="31.2cm" svg:x2="104cm" svg:y2="31.9cm">
          <text:p/>
        </draw:line>
        <draw:custom-shape draw:style-name="gr36" draw:text-style-name="P11" draw:layer="layout" svg:width="1.8cm" svg:height="1.7cm" svg:x="108.7cm" svg:y="33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38.7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38.7cm" svg:y="33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52.7cm" svg:y="26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8cm" svg:height="1.7cm" svg:x="80.7cm" svg:y="26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2:24:19.915000000</meta:creation-date>
    <dc:date>2018-09-16T13:05:44.492000000</dc:date>
    <meta:editing-duration>PT14H20M55S</meta:editing-duration>
    <meta:editing-cycles>186</meta:editing-cycles>
    <meta:generator>LibreOffice/6.1.0.3$Windows_x86 LibreOffice_project/efb621ed25068d70781dc026f7e9c5187a4decd1</meta:generator>
    <meta:document-statistic meta:object-count="7192"/>
  </office:meta>
</office:document-meta>
</file>